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504cm"/>
    </style:style>
    <style:style style:name="co2" style:family="table-column">
      <style:table-column-properties fo:break-before="auto" style:column-width="4.519cm"/>
    </style:style>
    <style:style style:name="co3" style:family="table-column">
      <style:table-column-properties fo:break-before="auto" style:column-width="8.142cm"/>
    </style:style>
    <style:style style:name="co4" style:family="table-column">
      <style:table-column-properties fo:break-before="auto" style:column-width="5.309cm"/>
    </style:style>
    <style:style style:name="co5" style:family="table-column">
      <style:table-column-properties fo:break-before="auto" style:column-width="6.916cm"/>
    </style:style>
    <style:style style:name="co6" style:family="table-column">
      <style:table-column-properties fo:break-before="auto" style:column-width="1.905cm"/>
    </style:style>
    <style:style style:name="co7" style:family="table-column">
      <style:table-column-properties fo:break-before="auto" style:column-width="1.824cm"/>
    </style:style>
    <style:style style:name="co8" style:family="table-column">
      <style:table-column-properties fo:break-before="auto" style:column-width="2.014cm"/>
    </style:style>
    <style:style style:name="co9" style:family="table-column">
      <style:table-column-properties fo:break-before="auto" style:column-width="3.702cm"/>
    </style:style>
    <style:style style:name="co10" style:family="table-column">
      <style:table-column-properties fo:break-before="auto" style:column-width="4.083cm"/>
    </style:style>
    <style:style style:name="co11" style:family="table-column">
      <style:table-column-properties fo:break-before="auto" style:column-width="3.376cm"/>
    </style:style>
    <style:style style:name="co12" style:family="table-column">
      <style:table-column-properties fo:break-before="auto" style:column-width="15.903cm"/>
    </style:style>
    <style:style style:name="co13" style:family="table-column">
      <style:table-column-properties fo:break-before="auto" style:column-width="4.955cm"/>
    </style:style>
    <style:style style:name="co14" style:family="table-column">
      <style:table-column-properties fo:break-before="auto" style:column-width="6.316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00"/>
    </style:style>
    <style:style style:name="ce2" style:family="table-cell" style:parent-style-name="Default">
      <style:table-cell-properties style:text-align-source="value-type" style:repeat-content="false"/>
      <style:paragraph-properties fo:margin-left="0cm"/>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 table:number-columns-repeated="1008" table:default-cell-style-name="Default"/>
        <table:table-row table:style-name="ro1">
          <table:table-cell table:style-name="ce1" office:value-type="string" calcext:value-type="string">
            <text:p>Genomic Island</text:p>
          </table:table-cell>
          <table:table-cell table:style-name="ce1" office:value-type="string" calcext:value-type="string">
            <text:p>type</text:p>
          </table:table-cell>
          <table:table-cell table:style-name="ce1" office:value-type="string" calcext:value-type="string">
            <text:p>Role of the Genomic Island</text:p>
          </table:table-cell>
          <table:table-cell table:style-name="ce1" office:value-type="string" calcext:value-type="string">
            <text:p>Base Composition %G+C</text:p>
          </table:table-cell>
          <table:table-cell table:style-name="ce1" office:value-type="string" calcext:value-type="string">
            <text:p>strain</text:p>
          </table:table-cell>
          <table:table-cell table:style-name="ce1" office:value-type="string" calcext:value-type="string">
            <text:p>Strain GenBank Sequence ID</text:p>
          </table:table-cell>
          <table:table-cell table:style-name="ce1" office:value-type="string" calcext:value-type="string">
            <text:p>Genomic Island GenBank Sequence ID</text:p>
          </table:table-cell>
          <table:table-cell table:style-name="ce1" office:value-type="string" calcext:value-type="string">
            <text:p>Size (kb)</text:p>
          </table:table-cell>
          <table:table-cell table:style-name="ce1" office:value-type="string" calcext:value-type="string">
            <text:p>Start</text:p>
          </table:table-cell>
          <table:table-cell table:style-name="ce1" office:value-type="string" calcext:value-type="string">
            <text:p>End</text:p>
          </table:table-cell>
          <table:table-cell table:style-name="ce1" office:value-type="string" calcext:value-type="string">
            <text:p>Visible in Island-Viewer 4</text:p>
          </table:table-cell>
          <table:table-cell table:style-name="ce1" office:value-type="string" calcext:value-type="string">
            <text:p>Sequence Downloaded (Yes/No)</text:p>
          </table:table-cell>
          <table:table-cell table:style-name="ce1" office:value-type="string" calcext:value-type="string">
            <text:p>Boundaries Downloaded (Yes/No)</text:p>
          </table:table-cell>
          <table:table-cell table:style-name="ce1" office:value-type="string" calcext:value-type="string">
            <text:p>Source(s)</text:p>
          </table:table-cell>
          <table:table-cell table:style-name="ce1" office:value-type="string" calcext:value-type="string">
            <text:p>PMID(s)</text:p>
          </table:table-cell>
          <table:table-cell table:style-name="ce1" office:value-type="string" calcext:value-type="string">
            <text:p>Notes</text:p>
          </table:table-cell>
          <table:table-cell table:style-name="ce1" office:value-type="string" calcext:value-type="string">
            <text:p>Questions</text:p>
          </table:table-cell>
          <table:table-cell table:style-name="ce1" office:value-type="string" calcext:value-type="string">
            <text:p>file name</text:p>
          </table:table-cell>
          <table:table-cell table:style-name="ce1" table:number-columns-repeated="1006"/>
        </table:table-row>
        <table:table-row table:style-name="ro1">
          <table:table-cell office:value-type="string" calcext:value-type="string">
            <text:p>Pseudomonas aeruginosa genomic island 1 (PAGI-1)</text:p>
          </table:table-cell>
          <table:table-cell/>
          <table:table-cell office:value-type="string" calcext:value-type="string">
            <text:p>Contains genes for insertion sequences, determinants of regulatory proteins, a number of dehydrogenase gene homologs, and two for proteins of implicated in detoxification of reactive oxygen species</text:p>
          </table:table-cell>
          <table:table-cell table:style-name="ce2"/>
          <table:table-cell office:value-type="string" calcext:value-type="string">
            <text:p>Pseudomonas aeruginosa 24Pae112</text:p>
          </table:table-cell>
          <table:table-cell office:value-type="string" calcext:value-type="string">
            <text:p> NZ_CP029605</text:p>
          </table:table-cell>
          <table:table-cell office:value-type="string" calcext:value-type="string">
            <text:p>AF241171</text:p>
          </table:table-cell>
          <table:table-cell office:value-type="float" office:value="39.3" calcext:value-type="float">
            <text:p>39.3</text:p>
          </table:table-cell>
          <table:table-cell office:value-type="float" office:value="3366957" calcext:value-type="float">
            <text:p>3366957</text:p>
          </table:table-cell>
          <table:table-cell office:value-type="float" office:value="3406228" calcext:value-type="float">
            <text:p>3406228</text:p>
          </table:table-cell>
          <table:table-cell table:number-columns-repeated="3"/>
          <table:table-cell office:value-type="string" calcext:value-type="string">
            <text:p>Abril, D., Marquez-Ortiz, R.A., Castro-Cardozo, B. et al. Genome plasticity favours double chromosomal Tn4401b-blaKPC-2 transposon insertion in the Pseudomonas aeruginosa ST235 clone. BMC Microbiol 19, 45 (2019). https://doi.org/10.1186/s12866-019-1418-6 <text:s text:c="327"/>Liang X, Pham XQ, Olson MV, Lory S. Identification of a genomic island present in the majority of pathogenic isolates of Pseudomonas aeruginosa. J Bacteriol. 2001 Feb;183(3):843-53. doi: 10.1128/JB.183.3.843-853.2001. PMID: 11208781; PMCID: PMC94950.</text:p>
          </table:table-cell>
          <table:table-cell office:value-type="string" calcext:value-type="string">
            <text:p>30786858, 11208781</text:p>
          </table:table-cell>
          <table:table-cell table:number-columns-repeated="1009"/>
        </table:table-row>
        <table:table-row table:style-name="ro1">
          <table:table-cell office:value-type="string" calcext:value-type="string">
            <text:p>Pseudomonas aeruginosa genomic island 2 (PAGI-2)</text:p>
          </table:table-cell>
          <table:table-cell/>
          <table:table-cell office:value-type="string" calcext:value-type="string">
            <text:p>Contains 111 ORFs coding for integrases, proteins for cytochrome c biogenesis system I, thiol-disulfide exchange proteins, and transporters for heavy metal ions. Additionally, it codes for proteins for cation transport and several transcription regulators. (Info taken from PMID: 12426355 which discusses PAGI-2 in relation to strain C, but shares the same accesion #)</text:p>
          </table:table-cell>
          <table:table-cell/>
          <table:table-cell office:value-type="string" calcext:value-type="string">
            <text:p>Pseudomonas aeruginosa 24Pae112</text:p>
          </table:table-cell>
          <table:table-cell office:value-type="string" calcext:value-type="string">
            <text:p> NZ_CP029605</text:p>
          </table:table-cell>
          <table:table-cell office:value-type="string" calcext:value-type="string">
            <text:p>AF440523</text:p>
          </table:table-cell>
          <table:table-cell office:value-type="float" office:value="53.3" calcext:value-type="float">
            <text:p>53.3</text:p>
          </table:table-cell>
          <table:table-cell office:value-type="float" office:value="2310022" calcext:value-type="float">
            <text:p>2310022</text:p>
          </table:table-cell>
          <table:table-cell office:value-type="float" office:value="2363289" calcext:value-type="float">
            <text:p>2363289</text:p>
          </table:table-cell>
          <table:table-cell table:number-columns-repeated="3"/>
          <table:table-cell office:value-type="string" calcext:value-type="string">
            <text:p>Abril, D., Marquez-Ortiz, R.A., Castro-Cardozo, B. et al. Genome plasticity favours double chromosomal Tn4401b-blaKPC-2 transposon insertion in the Pseudomonas aeruginosa ST235 clone. BMC Microbiol 19, 45 (2019). https://doi.org/10.1186/s12866-019-1418-6 <text:s text:c="326"/>Larbig KD, Christmann A, Johann A, et al. Gene islands integrated into tRNA(Gly) genes confer genome diversity on a Pseudomonas aeruginosa clone. J Bacteriol. 2002;184(23):6665-6680. doi:10.1128/jb.184.23.6665-6680.2002</text:p>
          </table:table-cell>
          <table:table-cell office:value-type="string" calcext:value-type="string">
            <text:p>30786858, 12426355</text:p>
          </table:table-cell>
          <table:table-cell table:number-columns-repeated="1009"/>
        </table:table-row>
        <table:table-row table:style-name="ro1">
          <table:table-cell office:value-type="string" calcext:value-type="string">
            <text:p>Pseudomonas aeruginosa genomic island 4 (PAGI-4)</text:p>
          </table:table-cell>
          <table:table-cell table:number-columns-repeated="3"/>
          <table:table-cell office:value-type="string" calcext:value-type="string">
            <text:p>Pseudomonas aeruginosa 24Pae112</text:p>
          </table:table-cell>
          <table:table-cell office:value-type="string" calcext:value-type="string">
            <text:p> NZ_CP029605</text:p>
          </table:table-cell>
          <table:table-cell office:value-type="string" calcext:value-type="string">
            <text:p>AY258138</text:p>
          </table:table-cell>
          <table:table-cell office:value-type="float" office:value="99.6" calcext:value-type="float">
            <text:p>99.6</text:p>
          </table:table-cell>
          <table:table-cell office:value-type="float" office:value="4795506" calcext:value-type="float">
            <text:p>4795506</text:p>
          </table:table-cell>
          <table:table-cell office:value-type="float" office:value="4895009" calcext:value-type="float">
            <text:p>4895009</text:p>
          </table:table-cell>
          <table:table-cell table:number-columns-repeated="3"/>
          <table:table-cell office:value-type="string" calcext:value-type="string">
            <text:p>Abril, D., Marquez-Ortiz, R.A., Castro-Cardozo, B. et al. Genome plasticity favours double chromosomal Tn4401b-blaKPC-2 transposon insertion in the Pseudomonas aeruginosa ST235 clone. BMC Microbiol 19, 45 (2019). https://doi.org/10.1186/s12866-019-1418-6</text:p>
          </table:table-cell>
          <table:table-cell office:value-type="float" office:value="30786858" calcext:value-type="float">
            <text:p>30786858</text:p>
          </table:table-cell>
          <table:table-cell table:number-columns-repeated="1009"/>
        </table:table-row>
        <table:table-row table:style-name="ro1">
          <table:table-cell office:value-type="string" calcext:value-type="string">
            <text:p>Pseudomonas aeruginosa genomic island 5 (PAGI-5)</text:p>
          </table:table-cell>
          <table:table-cell/>
          <table:table-cell office:value-type="string" calcext:value-type="string">
            <text:p>Contains the Tn402-like transposon</text:p>
          </table:table-cell>
          <table:table-cell/>
          <table:table-cell office:value-type="string" calcext:value-type="string">
            <text:p>Pseudomonas aeruginosa 24Pae112</text:p>
          </table:table-cell>
          <table:table-cell office:value-type="string" calcext:value-type="string">
            <text:p> NZ_CP029605</text:p>
          </table:table-cell>
          <table:table-cell office:value-type="string" calcext:value-type="string">
            <text:p>EF611301</text:p>
          </table:table-cell>
          <table:table-cell office:value-type="float" office:value="100.9" calcext:value-type="float">
            <text:p>100.9</text:p>
          </table:table-cell>
          <table:table-cell office:value-type="float" office:value="5752816" calcext:value-type="float">
            <text:p>5752816</text:p>
          </table:table-cell>
          <table:table-cell office:value-type="float" office:value="5853757" calcext:value-type="float">
            <text:p>5853757</text:p>
          </table:table-cell>
          <table:table-cell table:number-columns-repeated="3"/>
          <table:table-cell office:value-type="string" calcext:value-type="string">
            <text:p>Abril, D., Marquez-Ortiz, R.A., Castro-Cardozo, B. et al. Genome plasticity favours double chromosomal Tn4401b-blaKPC-2 transposon insertion in the Pseudomonas aeruginosa ST235 clone. BMC Microbiol 19, 45 (2019). https://doi.org/10.1186/s12866-019-1418-6</text:p>
          </table:table-cell>
          <table:table-cell office:value-type="float" office:value="30786858" calcext:value-type="float">
            <text:p>30786858</text:p>
          </table:table-cell>
          <table:table-cell table:number-columns-repeated="1009"/>
        </table:table-row>
        <table:table-row table:style-name="ro1">
          <table:table-cell office:value-type="string" calcext:value-type="string">
            <text:p>Pseudomonas aeruginosa genomic island 6 (PAGI-6)</text:p>
          </table:table-cell>
          <table:table-cell table:number-columns-repeated="3"/>
          <table:table-cell office:value-type="string" calcext:value-type="string">
            <text:p>Pseudomonas aeruginosa 24Pae112</text:p>
          </table:table-cell>
          <table:table-cell office:value-type="string" calcext:value-type="string">
            <text:p> NZ_CP029605</text:p>
          </table:table-cell>
          <table:table-cell office:value-type="string" calcext:value-type="string">
            <text:p>EF611302</text:p>
          </table:table-cell>
          <table:table-cell office:value-type="float" office:value="37" calcext:value-type="float">
            <text:p>37</text:p>
          </table:table-cell>
          <table:table-cell office:value-type="float" office:value="6593897" calcext:value-type="float">
            <text:p>6593897</text:p>
          </table:table-cell>
          <table:table-cell office:value-type="float" office:value="6630920" calcext:value-type="float">
            <text:p>6630920</text:p>
          </table:table-cell>
          <table:table-cell table:number-columns-repeated="3"/>
          <table:table-cell office:value-type="string" calcext:value-type="string">
            <text:p>Abril, D., Marquez-Ortiz, R.A., Castro-Cardozo, B. et al. Genome plasticity favours double chromosomal Tn4401b-blaKPC-2 transposon insertion in the Pseudomonas aeruginosa ST235 clone. BMC Microbiol 19, 45 (2019). https://doi.org/10.1186/s12866-019-1418-6</text:p>
          </table:table-cell>
          <table:table-cell office:value-type="float" office:value="30786858" calcext:value-type="float">
            <text:p>30786858</text:p>
          </table:table-cell>
          <table:table-cell table:number-columns-repeated="1009"/>
        </table:table-row>
        <table:table-row table:style-name="ro1">
          <table:table-cell office:value-type="string" calcext:value-type="string">
            <text:p>P. aeruginosa genomic island 1 (GI-1)</text:p>
          </table:table-cell>
          <table:table-cell/>
          <table:table-cell office:value-type="string" calcext:value-type="string">
            <text:p>Contains the Tn6162-like transposon which harbours the gene cassette</text:p>
            <text:p>array aadB-gcuD</text:p>
          </table:table-cell>
          <table:table-cell/>
          <table:table-cell office:value-type="string" calcext:value-type="string">
            <text:p>Pseudomonas aeruginosa 24Pae112</text:p>
          </table:table-cell>
          <table:table-cell office:value-type="string" calcext:value-type="string">
            <text:p> NZ_CP029605</text:p>
          </table:table-cell>
          <table:table-cell office:value-type="string" calcext:value-type="string">
            <text:p>EU595750</text:p>
          </table:table-cell>
          <table:table-cell office:value-type="float" office:value="68.1" calcext:value-type="float">
            <text:p>68.1</text:p>
          </table:table-cell>
          <table:table-cell office:value-type="float" office:value="2403928" calcext:value-type="float">
            <text:p>2403928</text:p>
          </table:table-cell>
          <table:table-cell office:value-type="float" office:value="2472004" calcext:value-type="float">
            <text:p>2472004</text:p>
          </table:table-cell>
          <table:table-cell table:number-columns-repeated="3"/>
          <table:table-cell office:value-type="string" calcext:value-type="string">
            <text:p>Abril, D., Marquez-Ortiz, R.A., Castro-Cardozo, B. et al. Genome plasticity favours double chromosomal Tn4401b-blaKPC-2 transposon insertion in the Pseudomonas aeruginosa ST235 clone. BMC Microbiol 19, 45 (2019). https://doi.org/10.1186/s12866-019-1418-6</text:p>
          </table:table-cell>
          <table:table-cell office:value-type="float" office:value="30786858" calcext:value-type="float">
            <text:p>30786858</text:p>
          </table:table-cell>
          <table:table-cell table:number-columns-repeated="1009"/>
        </table:table-row>
        <table:table-row table:style-name="ro1">
          <table:table-cell office:value-type="string" calcext:value-type="string">
            <text:p>P. aeruginosa genomic island 17 (PAGI-17)</text:p>
          </table:table-cell>
          <table:table-cell/>
          <table:table-cell office:value-type="string" calcext:value-type="string">
            <text:p>Contains two complete and intact copies of blaKPC-2-harbouring Tn4401 (isoform b) transposons</text:p>
          </table:table-cell>
          <table:table-cell office:value-type="float" office:value="64.1" calcext:value-type="float">
            <text:p>64.1</text:p>
          </table:table-cell>
          <table:table-cell office:value-type="string" calcext:value-type="string">
            <text:p>Pseudomonas aeruginosa 24Pae112</text:p>
          </table:table-cell>
          <table:table-cell office:value-type="string" calcext:value-type="string">
            <text:p>NC_018080</text:p>
          </table:table-cell>
          <table:table-cell/>
          <table:table-cell office:value-type="float" office:value="117" calcext:value-type="float">
            <text:p>117</text:p>
          </table:table-cell>
          <table:table-cell office:value-type="float" office:value="2724254" calcext:value-type="float">
            <text:p>2724254</text:p>
          </table:table-cell>
          <table:table-cell office:value-type="float" office:value="2841225" calcext:value-type="float">
            <text:p>2841225</text:p>
          </table:table-cell>
          <table:table-cell table:number-columns-repeated="3"/>
          <table:table-cell office:value-type="string" calcext:value-type="string">
            <text:p>Abril, D., Marquez-Ortiz, R.A., Castro-Cardozo, B. et al. Genome plasticity favours double chromosomal Tn4401b-blaKPC-2 transposon insertion in the Pseudomonas aeruginosa ST235 clone. BMC Microbiol 19, 45 (2019). https://doi.org/10.1186/s12866-019-1418-6</text:p>
          </table:table-cell>
          <table:table-cell office:value-type="float" office:value="30786858" calcext:value-type="float">
            <text:p>30786858</text:p>
          </table:table-cell>
          <table:table-cell table:number-columns-repeated="1009"/>
        </table:table-row>
        <table:table-row table:style-name="ro1">
          <table:table-cell office:value-type="string" calcext:value-type="string">
            <text:p>PAGI-5</text:p>
          </table:table-cell>
          <table:table-cell/>
          <table:table-cell office:value-type="string" calcext:value-type="string">
            <text:p>Related to a large family of pKLC102-related genomic islands prevalent in beta- and gammaproteobacteria, and contains a core set of genes involved in propagation, replication, and partitioning, and variable “cargo” gene cassettes</text:p>
          </table:table-cell>
          <table:table-cell office:value-type="float" office:value="59.6" calcext:value-type="float">
            <text:p>59.6</text:p>
          </table:table-cell>
          <table:table-cell office:value-type="string" calcext:value-type="string">
            <text:p>P. aeruginosa PSE9</text:p>
          </table:table-cell>
          <table:table-cell/>
          <table:table-cell office:value-type="string" calcext:value-type="string">
            <text:p>EF611301</text:p>
          </table:table-cell>
          <table:table-cell office:value-type="float" office:value="99.3" calcext:value-type="float">
            <text:p>99.3</text:p>
          </table:table-cell>
          <table:table-cell office:value-type="float" office:value="1061197" calcext:value-type="float">
            <text:p>1061197</text:p>
          </table:table-cell>
          <table:table-cell table:formula="of:=[.I9]+([.H9]*1000)" office:value-type="float" office:value="1160497" calcext:value-type="float">
            <text:p>1160497</text:p>
          </table:table-cell>
          <table:table-cell table:number-columns-repeated="3"/>
          <table:table-cell office:value-type="string" calcext:value-type="string">
            <text:p>Battle SE, Rello J, Hauser AR. Genomic islands of Pseudomonas aeruginosa. FEMS Microbiol Lett. 2009 Jan;290(1):70-8. doi: 10.1111/j.1574-6968.2008.01406.x. Epub 2008 Nov 18. PMID: 19025565; PMCID: PMC2648531. <text:s text:c="315"/>Battle SE, Meyer F, Rello J, Kung VL, Hauser AR. Hybrid pathogenicity island PAGI-5 contributes to the highly virulent phenotype of a Pseudomonas aeruginosa isolate in mammals. J Bacteriol. 2008;190(21):7130-7140. doi:10.1128/JB.00785-08</text:p>
          </table:table-cell>
          <table:table-cell office:value-type="string" calcext:value-type="string">
            <text:p>19025565, 18757543</text:p>
          </table:table-cell>
          <table:table-cell office:value-type="string" calcext:value-type="string">
            <text:p>The end coordinate is an approximations based on the given start coordinate and size.</text:p>
          </table:table-cell>
          <table:table-cell office:value-type="string" calcext:value-type="string">
            <text:p>Would it make sense to extract the GI if the accession # for the GI itself is provided?</text:p>
          </table:table-cell>
          <table:table-cell table:number-columns-repeated="1007"/>
        </table:table-row>
        <table:table-row table:style-name="ro1">
          <table:table-cell office:value-type="string" calcext:value-type="string">
            <text:p>PAGI-6</text:p>
          </table:table-cell>
          <table:table-cell/>
          <table:table-cell office:value-type="string" calcext:value-type="string">
            <text:p>Contains many large regions highly similar to a cytotoxin-converting phage (ϕCTX)</text:p>
          </table:table-cell>
          <table:table-cell office:value-type="float" office:value="60.8" calcext:value-type="float">
            <text:p>60.8</text:p>
          </table:table-cell>
          <table:table-cell office:value-type="string" calcext:value-type="string">
            <text:p>P. aeruginosa PSE9</text:p>
          </table:table-cell>
          <table:table-cell/>
          <table:table-cell office:value-type="string" calcext:value-type="string">
            <text:p>EF611302</text:p>
          </table:table-cell>
          <table:table-cell office:value-type="float" office:value="44.3" calcext:value-type="float">
            <text:p>44.3</text:p>
          </table:table-cell>
          <table:table-cell office:value-type="float" office:value="5810047" calcext:value-type="float">
            <text:p>5810047</text:p>
          </table:table-cell>
          <table:table-cell table:formula="of:=[.I10]+([.H10]*1000)" office:value-type="float" office:value="5854347" calcext:value-type="float">
            <text:p>5854347</text:p>
          </table:table-cell>
          <table:table-cell table:number-columns-repeated="3"/>
          <table:table-cell office:value-type="string" calcext:value-type="string">
            <text:p>Battle SE, Rello J, Hauser AR. Genomic islands of Pseudomonas aeruginosa. FEMS Microbiol Lett. 2009 Jan;290(1):70-8. doi: 10.1111/j.1574-6968.2008.01406.x. Epub 2008 Nov 18. PMID: 19025565; PMCID: PMC2648531.</text:p>
          </table:table-cell>
          <table:table-cell office:value-type="float" office:value="19025565" calcext:value-type="float">
            <text:p>19025565</text:p>
          </table:table-cell>
          <table:table-cell office:value-type="string" calcext:value-type="string">
            <text:p>The end coordinate is an approximations based on the given start coordinate and size.</text:p>
          </table:table-cell>
          <table:table-cell table:number-columns-repeated="1008"/>
        </table:table-row>
        <table:table-row table:style-name="ro1">
          <table:table-cell office:value-type="string" calcext:value-type="string">
            <text:p>PAGI-7</text:p>
          </table:table-cell>
          <table:table-cell/>
          <table:table-cell office:value-type="string" calcext:value-type="string">
            <text:p>Contains multiple mobility associated ORFs, predicted transcriptional regulators, and a predicted ptxABCDE operon</text:p>
          </table:table-cell>
          <table:table-cell office:value-type="float" office:value="55.8" calcext:value-type="float">
            <text:p>55.8</text:p>
          </table:table-cell>
          <table:table-cell office:value-type="string" calcext:value-type="string">
            <text:p>P. aeruginosa PSE9</text:p>
          </table:table-cell>
          <table:table-cell/>
          <table:table-cell office:value-type="string" calcext:value-type="string">
            <text:p>EF611303</text:p>
          </table:table-cell>
          <table:table-cell office:value-type="float" office:value="22.5" calcext:value-type="float">
            <text:p>22.5</text:p>
          </table:table-cell>
          <table:table-cell office:value-type="float" office:value="4439857" calcext:value-type="float">
            <text:p>4439857</text:p>
          </table:table-cell>
          <table:table-cell table:formula="of:=[.I11]+([.H11]*1000)" office:value-type="float" office:value="4462357" calcext:value-type="float">
            <text:p>4462357</text:p>
          </table:table-cell>
          <table:table-cell table:number-columns-repeated="3"/>
          <table:table-cell office:value-type="string" calcext:value-type="string">
            <text:p>Battle SE, Rello J, Hauser AR. Genomic islands of Pseudomonas aeruginosa. FEMS Microbiol Lett. 2009 Jan;290(1):70-8. doi: 10.1111/j.1574-6968.2008.01406.x. Epub 2008 Nov 18. PMID: 19025565; PMCID: PMC2648531.</text:p>
          </table:table-cell>
          <table:table-cell office:value-type="float" office:value="19025565" calcext:value-type="float">
            <text:p>19025565</text:p>
          </table:table-cell>
          <table:table-cell office:value-type="string" calcext:value-type="string">
            <text:p>The end coordinate is an approximations based on the given start coordinate and size.</text:p>
          </table:table-cell>
          <table:table-cell table:number-columns-repeated="1008"/>
        </table:table-row>
        <table:table-row table:style-name="ro1">
          <table:table-cell office:value-type="string" calcext:value-type="string">
            <text:p>PAGI-8</text:p>
          </table:table-cell>
          <table:table-cell/>
          <table:table-cell office:value-type="string" calcext:value-type="string">
            <text:p>Contains 12 ORFs, including one predicted to encode a protein with 69% identity and 78% similarity to the TraY/DotA-like type IV secretion system protein of Cupriavidus metallidurans strain CH34. Other ORFs are similar to an ATPase, and a zinc-binding transcriptional regulator.</text:p>
          </table:table-cell>
          <table:table-cell office:value-type="float" office:value="54.1" calcext:value-type="float">
            <text:p>54.1</text:p>
          </table:table-cell>
          <table:table-cell office:value-type="string" calcext:value-type="string">
            <text:p>P. aeruginosa PSE9</text:p>
          </table:table-cell>
          <table:table-cell/>
          <table:table-cell office:value-type="string" calcext:value-type="string">
            <text:p>EF611304</text:p>
          </table:table-cell>
          <table:table-cell office:value-type="float" office:value="16.2" calcext:value-type="float">
            <text:p>16.2</text:p>
          </table:table-cell>
          <table:table-cell office:value-type="float" office:value="5798636" calcext:value-type="float">
            <text:p>5798636</text:p>
          </table:table-cell>
          <table:table-cell table:formula="of:=[.I12]+([.H12]*1000)" office:value-type="float" office:value="5814836" calcext:value-type="float">
            <text:p>5814836</text:p>
          </table:table-cell>
          <table:table-cell table:number-columns-repeated="3"/>
          <table:table-cell office:value-type="string" calcext:value-type="string">
            <text:p>Battle SE, Rello J, Hauser AR. Genomic islands of Pseudomonas aeruginosa. FEMS Microbiol Lett. 2009 Jan;290(1):70-8. doi: 10.1111/j.1574-6968.2008.01406.x. Epub 2008 Nov 18. PMID: 19025565; PMCID: PMC2648531.</text:p>
          </table:table-cell>
          <table:table-cell office:value-type="float" office:value="19025565" calcext:value-type="float">
            <text:p>19025565</text:p>
          </table:table-cell>
          <table:table-cell office:value-type="string" calcext:value-type="string">
            <text:p>The end coordinate is an approximations based on the given start coordinate and size.</text:p>
          </table:table-cell>
          <table:table-cell table:number-columns-repeated="1008"/>
        </table:table-row>
        <table:table-row table:style-name="ro1">
          <table:table-cell office:value-type="string" calcext:value-type="string">
            <text:p>PAGI-9</text:p>
          </table:table-cell>
          <table:table-cell/>
          <table:table-cell office:value-type="string" calcext:value-type="string">
            <text:p>Consists of a single very large ORF of 6,672 bp that is similar to the rearrangement hot spot (Rhs) family of genetic elements</text:p>
          </table:table-cell>
          <table:table-cell office:value-type="float" office:value="61.6" calcext:value-type="float">
            <text:p>61.6</text:p>
          </table:table-cell>
          <table:table-cell office:value-type="string" calcext:value-type="string">
            <text:p>P. aeruginosa PSE9</text:p>
          </table:table-cell>
          <table:table-cell/>
          <table:table-cell office:value-type="string" calcext:value-type="string">
            <text:p>EF611305</text:p>
          </table:table-cell>
          <table:table-cell office:value-type="float" office:value="7.2" calcext:value-type="float">
            <text:p>7.2</text:p>
          </table:table-cell>
          <table:table-cell office:value-type="float" office:value="4294706" calcext:value-type="float">
            <text:p>4294706</text:p>
          </table:table-cell>
          <table:table-cell table:formula="of:=[.I13]+([.H13]*1000)" office:value-type="float" office:value="4301906" calcext:value-type="float">
            <text:p>4301906</text:p>
          </table:table-cell>
          <table:table-cell table:number-columns-repeated="3"/>
          <table:table-cell office:value-type="string" calcext:value-type="string">
            <text:p>Battle SE, Rello J, Hauser AR. Genomic islands of Pseudomonas aeruginosa. FEMS Microbiol Lett. 2009 Jan;290(1):70-8. doi: 10.1111/j.1574-6968.2008.01406.x. Epub 2008 Nov 18. PMID: 19025565; PMCID: PMC2648531.</text:p>
          </table:table-cell>
          <table:table-cell office:value-type="float" office:value="19025565" calcext:value-type="float">
            <text:p>19025565</text:p>
          </table:table-cell>
          <table:table-cell office:value-type="string" calcext:value-type="string">
            <text:p>The end coordinate is an approximations based on the given start coordinate and size.</text:p>
          </table:table-cell>
          <table:table-cell table:number-columns-repeated="1008"/>
        </table:table-row>
        <table:table-row table:style-name="ro1">
          <table:table-cell office:value-type="string" calcext:value-type="string">
            <text:p>PAGI-10</text:p>
          </table:table-cell>
          <table:table-cell/>
          <table:table-cell office:value-type="string" calcext:value-type="string">
            <text:p>Contains a single 2,457 bp ORF with similarity to an Rhs core ORF</text:p>
          </table:table-cell>
          <table:table-cell office:value-type="float" office:value="52.7" calcext:value-type="float">
            <text:p>52.7</text:p>
          </table:table-cell>
          <table:table-cell office:value-type="string" calcext:value-type="string">
            <text:p>P. aeruginosa PSE9</text:p>
          </table:table-cell>
          <table:table-cell/>
          <table:table-cell office:value-type="string" calcext:value-type="string">
            <text:p> EF611306</text:p>
          </table:table-cell>
          <table:table-cell office:value-type="float" office:value="2.2" calcext:value-type="float">
            <text:p>2.2</text:p>
          </table:table-cell>
          <table:table-cell office:value-type="float" office:value="2759146" calcext:value-type="float">
            <text:p>2759146</text:p>
          </table:table-cell>
          <table:table-cell table:formula="of:=[.I14]+([.H14]*1000)" office:value-type="float" office:value="2761346" calcext:value-type="float">
            <text:p>2761346</text:p>
          </table:table-cell>
          <table:table-cell table:number-columns-repeated="3"/>
          <table:table-cell office:value-type="string" calcext:value-type="string">
            <text:p>Battle SE, Rello J, Hauser AR. Genomic islands of Pseudomonas aeruginosa. FEMS Microbiol Lett. 2009 Jan;290(1):70-8. doi: 10.1111/j.1574-6968.2008.01406.x. Epub 2008 Nov 18. PMID: 19025565; PMCID: PMC2648531.</text:p>
          </table:table-cell>
          <table:table-cell office:value-type="float" office:value="19025565" calcext:value-type="float">
            <text:p>19025565</text:p>
          </table:table-cell>
          <table:table-cell office:value-type="string" calcext:value-type="string">
            <text:p>The end coordinate is an approximations based on the given start coordinate and size.</text:p>
          </table:table-cell>
          <table:table-cell table:number-columns-repeated="1008"/>
        </table:table-row>
        <table:table-row table:style-name="ro1">
          <table:table-cell office:value-type="string" calcext:value-type="string">
            <text:p>PAGI-11</text:p>
          </table:table-cell>
          <table:table-cell/>
          <table:table-cell office:value-type="string" calcext:value-type="string">
            <text:p>Does not contain any ORFs or repeated sequences</text:p>
          </table:table-cell>
          <table:table-cell office:value-type="float" office:value="50.5" calcext:value-type="float">
            <text:p>50.5</text:p>
          </table:table-cell>
          <table:table-cell office:value-type="string" calcext:value-type="string">
            <text:p>P. aeruginosa PSE9</text:p>
          </table:table-cell>
          <table:table-cell/>
          <table:table-cell office:value-type="string" calcext:value-type="string">
            <text:p> EF611307</text:p>
          </table:table-cell>
          <table:table-cell office:value-type="float" office:value="2" calcext:value-type="float">
            <text:p>2</text:p>
          </table:table-cell>
          <table:table-cell office:value-type="float" office:value="2116708" calcext:value-type="float">
            <text:p>2116708</text:p>
          </table:table-cell>
          <table:table-cell table:formula="of:=[.I15]+([.H15]*1000)" office:value-type="float" office:value="2118708" calcext:value-type="float">
            <text:p>2118708</text:p>
          </table:table-cell>
          <table:table-cell table:number-columns-repeated="3"/>
          <table:table-cell office:value-type="string" calcext:value-type="string">
            <text:p>Battle SE, Rello J, Hauser AR. Genomic islands of Pseudomonas aeruginosa. FEMS Microbiol Lett. 2009 Jan;290(1):70-8. doi: 10.1111/j.1574-6968.2008.01406.x. Epub 2008 Nov 18. PMID: 19025565; PMCID: PMC2648531.</text:p>
          </table:table-cell>
          <table:table-cell office:value-type="float" office:value="19025565" calcext:value-type="float">
            <text:p>19025565</text:p>
          </table:table-cell>
          <table:table-cell office:value-type="string" calcext:value-type="string">
            <text:p>The end coordinate is an approximations based on the given start coordinate and size.</text:p>
          </table:table-cell>
          <table:table-cell table:number-columns-repeated="1008"/>
        </table:table-row>
        <table:table-row table:style-name="ro1">
          <table:table-cell office:value-type="string" calcext:value-type="string">
            <text:p>LESGI-6</text:p>
          </table:table-cell>
          <table:table-cell/>
          <table:table-cell office:value-type="string" calcext:value-type="string">
            <text:p>Contains genes that encode a transposase, a type VI secretion system core proteins, a haemolysin co-regulated protein, and a valine-glycine repeat protein G</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12.4" calcext:value-type="float">
            <text:p>12.4</text:p>
          </table:table-cell>
          <table:table-cell office:value-type="float" office:value="280017" calcext:value-type="float">
            <text:p>280017</text:p>
          </table:table-cell>
          <table:table-cell office:value-type="float" office:value="292442" calcext:value-type="float">
            <text:p>292442</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7</text:p>
          </table:table-cell>
          <table:table-cell/>
          <table:table-cell office:value-type="string" calcext:value-type="string">
            <text:p>Mosaic island that contains genes involved in determining the lipopolysaccharide (LPS) O-antigen serotype</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16.6" calcext:value-type="float">
            <text:p>16.6</text:p>
          </table:table-cell>
          <table:table-cell office:value-type="float" office:value="2054683" calcext:value-type="float">
            <text:p>2054683</text:p>
          </table:table-cell>
          <table:table-cell office:value-type="float" office:value="2071280" calcext:value-type="float">
            <text:p>2071280</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8</text:p>
          </table:table-cell>
          <table:table-cell/>
          <table:table-cell office:value-type="string" calcext:value-type="string">
            <text:p>Encodes a probable type II secretion system (T2SS)</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11.6" calcext:value-type="float">
            <text:p>11.6</text:p>
          </table:table-cell>
          <table:table-cell office:value-type="float" office:value="2609726" calcext:value-type="float">
            <text:p>2609726</text:p>
          </table:table-cell>
          <table:table-cell office:value-type="float" office:value="2621297" calcext:value-type="float">
            <text:p>2621297</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9</text:p>
          </table:table-cell>
          <table:table-cell/>
          <table:table-cell office:value-type="string" calcext:value-type="string">
            <text:p>Contains a partial gene cluster of NADH dehydrogenase, methyltransferase, and uncharacterized protein, and an exported protein</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8.3" calcext:value-type="float">
            <text:p>8.3</text:p>
          </table:table-cell>
          <table:table-cell office:value-type="float" office:value="2639569" calcext:value-type="float">
            <text:p>2639569</text:p>
          </table:table-cell>
          <table:table-cell office:value-type="float" office:value="2647891" calcext:value-type="float">
            <text:p>2647891</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10</text:p>
          </table:table-cell>
          <table:table-cell/>
          <table:table-cell office:value-type="string" calcext:value-type="string">
            <text:p>Mosaic island that contains genes involved in pyoverdine synthesis</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45.8" calcext:value-type="float">
            <text:p>45.8</text:p>
          </table:table-cell>
          <table:table-cell office:value-type="float" office:value="3147091" calcext:value-type="float">
            <text:p>3147091</text:p>
          </table:table-cell>
          <table:table-cell office:value-type="float" office:value="3192857" calcext:value-type="float">
            <text:p>3192857</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11</text:p>
          </table:table-cell>
          <table:table-cell/>
          <table:table-cell office:value-type="string" calcext:value-type="string">
            <text:p>Mosaic island with bipartite structure. Contains genes involved in phenazine synthesis</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53.8" calcext:value-type="float">
            <text:p>53.8</text:p>
          </table:table-cell>
          <table:table-cell office:value-type="float" office:value="3743159" calcext:value-type="float">
            <text:p>3743159</text:p>
          </table:table-cell>
          <table:table-cell office:value-type="float" office:value="3796926" calcext:value-type="float">
            <text:p>3796926</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12</text:p>
          </table:table-cell>
          <table:table-cell/>
          <table:table-cell office:value-type="string" calcext:value-type="string">
            <text:p>Contains genes for membrane proteins (CmpX and OprF), a metal ion transporter, and a regulatory gene</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8.4" calcext:value-type="float">
            <text:p>8.4</text:p>
          </table:table-cell>
          <table:table-cell office:value-type="float" office:value="3945707" calcext:value-type="float">
            <text:p>3945707</text:p>
          </table:table-cell>
          <table:table-cell office:value-type="float" office:value="3954100" calcext:value-type="float">
            <text:p>3954100</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13</text:p>
          </table:table-cell>
          <table:table-cell/>
          <table:table-cell office:value-type="string" calcext:value-type="string">
            <text:p>Contains chaperone-usher pathway (cup) and tolQRAB gene clusters</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21.6" calcext:value-type="float">
            <text:p>21.6</text:p>
          </table:table-cell>
          <table:table-cell office:value-type="float" office:value="4768774" calcext:value-type="float">
            <text:p>4768774</text:p>
          </table:table-cell>
          <table:table-cell office:value-type="float" office:value="4790400" calcext:value-type="float">
            <text:p>4790400</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14</text:p>
          </table:table-cell>
          <table:table-cell/>
          <table:table-cell office:value-type="string" calcext:value-type="string">
            <text:p>Contains genes coding for mostly hypothetical proteins </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7.3" calcext:value-type="float">
            <text:p>7.3</text:p>
          </table:table-cell>
          <table:table-cell office:value-type="float" office:value="4965792" calcext:value-type="float">
            <text:p>4965792</text:p>
          </table:table-cell>
          <table:table-cell office:value-type="float" office:value="4973115" calcext:value-type="float">
            <text:p>4973115</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15</text:p>
          </table:table-cell>
          <table:table-cell/>
          <table:table-cell office:value-type="string" calcext:value-type="string">
            <text:p>Contains a TonB-dependant receptor gene and a putative virulence-associate protein gene</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10.9" calcext:value-type="float">
            <text:p>10.9</text:p>
          </table:table-cell>
          <table:table-cell office:value-type="float" office:value="5572987" calcext:value-type="float">
            <text:p>5572987</text:p>
          </table:table-cell>
          <table:table-cell office:value-type="float" office:value="5583916" calcext:value-type="float">
            <text:p>5583916</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16</text:p>
          </table:table-cell>
          <table:table-cell/>
          <table:table-cell office:value-type="string" calcext:value-type="string">
            <text:p>Harbors genes coding for synthase, mutase, isomerase, redutase and nucleotidyltransferase, and tRNA genes</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27.2" calcext:value-type="float">
            <text:p>27.2</text:p>
          </table:table-cell>
          <table:table-cell office:value-type="float" office:value="5656348" calcext:value-type="float">
            <text:p>5656348</text:p>
          </table:table-cell>
          <table:table-cell office:value-type="float" office:value="5683597" calcext:value-type="float">
            <text:p>5683597</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17</text:p>
          </table:table-cell>
          <table:table-cell/>
          <table:table-cell office:value-type="string" calcext:value-type="string">
            <text:p>Mosaic island with genes encoding multidrug resistance proteins, drug eﬄux transporters and probable two component regulatory system, and tRNA genes</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37" calcext:value-type="float">
            <text:p>37</text:p>
          </table:table-cell>
          <table:table-cell office:value-type="float" office:value="6127068" calcext:value-type="float">
            <text:p>6127068</text:p>
          </table:table-cell>
          <table:table-cell office:value-type="float" office:value="6164062" calcext:value-type="float">
            <text:p>6164062</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1</text:p>
          </table:table-cell>
          <table:table-cell/>
          <table:table-cell office:value-type="string" calcext:value-type="string">
            <text:p>Includes homologs of regulatory proteins, restriction-modification proteins, an ATPase, and a sensor-kinase. Inserted at a tRNA locus, contains phage- and transposon-related coding sequences </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46.4" calcext:value-type="float">
            <text:p>46.4</text:p>
          </table:table-cell>
          <table:table-cell office:value-type="float" office:value="2504700" calcext:value-type="float">
            <text:p>2504700</text:p>
          </table:table-cell>
          <table:table-cell office:value-type="float" office:value="2551100" calcext:value-type="float">
            <text:p>2551100</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 <text:s text:c="355"/>Winstanley C, Langille MG, Fothergill JL, et al. Newly introduced genomic prophage islands are critical determinants of in vivo competitiveness in the Liverpool Epidemic Strain of Pseudomonas aeruginosa. Genome Res. 2009;19(1):12-23. doi:10.1101/gr.086082.108</text:p>
          </table:table-cell>
          <table:table-cell office:value-type="string" calcext:value-type="string">
            <text:p>27536294 and 19047519</text:p>
          </table:table-cell>
          <table:table-cell table:number-columns-repeated="1009"/>
        </table:table-row>
        <table:table-row table:style-name="ro1">
          <table:table-cell office:value-type="string" calcext:value-type="string">
            <text:p>LESGI-2</text:p>
          </table:table-cell>
          <table:table-cell/>
          <table:table-cell office:value-type="string" calcext:value-type="string">
            <text:p>Contains a pyoluteorin biosynthesis gene cluster</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31.7" calcext:value-type="float">
            <text:p>31.7</text:p>
          </table:table-cell>
          <table:table-cell office:value-type="float" office:value="2751800" calcext:value-type="float">
            <text:p>2751800</text:p>
          </table:table-cell>
          <table:table-cell office:value-type="float" office:value="2783500" calcext:value-type="float">
            <text:p>2783500</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 <text:s text:c="355"/>Winstanley C, Langille MG, Fothergill JL, et al. Newly introduced genomic prophage islands are critical determinants of in vivo competitiveness in the Liverpool Epidemic Strain of Pseudomonas aeruginosa. Genome Res. 2009;19(1):12-23. doi:10.1101/gr.086082.108</text:p>
          </table:table-cell>
          <table:table-cell office:value-type="string" calcext:value-type="string">
            <text:p>27536294 and 19047519</text:p>
          </table:table-cell>
          <table:table-cell table:number-columns-repeated="1009"/>
        </table:table-row>
        <table:table-row table:style-name="ro1">
          <table:table-cell office:value-type="string" calcext:value-type="string">
            <text:p>LESGI-3</text:p>
          </table:table-cell>
          <table:table-cell/>
          <table:table-cell office:value-type="string" calcext:value-type="string">
            <text:p>Harbors genes conferring metal resistance (ex. a putative mercuric reductase gene) and genes encording LysR type transcriptional regulators</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136.2" calcext:value-type="float">
            <text:p>136.2</text:p>
          </table:table-cell>
          <table:table-cell office:value-type="float" office:value="2798951" calcext:value-type="float">
            <text:p>2798951</text:p>
          </table:table-cell>
          <table:table-cell office:value-type="float" office:value="2935111" calcext:value-type="float">
            <text:p>2935111</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 <text:s text:c="355"/>Winstanley C, Langille MG, Fothergill JL, et al. Newly introduced genomic prophage islands are critical determinants of in vivo competitiveness in the Liverpool Epidemic Strain of Pseudomonas aeruginosa. Genome Res. 2009;19(1):12-23. doi:10.1101/gr.086082.108</text:p>
          </table:table-cell>
          <table:table-cell office:value-type="string" calcext:value-type="string">
            <text:p>27536294 and 19047519</text:p>
          </table:table-cell>
          <table:table-cell table:number-columns-repeated="1009"/>
        </table:table-row>
        <table:table-row table:style-name="ro1">
          <table:table-cell office:value-type="string" calcext:value-type="string">
            <text:p>LESGI-4</text:p>
          </table:table-cell>
          <table:table-cell table:number-columns-repeated="3"/>
          <table:table-cell office:value-type="string" calcext:value-type="string">
            <text:p>P. aeruginosa LESB58</text:p>
          </table:table-cell>
          <table:table-cell office:value-type="string" calcext:value-type="string">
            <text:p>NC_011770.1</text:p>
          </table:table-cell>
          <table:table-cell/>
          <table:table-cell office:value-type="float" office:value="20.1" calcext:value-type="float">
            <text:p>20.1</text:p>
          </table:table-cell>
          <table:table-cell office:value-type="float" office:value="3390565" calcext:value-type="float">
            <text:p>3390565</text:p>
          </table:table-cell>
          <table:table-cell office:value-type="float" office:value="3410660" calcext:value-type="float">
            <text:p>3410660</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5</text:p>
          </table:table-cell>
          <table:table-cell/>
          <table:table-cell office:value-type="string" calcext:value-type="string">
            <text:p>Contains putative phage integrase and plasmid replication genes</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29.4" calcext:value-type="float">
            <text:p>29.4</text:p>
          </table:table-cell>
          <table:table-cell office:value-type="float" office:value="4931528" calcext:value-type="float">
            <text:p>4931528</text:p>
          </table:table-cell>
          <table:table-cell office:value-type="float" office:value="4960941" calcext:value-type="float">
            <text:p>4960941</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 <text:s text:c="355"/>Winstanley C, Langille MG, Fothergill JL, et al. Newly introduced genomic prophage islands are critical determinants of in vivo competitiveness in the Liverpool Epidemic Strain of Pseudomonas aeruginosa. Genome Res. 2009;19(1):12-23. doi:10.1101/gr.086082.108</text:p>
          </table:table-cell>
          <table:table-cell office:value-type="string" calcext:value-type="string">
            <text:p>27536294 and 19047519</text:p>
          </table:table-cell>
          <table:table-cell table:number-columns-repeated="1009"/>
        </table:table-row>
        <table:table-row table:style-name="ro1">
          <table:table-cell office:value-type="string" calcext:value-type="string">
            <text:p>PAGI-3</text:p>
          </table:table-cell>
          <table:table-cell/>
          <table:table-cell office:value-type="string" calcext:value-type="string">
            <text:p>Contains 106 ORFs coding for genes related to the metabolism and transport of amino acids, coenzymes, porphyrins, and other putative enzymes. Various small transposable elements such as insertion sequences (ISs) are integrated into this part of the gene island, sometimes disrupting the encoded genes</text:p>
          </table:table-cell>
          <table:table-cell office:value-type="float" office:value="59.2" calcext:value-type="float">
            <text:p>59.2</text:p>
          </table:table-cell>
          <table:table-cell office:value-type="string" calcext:value-type="string">
            <text:p>P. aeruginosa SG17M</text:p>
          </table:table-cell>
          <table:table-cell office:value-type="string" calcext:value-type="string">
            <text:p>AF440524</text:p>
          </table:table-cell>
          <table:table-cell/>
          <table:table-cell office:value-type="float" office:value="103.3" calcext:value-type="float">
            <text:p>103.3</text:p>
          </table:table-cell>
          <table:table-cell table:number-columns-repeated="5"/>
          <table:table-cell office:value-type="string" calcext:value-type="string">
            <text:p>Larbig KD, Christmann A, Johann A, et al. Gene islands integrated into tRNA(Gly) genes confer genome diversity on a Pseudomonas aeruginosa clone. J Bacteriol. 2002;184(23):6665-6680. doi:10.1128/jb.184.23.6665-6680.2002</text:p>
          </table:table-cell>
          <table:table-cell office:value-type="float" office:value="12426355" calcext:value-type="float">
            <text:p>12426355</text:p>
          </table:table-cell>
          <table:table-cell table:number-columns-repeated="1009"/>
        </table:table-row>
        <table:table-row table:style-name="ro1">
          <table:table-cell office:value-type="string" calcext:value-type="string">
            <text:p>PAPI-1</text:p>
          </table:table-cell>
          <table:table-cell/>
          <table:table-cell office:value-type="string" calcext:value-type="string">
            <text:p>Carries a complete gene cluster predicted to encode a type IV group B pilus. Contains 115 ORFs, 7 mobility factors that code for integrases and transposases, and at least 19 virulence factors</text:p>
          </table:table-cell>
          <table:table-cell office:value-type="float" office:value="59.7" calcext:value-type="float">
            <text:p>59.7</text:p>
          </table:table-cell>
          <table:table-cell office:value-type="string" calcext:value-type="string">
            <text:p>P. aeruginosa PA14</text:p>
          </table:table-cell>
          <table:table-cell/>
          <table:table-cell office:value-type="string" calcext:value-type="string">
            <text:p>AY273869</text:p>
          </table:table-cell>
          <table:table-cell office:value-type="float" office:value="108" calcext:value-type="float">
            <text:p>108</text:p>
          </table:table-cell>
          <table:table-cell table:number-columns-repeated="5"/>
          <table:table-cell office:value-type="string" calcext:value-type="string">
            <text:p>He J, Baldini RL, Déziel E, et al. The broad host range pathogen Pseudomonas aeruginosa strain PA14 carries two pathogenicity islands harboring plant and animal virulence genes. Proc Natl Acad Sci U S A. 2004;101(8):2530-2535. doi:10.1073/pnas.0304622101</text:p>
          </table:table-cell>
          <table:table-cell office:value-type="float" office:value="14983043" calcext:value-type="float">
            <text:p>14983043</text:p>
          </table:table-cell>
          <table:table-cell table:number-columns-repeated="1009"/>
        </table:table-row>
        <table:table-row table:style-name="ro1">
          <table:table-cell office:value-type="string" calcext:value-type="string">
            <text:p>PAPI-2</text:p>
          </table:table-cell>
          <table:table-cell/>
          <table:table-cell office:value-type="string" calcext:value-type="string">
            <text:p>Contains 15 ORFs, one integrase gene, four transposase genes, one pseudogene, <text:s/>and a putative transposase gene</text:p>
          </table:table-cell>
          <table:table-cell office:value-type="float" office:value="56.4" calcext:value-type="float">
            <text:p>56.4</text:p>
          </table:table-cell>
          <table:table-cell office:value-type="string" calcext:value-type="string">
            <text:p>P. aeruginosa PA14</text:p>
          </table:table-cell>
          <table:table-cell/>
          <table:table-cell office:value-type="string" calcext:value-type="string">
            <text:p>AY273870</text:p>
          </table:table-cell>
          <table:table-cell office:value-type="float" office:value="11" calcext:value-type="float">
            <text:p>11</text:p>
          </table:table-cell>
          <table:table-cell table:number-columns-repeated="5"/>
          <table:table-cell office:value-type="string" calcext:value-type="string">
            <text:p>He J, Baldini RL, Déziel E, et al. The broad host range pathogen Pseudomonas aeruginosa strain PA14 carries two pathogenicity islands harboring plant and animal virulence genes. Proc Natl Acad Sci U S A. 2004;101(8):2530-2535. doi:10.1073/pnas.0304622101</text:p>
          </table:table-cell>
          <table:table-cell office:value-type="float" office:value="14983043" calcext:value-type="float">
            <text:p>14983043</text:p>
          </table:table-cell>
          <table:table-cell table:number-columns-repeated="1009"/>
        </table:table-row>
        <table:table-row table:style-name="ro1">
          <table:table-cell office:value-type="string" calcext:value-type="string">
            <text:p>Pseudomonas aeruginosa genomic island 2 (PAGI-2)</text:p>
          </table:table-cell>
          <table:table-cell/>
          <table:table-cell office:value-type="string" calcext:value-type="string">
            <text:p>Contains 111 ORFs coding for integrases, proteins for cytochrome c biogenesis system I, thiol-disulfide exchange proteins, and transporters for heavy metal ions. Additionally, it codes for proteins for cation transport and several transcription regulators.</text:p>
          </table:table-cell>
          <table:table-cell office:value-type="float" office:value="64.7" calcext:value-type="float">
            <text:p>64.7</text:p>
          </table:table-cell>
          <table:table-cell office:value-type="string" calcext:value-type="string">
            <text:p>Pseudomonas aeruginosa Strain C</text:p>
          </table:table-cell>
          <table:table-cell/>
          <table:table-cell office:value-type="string" calcext:value-type="string">
            <text:p>AF440523</text:p>
          </table:table-cell>
          <table:table-cell office:value-type="float" office:value="105" calcext:value-type="float">
            <text:p>105</text:p>
          </table:table-cell>
          <table:table-cell table:number-columns-repeated="5"/>
          <table:table-cell office:value-type="string" calcext:value-type="string">
            <text:p>Larbig KD, Christmann A, Johann A, et al. Gene islands integrated into tRNA(Gly) genes confer genome diversity on a Pseudomonas aeruginosa clone. J Bacteriol. 2002;184(23):6665-6680. doi:10.1128/jb.184.23.6665-6680.2002</text:p>
          </table:table-cell>
          <table:table-cell office:value-type="float" office:value="12426355" calcext:value-type="float">
            <text:p>12426355</text:p>
          </table:table-cell>
          <table:table-cell table:number-columns-repeated="1009"/>
        </table:table-row>
        <table:table-row table:style-name="ro1">
          <table:table-cell office:value-type="string" calcext:value-type="string">
            <text:p>PACGI-1</text:p>
          </table:table-cell>
          <table:table-cell/>
          <table:table-cell office:value-type="string" calcext:value-type="string">
            <text:p>Contains protein quality control genes, coding for various holding and disaggregating chaperones, heat-inducible proteases such as FtsH, DegP and HtpX, thioredoxin and other stress resistance genes. small heat shock protein sHsp20c</text:p>
          </table:table-cell>
          <table:table-cell/>
          <table:table-cell office:value-type="string" calcext:value-type="string">
            <text:p>P. aeruginosa clone C</text:p>
          </table:table-cell>
          <table:table-cell table:number-columns-repeated="2"/>
          <table:table-cell office:value-type="float" office:value="86" calcext:value-type="float">
            <text:p>86</text:p>
          </table:table-cell>
          <table:table-cell table:number-columns-repeated="5"/>
          <table:table-cell office:value-type="string" calcext:value-type="string">
            <text:p>Lee C, Klockgether J, Fischer S, Trcek J, Tümmler B, Römling U. Why? - Successful Pseudomonas aeruginosa clones with a focus on clone C. FEMS Microbiol Rev. 2020;44(6):740-762. doi:10.1093/femsre/fuaa029 <text:s text:c="313"/>Lee, Changhan, et al. “A Novel Protein Quality Control Mechanism Contributes to Heat Shock Resistance of Worldwide-DistributedPseudomonas Aeruginosaclone C Strains.” Environmental Microbiology, vol. 17, no. 11, 25 May 2015, pp. 4511–4526., doi:10.1111/1462-2920.12915. </text:p>
          </table:table-cell>
          <table:table-cell office:value-type="string" calcext:value-type="string">
            <text:p>32990729 <text:s text:c="51"/>second paper: (https://sfamjournals.onlinelibrary.wiley.com/doi/abs/10.1111/1462-2920.12915)</text:p>
          </table:table-cell>
          <table:table-cell table:number-columns-repeated="1009"/>
        </table:table-row>
        <table:table-row table:style-name="ro1">
          <table:table-cell office:value-type="string" calcext:value-type="string">
            <text:p>flagellin glycosylation island</text:p>
          </table:table-cell>
          <table:table-cell/>
          <table:table-cell office:value-type="string" calcext:value-type="string">
            <text:p><text:s/>The proteins encoded within this island are capable of glycosylating exclusively a-type flagellins</text:p>
          </table:table-cell>
          <table:table-cell office:value-type="string" calcext:value-type="string">
            <text:p> 63.3</text:p>
          </table:table-cell>
          <table:table-cell office:value-type="string" calcext:value-type="string">
            <text:p>Pseudomonas aeruginosa PAK</text:p>
          </table:table-cell>
          <table:table-cell/>
          <table:table-cell office:value-type="string" calcext:value-type="string">
            <text:p>AF332547</text:p>
          </table:table-cell>
          <table:table-cell office:value-type="float" office:value="16" calcext:value-type="float">
            <text:p>16</text:p>
          </table:table-cell>
          <table:table-cell table:number-columns-repeated="5"/>
          <table:table-cell office:value-type="string" calcext:value-type="string">
            <text:p>Arora SK, Bangera M, Lory S, Ramphal R. A genomic island in Pseudomonas aeruginosa carries the determinants of flagellin glycosylation. Proc Natl Acad Sci U S A. 2001;98(16):9342-9347. doi:10.1073/pnas.161249198</text:p>
          </table:table-cell>
          <table:table-cell office:value-type="float" office:value="11481492" calcext:value-type="float">
            <text:p>11481492</text:p>
          </table:table-cell>
          <table:table-cell table:number-columns-repeated="1009"/>
        </table:table-row>
        <table:table-row table:style-name="ro1">
          <table:table-cell office:value-type="string" calcext:value-type="string">
            <text:p>ExoU-A</text:p>
          </table:table-cell>
          <table:table-cell/>
          <table:table-cell office:value-type="string" calcext:value-type="string">
            <text:p>Codes for an integrase, transposase, and helicase. Contains a tRNA-associated genomic island repeat which may be an accessory element needed for integration. Lacks a portion of a tRNA gene and soj, which suggest it may be permanently fixed into the chromosome.</text:p>
          </table:table-cell>
          <table:table-cell office:value-type="float" office:value="57" calcext:value-type="float">
            <text:p>57</text:p>
          </table:table-cell>
          <table:table-cell office:value-type="string" calcext:value-type="string">
            <text:p>P. aeruginosa 6077</text:p>
          </table:table-cell>
          <table:table-cell/>
          <table:table-cell office:value-type="string" calcext:value-type="string">
            <text:p>DQ437742</text:p>
          </table:table-cell>
          <table:table-cell office:value-type="float" office:value="81.2" calcext:value-type="float">
            <text:p>81.2</text:p>
          </table:table-cell>
          <table:table-cell table:number-columns-repeated="5"/>
          <table:table-cell office:value-type="string" calcext:value-type="string">
            <text:p>Kulasekara, Bridget R., et al. “Acquisition and Evolution of the ExoU Locus in Pseudomonas Aeruginosa.” Journal of Bacteriology, vol. 188, no. 11, 17 May 2006, pp. 4037–4050., doi:10.1128/jb.02000-05.</text:p>
          </table:table-cell>
          <table:table-cell office:value-type="float" office:value="16707695" calcext:value-type="float">
            <text:p>16707695</text:p>
          </table:table-cell>
          <table:table-cell table:number-columns-repeated="1009"/>
        </table:table-row>
        <table:table-row table:style-name="ro1">
          <table:table-cell office:value-type="string" calcext:value-type="string">
            <text:p>ExoU-B</text:p>
          </table:table-cell>
          <table:table-cell/>
          <table:table-cell office:value-type="string" calcext:value-type="string">
            <text:p>Codes for putative transposases, hypothetical proteins, GNAT family acetyltrasnferase, a chpaerone, and other proteins.</text:p>
          </table:table-cell>
          <table:table-cell office:value-type="float" office:value="56.8" calcext:value-type="float">
            <text:p>56.8</text:p>
          </table:table-cell>
          <table:table-cell office:value-type="string" calcext:value-type="string">
            <text:p>P. aeruginosa 6077</text:p>
          </table:table-cell>
          <table:table-cell/>
          <table:table-cell office:value-type="string" calcext:value-type="string">
            <text:p>DQ437743</text:p>
          </table:table-cell>
          <table:table-cell office:value-type="float" office:value="29.8" calcext:value-type="float">
            <text:p>29.8</text:p>
          </table:table-cell>
          <table:table-cell table:number-columns-repeated="5"/>
          <table:table-cell office:value-type="string" calcext:value-type="string">
            <text:p>Kulasekara, Bridget R., et al. “Acquisition and Evolution of the ExoU Locus in Pseudomonas Aeruginosa.” Journal of Bacteriology, vol. 188, no. 11, 17 May 2006, pp. 4037–4050., doi:10.1128/jb.02000-05.</text:p>
          </table:table-cell>
          <table:table-cell office:value-type="float" office:value="16707695" calcext:value-type="float">
            <text:p>16707695</text:p>
          </table:table-cell>
          <table:table-cell table:number-columns-repeated="1009"/>
        </table:table-row>
        <table:table-row table:style-name="ro1">
          <table:table-cell office:value-type="string" calcext:value-type="string">
            <text:p>ExoU-C (islet)</text:p>
          </table:table-cell>
          <table:table-cell/>
          <table:table-cell office:value-type="string" calcext:value-type="string">
            <text:p>Contains a tRNA-associated genomic island repeat. Some regions have high % identitity to ExoU-A.</text:p>
          </table:table-cell>
          <table:table-cell/>
          <table:table-cell office:value-type="string" calcext:value-type="string">
            <text:p>P. aeruginosa 6077</text:p>
          </table:table-cell>
          <table:table-cell/>
          <table:table-cell office:value-type="string" calcext:value-type="string">
            <text:p>DQ437744</text:p>
          </table:table-cell>
          <table:table-cell office:value-type="float" office:value="3.7" calcext:value-type="float">
            <text:p>3.7</text:p>
          </table:table-cell>
          <table:table-cell table:number-columns-repeated="5"/>
          <table:table-cell office:value-type="string" calcext:value-type="string">
            <text:p>Kulasekara, Bridget R., et al. “Acquisition and Evolution of the ExoU Locus in Pseudomonas Aeruginosa.” Journal of Bacteriology, vol. 188, no. 11, 17 May 2006, pp. 4037–4050., doi:10.1128/jb.02000-05.</text:p>
          </table:table-cell>
          <table:table-cell office:value-type="float" office:value="16707695" calcext:value-type="float">
            <text:p>16707695</text:p>
          </table:table-cell>
          <table:table-cell table:number-columns-repeated="1009"/>
        </table:table-row>
        <table:table-row table:style-name="ro1">
          <table:table-cell office:value-type="string" calcext:value-type="string">
            <text:p>PAGI-1</text:p>
          </table:table-cell>
          <table:table-cell/>
          <table:table-cell office:value-type="string" calcext:value-type="string">
            <text:p>Approximately one-half of the genes are either hypothetical unknown or conserved hypothetical unknown genes. Two genes, delineated by orf32-orf33 and orf37-orf38, share high levels of similarity with elements encoding transposases A and B, respectively.</text:p>
          </table:table-cell>
          <table:table-cell office:value-type="string" calcext:value-type="string">
            <text:p>60.18% Note: this GC % was calculated by averaging the GC %s of the annotated genes in PAGI-1</text:p>
          </table:table-cell>
          <table:table-cell office:value-type="string" calcext:value-type="string">
            <text:p>P. aeruginosa X24509</text:p>
          </table:table-cell>
          <table:table-cell/>
          <table:table-cell office:value-type="string" calcext:value-type="string">
            <text:p>AF241171</text:p>
          </table:table-cell>
          <table:table-cell office:value-type="float" office:value="48.9" calcext:value-type="float">
            <text:p>48.9</text:p>
          </table:table-cell>
          <table:table-cell table:number-columns-repeated="5"/>
          <table:table-cell office:value-type="string" calcext:value-type="string">
            <text:p>Liang X, Pham XQ, Olson MV, Lory S. Identification of a genomic island present in the majority of pathogenic isolates of Pseudomonas aeruginosa. J Bacteriol. 2001;183(3):843-853. doi:10.1128/JB.183.3.843-853.2001</text:p>
          </table:table-cell>
          <table:table-cell office:value-type="float" office:value="11208781" calcext:value-type="float">
            <text:p>11208781</text:p>
          </table:table-cell>
          <table:table-cell table:number-columns-repeated="1009"/>
        </table:table-row>
        <table:table-row table:style-name="ro1">
          <table:table-cell office:value-type="string" calcext:value-type="string">
            <text:p>PAGI-4</text:p>
          </table:table-cell>
          <table:table-cell/>
          <table:table-cell office:value-type="string" calcext:value-type="string">
            <text:p>Hypotherical proteins, inegrase, transposase, acetyltransferase. ABC transporter unit, etc.</text:p>
          </table:table-cell>
          <table:table-cell office:value-type="string" calcext:value-type="string">
            <text:p>77.7% Note: this GC % was calculated by averaging the GC %s of the annotated ORFs located within PAGI-4 [C]</text:p>
          </table:table-cell>
          <table:table-cell office:value-type="string" calcext:value-type="string">
            <text:p>P. aeruginosa clone C</text:p>
          </table:table-cell>
          <table:table-cell/>
          <table:table-cell office:value-type="string" calcext:value-type="string">
            <text:p>AY258138 </text:p>
          </table:table-cell>
          <table:table-cell office:value-type="float" office:value="23.4" calcext:value-type="float">
            <text:p>23.4</text:p>
          </table:table-cell>
          <table:table-cell table:number-columns-repeated="5"/>
          <table:table-cell office:value-type="string" calcext:value-type="string">
            <text:p>Klockgether, Jens, et al. “Sequence Analysis of the Mobile Genome Island pKLC102 of Pseudomonas Aeruginosa C.” Journal of Bacteriology, vol. 186, no. 2, 31 Dec. 2003, pp. 518–534., doi:10.1128/jb.186.2.518-534.2004.</text:p>
          </table:table-cell>
          <table:table-cell office:value-type="float" office:value="14702321" calcext:value-type="float">
            <text:p>14702321</text:p>
          </table:table-cell>
          <table:table-cell table:number-columns-repeated="1009"/>
        </table:table-row>
        <table:table-row table:style-name="ro1">
          <table:table-cell office:value-type="string" calcext:value-type="string">
            <text:p>pKLC102</text:p>
          </table:table-cell>
          <table:table-cell/>
          <table:table-cell office:value-type="string" calcext:value-type="string">
            <text:p>Plasmid pKLC102 coexists as a plasmid and a genome island in clone C strains. Codes for oriV and genes for replication, partitioning, and conjugation, including a pil cluster encoding type IV thin sex pili, integrase, etc. spontaneous excision rate from the host chromosome is at least 10^-1 (highly mobile)</text:p>
          </table:table-cell>
          <table:table-cell office:value-type="string" calcext:value-type="string">
            <text:p>60.54% Note: this GC % was calculated by averaging the GC %s of the annotated ORFs located within pKLC102</text:p>
          </table:table-cell>
          <table:table-cell office:value-type="string" calcext:value-type="string">
            <text:p>P. aeruginosa clone C</text:p>
          </table:table-cell>
          <table:table-cell/>
          <table:table-cell office:value-type="string" calcext:value-type="string">
            <text:p>AY257538</text:p>
          </table:table-cell>
          <table:table-cell office:value-type="float" office:value="103.532" calcext:value-type="float">
            <text:p>103.532</text:p>
          </table:table-cell>
          <table:table-cell table:number-columns-repeated="5"/>
          <table:table-cell office:value-type="string" calcext:value-type="string">
            <text:p>Klockgether, Jens, et al. “Sequence Analysis of the Mobile Genome Island pKLC102 of Pseudomonas Aeruginosa C.” Journal of Bacteriology, vol. 186, no. 2, 31 Dec. 2003, pp. 518–534., doi:10.1128/jb.186.2.518-534.2004. <text:s text:c="370"/>Klockgether, Jens, et al. “Transcript Profiling of the Pseudomonas Aeruginosa Genomic Islands PAGI-2 and pKLC102.” Microbiology, vol. 154, no. 6, 1 June 2008, pp. 1599–1604., doi:10.1099/mic.0.2007/014340-0. </text:p>
          </table:table-cell>
          <table:table-cell office:value-type="float" office:value="14702321" calcext:value-type="float">
            <text:p>14702321</text:p>
          </table:table-cell>
          <table:table-cell table:number-columns-repeated="1009"/>
        </table:table-row>
        <table:table-row table:style-name="ro1">
          <table:table-cell office:value-type="string" calcext:value-type="string">
            <text:p>LES prophage 1</text:p>
          </table:table-cell>
          <table:table-cell/>
          <table:table-cell office:value-type="string" calcext:value-type="string">
            <text:p>Defective prophage predicted to encode pyocin R2</text:p>
          </table:table-cell>
          <table:table-cell/>
          <table:table-cell office:value-type="string" calcext:value-type="string">
            <text:p>P. aeruginosa LESB58</text:p>
          </table:table-cell>
          <table:table-cell office:value-type="string" calcext:value-type="string">
            <text:p>FM209186</text:p>
          </table:table-cell>
          <table:table-cell/>
          <table:table-cell office:value-type="float" office:value="14.8" calcext:value-type="float">
            <text:p>14.8</text:p>
          </table:table-cell>
          <table:table-cell office:value-type="float" office:value="665561" calcext:value-type="float">
            <text:p>665561</text:p>
          </table:table-cell>
          <table:table-cell office:value-type="float" office:value="680385" calcext:value-type="float">
            <text:p>680385</text:p>
          </table:table-cell>
          <table:table-cell table:number-columns-repeated="3"/>
          <table:table-cell office:value-type="string" calcext:value-type="string">
            <text:p>Winstanley C, Langille MG, Fothergill JL, et al. Newly introduced genomic prophage islands are critical determinants of in vivo competitiveness in the Liverpool Epidemic Strain of Pseudomonas aeruginosa. Genome Res. 2009;19(1):12-23. doi:10.1101/gr.086082.108 <text:s text:c="213"/>Klockgether, Jens, et al. “Pseudomonas Aeruginosa Genomic Structure and Diversity.” Frontiers in Microbiology, vol. 2, 13 July 2011, doi:10.3389/fmicb.2011.00150. </text:p>
          </table:table-cell>
          <table:table-cell office:value-type="string" calcext:value-type="string">
            <text:p>19047519 and 21808635</text:p>
          </table:table-cell>
          <table:table-cell table:number-columns-repeated="1009"/>
        </table:table-row>
        <table:table-row table:style-name="ro1">
          <table:table-cell office:value-type="string" calcext:value-type="string">
            <text:p>LES prophage 2</text:p>
          </table:table-cell>
          <table:table-cell/>
          <table:table-cell office:value-type="string" calcext:value-type="string">
            <text:p>Contains an integrase, transcriptional regulators, DnaC, Dna-binding protein, putative DnaB-like replicative helicase, putative metallophosphoesterase, etc.</text:p>
          </table:table-cell>
          <table:table-cell/>
          <table:table-cell office:value-type="string" calcext:value-type="string">
            <text:p>P. aeruginosa LESB58</text:p>
          </table:table-cell>
          <table:table-cell office:value-type="string" calcext:value-type="string">
            <text:p>FM209186</text:p>
          </table:table-cell>
          <table:table-cell/>
          <table:table-cell office:value-type="float" office:value="42.1" calcext:value-type="float">
            <text:p>42.1</text:p>
          </table:table-cell>
          <table:table-cell office:value-type="float" office:value="863875" calcext:value-type="float">
            <text:p>863875</text:p>
          </table:table-cell>
          <table:table-cell office:value-type="float" office:value="906018" calcext:value-type="float">
            <text:p>906018</text:p>
          </table:table-cell>
          <table:table-cell table:number-columns-repeated="3"/>
          <table:table-cell office:value-type="string" calcext:value-type="string">
            <text:p>Winstanley C, Langille MG, Fothergill JL, et al. Newly introduced genomic prophage islands are critical determinants of in vivo competitiveness in the Liverpool Epidemic Strain of Pseudomonas aeruginosa. Genome Res. 2009;19(1):12-23. doi:10.1101/gr.086082.108 <text:s text:c="213"/>Klockgether, Jens, et al. “Pseudomonas Aeruginosa Genomic Structure and Diversity.” Frontiers in Microbiology, vol. 2, 13 July 2011, doi:10.3389/fmicb.2011.00150. </text:p>
          </table:table-cell>
          <table:table-cell office:value-type="string" calcext:value-type="string">
            <text:p>19047519 and 21808635</text:p>
          </table:table-cell>
          <table:table-cell table:number-columns-repeated="1009"/>
        </table:table-row>
        <table:table-row table:style-name="ro1">
          <table:table-cell office:value-type="string" calcext:value-type="string">
            <text:p>LES prophage 3</text:p>
          </table:table-cell>
          <table:table-cell/>
          <table:table-cell office:value-type="string" calcext:value-type="string">
            <text:p>Contains an integrase, putative excisionase, transcriptional regulator (LuxR family), DNA methylase N-4/N-6, etc.</text:p>
          </table:table-cell>
          <table:table-cell/>
          <table:table-cell office:value-type="string" calcext:value-type="string">
            <text:p>P. aeruginosa LESB58</text:p>
          </table:table-cell>
          <table:table-cell office:value-type="string" calcext:value-type="string">
            <text:p>FM209186</text:p>
          </table:table-cell>
          <table:table-cell/>
          <table:table-cell office:value-type="float" office:value="42.8" calcext:value-type="float">
            <text:p>42.8</text:p>
          </table:table-cell>
          <table:table-cell office:value-type="float" office:value="1433756" calcext:value-type="float">
            <text:p>1433756</text:p>
          </table:table-cell>
          <table:table-cell office:value-type="float" office:value="1476547" calcext:value-type="float">
            <text:p>1476547</text:p>
          </table:table-cell>
          <table:table-cell table:number-columns-repeated="3"/>
          <table:table-cell office:value-type="string" calcext:value-type="string">
            <text:p>Winstanley C, Langille MG, Fothergill JL, et al. Newly introduced genomic prophage islands are critical determinants of in vivo competitiveness in the Liverpool Epidemic Strain of Pseudomonas aeruginosa. Genome Res. 2009;19(1):12-23. doi:10.1101/gr.086082.108 <text:s text:c="213"/>Klockgether, Jens, et al. “Pseudomonas Aeruginosa Genomic Structure and Diversity.” Frontiers in Microbiology, vol. 2, 13 July 2011, doi:10.3389/fmicb.2011.00150. </text:p>
          </table:table-cell>
          <table:table-cell office:value-type="string" calcext:value-type="string">
            <text:p>19047519 and 21808635</text:p>
          </table:table-cell>
          <table:table-cell table:number-columns-repeated="1009"/>
        </table:table-row>
        <table:table-row table:style-name="ro1">
          <table:table-cell office:value-type="string" calcext:value-type="string">
            <text:p>LES prophage 4</text:p>
          </table:table-cell>
          <table:table-cell/>
          <table:table-cell office:value-type="string" calcext:value-type="string">
            <text:p>Contains transposase A, putative cI genes, putative c repressor, virion morphogenesis protein, protease (I) and scaffold (Z) proteins, etc.</text:p>
          </table:table-cell>
          <table:table-cell/>
          <table:table-cell office:value-type="string" calcext:value-type="string">
            <text:p>P. aeruginosa LESB58</text:p>
          </table:table-cell>
          <table:table-cell office:value-type="string" calcext:value-type="string">
            <text:p>FM209186</text:p>
          </table:table-cell>
          <table:table-cell table:formula="of:=([$Sheet1.$J48]-[$Sheet1.$I48])" office:value-type="float" office:value="36805" calcext:value-type="float">
            <text:p>36805</text:p>
          </table:table-cell>
          <table:table-cell office:value-type="float" office:value="26.8" calcext:value-type="float">
            <text:p>26.8</text:p>
          </table:table-cell>
          <table:table-cell office:value-type="float" office:value="1684045" calcext:value-type="float">
            <text:p>1684045</text:p>
          </table:table-cell>
          <table:table-cell office:value-type="float" office:value="1720850" calcext:value-type="float">
            <text:p>1720850</text:p>
          </table:table-cell>
          <table:table-cell table:number-columns-repeated="3"/>
          <table:table-cell office:value-type="string" calcext:value-type="string">
            <text:p>Winstanley C, Langille MG, Fothergill JL, et al. Newly introduced genomic prophage islands are critical determinants of in vivo competitiveness in the Liverpool Epidemic Strain of Pseudomonas aeruginosa. Genome Res. 2009;19(1):12-23. doi:10.1101/gr.086082.108 <text:s text:c="213"/>Klockgether, Jens, et al. “Pseudomonas Aeruginosa Genomic Structure and Diversity.” Frontiers in Microbiology, vol. 2, 13 July 2011, doi:10.3389/fmicb.2011.00150. </text:p>
          </table:table-cell>
          <table:table-cell office:value-type="string" calcext:value-type="string">
            <text:p>19047519 and 21808635</text:p>
          </table:table-cell>
          <table:table-cell table:number-columns-repeated="1009"/>
        </table:table-row>
        <table:table-row table:style-name="ro1">
          <table:table-cell office:value-type="string" calcext:value-type="string">
            <text:p>LES prophage 5</text:p>
          </table:table-cell>
          <table:table-cell/>
          <table:table-cell office:value-type="string" calcext:value-type="string">
            <text:p>Contains an site-specific recombinase (phage integrase family), putative cI genes, DNA methylase N-4/N-6, portal protein, lytic enzyme, etc.</text:p>
          </table:table-cell>
          <table:table-cell/>
          <table:table-cell office:value-type="string" calcext:value-type="string">
            <text:p>P. aeruginosa LESB58</text:p>
          </table:table-cell>
          <table:table-cell office:value-type="string" calcext:value-type="string">
            <text:p>FM209186</text:p>
          </table:table-cell>
          <table:table-cell table:formula="of:=([$Sheet1.$J49]-[$Sheet1.$I49])" office:value-type="float" office:value="49900" calcext:value-type="float">
            <text:p>49900</text:p>
          </table:table-cell>
          <table:table-cell office:value-type="float" office:value="39.9" calcext:value-type="float">
            <text:p>39.9</text:p>
          </table:table-cell>
          <table:table-cell office:value-type="float" office:value="2690450" calcext:value-type="float">
            <text:p>2690450</text:p>
          </table:table-cell>
          <table:table-cell office:value-type="float" office:value="2740350" calcext:value-type="float">
            <text:p>2740350</text:p>
          </table:table-cell>
          <table:table-cell table:number-columns-repeated="3"/>
          <table:table-cell office:value-type="string" calcext:value-type="string">
            <text:p>Winstanley C, Langille MG, Fothergill JL, et al. Newly introduced genomic prophage islands are critical determinants of in vivo competitiveness in the Liverpool Epidemic Strain of Pseudomonas aeruginosa. Genome Res. 2009;19(1):12-23. doi:10.1101/gr.086082.108 <text:s text:c="213"/>Klockgether, Jens, et al. “Pseudomonas Aeruginosa Genomic Structure and Diversity.” Frontiers in Microbiology, vol. 2, 13 July 2011, doi:10.3389/fmicb.2011.00150. </text:p>
          </table:table-cell>
          <table:table-cell office:value-type="string" calcext:value-type="string">
            <text:p>19047519 and 21808635</text:p>
          </table:table-cell>
          <table:table-cell table:number-columns-repeated="1009"/>
        </table:table-row>
        <table:table-row table:style-name="ro1">
          <table:table-cell office:value-type="string" calcext:value-type="string">
            <text:p>LES prophage 6</text:p>
          </table:table-cell>
          <table:table-cell/>
          <table:table-cell office:value-type="string" calcext:value-type="string">
            <text:p>Contains a putative bacteriophage integrase, and hypothetical protein bacteriophage Pf1.</text:p>
          </table:table-cell>
          <table:table-cell/>
          <table:table-cell office:value-type="string" calcext:value-type="string">
            <text:p>P. aeruginosa LESB58</text:p>
          </table:table-cell>
          <table:table-cell office:value-type="string" calcext:value-type="string">
            <text:p>FM209186</text:p>
          </table:table-cell>
          <table:table-cell/>
          <table:table-cell office:value-type="float" office:value="7.6" calcext:value-type="float">
            <text:p>7.6</text:p>
          </table:table-cell>
          <table:table-cell office:value-type="float" office:value="4545190" calcext:value-type="float">
            <text:p>4545190</text:p>
          </table:table-cell>
          <table:table-cell office:value-type="float" office:value="4552788" calcext:value-type="float">
            <text:p>4552788</text:p>
          </table:table-cell>
          <table:table-cell table:number-columns-repeated="3"/>
          <table:table-cell office:value-type="string" calcext:value-type="string">
            <text:p>Winstanley C, Langille MG, Fothergill JL, et al. Newly introduced genomic prophage islands are critical determinants of in vivo competitiveness in the Liverpool Epidemic Strain of Pseudomonas aeruginosa. Genome Res. 2009;19(1):12-23. doi:10.1101/gr.086082.108 <text:s text:c="213"/>Klockgether, Jens, et al. “Pseudomonas Aeruginosa Genomic Structure and Diversity.” Frontiers in Microbiology, vol. 2, 13 July 2011, doi:10.3389/fmicb.2011.00150. </text:p>
          </table:table-cell>
          <table:table-cell office:value-type="string" calcext:value-type="string">
            <text:p>19047519 and 21808635</text:p>
          </table:table-cell>
          <table:table-cell table:number-columns-repeated="1009"/>
        </table:table-row>
        <table:table-row table:style-name="ro1">
          <table:table-cell office:value-type="string" calcext:value-type="string">
            <text:p>GI 20</text:p>
          </table:table-cell>
          <table:table-cell/>
          <table:table-cell office:value-type="string" calcext:value-type="string">
            <text:p>99.98% identity with PAGI-5 from P. aeruginosa PSE9</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62" calcext:value-type="float">
            <text:p>62</text:p>
          </table:table-cell>
          <table:table-cell office:value-type="float" office:value="5366804" calcext:value-type="float">
            <text:p>5366804</text:p>
          </table:table-cell>
          <table:table-cell office:value-type="float" office:value="5428778" calcext:value-type="float">
            <text:p>5428778</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PI 24d</text:p>
          </table:table-cell>
          <table:table-cell/>
          <table:table-cell office:value-type="string" calcext:value-type="string">
            <text:p>99.98% identity with PAGI-6 <text:s/>from P. aeruginosa PSE9</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41.6" calcext:value-type="float">
            <text:p>41.6</text:p>
          </table:table-cell>
          <table:table-cell office:value-type="float" office:value="6239438" calcext:value-type="float">
            <text:p>6239438</text:p>
          </table:table-cell>
          <table:table-cell office:value-type="float" office:value="6281035" calcext:value-type="float">
            <text:p>6281035</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PI 4</text:p>
          </table:table-cell>
          <table:table-cell/>
          <table:table-cell office:value-type="string" calcext:value-type="string">
            <text:p>100% identity with PAGI-7 from P. aeruginosa PSE9</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22" calcext:value-type="float">
            <text:p>22</text:p>
          </table:table-cell>
          <table:table-cell office:value-type="float" office:value="1063975" calcext:value-type="float">
            <text:p>1063975</text:p>
          </table:table-cell>
          <table:table-cell office:value-type="float" office:value="1085974" calcext:value-type="float">
            <text:p>1085974</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PI 24b</text:p>
          </table:table-cell>
          <table:table-cell/>
          <table:table-cell office:value-type="string" calcext:value-type="string">
            <text:p>99.99% identity with PAGI-8 from P. aeruginosa PSE9</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15.6" calcext:value-type="float">
            <text:p>15.6</text:p>
          </table:table-cell>
          <table:table-cell office:value-type="float" office:value="6209865" calcext:value-type="float">
            <text:p>6209865</text:p>
          </table:table-cell>
          <table:table-cell office:value-type="float" office:value="6225427" calcext:value-type="float">
            <text:p>6225427</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t 5</text:p>
          </table:table-cell>
          <table:table-cell/>
          <table:table-cell office:value-type="string" calcext:value-type="string">
            <text:p>100% identity with PAGI-9 from P. aeruginosa PSE9</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7.4" calcext:value-type="float">
            <text:p>7.4</text:p>
          </table:table-cell>
          <table:table-cell office:value-type="float" office:value="1222896" calcext:value-type="float">
            <text:p>1222896</text:p>
          </table:table-cell>
          <table:table-cell office:value-type="float" office:value="1230252" calcext:value-type="float">
            <text:p>1230252</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PI/RI 12 (Table 4 PI/RI 9 should say PI/RIS 12 according to author)</text:p>
          </table:table-cell>
          <table:table-cell/>
          <table:table-cell office:value-type="string" calcext:value-type="string">
            <text:p>99.97% identity with PAGI-10 from P. aeruginosa PSE9</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25.9" calcext:value-type="float">
            <text:p>25.9</text:p>
          </table:table-cell>
          <table:table-cell office:value-type="float" office:value="2895779" calcext:value-type="float">
            <text:p>2895779</text:p>
          </table:table-cell>
          <table:table-cell office:value-type="float" office:value="2921721" calcext:value-type="float">
            <text:p>2921721</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t 14</text:p>
          </table:table-cell>
          <table:table-cell/>
          <table:table-cell office:value-type="string" calcext:value-type="string">
            <text:p>100% identity with PAGI-11 from P. aeruginosa PSE9</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2" calcext:value-type="float">
            <text:p>2</text:p>
          </table:table-cell>
          <table:table-cell office:value-type="float" office:value="3577280" calcext:value-type="float">
            <text:p>3577280</text:p>
          </table:table-cell>
          <table:table-cell office:value-type="float" office:value="3579282" calcext:value-type="float">
            <text:p>3579282</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PI 8</text:p>
          </table:table-cell>
          <table:table-cell/>
          <table:table-cell office:value-type="string" calcext:value-type="string">
            <text:p>98.62% identity with LESGI-1 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45.5" calcext:value-type="float">
            <text:p>45.5</text:p>
          </table:table-cell>
          <table:table-cell office:value-type="float" office:value="2424758" calcext:value-type="float">
            <text:p>2424758</text:p>
          </table:table-cell>
          <table:table-cell office:value-type="float" office:value="2470270" calcext:value-type="float">
            <text:p>2470270</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 11a (PI/SI/RI 11a)</text:p>
          </table:table-cell>
          <table:table-cell/>
          <table:table-cell office:value-type="string" calcext:value-type="string">
            <text:p>99.54% identity with LESGI-3 from P. aeruginosa LESB58. Note: GI 11 splits into GI 11a and GIt 11b, but is summarized in Table 4 as simply GI 11)</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112.6" calcext:value-type="float">
            <text:p>112.6</text:p>
          </table:table-cell>
          <table:table-cell office:value-type="float" office:value="2632036" calcext:value-type="float">
            <text:p>2632036</text:p>
          </table:table-cell>
          <table:table-cell office:value-type="float" office:value="2744677" calcext:value-type="float">
            <text:p>2744677</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t 11b </text:p>
          </table:table-cell>
          <table:table-cell/>
          <table:table-cell office:value-type="string" calcext:value-type="string">
            <text:p>99.54% identity with LESGI-3 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2.4" calcext:value-type="float">
            <text:p>2.4</text:p>
          </table:table-cell>
          <table:table-cell office:value-type="float" office:value="2751082" calcext:value-type="float">
            <text:p>2751082</text:p>
          </table:table-cell>
          <table:table-cell office:value-type="float" office:value="2753517" calcext:value-type="float">
            <text:p>2753517</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 13</text:p>
          </table:table-cell>
          <table:table-cell/>
          <table:table-cell office:value-type="string" calcext:value-type="string">
            <text:p>99.61% identity with LESGI-4 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51.4" calcext:value-type="float">
            <text:p>51.4</text:p>
          </table:table-cell>
          <table:table-cell office:value-type="float" office:value="3221391" calcext:value-type="float">
            <text:p>3221391</text:p>
          </table:table-cell>
          <table:table-cell office:value-type="float" office:value="3272809" calcext:value-type="float">
            <text:p>3272809</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 2</text:p>
          </table:table-cell>
          <table:table-cell/>
          <table:table-cell office:value-type="string" calcext:value-type="string">
            <text:p>99.36% identity with LESGI-6 from P. aeruogin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12.4" calcext:value-type="float">
            <text:p>12.4</text:p>
          </table:table-cell>
          <table:table-cell office:value-type="float" office:value="285777" calcext:value-type="float">
            <text:p>285777</text:p>
          </table:table-cell>
          <table:table-cell office:value-type="float" office:value="298203" calcext:value-type="float">
            <text:p>298203</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t 9</text:p>
          </table:table-cell>
          <table:table-cell/>
          <table:table-cell office:value-type="string" calcext:value-type="string">
            <text:p>99.41% dentity with LESGI-8 from <text:s/>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5" calcext:value-type="float">
            <text:p>5</text:p>
          </table:table-cell>
          <table:table-cell office:value-type="float" office:value="2533287" calcext:value-type="float">
            <text:p>2533287</text:p>
          </table:table-cell>
          <table:table-cell office:value-type="float" office:value="2538355" calcext:value-type="float">
            <text:p>2538355</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t 10</text:p>
          </table:table-cell>
          <table:table-cell/>
          <table:table-cell office:value-type="string" calcext:value-type="string">
            <text:p>99.75% identity with LESGI-9 <text:s/>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8.3" calcext:value-type="float">
            <text:p>8.3</text:p>
          </table:table-cell>
          <table:table-cell office:value-type="float" office:value="2556402" calcext:value-type="float">
            <text:p>2556402</text:p>
          </table:table-cell>
          <table:table-cell office:value-type="float" office:value="2564724" calcext:value-type="float">
            <text:p>2564724</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t 15</text:p>
          </table:table-cell>
          <table:table-cell/>
          <table:table-cell office:value-type="string" calcext:value-type="string">
            <text:p>99.55% identity with LESGI-12 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8.4" calcext:value-type="float">
            <text:p>8.4</text:p>
          </table:table-cell>
          <table:table-cell office:value-type="float" office:value="3769299" calcext:value-type="float">
            <text:p>3769299</text:p>
          </table:table-cell>
          <table:table-cell office:value-type="float" office:value="3777692" calcext:value-type="float">
            <text:p>3777692</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 17</text:p>
          </table:table-cell>
          <table:table-cell/>
          <table:table-cell office:value-type="string" calcext:value-type="string">
            <text:p>99.6% identity with LESGI-13 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24.3" calcext:value-type="float">
            <text:p>24.3</text:p>
          </table:table-cell>
          <table:table-cell office:value-type="float" office:value="4592095" calcext:value-type="float">
            <text:p>4592095</text:p>
          </table:table-cell>
          <table:table-cell office:value-type="float" office:value="4616393" calcext:value-type="float">
            <text:p>4616393</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t 18</text:p>
          </table:table-cell>
          <table:table-cell/>
          <table:table-cell office:value-type="string" calcext:value-type="string">
            <text:p>99.56% identity with LESGI-14 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6.2" calcext:value-type="float">
            <text:p>6.2</text:p>
          </table:table-cell>
          <table:table-cell office:value-type="float" office:value="4762338" calcext:value-type="float">
            <text:p>4762338</text:p>
          </table:table-cell>
          <table:table-cell office:value-type="float" office:value="4768531" calcext:value-type="float">
            <text:p>4768531</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 21</text:p>
          </table:table-cell>
          <table:table-cell/>
          <table:table-cell office:value-type="string" calcext:value-type="string">
            <text:p>99.73% identity with LESGI-15 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10.9" calcext:value-type="float">
            <text:p>10.9</text:p>
          </table:table-cell>
          <table:table-cell office:value-type="float" office:value="5615479" calcext:value-type="float">
            <text:p>5615479</text:p>
          </table:table-cell>
          <table:table-cell office:value-type="float" office:value="5626409" calcext:value-type="float">
            <text:p>5626409</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 22</text:p>
          </table:table-cell>
          <table:table-cell/>
          <table:table-cell office:value-type="string" calcext:value-type="string">
            <text:p>99.62% identity with LESGI-16 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27.2" calcext:value-type="float">
            <text:p>27.2</text:p>
          </table:table-cell>
          <table:table-cell office:value-type="float" office:value="5700164" calcext:value-type="float">
            <text:p>5700164</text:p>
          </table:table-cell>
          <table:table-cell office:value-type="float" office:value="5727413" calcext:value-type="float">
            <text:p>5727413</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 23</text:p>
          </table:table-cell>
          <table:table-cell/>
          <table:table-cell office:value-type="string" calcext:value-type="string">
            <text:p>89.31% identity with LES-prophage 4 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36.3" calcext:value-type="float">
            <text:p>36.3</text:p>
          </table:table-cell>
          <table:table-cell office:value-type="float" office:value="5875381" calcext:value-type="float">
            <text:p>5875381</text:p>
          </table:table-cell>
          <table:table-cell office:value-type="float" office:value="5911730" calcext:value-type="float">
            <text:p>5911730</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PAGI-13</text:p>
          </table:table-cell>
          <table:table-cell/>
          <table:table-cell office:value-type="string" calcext:value-type="string">
            <text:p>Contains rmtD and In163. Contains genes for integrases, phages, prophages, transposable elements, plasmids, <text:s/>cell signaling, virulence, disease, defense, stress response, hypothetical proteins.</text:p>
          </table:table-cell>
          <table:table-cell office:value-type="float" office:value="62.3" calcext:value-type="float">
            <text:p>62.3</text:p>
          </table:table-cell>
          <table:table-cell office:value-type="string" calcext:value-type="string">
            <text:p>Pseudomonas aeruginosa clone ST277, strain CCBH4851</text:p>
          </table:table-cell>
          <table:table-cell office:value-type="string" calcext:value-type="string">
            <text:p>KT454971.1</text:p>
          </table:table-cell>
          <table:table-cell/>
          <table:table-cell office:value-type="float" office:value="197.35" calcext:value-type="float">
            <text:p>197.35</text:p>
          </table:table-cell>
          <table:table-cell office:value-type="float" office:value="191222" calcext:value-type="float">
            <text:p>191222</text:p>
          </table:table-cell>
          <table:table-cell office:value-type="float" office:value="388622" calcext:value-type="float">
            <text:p>388622</text:p>
          </table:table-cell>
          <table:table-cell table:number-columns-repeated="3"/>
          <table:table-cell office:value-type="string" calcext:value-type="string">
            <text:p>Silveira MC, Albano RM, Asensi MD, Carvalho-Assef AP. Description of genomic islands associated to the multidrug-resistant Pseudomonas aeruginosa clone ST277. Infect Genet Evol. 2016 Aug;42:60-5. doi: 10.1016/j.meegid.2016.04.024. Epub 2016 Apr 21. </text:p>
          </table:table-cell>
          <table:table-cell office:value-type="float" office:value="27108807" calcext:value-type="float">
            <text:p>27108807</text:p>
          </table:table-cell>
          <table:table-cell office:value-type="string" calcext:value-type="string">
            <text:p>The end coordinate is an approximations based on the given start coordinate and size.</text:p>
          </table:table-cell>
          <table:table-cell table:number-columns-repeated="1008"/>
        </table:table-row>
        <table:table-row table:style-name="ro1">
          <table:table-cell office:value-type="string" calcext:value-type="string">
            <text:p>PAGI-14</text:p>
          </table:table-cell>
          <table:table-cell/>
          <table:table-cell office:value-type="string" calcext:value-type="string">
            <text:p>Contains genes encoding proteins related to type III restriction system, regulation, an integrase, and phages. Mostly hypothetical proteins.</text:p>
          </table:table-cell>
          <table:table-cell office:value-type="float" office:value="55" calcext:value-type="float">
            <text:p>55</text:p>
          </table:table-cell>
          <table:table-cell office:value-type="string" calcext:value-type="string">
            <text:p>Pseudomonas aeruginosa clone ST277, strain CCBH4851</text:p>
          </table:table-cell>
          <table:table-cell office:value-type="string" calcext:value-type="string">
            <text:p>KT454971.1</text:p>
          </table:table-cell>
          <table:table-cell/>
          <table:table-cell office:value-type="float" office:value="47.513" calcext:value-type="float">
            <text:p>47.513</text:p>
          </table:table-cell>
          <table:table-cell office:value-type="float" office:value="557921" calcext:value-type="float">
            <text:p>557921</text:p>
          </table:table-cell>
          <table:table-cell office:value-type="float" office:value="605421" calcext:value-type="float">
            <text:p>605421</text:p>
          </table:table-cell>
          <table:table-cell table:number-columns-repeated="3"/>
          <table:table-cell office:value-type="string" calcext:value-type="string">
            <text:p>Silveira MC, Albano RM, Asensi MD, Carvalho-Assef AP. Description of genomic islands associated to the multidrug-resistant Pseudomonas aeruginosa clone ST277. Infect Genet Evol. 2016 Aug;42:60-5. doi: 10.1016/j.meegid.2016.04.024. Epub 2016 Apr 21. </text:p>
          </table:table-cell>
          <table:table-cell office:value-type="float" office:value="27108807" calcext:value-type="float">
            <text:p>27108807</text:p>
          </table:table-cell>
          <table:table-cell office:value-type="string" calcext:value-type="string">
            <text:p>The end coordinate is an approximations based on the given start coordinate and size.</text:p>
          </table:table-cell>
          <table:table-cell table:number-columns-repeated="1008"/>
        </table:table-row>
        <table:table-row table:style-name="ro1">
          <table:table-cell office:value-type="string" calcext:value-type="string">
            <text:p>PAGI-15</text:p>
          </table:table-cell>
          <table:table-cell/>
          <table:table-cell office:value-type="string" calcext:value-type="string">
            <text:p>carrying the blaGES-24 gene</text:p>
          </table:table-cell>
          <table:table-cell/>
          <table:table-cell office:value-type="string" calcext:value-type="string">
            <text:p>P. aeruginosa ST235, isolate IH2</text:p>
          </table:table-cell>
          <table:table-cell/>
          <table:table-cell office:value-type="string" calcext:value-type="string">
            <text:p>KX196168</text:p>
          </table:table-cell>
          <table:table-cell office:value-type="float" office:value="118.715" calcext:value-type="float">
            <text:p>118.715</text:p>
          </table:table-cell>
          <table:table-cell table:number-columns-repeated="5"/>
          <table:table-cell office:value-type="string" calcext:value-type="string">
            <text:p>Hong JS, Yoon EJ, Lee H, Jeong SH, Lee K. Clonal Dissemination of Pseudomonas aeruginosa Sequence Type 235 Isolates Carrying blaIMP-6 and Emergence of blaGES-24 and blaIMP-10 on Novel Genomic Islands PAGI-15 and -16 in South Korea. Antimicrob Agents Chemother. 2016;60(12):7216-7223. Published 2016 Nov 21. doi:10.1128/AAC.01601-16</text:p>
          </table:table-cell>
          <table:table-cell office:value-type="float" office:value="27671068" calcext:value-type="float">
            <text:p>27671068</text:p>
          </table:table-cell>
          <table:table-cell table:number-columns-repeated="1009"/>
        </table:table-row>
        <table:table-row table:style-name="ro1">
          <table:table-cell office:value-type="string" calcext:value-type="string">
            <text:p>PAGI-16</text:p>
          </table:table-cell>
          <table:table-cell/>
          <table:table-cell office:value-type="string" calcext:value-type="string">
            <text:p>carrying the blaIMP-10 gene</text:p>
          </table:table-cell>
          <table:table-cell office:value-type="float" office:value="61.4" calcext:value-type="float">
            <text:p>61.4</text:p>
          </table:table-cell>
          <table:table-cell office:value-type="string" calcext:value-type="string">
            <text:p>P. aeruginosa ST235, isolate BP14</text:p>
          </table:table-cell>
          <table:table-cell/>
          <table:table-cell office:value-type="string" calcext:value-type="string">
            <text:p>KX196169</text:p>
          </table:table-cell>
          <table:table-cell office:value-type="string" calcext:value-type="string">
            <text:p>69.208?</text:p>
          </table:table-cell>
          <table:table-cell table:number-columns-repeated="5"/>
          <table:table-cell office:value-type="string" calcext:value-type="string">
            <text:p>Hong JS, Yoon EJ, Lee H, Jeong SH, Lee K. Clonal Dissemination of Pseudomonas aeruginosa Sequence Type 235 Isolates Carrying blaIMP-6 and Emergence of blaGES-24 and blaIMP-10 on Novel Genomic Islands PAGI-15 and -16 in South Korea. Antimicrob Agents Chemother. 2016;60(12):7216-7223. Published 2016 Nov 21. doi:10.1128/AAC.01601-16</text:p>
          </table:table-cell>
          <table:table-cell office:value-type="float" office:value="27671068" calcext:value-type="float">
            <text:p>27671068</text:p>
          </table:table-cell>
          <table:table-cell table:number-columns-repeated="1009"/>
        </table:table-row>
        <table:table-row table:style-name="ro1">
          <table:table-cell office:value-type="string" calcext:value-type="string">
            <text:p>PAGI-16</text:p>
          </table:table-cell>
          <table:table-cell/>
          <table:table-cell office:value-type="string" calcext:value-type="string">
            <text:p>carrying the blaIMP-6 gene</text:p>
          </table:table-cell>
          <table:table-cell office:value-type="float" office:value="61.4" calcext:value-type="float">
            <text:p>61.4</text:p>
          </table:table-cell>
          <table:table-cell office:value-type="string" calcext:value-type="string">
            <text:p>P. aeruginosa ST235, isolate KMU11</text:p>
          </table:table-cell>
          <table:table-cell/>
          <table:table-cell office:value-type="string" calcext:value-type="string">
            <text:p>KX196167</text:p>
          </table:table-cell>
          <table:table-cell office:value-type="float" office:value="95.029" calcext:value-type="float">
            <text:p>95.029</text:p>
          </table:table-cell>
          <table:table-cell table:number-columns-repeated="5"/>
          <table:table-cell office:value-type="string" calcext:value-type="string">
            <text:p>Hong JS, Yoon EJ, Lee H, Jeong SH, Lee K. Clonal Dissemination of Pseudomonas aeruginosa Sequence Type 235 Isolates Carrying blaIMP-6 and Emergence of blaGES-24 and blaIMP-10 on Novel Genomic Islands PAGI-15 and -16 in South Korea. Antimicrob Agents Chemother. 2016;60(12):7216-7223. Published 2016 Nov 21. doi:10.1128/AAC.01601-16</text:p>
          </table:table-cell>
          <table:table-cell office:value-type="float" office:value="27671068" calcext:value-type="float">
            <text:p>27671068</text:p>
          </table:table-cell>
          <table:table-cell table:number-columns-repeated="1009"/>
        </table:table-row>
        <table:table-row table:style-name="ro1">
          <table:table-cell office:value-type="string" calcext:value-type="string">
            <text:p>Enterococcus faecalis pathogenicity island</text:p>
          </table:table-cell>
          <table:table-cell/>
          <table:table-cell office:value-type="string" calcext:value-type="string">
            <text:p>Code for virulence traits Esp and cytolysin, and also an aggregation substance which contributes to bacterial clumping. Appears to code for a DNA-damage-inducible protein, an AraC-like transcriptional regulator, a conguated bile acid hydrolase, compoenents of the phosphotransferase system, and a Gls24-like starvation-inducible protein.</text:p>
          </table:table-cell>
          <table:table-cell office:value-type="float" office:value="32.2" calcext:value-type="float">
            <text:p>32.2</text:p>
          </table:table-cell>
          <table:table-cell office:value-type="string" calcext:value-type="string">
            <text:p>Enterococcus faecalis MMH594</text:p>
          </table:table-cell>
          <table:table-cell/>
          <table:table-cell office:value-type="string" calcext:value-type="string">
            <text:p>AF454824.1</text:p>
          </table:table-cell>
          <table:table-cell office:value-type="float" office:value="153.6" calcext:value-type="float">
            <text:p>153.6</text:p>
          </table:table-cell>
          <table:table-cell table:number-columns-repeated="5"/>
          <table:table-cell office:value-type="string" calcext:value-type="string">
            <text:p>Leavis H, Top J, Shankar N, et al. A novel putative enterococcal pathogenicity island linked to the esp virulence gene of Enterococcus faecium and associated with epidemicity. J Bacteriol. 2004;186(3):672-682. doi:10.1128/jb.186.3.672-682.2004 <text:s text:c="314"/>Shankar, N., Baghdayan, A. &amp; Gilmore, M. Modulation of virulence within a pathogenicity island in vancomycin-resistant Enterococcus faecalis. Nature 417, 746–750 (2002). https://doi.org/10.1038/nature00802 </text:p>
          </table:table-cell>
          <table:table-cell office:value-type="string" calcext:value-type="string">
            <text:p> 14729692 ,12066186</text:p>
          </table:table-cell>
          <table:table-cell table:number-columns-repeated="1009"/>
        </table:table-row>
        <table:table-row table:style-name="ro1">
          <table:table-cell office:value-type="string" calcext:value-type="string">
            <text:p>Enterococcus faecium isolate E300 pathogenicity island, partial sequence</text:p>
          </table:table-cell>
          <table:table-cell/>
          <table:table-cell office:value-type="string" calcext:value-type="string">
            <text:p>Encodes the Esp protein</text:p>
          </table:table-cell>
          <table:table-cell office:value-type="string" calcext:value-type="string">
            <text:p>G+C content of the individual ORFs of the pathogenicity island are listed in the Leavis et al. paper and average to 34.2%</text:p>
          </table:table-cell>
          <table:table-cell office:value-type="string" calcext:value-type="string">
            <text:p>Enterococcus faecium E300 </text:p>
          </table:table-cell>
          <table:table-cell office:value-type="string" calcext:value-type="string">
            <text:p>AY322150</text:p>
          </table:table-cell>
          <table:table-cell/>
          <table:table-cell office:value-type="float" office:value="14.6" calcext:value-type="float">
            <text:p>14.6</text:p>
          </table:table-cell>
          <table:table-cell table:number-columns-repeated="5"/>
          <table:table-cell office:value-type="string" calcext:value-type="string">
            <text:p>Leavis H, Top J, Shankar N, et al. A novel putative enterococcal pathogenicity island linked to the esp virulence gene of Enterococcus faecium and associated with epidemicity. J Bacteriol. 2004;186(3):672-682. doi:10.1128/jb.186.3.672-682.2004</text:p>
          </table:table-cell>
          <table:table-cell office:value-type="string" calcext:value-type="string">
            <text:p> 14729692</text:p>
          </table:table-cell>
          <table:table-cell table:number-columns-repeated="1009"/>
        </table:table-row>
        <table:table-row table:style-name="ro1">
          <table:table-cell office:value-type="string" calcext:value-type="string">
            <text:p>uncharacterized (novel PAI at the time of the paper's publishing)</text:p>
          </table:table-cell>
          <table:table-cell/>
          <table:table-cell office:value-type="string" calcext:value-type="string">
            <text:p>Putatively codes for capsule-like genes and putative exopolysaccharide synthesis. Contains a bile acid hydrolase <text:s/>(cbh) and lactose metabolic pathway genes (lacABCDEFG)</text:p>
          </table:table-cell>
          <table:table-cell/>
          <table:table-cell office:value-type="string" calcext:value-type="string">
            <text:p>Enterococcus faecalis D32</text:p>
          </table:table-cell>
          <table:table-cell office:value-type="string" calcext:value-type="string">
            <text:p>NC_018221-018223</text:p>
          </table:table-cell>
          <table:table-cell/>
          <table:table-cell office:value-type="float" office:value="138" calcext:value-type="float">
            <text:p>138</text:p>
          </table:table-cell>
          <table:table-cell office:value-type="float" office:value="1901082" calcext:value-type="float">
            <text:p>1901082</text:p>
          </table:table-cell>
          <table:table-cell office:value-type="float" office:value="2032259" calcext:value-type="float">
            <text:p>2032259</text:p>
          </table:table-cell>
          <table:table-cell table:number-columns-repeated="3"/>
          <table:table-cell office:value-type="string" calcext:value-type="string">
            <text:p>Zischka M, Künne CT, Blom J, et al. Comprehensive molecular, genomic and phenotypic analysis of a major clone of Enterococcus faecalis MLST ST40. BMC Genomics. 2015;16(1):175. Published 2015 Mar 12. doi:10.1186/s12864-015-1367-x</text:p>
          </table:table-cell>
          <table:table-cell office:value-type="string" calcext:value-type="string">
            <text:p> 25887115</text:p>
          </table:table-cell>
          <table:table-cell table:number-columns-repeated="1009"/>
        </table:table-row>
        <table:table-row table:style-name="ro1">
          <table:table-cell office:value-type="string" calcext:value-type="string">
            <text:p>esp pathogenicity island (PAI)</text:p>
          </table:table-cell>
          <table:table-cell/>
          <table:table-cell office:value-type="string" calcext:value-type="string">
            <text:p>Contains the esp gene which codes for the Esp protein (200kDa), a putative multi-drug transporter, and a putative manganese uptake proteins. These genes supposedly increase virulence</text:p>
          </table:table-cell>
          <table:table-cell office:value-type="float" office:value="35.7" calcext:value-type="float">
            <text:p>35.7</text:p>
          </table:table-cell>
          <table:table-cell office:value-type="string" calcext:value-type="string">
            <text:p>Enterococcus faecium E1162</text:p>
          </table:table-cell>
          <table:table-cell office:value-type="string" calcext:value-type="string">
            <text:p>ABQJ00000000</text:p>
          </table:table-cell>
          <table:table-cell/>
          <table:table-cell office:value-type="float" office:value="64" calcext:value-type="float">
            <text:p>64</text:p>
          </table:table-cell>
          <table:table-cell office:value-type="float" office:value="41626" calcext:value-type="float">
            <text:p>41626</text:p>
          </table:table-cell>
          <table:table-cell office:value-type="float" office:value="105121" calcext:value-type="float">
            <text:p>105121</text:p>
          </table:table-cell>
          <table:table-cell table:number-columns-repeated="3"/>
          <table:table-cell office:value-type="string" calcext:value-type="string">
            <text:p>van Schaik W, Top J, Riley DR, et al. Pyrosequencing-based comparative genome analysis of the nosocomial pathogen Enterococcus faecium and identification of a large transferable pathogenicity island. BMC Genomics. 2010;11:239. Published 2010 Apr 14. doi:10.1186/1471-2164-11-239 <text:s text:c="189"/>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string" calcext:value-type="string">
            <text:p>20398277, 22769602</text:p>
          </table:table-cell>
          <table:table-cell office:value-type="string" calcext:value-type="string">
            <text:p>Determined the coordinates by aligning the 54bp repeats from Supplementary file 9 (van Schaik paper) to the contig that contains the esp gene</text:p>
          </table:table-cell>
          <table:table-cell table:number-columns-repeated="1008"/>
        </table:table-row>
        <table:table-row table:style-name="ro1">
          <table:table-cell office:value-type="string" calcext:value-type="string">
            <text:p>esp pathogenicity island (PAI)</text:p>
          </table:table-cell>
          <table:table-cell/>
          <table:table-cell office:value-type="string" calcext:value-type="string">
            <text:p>Contains the esp gene which codes for the Esp protein (200kDa), a putative multi-drug transporter, and a putative manganese uptake proteins. These genes supposedly increase virulence This PAI also includes a 7-kb insertion which encodes a complete pathway for inositol metabolism.</text:p>
          </table:table-cell>
          <table:table-cell office:value-type="float" office:value="36.6" calcext:value-type="float">
            <text:p>36.6</text:p>
          </table:table-cell>
          <table:table-cell office:value-type="string" calcext:value-type="string">
            <text:p>Enterococcus faecium E1679</text:p>
          </table:table-cell>
          <table:table-cell office:value-type="string" calcext:value-type="string">
            <text:p>ABSC00000000</text:p>
          </table:table-cell>
          <table:table-cell/>
          <table:table-cell office:value-type="float" office:value="104" calcext:value-type="float">
            <text:p>104</text:p>
          </table:table-cell>
          <table:table-cell office:value-type="float" office:value="14160" calcext:value-type="float">
            <text:p>14160</text:p>
          </table:table-cell>
          <table:table-cell office:value-type="float" office:value="118150" calcext:value-type="float">
            <text:p>118150</text:p>
          </table:table-cell>
          <table:table-cell table:number-columns-repeated="3"/>
          <table:table-cell office:value-type="string" calcext:value-type="string">
            <text:p>van Schaik W, Top J, Riley DR, et al. Pyrosequencing-based comparative genome analysis of the nosocomial pathogen Enterococcus faecium and identification of a large transferable pathogenicity island. BMC Genomics. 2010;11:239. Published 2010 Apr 14. doi:10.1186/1471-2164-11-239 <text:s text:c="189"/>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string" calcext:value-type="string">
            <text:p>20398277, 22769602</text:p>
          </table:table-cell>
          <table:table-cell office:value-type="string" calcext:value-type="string">
            <text:p>Determined the coordinates by aligning the 54bp repeats from Supplementary file 9 to the contig that contains the esp gene</text:p>
          </table:table-cell>
          <table:table-cell table:number-columns-repeated="1008"/>
        </table:table-row>
        <table:table-row table:style-name="ro1">
          <table:table-cell office:value-type="string" calcext:value-type="string">
            <text:p>esp pathogenicity island (PAI)</text:p>
          </table:table-cell>
          <table:table-cell/>
          <table:table-cell office:value-type="string" calcext:value-type="string">
            <text:p>Contains the esp gene which codes for the Esp protein (200kDa), a putative multi-drug transporter, and a putative manganese uptake proteins. These genes supposedly increase virulence</text:p>
          </table:table-cell>
          <table:table-cell office:value-type="float" office:value="35.4" calcext:value-type="float">
            <text:p>35.4</text:p>
          </table:table-cell>
          <table:table-cell office:value-type="string" calcext:value-type="string">
            <text:p>Enterococcus faecium U0317</text:p>
          </table:table-cell>
          <table:table-cell office:value-type="string" calcext:value-type="string">
            <text:p>ABSW00000000</text:p>
          </table:table-cell>
          <table:table-cell/>
          <table:table-cell office:value-type="float" office:value="68" calcext:value-type="float">
            <text:p>68</text:p>
          </table:table-cell>
          <table:table-cell office:value-type="float" office:value="79581" calcext:value-type="float">
            <text:p>79581</text:p>
          </table:table-cell>
          <table:table-cell office:value-type="float" office:value="147957" calcext:value-type="float">
            <text:p>147957</text:p>
          </table:table-cell>
          <table:table-cell table:number-columns-repeated="3"/>
          <table:table-cell office:value-type="string" calcext:value-type="string">
            <text:p>van Schaik W, Top J, Riley DR, et al. Pyrosequencing-based comparative genome analysis of the nosocomial pathogen Enterococcus faecium and identification of a large transferable pathogenicity island. BMC Genomics. 2010;11:239. Published 2010 Apr 14. doi:10.1186/1471-2164-11-239 <text:s text:c="189"/>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string" calcext:value-type="string">
            <text:p>20398277, 22769602</text:p>
          </table:table-cell>
          <table:table-cell office:value-type="string" calcext:value-type="string">
            <text:p>Determined the end coordinates by aligning the 54bp repeats from Supplementary file 9 to the contig that contains the esp gene; For the start coordinate, had to align to the PAI from the other two genomes because the repeat is not part of that PAI any longer</text:p>
          </table:table-cell>
          <table:table-cell table:number-columns-repeated="1008"/>
        </table:table-row>
        <table:table-row table:style-name="ro1">
          <table:table-cell office:value-type="string" calcext:value-type="string">
            <text:p>GI1</text:p>
          </table:table-cell>
          <table:table-cell/>
          <table:table-cell office:value-type="string" calcext:value-type="string">
            <text:p>Contains many genes including: a SPOUT methyltrasnferase superfamily protein, a ISEfl transposase, a cell wall protein, a thymidine kinase, an APC family transporter, and a transcriptional regulator</text:p>
          </table:table-cell>
          <table:table-cell/>
          <table:table-cell office:value-type="string" calcext:value-type="string">
            <text:p>Enterococcus faecium TX16</text:p>
          </table:table-cell>
          <table:table-cell office:value-type="string" calcext:value-type="string">
            <text:p>CP003583</text:p>
          </table:table-cell>
          <table:table-cell/>
          <table:table-cell office:value-type="float" office:value="12.75" calcext:value-type="float">
            <text:p>12.75</text:p>
          </table:table-cell>
          <table:table-cell office:value-type="float" office:value="245109" calcext:value-type="float">
            <text:p>245109</text:p>
          </table:table-cell>
          <table:table-cell office:value-type="float" office:value="257859" calcext:value-type="float">
            <text:p>257859</text:p>
          </table:table-cell>
          <table:table-cell table:number-columns-repeated="3"/>
          <table:table-cell office:value-type="string" calcext:value-type="string">
            <text:p>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float" office:value="22769602" calcext:value-type="float">
            <text:p>22769602</text:p>
          </table:table-cell>
          <table:table-cell table:number-columns-repeated="1009"/>
        </table:table-row>
        <table:table-row table:style-name="ro1">
          <table:table-cell office:value-type="string" calcext:value-type="string">
            <text:p>GI2</text:p>
          </table:table-cell>
          <table:table-cell/>
          <table:table-cell office:value-type="string" calcext:value-type="string">
            <text:p>Contains a predicted transposase, and two transcriptional regulators</text:p>
          </table:table-cell>
          <table:table-cell/>
          <table:table-cell office:value-type="string" calcext:value-type="string">
            <text:p>Enterococcus faecium TX16</text:p>
          </table:table-cell>
          <table:table-cell office:value-type="string" calcext:value-type="string">
            <text:p>CP003583</text:p>
          </table:table-cell>
          <table:table-cell/>
          <table:table-cell office:value-type="float" office:value="4.137" calcext:value-type="float">
            <text:p>4.137</text:p>
          </table:table-cell>
          <table:table-cell office:value-type="float" office:value="513343" calcext:value-type="float">
            <text:p>513343</text:p>
          </table:table-cell>
          <table:table-cell office:value-type="float" office:value="517480" calcext:value-type="float">
            <text:p>517480</text:p>
          </table:table-cell>
          <table:table-cell table:number-columns-repeated="3"/>
          <table:table-cell office:value-type="string" calcext:value-type="string">
            <text:p>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float" office:value="22769602" calcext:value-type="float">
            <text:p>22769602</text:p>
          </table:table-cell>
          <table:table-cell table:number-columns-repeated="1009"/>
        </table:table-row>
        <table:table-row table:style-name="ro1">
          <table:table-cell office:value-type="string" calcext:value-type="string">
            <text:p>GI3</text:p>
          </table:table-cell>
          <table:table-cell/>
          <table:table-cell office:value-type="string" calcext:value-type="string">
            <text:p>Contains ABC transport genes, a transposase, a Mg-dependent Dnase, a LysM family protein, a cell wall protein, and a predicted fosfomycin resistance protein</text:p>
          </table:table-cell>
          <table:table-cell/>
          <table:table-cell office:value-type="string" calcext:value-type="string">
            <text:p>Enterococcus faecium TX16</text:p>
          </table:table-cell>
          <table:table-cell office:value-type="string" calcext:value-type="string">
            <text:p>CP003583</text:p>
          </table:table-cell>
          <table:table-cell/>
          <table:table-cell office:value-type="float" office:value="8.795" calcext:value-type="float">
            <text:p>8.795</text:p>
          </table:table-cell>
          <table:table-cell office:value-type="float" office:value="1151876" calcext:value-type="float">
            <text:p>1151876</text:p>
          </table:table-cell>
          <table:table-cell office:value-type="float" office:value="1160671" calcext:value-type="float">
            <text:p>1160671</text:p>
          </table:table-cell>
          <table:table-cell table:number-columns-repeated="3"/>
          <table:table-cell office:value-type="string" calcext:value-type="string">
            <text:p>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float" office:value="22769602" calcext:value-type="float">
            <text:p>22769602</text:p>
          </table:table-cell>
          <table:table-cell table:number-columns-repeated="1009"/>
        </table:table-row>
        <table:table-row table:style-name="ro1">
          <table:table-cell office:value-type="string" calcext:value-type="string">
            <text:p>GI4</text:p>
          </table:table-cell>
          <table:table-cell/>
          <table:table-cell office:value-type="string" calcext:value-type="string">
            <text:p>Contains a putative membrane protein, and a putative transposase</text:p>
          </table:table-cell>
          <table:table-cell/>
          <table:table-cell office:value-type="string" calcext:value-type="string">
            <text:p>Enterococcus faecium TX16</text:p>
          </table:table-cell>
          <table:table-cell office:value-type="string" calcext:value-type="string">
            <text:p>CP003583</text:p>
          </table:table-cell>
          <table:table-cell/>
          <table:table-cell office:value-type="float" office:value="5.252" calcext:value-type="float">
            <text:p>5.252</text:p>
          </table:table-cell>
          <table:table-cell office:value-type="float" office:value="1609282" calcext:value-type="float">
            <text:p>1609282</text:p>
          </table:table-cell>
          <table:table-cell office:value-type="float" office:value="1614534" calcext:value-type="float">
            <text:p>1614534</text:p>
          </table:table-cell>
          <table:table-cell table:number-columns-repeated="3"/>
          <table:table-cell office:value-type="string" calcext:value-type="string">
            <text:p>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float" office:value="22769602" calcext:value-type="float">
            <text:p>22769602</text:p>
          </table:table-cell>
          <table:table-cell table:number-columns-repeated="1009"/>
        </table:table-row>
        <table:table-row table:style-name="ro1">
          <table:table-cell office:value-type="string" calcext:value-type="string">
            <text:p>GI5</text:p>
          </table:table-cell>
          <table:table-cell/>
          <table:table-cell office:value-type="string" calcext:value-type="string">
            <text:p>Contains 5 transposase related proteins</text:p>
          </table:table-cell>
          <table:table-cell/>
          <table:table-cell office:value-type="string" calcext:value-type="string">
            <text:p>Enterococcus faecium TX16</text:p>
          </table:table-cell>
          <table:table-cell office:value-type="string" calcext:value-type="string">
            <text:p>CP003583</text:p>
          </table:table-cell>
          <table:table-cell/>
          <table:table-cell office:value-type="float" office:value="5.316" calcext:value-type="float">
            <text:p>5.316</text:p>
          </table:table-cell>
          <table:table-cell office:value-type="float" office:value="1827597" calcext:value-type="float">
            <text:p>1827597</text:p>
          </table:table-cell>
          <table:table-cell office:value-type="float" office:value="1832913" calcext:value-type="float">
            <text:p>1832913</text:p>
          </table:table-cell>
          <table:table-cell table:number-columns-repeated="3"/>
          <table:table-cell office:value-type="string" calcext:value-type="string">
            <text:p>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float" office:value="22769602" calcext:value-type="float">
            <text:p>22769602</text:p>
          </table:table-cell>
          <table:table-cell table:number-columns-repeated="1009"/>
        </table:table-row>
        <table:table-row table:style-name="ro1">
          <table:table-cell office:value-type="string" calcext:value-type="string">
            <text:p>GI6</text:p>
          </table:table-cell>
          <table:table-cell/>
          <table:table-cell office:value-type="string" calcext:value-type="string">
            <text:p>Contains transposases, integrases, MOP superfamily multidrug transporter, and a bacteriophage portal protein</text:p>
          </table:table-cell>
          <table:table-cell/>
          <table:table-cell office:value-type="string" calcext:value-type="string">
            <text:p>Enterococcus faecium TX16</text:p>
          </table:table-cell>
          <table:table-cell office:value-type="string" calcext:value-type="string">
            <text:p>CP003583</text:p>
          </table:table-cell>
          <table:table-cell/>
          <table:table-cell office:value-type="float" office:value="6.103" calcext:value-type="float">
            <text:p>6.103</text:p>
          </table:table-cell>
          <table:table-cell office:value-type="float" office:value="1878180" calcext:value-type="float">
            <text:p>1878180</text:p>
          </table:table-cell>
          <table:table-cell office:value-type="float" office:value="1884283" calcext:value-type="float">
            <text:p>1884283</text:p>
          </table:table-cell>
          <table:table-cell table:number-columns-repeated="3"/>
          <table:table-cell office:value-type="string" calcext:value-type="string">
            <text:p>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float" office:value="22769602" calcext:value-type="float">
            <text:p>22769602</text:p>
          </table:table-cell>
          <table:table-cell table:number-columns-repeated="1009"/>
        </table:table-row>
        <table:table-row table:style-name="ro1">
          <table:table-cell office:value-type="string" calcext:value-type="string">
            <text:p>GI7</text:p>
          </table:table-cell>
          <table:table-cell/>
          <table:table-cell office:value-type="string" calcext:value-type="string">
            <text:p>Contains genes for a tranposase, a DNA binding protein, AraC family response regulator, and many enzymes</text:p>
          </table:table-cell>
          <table:table-cell/>
          <table:table-cell office:value-type="string" calcext:value-type="string">
            <text:p>Enterococcus faecium TX16</text:p>
          </table:table-cell>
          <table:table-cell office:value-type="string" calcext:value-type="string">
            <text:p>CP003583</text:p>
          </table:table-cell>
          <table:table-cell/>
          <table:table-cell office:value-type="float" office:value="11.529" calcext:value-type="float">
            <text:p>11.529</text:p>
          </table:table-cell>
          <table:table-cell office:value-type="float" office:value="1887073" calcext:value-type="float">
            <text:p>1887073</text:p>
          </table:table-cell>
          <table:table-cell office:value-type="float" office:value="1898602" calcext:value-type="float">
            <text:p>1898602</text:p>
          </table:table-cell>
          <table:table-cell table:number-columns-repeated="3"/>
          <table:table-cell office:value-type="string" calcext:value-type="string">
            <text:p>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float" office:value="22769602" calcext:value-type="float">
            <text:p>22769602</text:p>
          </table:table-cell>
          <table:table-cell table:number-columns-repeated="1009"/>
        </table:table-row>
        <table:table-row table:style-name="ro1">
          <table:table-cell office:value-type="string" calcext:value-type="string">
            <text:p>GI8</text:p>
          </table:table-cell>
          <table:table-cell/>
          <table:table-cell office:value-type="string" calcext:value-type="string">
            <text:p>Contains a UDP-glucose dehydrogeanse family protein, glycosyltransferases, 2 other UDP related enzymes</text:p>
          </table:table-cell>
          <table:table-cell/>
          <table:table-cell office:value-type="string" calcext:value-type="string">
            <text:p>Enterococcus faecium TX16</text:p>
          </table:table-cell>
          <table:table-cell office:value-type="string" calcext:value-type="string">
            <text:p>CP003583</text:p>
          </table:table-cell>
          <table:table-cell/>
          <table:table-cell office:value-type="float" office:value="4.68" calcext:value-type="float">
            <text:p>4.68</text:p>
          </table:table-cell>
          <table:table-cell office:value-type="float" office:value="1908202" calcext:value-type="float">
            <text:p>1908202</text:p>
          </table:table-cell>
          <table:table-cell office:value-type="float" office:value="1912882" calcext:value-type="float">
            <text:p>1912882</text:p>
          </table:table-cell>
          <table:table-cell table:number-columns-repeated="3"/>
          <table:table-cell office:value-type="string" calcext:value-type="string">
            <text:p>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float" office:value="22769602" calcext:value-type="float">
            <text:p>22769602</text:p>
          </table:table-cell>
          <table:table-cell table:number-columns-repeated="1009"/>
        </table:table-row>
        <table:table-row table:style-name="ro1">
          <table:table-cell office:value-type="string" calcext:value-type="string">
            <text:p>GI9</text:p>
          </table:table-cell>
          <table:table-cell/>
          <table:table-cell office:value-type="string" calcext:value-type="string">
            <text:p>Contains a DegV family protein, a tRNA-Lys, integrase, enterocin induction factor and enterocin A immunity protein</text:p>
          </table:table-cell>
          <table:table-cell/>
          <table:table-cell office:value-type="string" calcext:value-type="string">
            <text:p>Enterococcus faecium TX16</text:p>
          </table:table-cell>
          <table:table-cell office:value-type="string" calcext:value-type="string">
            <text:p>CP003583</text:p>
          </table:table-cell>
          <table:table-cell/>
          <table:table-cell office:value-type="float" office:value="3.719" calcext:value-type="float">
            <text:p>3.719</text:p>
          </table:table-cell>
          <table:table-cell office:value-type="float" office:value="2309278" calcext:value-type="float">
            <text:p>2309278</text:p>
          </table:table-cell>
          <table:table-cell office:value-type="float" office:value="2312997" calcext:value-type="float">
            <text:p>2312997</text:p>
          </table:table-cell>
          <table:table-cell table:number-columns-repeated="3"/>
          <table:table-cell office:value-type="string" calcext:value-type="string">
            <text:p>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float" office:value="22769602" calcext:value-type="float">
            <text:p>22769602</text:p>
          </table:table-cell>
          <table:table-cell table:number-columns-repeated="1009"/>
        </table:table-row>
        <table:table-row table:style-name="ro1">
          <table:table-cell office:value-type="string" calcext:value-type="string">
            <text:p>They refer to it as simply "GI" or E. faecium DO contig 638</text:p>
          </table:table-cell>
          <table:table-cell/>
          <table:table-cell office:value-type="string" calcext:value-type="string">
            <text:p>Tentatively encodes a metabolic pathway involved in carbohydrate transport and metabolism</text:p>
          </table:table-cell>
          <table:table-cell/>
          <table:table-cell office:value-type="string" calcext:value-type="string">
            <text:p>Enterococcus faecium CC17</text:p>
          </table:table-cell>
          <table:table-cell office:value-type="string" calcext:value-type="string">
            <text:p> AAAK00000000</text:p>
          </table:table-cell>
          <table:table-cell/>
          <table:table-cell office:value-type="float" office:value="8.5" calcext:value-type="float">
            <text:p>8.5</text:p>
          </table:table-cell>
          <table:table-cell office:value-type="float" office:value="7621" calcext:value-type="float">
            <text:p>7621</text:p>
          </table:table-cell>
          <table:table-cell office:value-type="float" office:value="16116" calcext:value-type="float">
            <text:p>16116</text:p>
          </table:table-cell>
          <table:table-cell table:number-columns-repeated="3"/>
          <table:table-cell office:value-type="string" calcext:value-type="string">
            <text:p>Heikens E, van Schaik W, Leavis HL, Bonten MJ, Willems RJ. Identification of a novel genomic island specific to hospital-acquired clonal complex 17 Enterococcus faecium isolates. Appl Environ Microbiol. 2008;74(22):7094-7097. doi:10.1128/AEM.01378-08</text:p>
          </table:table-cell>
          <table:table-cell office:value-type="float" office:value="18836023" calcext:value-type="float">
            <text:p>18836023</text:p>
          </table:table-cell>
          <table:table-cell table:number-columns-repeated="1009"/>
        </table:table-row>
        <table:table-row table:style-name="ro1">
          <table:table-cell office:value-type="string" calcext:value-type="string">
            <text:p>"Pathogenicity island adjacent to TN1549"</text:p>
          </table:table-cell>
          <table:table-cell/>
          <table:table-cell office:value-type="string" calcext:value-type="string">
            <text:p>Contains the enterococcal surface protein gene (esp)</text:p>
          </table:table-cell>
          <table:table-cell/>
          <table:table-cell office:value-type="string" calcext:value-type="string">
            <text:p>E. faecium Aus0004</text:p>
          </table:table-cell>
          <table:table-cell office:value-type="string" calcext:value-type="string">
            <text:p> CP003351 to CP003354</text:p>
          </table:table-cell>
          <table:table-cell/>
          <table:table-cell office:value-type="float" office:value="13.8" calcext:value-type="float">
            <text:p>13.8</text:p>
          </table:table-cell>
          <table:table-cell office:value-type="float" office:value="2808879" calcext:value-type="float">
            <text:p>2808879</text:p>
          </table:table-cell>
          <table:table-cell office:value-type="float" office:value="2822670" calcext:value-type="float">
            <text:p>2822670</text:p>
          </table:table-cell>
          <table:table-cell table:number-columns-repeated="3"/>
          <table:table-cell office:value-type="string" calcext:value-type="string">
            <text:p>Lam MM, Seemann T, Bulach DM, et al. Comparative analysis of the first complete Enterococcus faecium genome. J Bacteriol. 2012;194(9):2334-2341. doi:10.1128/JB.00259-12</text:p>
          </table:table-cell>
          <table:table-cell office:value-type="string" calcext:value-type="string">
            <text:p> 22366422</text:p>
          </table:table-cell>
          <table:table-cell table:number-columns-repeated="1009"/>
        </table:table-row>
        <table:table-row table:style-name="ro1">
          <table:table-cell office:value-type="string" calcext:value-type="string">
            <text:p>"genomic island" (?)</text:p>
          </table:table-cell>
          <table:table-cell/>
          <table:table-cell office:value-type="string" calcext:value-type="string">
            <text:p>Encodes hypothetical proteins, putative transcriptional regulators. And various phage-related genes.</text:p>
          </table:table-cell>
          <table:table-cell/>
          <table:table-cell office:value-type="string" calcext:value-type="string">
            <text:p>E. faecium Aus0004</text:p>
          </table:table-cell>
          <table:table-cell office:value-type="string" calcext:value-type="string">
            <text:p> CP003351 to CP003354</text:p>
          </table:table-cell>
          <table:table-cell/>
          <table:table-cell office:value-type="float" office:value="60" calcext:value-type="float">
            <text:p>60</text:p>
          </table:table-cell>
          <table:table-cell office:value-type="float" office:value="1607500" calcext:value-type="float">
            <text:p>1607500</text:p>
          </table:table-cell>
          <table:table-cell office:value-type="float" office:value="1667500" calcext:value-type="float">
            <text:p>1667500</text:p>
          </table:table-cell>
          <table:table-cell table:number-columns-repeated="3"/>
          <table:table-cell office:value-type="string" calcext:value-type="string">
            <text:p>Lam MM, Seemann T, Bulach DM, et al. Comparative analysis of the first complete Enterococcus faecium genome. J Bacteriol. 2012;194(9):2334-2341. doi:10.1128/JB.00259-12</text:p>
          </table:table-cell>
          <table:table-cell office:value-type="string" calcext:value-type="string">
            <text:p> 22366422</text:p>
          </table:table-cell>
          <table:table-cell table:number-columns-repeated="1009"/>
        </table:table-row>
        <table:table-row table:style-name="ro1">
          <table:table-cell office:value-type="string" calcext:value-type="string">
            <text:p>IMEEfm15508</text:p>
          </table:table-cell>
          <table:table-cell/>
          <table:table-cell office:value-type="string" calcext:value-type="string">
            <text:p>Contains the vanD operon, a putative bacitracin resistance operon, and ABC transporter systems, and antirestriction and Rel-type toxin proteins.</text:p>
          </table:table-cell>
          <table:table-cell office:value-type="float" office:value="48.6" calcext:value-type="float">
            <text:p>48.6</text:p>
          </table:table-cell>
          <table:table-cell office:value-type="string" calcext:value-type="string">
            <text:p>E. faecium N15-508</text:p>
          </table:table-cell>
          <table:table-cell/>
          <table:table-cell office:value-type="string" calcext:value-type="string">
            <text:p>KT825491</text:p>
          </table:table-cell>
          <table:table-cell office:value-type="float" office:value="66.7" calcext:value-type="float">
            <text:p>66.7</text:p>
          </table:table-cell>
          <table:table-cell office:value-type="float" office:value="1571" calcext:value-type="float">
            <text:p>1571</text:p>
          </table:table-cell>
          <table:table-cell office:value-type="float" office:value="68399" calcext:value-type="float">
            <text:p>68399</text:p>
          </table:table-cell>
          <table:table-cell table:number-columns-repeated="3"/>
          <table:table-cell office:value-type="string" calcext:value-type="string">
            <text:p>D. A. Boyd, C. Lalancette, S. Lévesque, G. R. Golding, Characterization of a genomic island harbouring a new vanD allele from Enterococcus faecium N15-508 isolated in Canada, Journal of Antimicrobial Chemotherapy, Volume 71, Issue 7, July 2016, Pages 2052–2054, https://doi.org/10.1093/jac/dkw063</text:p>
          </table:table-cell>
          <table:table-cell office:value-type="string" calcext:value-type="string">
            <text:p>https://academic.oup.com/jac/article/71/7/2052/1750868</text:p>
          </table:table-cell>
          <table:table-cell office:value-type="string" calcext:value-type="string">
            <text:p>Start and end coordinates taken from Fig. 1</text:p>
          </table:table-cell>
          <table:table-cell table:number-columns-repeated="1008"/>
        </table:table-row>
        <table:table-row table:style-name="ro1">
          <table:table-cell table:number-columns-repeated="1024"/>
        </table:table-row>
        <table:table-row table:style-name="ro1">
          <table:table-cell table:number-columns-repeated="13"/>
          <table:table-cell office:value-type="string" calcext:value-type="string">
            <text:p>Li W, Wang A. Genomic islands mediate environmental adaptation and the spread of antibiotic resistance in multiresistant Enterococci - evidence from genomic sequences. BMC Microbiol. 2021;21(1):55. Published 2021 Feb 19. doi:10.1186/s12866-021-02114-4</text:p>
          </table:table-cell>
          <table:table-cell office:value-type="float" office:value="33602143" calcext:value-type="float">
            <text:p>33602143</text:p>
          </table:table-cell>
          <table:table-cell office:value-type="string" calcext:value-type="string">
            <text:p>pulls from SRA database!!! Not well-established Gis (but maybe good for future reference)</text:p>
          </table:table-cell>
          <table:table-cell table:number-columns-repeated="1008"/>
        </table:table-row>
        <table:table-row table:style-name="ro1">
          <table:table-cell table:number-columns-repeated="13"/>
          <table:table-cell office:value-type="string" calcext:value-type="string">
            <text:p>Top J, Sinnige JC, Brouwer EC, et al. Identification of a Novel Genomic Island Associated with vanD-Type Vancomycin Resistance in Six Dutch Vancomycin-Resistant Enterococcus faecium Isolates. Antimicrob Agents Chemother. 2018;62(3):e01793-17. Published 2018 Feb 23. doi:10.1128/AAC.01793-17</text:p>
          </table:table-cell>
          <table:table-cell office:value-type="float" office:value="29311068" calcext:value-type="float">
            <text:p>29311068</text:p>
          </table:table-cell>
          <table:table-cell office:value-type="string" calcext:value-type="string">
            <text:p>Not sure if there are well-established. Check if the genomic islands mentionned here are classified better in more recent papers</text:p>
          </table:table-cell>
          <table:table-cell table:number-columns-repeated="1008"/>
        </table:table-row>
        <table:table-row table:style-name="ro1">
          <table:table-cell office:value-type="string" calcext:value-type="string">
            <text:p>VVI-II</text:p>
          </table:table-cell>
          <table:table-cell office:value-type="string" calcext:value-type="string">
            <text:p>unknown</text:p>
          </table:table-cell>
          <table:table-cell office:value-type="string" calcext:value-type="string">
            <text:p>integrase</text:p>
          </table:table-cell>
          <table:table-cell office:value-type="float" office:value="39" calcext:value-type="float">
            <text:p>39</text:p>
          </table:table-cell>
          <table:table-cell office:value-type="string" calcext:value-type="string">
            <text:p>V. vulnificus YJ016, chr1</text:p>
          </table:table-cell>
          <table:table-cell office:value-type="string" calcext:value-type="string">
            <text:p>BA000037.2</text:p>
          </table:table-cell>
          <table:table-cell/>
          <table:table-cell office:value-type="float" office:value="37" calcext:value-type="float">
            <text:p>37</text:p>
          </table:table-cell>
          <table:table-cell office:value-type="float" office:value="136327" calcext:value-type="float">
            <text:p>136327</text:p>
          </table:table-cell>
          <table:table-cell office:value-type="float" office:value="173538" calcext:value-type="float">
            <text:p>173538</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II_136327_173538.fasta</text:p>
          </table:table-cell>
          <table:table-cell table:number-columns-repeated="1006"/>
        </table:table-row>
        <table:table-row table:style-name="ro1">
          <table:table-cell office:value-type="string" calcext:value-type="string">
            <text:p>VVI-III</text:p>
          </table:table-cell>
          <table:table-cell office:value-type="string" calcext:value-type="string">
            <text:p>unknown</text:p>
          </table:table-cell>
          <table:table-cell office:value-type="string" calcext:value-type="string">
            <text:p>integrase</text:p>
          </table:table-cell>
          <table:table-cell office:value-type="float" office:value="47" calcext:value-type="float">
            <text:p>47</text:p>
          </table:table-cell>
          <table:table-cell office:value-type="string" calcext:value-type="string">
            <text:p>V. vulnificus YJ016, chr1</text:p>
          </table:table-cell>
          <table:table-cell office:value-type="string" calcext:value-type="string">
            <text:p>BA000037.2</text:p>
          </table:table-cell>
          <table:table-cell/>
          <table:table-cell office:value-type="float" office:value="19" calcext:value-type="float">
            <text:p>19</text:p>
          </table:table-cell>
          <table:table-cell office:value-type="float" office:value="270098" calcext:value-type="float">
            <text:p>270098</text:p>
          </table:table-cell>
          <table:table-cell office:value-type="float" office:value="289134" calcext:value-type="float">
            <text:p>289134</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III_270098_289134.fasta</text:p>
          </table:table-cell>
          <table:table-cell table:number-columns-repeated="1006"/>
        </table:table-row>
        <table:table-row table:style-name="ro1">
          <table:table-cell office:value-type="string" calcext:value-type="string">
            <text:p>VVI-IV</text:p>
          </table:table-cell>
          <table:table-cell office:value-type="string" calcext:value-type="string">
            <text:p>unknown</text:p>
          </table:table-cell>
          <table:table-cell/>
          <table:table-cell office:value-type="float" office:value="40" calcext:value-type="float">
            <text:p>40</text:p>
          </table:table-cell>
          <table:table-cell office:value-type="string" calcext:value-type="string">
            <text:p>V. vulnificus YJ016, chr1</text:p>
          </table:table-cell>
          <table:table-cell office:value-type="string" calcext:value-type="string">
            <text:p>BA000037.2</text:p>
          </table:table-cell>
          <table:table-cell/>
          <table:table-cell office:value-type="float" office:value="22" calcext:value-type="float">
            <text:p>22</text:p>
          </table:table-cell>
          <table:table-cell office:value-type="float" office:value="351253" calcext:value-type="float">
            <text:p>351253</text:p>
          </table:table-cell>
          <table:table-cell office:value-type="float" office:value="373399" calcext:value-type="float">
            <text:p>373399</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IV_351253_373399.fasta</text:p>
          </table:table-cell>
          <table:table-cell table:number-columns-repeated="1006"/>
        </table:table-row>
        <table:table-row table:style-name="ro1">
          <table:table-cell office:value-type="string" calcext:value-type="string">
            <text:p>VVI-I</text:p>
          </table:table-cell>
          <table:table-cell office:value-type="string" calcext:value-type="string">
            <text:p>unknown</text:p>
          </table:table-cell>
          <table:table-cell office:value-type="string" calcext:value-type="string">
            <text:p>integrase</text:p>
          </table:table-cell>
          <table:table-cell office:value-type="float" office:value="43" calcext:value-type="float">
            <text:p>43</text:p>
          </table:table-cell>
          <table:table-cell office:value-type="string" calcext:value-type="string">
            <text:p>V. vulnificus YJ016, chr1</text:p>
          </table:table-cell>
          <table:table-cell office:value-type="string" calcext:value-type="string">
            <text:p>BA000037.2</text:p>
          </table:table-cell>
          <table:table-cell/>
          <table:table-cell office:value-type="float" office:value="43" calcext:value-type="float">
            <text:p>43</text:p>
          </table:table-cell>
          <table:table-cell office:value-type="float" office:value="498356" calcext:value-type="float">
            <text:p>498356</text:p>
          </table:table-cell>
          <table:table-cell office:value-type="float" office:value="542524" calcext:value-type="float">
            <text:p>542524</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I_498356_542524.fasta</text:p>
          </table:table-cell>
          <table:table-cell table:number-columns-repeated="1006"/>
        </table:table-row>
        <table:table-row table:style-name="ro1">
          <table:table-cell office:value-type="string" calcext:value-type="string">
            <text:p>VVI-V</text:p>
          </table:table-cell>
          <table:table-cell office:value-type="string" calcext:value-type="string">
            <text:p>unknown</text:p>
          </table:table-cell>
          <table:table-cell office:value-type="string" calcext:value-type="string">
            <text:p>integrase</text:p>
          </table:table-cell>
          <table:table-cell office:value-type="float" office:value="41" calcext:value-type="float">
            <text:p>41</text:p>
          </table:table-cell>
          <table:table-cell office:value-type="string" calcext:value-type="string">
            <text:p>V. vulnificus YJ016, chr1</text:p>
          </table:table-cell>
          <table:table-cell office:value-type="string" calcext:value-type="string">
            <text:p>BA000037.2</text:p>
          </table:table-cell>
          <table:table-cell/>
          <table:table-cell office:value-type="float" office:value="20" calcext:value-type="float">
            <text:p>20</text:p>
          </table:table-cell>
          <table:table-cell office:value-type="float" office:value="803615" calcext:value-type="float">
            <text:p>803615</text:p>
          </table:table-cell>
          <table:table-cell office:value-type="float" office:value="823489" calcext:value-type="float">
            <text:p>823489</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V_803615_823489.fasta</text:p>
          </table:table-cell>
          <table:table-cell table:number-columns-repeated="1006"/>
        </table:table-row>
        <table:table-row table:style-name="ro1">
          <table:table-cell office:value-type="string" calcext:value-type="string">
            <text:p>VVI-VI</text:p>
          </table:table-cell>
          <table:table-cell office:value-type="string" calcext:value-type="string">
            <text:p>unknown</text:p>
          </table:table-cell>
          <table:table-cell office:value-type="string" calcext:value-type="string">
            <text:p>transposase</text:p>
          </table:table-cell>
          <table:table-cell office:value-type="float" office:value="47" calcext:value-type="float">
            <text:p>47</text:p>
          </table:table-cell>
          <table:table-cell office:value-type="string" calcext:value-type="string">
            <text:p>V. vulnificus YJ016, chr1</text:p>
          </table:table-cell>
          <table:table-cell office:value-type="string" calcext:value-type="string">
            <text:p>BA000037.2</text:p>
          </table:table-cell>
          <table:table-cell/>
          <table:table-cell office:value-type="float" office:value="27" calcext:value-type="float">
            <text:p>27</text:p>
          </table:table-cell>
          <table:table-cell office:value-type="float" office:value="1608146" calcext:value-type="float">
            <text:p>1608146</text:p>
          </table:table-cell>
          <table:table-cell office:value-type="float" office:value="1634719" calcext:value-type="float">
            <text:p>1634719</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VI_1608146_1634719.fasta</text:p>
          </table:table-cell>
          <table:table-cell table:number-columns-repeated="1006"/>
        </table:table-row>
        <table:table-row table:style-name="ro1">
          <table:table-cell office:value-type="string" calcext:value-type="string">
            <text:p>VVI-VII</text:p>
          </table:table-cell>
          <table:table-cell office:value-type="string" calcext:value-type="string">
            <text:p>unknown</text:p>
          </table:table-cell>
          <table:table-cell office:value-type="string" calcext:value-type="string">
            <text:p>integrase</text:p>
          </table:table-cell>
          <table:table-cell office:value-type="float" office:value="43" calcext:value-type="float">
            <text:p>43</text:p>
          </table:table-cell>
          <table:table-cell office:value-type="string" calcext:value-type="string">
            <text:p>V. vulnificus YJ016, chr1</text:p>
          </table:table-cell>
          <table:table-cell office:value-type="string" calcext:value-type="string">
            <text:p>BA000037.2</text:p>
          </table:table-cell>
          <table:table-cell/>
          <table:table-cell office:value-type="float" office:value="117" calcext:value-type="float">
            <text:p>117</text:p>
          </table:table-cell>
          <table:table-cell office:value-type="float" office:value="2164927" calcext:value-type="float">
            <text:p>2164927</text:p>
          </table:table-cell>
          <table:table-cell office:value-type="float" office:value="2282230" calcext:value-type="float">
            <text:p>2282230</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VII_2164927_2282230.fasta</text:p>
          </table:table-cell>
          <table:table-cell table:number-columns-repeated="1006"/>
        </table:table-row>
        <table:table-row table:style-name="ro1">
          <table:table-cell office:value-type="string" calcext:value-type="string">
            <text:p>VVI-VIII</text:p>
          </table:table-cell>
          <table:table-cell office:value-type="string" calcext:value-type="string">
            <text:p>unknown</text:p>
          </table:table-cell>
          <table:table-cell office:value-type="string" calcext:value-type="string">
            <text:p>integrase</text:p>
          </table:table-cell>
          <table:table-cell office:value-type="float" office:value="46" calcext:value-type="float">
            <text:p>46</text:p>
          </table:table-cell>
          <table:table-cell office:value-type="string" calcext:value-type="string">
            <text:p>V. vulnificus YJ016, chr2</text:p>
          </table:table-cell>
          <table:table-cell office:value-type="string" calcext:value-type="string">
            <text:p>BA000038.2</text:p>
          </table:table-cell>
          <table:table-cell/>
          <table:table-cell office:value-type="float" office:value="58" calcext:value-type="float">
            <text:p>58</text:p>
          </table:table-cell>
          <table:table-cell office:value-type="float" office:value="917605" calcext:value-type="float">
            <text:p>917605</text:p>
          </table:table-cell>
          <table:table-cell office:value-type="float" office:value="975677" calcext:value-type="float">
            <text:p>975677</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VIII_917605_975677.fasta</text:p>
          </table:table-cell>
          <table:table-cell table:number-columns-repeated="1006"/>
        </table:table-row>
        <table:table-row table:style-name="ro1">
          <table:table-cell office:value-type="string" calcext:value-type="string">
            <text:p>VVI-VIX</text:p>
          </table:table-cell>
          <table:table-cell office:value-type="string" calcext:value-type="string">
            <text:p>unknown</text:p>
          </table:table-cell>
          <table:table-cell office:value-type="string" calcext:value-type="string">
            <text:p>integrase</text:p>
          </table:table-cell>
          <table:table-cell office:value-type="float" office:value="48" calcext:value-type="float">
            <text:p>48</text:p>
          </table:table-cell>
          <table:table-cell office:value-type="string" calcext:value-type="string">
            <text:p>V. vulnificus YJ016, chr2</text:p>
          </table:table-cell>
          <table:table-cell office:value-type="string" calcext:value-type="string">
            <text:p>BA000038.2</text:p>
          </table:table-cell>
          <table:table-cell/>
          <table:table-cell office:value-type="float" office:value="14" calcext:value-type="float">
            <text:p>14</text:p>
          </table:table-cell>
          <table:table-cell office:value-type="float" office:value="1716070" calcext:value-type="float">
            <text:p>1716070</text:p>
          </table:table-cell>
          <table:table-cell office:value-type="float" office:value="1729872" calcext:value-type="float">
            <text:p>1729872</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VIX_1716070_1729872.fasta</text:p>
          </table:table-cell>
          <table:table-cell table:number-columns-repeated="1006"/>
        </table:table-row>
        <table:table-row table:style-name="ro1">
          <table:table-cell office:value-type="string" calcext:value-type="string">
            <text:p>VVI-1</text:p>
          </table:table-cell>
          <table:table-cell office:value-type="string" calcext:value-type="string">
            <text:p>unknown</text:p>
          </table:table-cell>
          <table:table-cell office:value-type="string" calcext:value-type="string">
            <text:p>integrase</text:p>
          </table:table-cell>
          <table:table-cell office:value-type="float" office:value="38" calcext:value-type="float">
            <text:p>38</text:p>
          </table:table-cell>
          <table:table-cell office:value-type="string" calcext:value-type="string">
            <text:p>V. vulnificus CMCP6, chr1</text:p>
          </table:table-cell>
          <table:table-cell office:value-type="string" calcext:value-type="string">
            <text:p>AE016795.3</text:p>
          </table:table-cell>
          <table:table-cell/>
          <table:table-cell office:value-type="float" office:value="37" calcext:value-type="float">
            <text:p>37</text:p>
          </table:table-cell>
          <table:table-cell office:value-type="float" office:value="355066" calcext:value-type="float">
            <text:p>355066</text:p>
          </table:table-cell>
          <table:table-cell office:value-type="float" office:value="391908" calcext:value-type="float">
            <text:p>391908</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1_355066_391908.fasta</text:p>
          </table:table-cell>
          <table:table-cell table:number-columns-repeated="1006"/>
        </table:table-row>
        <table:table-row table:style-name="ro1">
          <table:table-cell office:value-type="string" calcext:value-type="string">
            <text:p>VVI-2</text:p>
          </table:table-cell>
          <table:table-cell office:value-type="string" calcext:value-type="string">
            <text:p>unknown</text:p>
          </table:table-cell>
          <table:table-cell office:value-type="string" calcext:value-type="string">
            <text:p>integrase</text:p>
          </table:table-cell>
          <table:table-cell office:value-type="float" office:value="41" calcext:value-type="float">
            <text:p>41</text:p>
          </table:table-cell>
          <table:table-cell office:value-type="string" calcext:value-type="string">
            <text:p>V. vulnificus CMCP6, chr1</text:p>
          </table:table-cell>
          <table:table-cell office:value-type="string" calcext:value-type="string">
            <text:p>AE016795.3</text:p>
          </table:table-cell>
          <table:table-cell/>
          <table:table-cell office:value-type="float" office:value="33" calcext:value-type="float">
            <text:p>33</text:p>
          </table:table-cell>
          <table:table-cell office:value-type="float" office:value="2015372" calcext:value-type="float">
            <text:p>2015372</text:p>
          </table:table-cell>
          <table:table-cell office:value-type="float" office:value="2048196" calcext:value-type="float">
            <text:p>2048196</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2_2015372_2048196.fasta</text:p>
          </table:table-cell>
          <table:table-cell table:number-columns-repeated="1006"/>
        </table:table-row>
        <table:table-row table:style-name="ro1">
          <table:table-cell office:value-type="string" calcext:value-type="string">
            <text:p>VVI-3</text:p>
          </table:table-cell>
          <table:table-cell office:value-type="string" calcext:value-type="string">
            <text:p>unknown</text:p>
          </table:table-cell>
          <table:table-cell office:value-type="string" calcext:value-type="string">
            <text:p>integrase</text:p>
          </table:table-cell>
          <table:table-cell office:value-type="float" office:value="46" calcext:value-type="float">
            <text:p>46</text:p>
          </table:table-cell>
          <table:table-cell office:value-type="string" calcext:value-type="string">
            <text:p>V. vulnificus CMCP6, chr1</text:p>
          </table:table-cell>
          <table:table-cell office:value-type="string" calcext:value-type="string">
            <text:p>AE016795.3</text:p>
          </table:table-cell>
          <table:table-cell/>
          <table:table-cell office:value-type="float" office:value="29" calcext:value-type="float">
            <text:p>29</text:p>
          </table:table-cell>
          <table:table-cell office:value-type="float" office:value="2183174" calcext:value-type="float">
            <text:p>2183174</text:p>
          </table:table-cell>
          <table:table-cell office:value-type="float" office:value="2212514" calcext:value-type="float">
            <text:p>2212514</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3_2183174_2212514.fasta</text:p>
          </table:table-cell>
          <table:table-cell table:number-columns-repeated="1006"/>
        </table:table-row>
        <table:table-row table:style-name="ro1">
          <table:table-cell office:value-type="string" calcext:value-type="string">
            <text:p>VVI-4</text:p>
          </table:table-cell>
          <table:table-cell office:value-type="string" calcext:value-type="string">
            <text:p>unknown</text:p>
          </table:table-cell>
          <table:table-cell office:value-type="string" calcext:value-type="string">
            <text:p>transposase</text:p>
          </table:table-cell>
          <table:table-cell office:value-type="float" office:value="40" calcext:value-type="float">
            <text:p>40</text:p>
          </table:table-cell>
          <table:table-cell office:value-type="string" calcext:value-type="string">
            <text:p>V. vulnificus CMCP6, chr1</text:p>
          </table:table-cell>
          <table:table-cell office:value-type="string" calcext:value-type="string">
            <text:p>AE016795.3</text:p>
          </table:table-cell>
          <table:table-cell/>
          <table:table-cell office:value-type="float" office:value="47" calcext:value-type="float">
            <text:p>47</text:p>
          </table:table-cell>
          <table:table-cell office:value-type="float" office:value="3250426" calcext:value-type="float">
            <text:p>3250426</text:p>
          </table:table-cell>
          <table:table-cell office:value-type="string" calcext:value-type="string">
            <text:p>?</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1009"/>
        </table:table-row>
        <table:table-row table:style-name="ro1">
          <table:table-cell office:value-type="string" calcext:value-type="string">
            <text:p>VVI-5</text:p>
          </table:table-cell>
          <table:table-cell office:value-type="string" calcext:value-type="string">
            <text:p>unknown</text:p>
          </table:table-cell>
          <table:table-cell office:value-type="string" calcext:value-type="string">
            <text:p>integrase</text:p>
          </table:table-cell>
          <table:table-cell office:value-type="float" office:value="44" calcext:value-type="float">
            <text:p>44</text:p>
          </table:table-cell>
          <table:table-cell office:value-type="string" calcext:value-type="string">
            <text:p>V. vulnificus CMCP6, chr2</text:p>
          </table:table-cell>
          <table:table-cell office:value-type="string" calcext:value-type="string">
            <text:p>AE016796.2</text:p>
          </table:table-cell>
          <table:table-cell/>
          <table:table-cell office:value-type="float" office:value="94" calcext:value-type="float">
            <text:p>94</text:p>
          </table:table-cell>
          <table:table-cell office:value-type="float" office:value="672232" calcext:value-type="float">
            <text:p>672232</text:p>
          </table:table-cell>
          <table:table-cell office:value-type="float" office:value="766013" calcext:value-type="float">
            <text:p>766013</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5_672232_766013.fasta</text:p>
          </table:table-cell>
          <table:table-cell table:number-columns-repeated="1006"/>
        </table:table-row>
        <table:table-row table:style-name="ro1">
          <table:table-cell office:value-type="string" calcext:value-type="string">
            <text:p>VVI-XII</text:p>
          </table:table-cell>
          <table:table-cell office:value-type="string" calcext:value-type="string">
            <text:p>unknown</text:p>
          </table:table-cell>
          <table:table-cell office:value-type="string" calcext:value-type="string">
            <text:p>sulfate reduction, ABC transport system, arylsulfatase A cluster</text:p>
          </table:table-cell>
          <table:table-cell office:value-type="float" office:value="48" calcext:value-type="float">
            <text:p>48</text:p>
          </table:table-cell>
          <table:table-cell office:value-type="string" calcext:value-type="string">
            <text:p>V. vulnificus YJ016, chr2</text:p>
          </table:table-cell>
          <table:table-cell office:value-type="string" calcext:value-type="string">
            <text:p>BA000038.2</text:p>
          </table:table-cell>
          <table:table-cell/>
          <table:table-cell office:value-type="float" office:value="33" calcext:value-type="float">
            <text:p>33</text:p>
          </table:table-cell>
          <table:table-cell office:value-type="float" office:value="1757096" calcext:value-type="float">
            <text:p>1757096</text:p>
          </table:table-cell>
          <table:table-cell office:value-type="float" office:value="1789712" calcext:value-type="float">
            <text:p>1789712</text:p>
          </table:table-cell>
          <table:table-cell table:number-columns-repeated="3"/>
          <table:table-cell office:value-type="string" calcext:value-type="string">
            <text:p>https://doi.org/10.1128/AEM.00635-07</text:p>
          </table:table-cell>
          <table:table-cell office:value-type="float" office:value="17616611" calcext:value-type="float">
            <text:p>17616611</text:p>
          </table:table-cell>
          <table:table-cell table:number-columns-repeated="2"/>
          <table:table-cell office:value-type="string" calcext:value-type="string">
            <text:p>VVI-XII_1757096_1789712.fasta</text:p>
          </table:table-cell>
          <table:table-cell table:number-columns-repeated="1006"/>
        </table:table-row>
        <table:table-row table:style-name="ro1">
          <table:table-cell office:value-type="string" calcext:value-type="string">
            <text:p>VSP-I</text:p>
          </table:table-cell>
          <table:table-cell office:value-type="string" calcext:value-type="string">
            <text:p>PAI</text:p>
          </table:table-cell>
          <table:table-cell office:value-type="string" calcext:value-type="string">
            <text:p>transcriptional regulator, transposase, deoxycytidylate deaminase-related protein</text:p>
          </table:table-cell>
          <table:table-cell office:value-type="float" office:value="40" calcext:value-type="float">
            <text:p>40</text:p>
          </table:table-cell>
          <table:table-cell office:value-type="string" calcext:value-type="string">
            <text:p>V. cholerae N16961, chr1</text:p>
          </table:table-cell>
          <table:table-cell office:value-type="string" calcext:value-type="string">
            <text:p>CP028827.1</text:p>
          </table:table-cell>
          <table:table-cell/>
          <table:table-cell office:value-type="float" office:value="16" calcext:value-type="float">
            <text:p>16</text:p>
          </table:table-cell>
          <table:table-cell table:number-columns-repeated="5"/>
          <table:table-cell office:value-type="string" calcext:value-type="string">
            <text:p>https://doi.org/10.1099/mic.0.27172-0, https://doi.org/10.1128/JB.00562-07</text:p>
          </table:table-cell>
          <table:table-cell office:value-type="string" calcext:value-type="string">
            <text:p>15583158, 17993521</text:p>
          </table:table-cell>
          <table:table-cell table:number-columns-repeated="1009"/>
        </table:table-row>
        <table:table-row table:style-name="ro1">
          <table:table-cell office:value-type="string" calcext:value-type="string">
            <text:p>VSP-II</text:p>
          </table:table-cell>
          <table:table-cell office:value-type="string" calcext:value-type="string">
            <text:p>PAI</text:p>
          </table:table-cell>
          <table:table-cell office:value-type="string" calcext:value-type="string">
            <text:p>transcriptional regulator, ribonuclease H1</text:p>
          </table:table-cell>
          <table:table-cell office:value-type="float" office:value="43" calcext:value-type="float">
            <text:p>43</text:p>
          </table:table-cell>
          <table:table-cell office:value-type="string" calcext:value-type="string">
            <text:p>V. cholerae N16961, chr1</text:p>
          </table:table-cell>
          <table:table-cell office:value-type="string" calcext:value-type="string">
            <text:p>CP028827.1</text:p>
          </table:table-cell>
          <table:table-cell/>
          <table:table-cell office:value-type="float" office:value="26.9" calcext:value-type="float">
            <text:p>26.9</text:p>
          </table:table-cell>
          <table:table-cell office:value-type="float" office:value="522225" calcext:value-type="float">
            <text:p>522225</text:p>
          </table:table-cell>
          <table:table-cell office:value-type="float" office:value="550251" calcext:value-type="float">
            <text:p>550251</text:p>
          </table:table-cell>
          <table:table-cell table:number-columns-repeated="3"/>
          <table:table-cell office:value-type="string" calcext:value-type="string">
            <text:p>https://doi.org/10.1099/mic.0.27172-0, https://doi.org/10.1128/JB.00562-07</text:p>
          </table:table-cell>
          <table:table-cell office:value-type="string" calcext:value-type="string">
            <text:p>15583158, 17993521</text:p>
          </table:table-cell>
          <table:table-cell table:number-columns-repeated="2"/>
          <table:table-cell office:value-type="string" calcext:value-type="string">
            <text:p>VSP-II_522225_550251.fasta</text:p>
          </table:table-cell>
          <table:table-cell table:number-columns-repeated="1006"/>
        </table:table-row>
        <table:table-row table:style-name="ro1">
          <table:table-cell office:value-type="string" calcext:value-type="string">
            <text:p>GIVchS12</text:p>
          </table:table-cell>
          <table:table-cell office:value-type="string" calcext:value-type="string">
            <text:p>unknown</text:p>
          </table:table-cell>
          <table:table-cell office:value-type="string" calcext:value-type="string">
            <text:p>integrase, CRISPR-Cas element, type VI secretion system</text:p>
          </table:table-cell>
          <table:table-cell office:value-type="string" calcext:value-type="string">
            <text:p>unknown</text:p>
          </table:table-cell>
          <table:table-cell office:value-type="string" calcext:value-type="string">
            <text:p>V. cholerae S12, chr1</text:p>
          </table:table-cell>
          <table:table-cell office:value-type="string" calcext:value-type="string">
            <text:p>KU722393.1</text:p>
          </table:table-cell>
          <table:table-cell/>
          <table:table-cell office:value-type="float" office:value="29" calcext:value-type="float">
            <text:p>29</text:p>
          </table:table-cell>
          <table:table-cell office:value-type="float" office:value="1" calcext:value-type="float">
            <text:p>1</text:p>
          </table:table-cell>
          <table:table-cell office:value-type="float" office:value="29119" calcext:value-type="float">
            <text:p>29119</text:p>
          </table:table-cell>
          <table:table-cell table:number-columns-repeated="3"/>
          <table:table-cell office:value-type="string" calcext:value-type="string">
            <text:p>https://doi.org/10.1038/srep36891</text:p>
          </table:table-cell>
          <table:table-cell office:value-type="float" office:value="27845364" calcext:value-type="float">
            <text:p>27845364</text:p>
          </table:table-cell>
          <table:table-cell office:value-type="string" calcext:value-type="string">
            <text:p>Present at same chromosomal location as VPI-1</text:p>
          </table:table-cell>
          <table:table-cell/>
          <table:table-cell office:value-type="string" calcext:value-type="string">
            <text:p>GIVchS12_1_29119.fasta</text:p>
          </table:table-cell>
          <table:table-cell table:number-columns-repeated="1006"/>
        </table:table-row>
        <table:table-row table:style-name="ro1">
          <table:table-cell office:value-type="string" calcext:value-type="string">
            <text:p>VPaI-1</text:p>
          </table:table-cell>
          <table:table-cell table:number-columns-repeated="12"/>
          <table:table-cell office:value-type="string" calcext:value-type="string">
            <text:p>https://doi.org/10.1186/1471-2164-7-104</text:p>
          </table:table-cell>
          <table:table-cell office:value-type="float" office:value="16672049" calcext:value-type="float">
            <text:p>16672049</text:p>
          </table:table-cell>
          <table:table-cell table:number-columns-repeated="1009"/>
        </table:table-row>
        <table:table-row table:style-name="ro1">
          <table:table-cell office:value-type="string" calcext:value-type="string">
            <text:p>VPaI-2</text:p>
          </table:table-cell>
          <table:table-cell table:number-columns-repeated="12"/>
          <table:table-cell office:value-type="string" calcext:value-type="string">
            <text:p>https://doi.org/10.1186/1471-2164-7-104</text:p>
          </table:table-cell>
          <table:table-cell office:value-type="float" office:value="16672049" calcext:value-type="float">
            <text:p>16672049</text:p>
          </table:table-cell>
          <table:table-cell table:number-columns-repeated="1009"/>
        </table:table-row>
        <table:table-row table:style-name="ro1">
          <table:table-cell office:value-type="string" calcext:value-type="string">
            <text:p>VPaI-3</text:p>
          </table:table-cell>
          <table:table-cell table:number-columns-repeated="12"/>
          <table:table-cell office:value-type="string" calcext:value-type="string">
            <text:p>https://doi.org/10.1186/1471-2164-7-104</text:p>
          </table:table-cell>
          <table:table-cell office:value-type="float" office:value="16672049" calcext:value-type="float">
            <text:p>16672049</text:p>
          </table:table-cell>
          <table:table-cell table:number-columns-repeated="1009"/>
        </table:table-row>
        <table:table-row table:style-name="ro1">
          <table:table-cell office:value-type="string" calcext:value-type="string">
            <text:p>VPaI-4</text:p>
          </table:table-cell>
          <table:table-cell table:number-columns-repeated="12"/>
          <table:table-cell office:value-type="string" calcext:value-type="string">
            <text:p>https://doi.org/10.1186/1471-2164-7-104</text:p>
          </table:table-cell>
          <table:table-cell office:value-type="float" office:value="16672049" calcext:value-type="float">
            <text:p>16672049</text:p>
          </table:table-cell>
          <table:table-cell table:number-columns-repeated="1009"/>
        </table:table-row>
        <table:table-row table:style-name="ro1">
          <table:table-cell office:value-type="string" calcext:value-type="string">
            <text:p>VPaI-5</text:p>
          </table:table-cell>
          <table:table-cell table:number-columns-repeated="12"/>
          <table:table-cell office:value-type="string" calcext:value-type="string">
            <text:p>https://doi.org/10.1186/1471-2164-7-104</text:p>
          </table:table-cell>
          <table:table-cell office:value-type="float" office:value="16672049" calcext:value-type="float">
            <text:p>16672049</text:p>
          </table:table-cell>
          <table:table-cell table:number-columns-repeated="1009"/>
        </table:table-row>
        <table:table-row table:style-name="ro1">
          <table:table-cell office:value-type="string" calcext:value-type="string">
            <text:p>VPaI-6</text:p>
          </table:table-cell>
          <table:table-cell table:number-columns-repeated="12"/>
          <table:table-cell office:value-type="string" calcext:value-type="string">
            <text:p>https://doi.org/10.1186/1471-2164-7-104</text:p>
          </table:table-cell>
          <table:table-cell office:value-type="float" office:value="16672049" calcext:value-type="float">
            <text:p>16672049</text:p>
          </table:table-cell>
          <table:table-cell table:number-columns-repeated="1009"/>
        </table:table-row>
        <table:table-row table:style-name="ro1">
          <table:table-cell office:value-type="string" calcext:value-type="string">
            <text:p>VPaI-7</text:p>
          </table:table-cell>
          <table:table-cell table:number-columns-repeated="12"/>
          <table:table-cell office:value-type="string" calcext:value-type="string">
            <text:p>https://doi.org/10.1186/1471-2164-7-104</text:p>
          </table:table-cell>
          <table:table-cell office:value-type="float" office:value="16672049" calcext:value-type="float">
            <text:p>16672049</text:p>
          </table:table-cell>
          <table:table-cell table:number-columns-repeated="1009"/>
        </table:table-row>
        <table:table-row table:style-name="ro1">
          <table:table-cell office:value-type="string" calcext:value-type="string">
            <text:p>MGIVchUSA1</text:p>
          </table:table-cell>
          <table:table-cell table:number-columns-repeated="12"/>
          <table:table-cell office:value-type="string" calcext:value-type="string">
            <text:p>https://doi.org/10.1111/j.1365-2958.2010.07364.x</text:p>
          </table:table-cell>
          <table:table-cell office:value-type="float" office:value="20807202" calcext:value-type="float">
            <text:p>20807202</text:p>
          </table:table-cell>
          <table:table-cell table:number-columns-repeated="1009"/>
        </table:table-row>
        <table:table-row table:style-name="ro1">
          <table:table-cell office:value-type="string" calcext:value-type="string">
            <text:p>MGIVvuTai1</text:p>
          </table:table-cell>
          <table:table-cell table:number-columns-repeated="12"/>
          <table:table-cell office:value-type="string" calcext:value-type="string">
            <text:p>https://doi.org/10.1111/j.1365-2958.2010.07364.x</text:p>
          </table:table-cell>
          <table:table-cell office:value-type="float" office:value="20807202" calcext:value-type="float">
            <text:p>20807202</text:p>
          </table:table-cell>
          <table:table-cell table:number-columns-repeated="1009"/>
        </table:table-row>
        <table:table-row table:style-name="ro1">
          <table:table-cell office:value-type="string" calcext:value-type="string">
            <text:p>IDH-01215</text:p>
          </table:table-cell>
          <table:table-cell table:number-columns-repeated="12"/>
          <table:table-cell office:value-type="string" calcext:value-type="string">
            <text:p>https://doi.org/10.1111/1348-0421.12790</text:p>
          </table:table-cell>
          <table:table-cell office:value-type="float" office:value="32222116" calcext:value-type="float">
            <text:p>32222116</text:p>
          </table:table-cell>
          <table:table-cell table:number-columns-repeated="1009"/>
        </table:table-row>
        <table:table-row table:style-name="ro1">
          <table:table-cell office:value-type="string" calcext:value-type="string">
            <text:p>IDH-02822</text:p>
          </table:table-cell>
          <table:table-cell table:number-columns-repeated="12"/>
          <table:table-cell office:value-type="string" calcext:value-type="string">
            <text:p>https://doi.org/10.1111/1348-0421.12790</text:p>
          </table:table-cell>
          <table:table-cell office:value-type="float" office:value="32222116" calcext:value-type="float">
            <text:p>32222116</text:p>
          </table:table-cell>
          <table:table-cell table:number-columns-repeated="1009"/>
        </table:table-row>
        <table:table-row table:style-name="ro1">
          <table:table-cell office:value-type="string" calcext:value-type="string">
            <text:p>IDH-03944</text:p>
          </table:table-cell>
          <table:table-cell table:number-columns-repeated="12"/>
          <table:table-cell office:value-type="string" calcext:value-type="string">
            <text:p>https://doi.org/10.1111/1348-0421.12790</text:p>
          </table:table-cell>
          <table:table-cell office:value-type="float" office:value="32222116" calcext:value-type="float">
            <text:p>32222116</text:p>
          </table:table-cell>
          <table:table-cell table:number-columns-repeated="1009"/>
        </table:table-row>
        <table:table-row table:style-name="ro1">
          <table:table-cell office:value-type="string" calcext:value-type="string">
            <text:p>IDH-06641</text:p>
          </table:table-cell>
          <table:table-cell table:number-columns-repeated="12"/>
          <table:table-cell office:value-type="string" calcext:value-type="string">
            <text:p>https://doi.org/10.1111/1348-0421.12790</text:p>
          </table:table-cell>
          <table:table-cell office:value-type="float" office:value="32222116" calcext:value-type="float">
            <text:p>32222116</text:p>
          </table:table-cell>
          <table:table-cell table:number-columns-repeated="1009"/>
        </table:table-row>
        <table:table-row table:style-name="ro1">
          <table:table-cell office:value-type="string" calcext:value-type="string">
            <text:p>VVGI-1</text:p>
          </table:table-cell>
          <table:table-cell table:number-columns-repeated="12"/>
          <table:table-cell office:value-type="string" calcext:value-type="string">
            <text:p>https://doi.org/10.1093/bioinformatics/btg453</text:p>
          </table:table-cell>
          <table:table-cell office:value-type="float" office:value="15033867" calcext:value-type="float">
            <text:p>15033867</text:p>
          </table:table-cell>
          <table:table-cell table:number-columns-repeated="1009"/>
        </table:table-row>
        <table:table-row table:style-name="ro1">
          <table:table-cell office:value-type="string" calcext:value-type="string">
            <text:p>VVGI-2</text:p>
          </table:table-cell>
          <table:table-cell table:number-columns-repeated="12"/>
          <table:table-cell office:value-type="string" calcext:value-type="string">
            <text:p>https://doi.org/10.1093/bioinformatics/btg453</text:p>
          </table:table-cell>
          <table:table-cell office:value-type="float" office:value="15033867" calcext:value-type="float">
            <text:p>15033867</text:p>
          </table:table-cell>
          <table:table-cell table:number-columns-repeated="1009"/>
        </table:table-row>
        <table:table-row table:style-name="ro1">
          <table:table-cell office:value-type="string" calcext:value-type="string">
            <text:p>VVGI-3</text:p>
          </table:table-cell>
          <table:table-cell table:number-columns-repeated="12"/>
          <table:table-cell office:value-type="string" calcext:value-type="string">
            <text:p>https://doi.org/10.1093/bioinformatics/btg453</text:p>
          </table:table-cell>
          <table:table-cell office:value-type="float" office:value="15033867" calcext:value-type="float">
            <text:p>15033867</text:p>
          </table:table-cell>
          <table:table-cell table:number-columns-repeated="1009"/>
        </table:table-row>
        <table:table-row table:style-name="ro1">
          <table:table-cell office:value-type="string" calcext:value-type="string">
            <text:p>CTX phage</text:p>
          </table:table-cell>
          <table:table-cell office:value-type="string" calcext:value-type="string">
            <text:p>bacteriophage</text:p>
          </table:table-cell>
          <table:table-cell table:number-columns-repeated="1022"/>
        </table:table-row>
        <table:table-row table:style-name="ro1">
          <table:table-cell table:number-columns-repeated="1024"/>
        </table:table-row>
        <table:table-row table:style-name="ro1">
          <table:table-cell office:value-type="string" calcext:value-type="string">
            <text:p>LGI1</text:p>
          </table:table-cell>
          <table:table-cell office:value-type="string" calcext:value-type="string">
            <text:p>unknown</text:p>
          </table:table-cell>
          <table:table-cell office:value-type="string" calcext:value-type="string">
            <text:p>putative type II and type IV secretion systems (pilus biogenesis, translocation of DNA-protein complexes); putative primase; peptidoglycan hydrolase and adhesin; proton:drug antiporter homolog</text:p>
          </table:table-cell>
          <table:table-cell office:value-type="string" calcext:value-type="string">
            <text:p>unknown</text:p>
          </table:table-cell>
          <table:table-cell office:value-type="string" calcext:value-type="string">
            <text:p>L. monocytogenes isolate 08-5578</text:p>
          </table:table-cell>
          <table:table-cell office:value-type="string" calcext:value-type="string">
            <text:p>CP001602.2</text:p>
          </table:table-cell>
          <table:table-cell/>
          <table:table-cell office:value-type="float" office:value="49.8" calcext:value-type="float">
            <text:p>49.8</text:p>
          </table:table-cell>
          <table:table-cell office:value-type="float" office:value="1836435" calcext:value-type="float">
            <text:p>1836435</text:p>
          </table:table-cell>
          <table:table-cell office:value-type="float" office:value="1886209" calcext:value-type="float">
            <text:p>1886209</text:p>
          </table:table-cell>
          <table:table-cell table:number-columns-repeated="3"/>
          <table:table-cell office:value-type="string" calcext:value-type="string">
            <text:p>https://doi.org/10.1186/1471-2164-11-120</text:p>
          </table:table-cell>
          <table:table-cell office:value-type="float" office:value="20167121" calcext:value-type="float">
            <text:p>20167121</text:p>
          </table:table-cell>
          <table:table-cell table:number-columns-repeated="2"/>
          <table:table-cell office:value-type="string" calcext:value-type="string">
            <text:p>LGI1_1836435_1886209.fasta</text:p>
          </table:table-cell>
          <table:table-cell table:number-columns-repeated="1006"/>
        </table:table-row>
        <table:table-row table:style-name="ro1">
          <table:table-cell office:value-type="string" calcext:value-type="string">
            <text:p>LGI2</text:p>
          </table:table-cell>
          <table:table-cell office:value-type="string" calcext:value-type="string">
            <text:p>unknown</text:p>
          </table:table-cell>
          <table:table-cell office:value-type="string" calcext:value-type="string">
            <text:p>contains arsenic resistance cassette, cadmium resistance cassette, ABC transporter, conjugal transfer/antirestriction (ArdA) proteins, replication proteins, LPXTG protein</text:p>
          </table:table-cell>
          <table:table-cell office:value-type="string" calcext:value-type="string">
            <text:p>unknown</text:p>
          </table:table-cell>
          <table:table-cell office:value-type="string" calcext:value-type="string">
            <text:p>L. monocytogenes Scott A</text:p>
          </table:table-cell>
          <table:table-cell office:value-type="string" calcext:value-type="string">
            <text:p>CM001159.1</text:p>
          </table:table-cell>
          <table:table-cell/>
          <table:table-cell office:value-type="float" office:value="35" calcext:value-type="float">
            <text:p>35</text:p>
          </table:table-cell>
          <table:table-cell office:value-type="float" office:value="2393615" calcext:value-type="float">
            <text:p>2393615</text:p>
          </table:table-cell>
          <table:table-cell office:value-type="float" office:value="2428940" calcext:value-type="float">
            <text:p>2428940</text:p>
          </table:table-cell>
          <table:table-cell table:number-columns-repeated="3"/>
          <table:table-cell office:value-type="string" calcext:value-type="string">
            <text:p>https://doi.org/10.1128/AEM.01189-17</text:p>
          </table:table-cell>
          <table:table-cell office:value-type="float" office:value="28842547" calcext:value-type="float">
            <text:p>28842547</text:p>
          </table:table-cell>
          <table:table-cell table:number-columns-repeated="2"/>
          <table:table-cell office:value-type="string" calcext:value-type="string">
            <text:p>LGI2_2393615_2428940.fasta</text:p>
          </table:table-cell>
          <table:table-cell table:number-columns-repeated="1006"/>
        </table:table-row>
        <table:table-row table:style-name="ro1">
          <table:table-cell office:value-type="string" calcext:value-type="string">
            <text:p>LIPI-1/prfA cluster</text:p>
          </table:table-cell>
          <table:table-cell office:value-type="string" calcext:value-type="string">
            <text:p>pathogenicity island</text:p>
          </table:table-cell>
          <table:table-cell office:value-type="string" calcext:value-type="string">
            <text:p>transcriptional activator PrfA, phosphatidylinositol phospholipase C, phosphatidylchline phospholipase C, zinc-mellatoprotease, surface protein</text:p>
          </table:table-cell>
          <table:table-cell office:value-type="string" calcext:value-type="string">
            <text:p>unknown</text:p>
          </table:table-cell>
          <table:table-cell office:value-type="string" calcext:value-type="string">
            <text:p>L. monocytogenes EGD</text:p>
          </table:table-cell>
          <table:table-cell office:value-type="string" calcext:value-type="string">
            <text:p>HG421741.1</text:p>
          </table:table-cell>
          <table:table-cell/>
          <table:table-cell office:value-type="float" office:value="9" calcext:value-type="float">
            <text:p>9</text:p>
          </table:table-cell>
          <table:table-cell office:value-type="float" office:value="198106" calcext:value-type="float">
            <text:p>198106</text:p>
          </table:table-cell>
          <table:table-cell office:value-type="float" office:value="206761" calcext:value-type="float">
            <text:p>206761</text:p>
          </table:table-cell>
          <table:table-cell table:number-columns-repeated="3"/>
          <table:table-cell office:value-type="string" calcext:value-type="string">
            <text:p>https://doi.org/10.1007/s00284-018-1458-4; https://doi.org/10.1016/s1286-4579(01)01413-7</text:p>
          </table:table-cell>
          <table:table-cell office:value-type="string" calcext:value-type="string">
            <text:p>29468304; 11418331</text:p>
          </table:table-cell>
          <table:table-cell table:number-columns-repeated="2"/>
          <table:table-cell office:value-type="string" calcext:value-type="string">
            <text:p>LIPI-1_198106_206761.fasta</text:p>
          </table:table-cell>
          <table:table-cell table:number-columns-repeated="1006"/>
        </table:table-row>
        <table:table-row table:style-name="ro1">
          <table:table-cell office:value-type="string" calcext:value-type="string">
            <text:p>LIPI-2</text:p>
          </table:table-cell>
          <table:table-cell office:value-type="string" calcext:value-type="string">
            <text:p>pathogenicity island</text:p>
          </table:table-cell>
          <table:table-cell office:value-type="string" calcext:value-type="string">
            <text:p>encodes 10 internalins</text:p>
          </table:table-cell>
          <table:table-cell office:value-type="float" office:value="32.3" calcext:value-type="float">
            <text:p>32.3</text:p>
          </table:table-cell>
          <table:table-cell office:value-type="string" calcext:value-type="string">
            <text:p>L. ivanovii ATCC 19119</text:p>
          </table:table-cell>
          <table:table-cell office:value-type="string" calcext:value-type="string">
            <text:p>N/A on NCBI</text:p>
          </table:table-cell>
          <table:table-cell/>
          <table:table-cell office:value-type="float" office:value="22" calcext:value-type="float">
            <text:p>22</text:p>
          </table:table-cell>
          <table:table-cell table:number-columns-repeated="2" office:value-type="string" calcext:value-type="string">
            <text:p>unknown</text:p>
          </table:table-cell>
          <table:table-cell table:number-columns-repeated="3"/>
          <table:table-cell office:value-type="string" calcext:value-type="string">
            <text:p>https://doi.org/10.1111/j.1365-2958.2005.04955.x</text:p>
          </table:table-cell>
          <table:table-cell office:value-type="float" office:value="16390439" calcext:value-type="float">
            <text:p>16390439</text:p>
          </table:table-cell>
          <table:table-cell office:value-type="string" calcext:value-type="string">
            <text:p>Unable to find coordinates or genome on NCBI</text:p>
          </table:table-cell>
          <table:table-cell table:number-columns-repeated="1008"/>
        </table:table-row>
        <table:table-row table:style-name="ro1">
          <table:table-cell office:value-type="string" calcext:value-type="string">
            <text:p>LIPI-3</text:p>
          </table:table-cell>
          <table:table-cell office:value-type="string" calcext:value-type="string">
            <text:p>pathogenicity island</text:p>
          </table:table-cell>
          <table:table-cell office:value-type="string" calcext:value-type="string">
            <text:p>encodes secondary haemolysin</text:p>
          </table:table-cell>
          <table:table-cell office:value-type="string" calcext:value-type="string">
            <text:p>unknown</text:p>
          </table:table-cell>
          <table:table-cell office:value-type="string" calcext:value-type="string">
            <text:p>L. monocytogenes F2365</text:p>
          </table:table-cell>
          <table:table-cell office:value-type="string" calcext:value-type="string">
            <text:p>NC_002973.6</text:p>
          </table:table-cell>
          <table:table-cell/>
          <table:table-cell office:value-type="float" office:value="6" calcext:value-type="float">
            <text:p>6</text:p>
          </table:table-cell>
          <table:table-cell office:value-type="float" office:value="1126697" calcext:value-type="float">
            <text:p>1126697</text:p>
          </table:table-cell>
          <table:table-cell office:value-type="float" office:value="1132588" calcext:value-type="float">
            <text:p>1132588</text:p>
          </table:table-cell>
          <table:table-cell table:number-columns-repeated="3"/>
          <table:table-cell office:value-type="string" calcext:value-type="string">
            <text:p>https://doi.org/10.1186/1471-2180-14-58; https://doi.org/10.1016/j.foodres.2020.109063</text:p>
          </table:table-cell>
          <table:table-cell office:value-type="string" calcext:value-type="string">
            <text:p>24606727; 32331684</text:p>
          </table:table-cell>
          <table:table-cell office:value-type="string" calcext:value-type="string">
            <text:p>Accession number is for NCBI</text:p>
          </table:table-cell>
          <table:table-cell/>
          <table:table-cell office:value-type="string" calcext:value-type="string">
            <text:p>LIPI-3_1126697_1132588.fasta</text:p>
          </table:table-cell>
          <table:table-cell table:number-columns-repeated="1006"/>
        </table:table-row>
        <table:table-row table:style-name="ro1">
          <table:table-cell office:value-type="string" calcext:value-type="string">
            <text:p>LIPI-4</text:p>
          </table:table-cell>
          <table:table-cell office:value-type="string" calcext:value-type="string">
            <text:p>pathogenicity island</text:p>
          </table:table-cell>
          <table:table-cell office:value-type="string" calcext:value-type="string">
            <text:p>encodes cellobiose-family phosphotransfer system</text:p>
          </table:table-cell>
          <table:table-cell office:value-type="string" calcext:value-type="string">
            <text:p>unknown</text:p>
          </table:table-cell>
          <table:table-cell office:value-type="string" calcext:value-type="string">
            <text:p>L. monocytogenes LM09-00558</text:p>
          </table:table-cell>
          <table:table-cell office:value-type="string" calcext:value-type="string">
            <text:p>N/A on NCBI</text:p>
          </table:table-cell>
          <table:table-cell/>
          <table:table-cell table:number-columns-repeated="3" office:value-type="string" calcext:value-type="string">
            <text:p>unknown</text:p>
          </table:table-cell>
          <table:table-cell table:number-columns-repeated="3"/>
          <table:table-cell office:value-type="string" calcext:value-type="string">
            <text:p>https://doi.org/10.1038/ng.3501</text:p>
          </table:table-cell>
          <table:table-cell office:value-type="float" office:value="26829754" calcext:value-type="float">
            <text:p>26829754</text:p>
          </table:table-cell>
          <table:table-cell office:value-type="string" calcext:value-type="string">
            <text:p>Not well-known</text:p>
          </table:table-cell>
          <table:table-cell table:number-columns-repeated="1008"/>
        </table:table-row>
        <table:table-row table:style-name="ro1">
          <table:table-cell office:value-type="string" calcext:value-type="string">
            <text:p>stress survival island SSI-1</text:p>
          </table:table-cell>
          <table:table-cell office:value-type="string" calcext:value-type="string">
            <text:p>"5-gene islet"</text:p>
          </table:table-cell>
          <table:table-cell office:value-type="string" calcext:value-type="string">
            <text:p>contains bile tolerance locus, glutamate decarboxylase acid resistance system, hypothetical M-protein trans-acting positive regulator</text:p>
          </table:table-cell>
          <table:table-cell office:value-type="string" calcext:value-type="string">
            <text:p>unknown</text:p>
          </table:table-cell>
          <table:table-cell office:value-type="string" calcext:value-type="string">
            <text:p>L. monocytogenes EGDe</text:p>
          </table:table-cell>
          <table:table-cell office:value-type="string" calcext:value-type="string">
            <text:p>AL591824.1</text:p>
          </table:table-cell>
          <table:table-cell/>
          <table:table-cell office:value-type="float" office:value="8.7" calcext:value-type="float">
            <text:p>8.7</text:p>
          </table:table-cell>
          <table:table-cell office:value-type="float" office:value="473920" calcext:value-type="float">
            <text:p>473920</text:p>
          </table:table-cell>
          <table:table-cell office:value-type="float" office:value="482701" calcext:value-type="float">
            <text:p>482701</text:p>
          </table:table-cell>
          <table:table-cell table:number-columns-repeated="3"/>
          <table:table-cell office:value-type="string" calcext:value-type="string">
            <text:p>https://doi.org/10.1111/j.1365-2672.2010.04726.x</text:p>
          </table:table-cell>
          <table:table-cell office:value-type="float" office:value="20408910" calcext:value-type="float">
            <text:p>20408910</text:p>
          </table:table-cell>
          <table:table-cell table:number-columns-repeated="2"/>
          <table:table-cell office:value-type="string" calcext:value-type="string">
            <text:p>SSI-1_473920_482701.fasta</text:p>
          </table:table-cell>
          <table:table-cell table:number-columns-repeated="1006"/>
        </table:table-row>
        <table:table-row table:style-name="ro1">
          <table:table-cell office:value-type="string" calcext:value-type="string">
            <text:p>phiLMC1</text:p>
          </table:table-cell>
          <table:table-cell office:value-type="string" calcext:value-type="string">
            <text:p>bacteriophage</text:p>
          </table:table-cell>
          <table:table-cell office:value-type="string" calcext:value-type="string">
            <text:p>contains integrase, terminase, portal proteins, packaging proteins, tail proteins, capsid proteins, structural proteins, holin</text:p>
          </table:table-cell>
          <table:table-cell office:value-type="string" calcext:value-type="string">
            <text:p>unknown</text:p>
          </table:table-cell>
          <table:table-cell office:value-type="string" calcext:value-type="string">
            <text:p>L. monocytogenes isolate 08-5578</text:p>
          </table:table-cell>
          <table:table-cell office:value-type="string" calcext:value-type="string">
            <text:p>CP001602.2</text:p>
          </table:table-cell>
          <table:table-cell/>
          <table:table-cell office:value-type="float" office:value="33" calcext:value-type="float">
            <text:p>33</text:p>
          </table:table-cell>
          <table:table-cell office:value-type="float" office:value="681092" calcext:value-type="float">
            <text:p>681092</text:p>
          </table:table-cell>
          <table:table-cell office:value-type="float" office:value="714095" calcext:value-type="float">
            <text:p>714095</text:p>
          </table:table-cell>
          <table:table-cell table:number-columns-repeated="3"/>
          <table:table-cell office:value-type="string" calcext:value-type="string">
            <text:p>https://doi.org/10.1186/1471-2164-11-120</text:p>
          </table:table-cell>
          <table:table-cell office:value-type="float" office:value="20167121" calcext:value-type="float">
            <text:p>20167121</text:p>
          </table:table-cell>
          <table:table-cell table:number-columns-repeated="2"/>
          <table:table-cell office:value-type="string" calcext:value-type="string">
            <text:p>phiLMC1_681092_714095.fasta</text:p>
          </table:table-cell>
          <table:table-cell table:number-columns-repeated="1006"/>
        </table:table-row>
        <table:table-row table:style-name="ro1">
          <table:table-cell office:value-type="string" calcext:value-type="string">
            <text:p>phiLMC2</text:p>
          </table:table-cell>
          <table:table-cell office:value-type="string" calcext:value-type="string">
            <text:p>bacteriophage</text:p>
          </table:table-cell>
          <table:table-cell office:value-type="string" calcext:value-type="string">
            <text:p>related to phage B025</text:p>
          </table:table-cell>
          <table:table-cell office:value-type="string" calcext:value-type="string">
            <text:p>unknown</text:p>
          </table:table-cell>
          <table:table-cell office:value-type="string" calcext:value-type="string">
            <text:p>L. monocytogenes isolate 08-5578</text:p>
          </table:table-cell>
          <table:table-cell office:value-type="string" calcext:value-type="string">
            <text:p>CP001602.2</text:p>
          </table:table-cell>
          <table:table-cell/>
          <table:table-cell table:number-columns-repeated="3" office:value-type="string" calcext:value-type="string">
            <text:p>unknown</text:p>
          </table:table-cell>
          <table:table-cell table:number-columns-repeated="3"/>
          <table:table-cell office:value-type="string" calcext:value-type="string">
            <text:p>https://doi.org/10.1186/1471-2164-11-120</text:p>
          </table:table-cell>
          <table:table-cell office:value-type="float" office:value="20167121" calcext:value-type="float">
            <text:p>20167121</text:p>
          </table:table-cell>
          <table:table-cell office:value-type="string" calcext:value-type="string">
            <text:p>Not well-known</text:p>
          </table:table-cell>
          <table:table-cell table:number-columns-repeated="1008"/>
        </table:table-row>
        <table:table-row table:style-name="ro1">
          <table:table-cell office:value-type="string" calcext:value-type="string">
            <text:p>phiLMC3</text:p>
          </table:table-cell>
          <table:table-cell office:value-type="string" calcext:value-type="string">
            <text:p>bacteriophage</text:p>
          </table:table-cell>
          <table:table-cell office:value-type="string" calcext:value-type="string">
            <text:p>related to phage A006</text:p>
          </table:table-cell>
          <table:table-cell office:value-type="string" calcext:value-type="string">
            <text:p>unknown</text:p>
          </table:table-cell>
          <table:table-cell office:value-type="string" calcext:value-type="string">
            <text:p>L. monocytogenes isolate 08-5578</text:p>
          </table:table-cell>
          <table:table-cell office:value-type="string" calcext:value-type="string">
            <text:p>CP001602.2</text:p>
          </table:table-cell>
          <table:table-cell/>
          <table:table-cell table:number-columns-repeated="3" office:value-type="string" calcext:value-type="string">
            <text:p>unknown</text:p>
          </table:table-cell>
          <table:table-cell table:number-columns-repeated="3"/>
          <table:table-cell office:value-type="string" calcext:value-type="string">
            <text:p>https://doi.org/10.1186/1471-2164-11-120</text:p>
          </table:table-cell>
          <table:table-cell office:value-type="float" office:value="20167121" calcext:value-type="float">
            <text:p>20167121</text:p>
          </table:table-cell>
          <table:table-cell office:value-type="string" calcext:value-type="string">
            <text:p>Not well-known</text:p>
          </table:table-cell>
          <table:table-cell table:number-columns-repeated="1008"/>
        </table:table-row>
        <table:table-row table:style-name="ro1">
          <table:table-cell office:value-type="string" calcext:value-type="string">
            <text:p>P70</text:p>
          </table:table-cell>
          <table:table-cell office:value-type="string" calcext:value-type="string">
            <text:p>bacteriophage</text:p>
          </table:table-cell>
          <table:table-cell office:value-type="string" calcext:value-type="string">
            <text:p>structural component-encoding genes (terminase, portal, tail, capsid, tail fiber), six HNH endonucleases, </text:p>
          </table:table-cell>
          <table:table-cell office:value-type="string" calcext:value-type="string">
            <text:p>unknown</text:p>
          </table:table-cell>
          <table:table-cell office:value-type="string" calcext:value-type="string">
            <text:p>L. ivanovii WSLC3009</text:p>
          </table:table-cell>
          <table:table-cell office:value-type="string" calcext:value-type="string">
            <text:p>JX442241.1</text:p>
          </table:table-cell>
          <table:table-cell/>
          <table:table-cell office:value-type="float" office:value="67.17" calcext:value-type="float">
            <text:p>67.17</text:p>
          </table:table-cell>
          <table:table-cell office:value-type="float" office:value="1" calcext:value-type="float">
            <text:p>1</text:p>
          </table:table-cell>
          <table:table-cell office:value-type="float" office:value="67170" calcext:value-type="float">
            <text:p>67170</text:p>
          </table:table-cell>
          <table:table-cell table:number-columns-repeated="3"/>
          <table:table-cell office:value-type="string" calcext:value-type="string">
            <text:p>https://doi.org/10.1128/JVI.02350-12</text:p>
          </table:table-cell>
          <table:table-cell office:value-type="float" office:value="22993158" calcext:value-type="float">
            <text:p>22993158</text:p>
          </table:table-cell>
          <table:table-cell table:number-columns-repeated="2"/>
          <table:table-cell office:value-type="string" calcext:value-type="string">
            <text:p>P70_1_67170.fasta</text:p>
          </table:table-cell>
          <table:table-cell table:number-columns-repeated="1006"/>
        </table:table-row>
        <table:table-row table:style-name="ro1">
          <table:table-cell office:value-type="string" calcext:value-type="string">
            <text:p>B054</text:p>
          </table:table-cell>
          <table:table-cell office:value-type="string" calcext:value-type="string">
            <text:p>bacteriophage</text:p>
          </table:table-cell>
          <table:table-cell office:value-type="string" calcext:value-type="string">
            <text:p>DNA packaging, structural proteins, cell lysis, lysogeny control, DNA replication/recombination/modification</text:p>
          </table:table-cell>
          <table:table-cell office:value-type="float" office:value="36.2" calcext:value-type="float">
            <text:p>36.2</text:p>
          </table:table-cell>
          <table:table-cell office:value-type="string" calcext:value-type="string">
            <text:p>L. ivanovii WSLC3009</text:p>
          </table:table-cell>
          <table:table-cell office:value-type="string" calcext:value-type="string">
            <text:p>DQ003640.1</text:p>
          </table:table-cell>
          <table:table-cell/>
          <table:table-cell office:value-type="float" office:value="48.172" calcext:value-type="float">
            <text:p>48.172</text:p>
          </table:table-cell>
          <table:table-cell office:value-type="float" office:value="1" calcext:value-type="float">
            <text:p>1</text:p>
          </table:table-cell>
          <table:table-cell office:value-type="float" office:value="48172" calcext:value-type="float">
            <text:p>48172</text:p>
          </table:table-cell>
          <table:table-cell table:number-columns-repeated="3"/>
          <table:table-cell office:value-type="string" calcext:value-type="string">
            <text:p>https://doi.org/10.1128/JB.01041-09</text:p>
          </table:table-cell>
          <table:table-cell office:value-type="float" office:value="19783628" calcext:value-type="float">
            <text:p>19783628</text:p>
          </table:table-cell>
          <table:table-cell table:number-columns-repeated="2"/>
          <table:table-cell office:value-type="string" calcext:value-type="string">
            <text:p>B054_1_48172.fasta</text:p>
          </table:table-cell>
          <table:table-cell table:number-columns-repeated="1006"/>
        </table:table-row>
        <table:table-row table:style-name="ro1">
          <table:table-cell office:value-type="string" calcext:value-type="string">
            <text:p>B025</text:p>
          </table:table-cell>
          <table:table-cell office:value-type="string" calcext:value-type="string">
            <text:p>bacteriophage</text:p>
          </table:table-cell>
          <table:table-cell office:value-type="string" calcext:value-type="string">
            <text:p>DNA packaging, structural proteins, cell lysis, lysogeny control, DNA replication/recombination/modification</text:p>
          </table:table-cell>
          <table:table-cell office:value-type="float" office:value="35.1" calcext:value-type="float">
            <text:p>35.1</text:p>
          </table:table-cell>
          <table:table-cell office:value-type="string" calcext:value-type="string">
            <text:p>L. ivanovii WSLC3009</text:p>
          </table:table-cell>
          <table:table-cell office:value-type="string" calcext:value-type="string">
            <text:p>DQ003639.1</text:p>
          </table:table-cell>
          <table:table-cell/>
          <table:table-cell office:value-type="float" office:value="42.653" calcext:value-type="float">
            <text:p>42.653</text:p>
          </table:table-cell>
          <table:table-cell office:value-type="float" office:value="1" calcext:value-type="float">
            <text:p>1</text:p>
          </table:table-cell>
          <table:table-cell office:value-type="float" office:value="42653" calcext:value-type="float">
            <text:p>42653</text:p>
          </table:table-cell>
          <table:table-cell table:number-columns-repeated="3"/>
          <table:table-cell office:value-type="string" calcext:value-type="string">
            <text:p>https://doi.org/10.1128/JB.01041-09</text:p>
          </table:table-cell>
          <table:table-cell office:value-type="float" office:value="19783628" calcext:value-type="float">
            <text:p>19783628</text:p>
          </table:table-cell>
          <table:table-cell table:number-columns-repeated="2"/>
          <table:table-cell office:value-type="string" calcext:value-type="string">
            <text:p>B025_1_42653.fasta</text:p>
          </table:table-cell>
          <table:table-cell table:number-columns-repeated="1006"/>
        </table:table-row>
        <table:table-row table:style-name="ro1">
          <table:table-cell office:value-type="string" calcext:value-type="string">
            <text:p>PSA</text:p>
          </table:table-cell>
          <table:table-cell office:value-type="string" calcext:value-type="string">
            <text:p>bacteriophage</text:p>
          </table:table-cell>
          <table:table-cell office:value-type="string" calcext:value-type="string">
            <text:p>DNA packaging, structural proteins, cell lysis, lysogeny control, DNA replication/recombination/modification</text:p>
          </table:table-cell>
          <table:table-cell office:value-type="float" office:value="34.8" calcext:value-type="float">
            <text:p>34.8</text:p>
          </table:table-cell>
          <table:table-cell office:value-type="string" calcext:value-type="string">
            <text:p>L. monocytogenes WSLC1042</text:p>
          </table:table-cell>
          <table:table-cell office:value-type="string" calcext:value-type="string">
            <text:p>AJ312240.2</text:p>
          </table:table-cell>
          <table:table-cell/>
          <table:table-cell office:value-type="float" office:value="37.618" calcext:value-type="float">
            <text:p>37.618</text:p>
          </table:table-cell>
          <table:table-cell office:value-type="float" office:value="1" calcext:value-type="float">
            <text:p>1</text:p>
          </table:table-cell>
          <table:table-cell office:value-type="float" office:value="37618" calcext:value-type="float">
            <text:p>37618</text:p>
          </table:table-cell>
          <table:table-cell table:number-columns-repeated="3"/>
          <table:table-cell office:value-type="string" calcext:value-type="string">
            <text:p>https://doi.org/10.1128/JB.01041-09</text:p>
          </table:table-cell>
          <table:table-cell office:value-type="float" office:value="19783628" calcext:value-type="float">
            <text:p>19783628</text:p>
          </table:table-cell>
          <table:table-cell table:number-columns-repeated="2"/>
          <table:table-cell office:value-type="string" calcext:value-type="string">
            <text:p>PSA_1_37618.fasta</text:p>
          </table:table-cell>
          <table:table-cell table:number-columns-repeated="1006"/>
        </table:table-row>
        <table:table-row table:style-name="ro1">
          <table:table-cell office:value-type="string" calcext:value-type="string">
            <text:p>A500</text:p>
          </table:table-cell>
          <table:table-cell office:value-type="string" calcext:value-type="string">
            <text:p>bacteriophage</text:p>
          </table:table-cell>
          <table:table-cell office:value-type="string" calcext:value-type="string">
            <text:p>DNA packaging, structural proteins, cell lysis, lysogeny control, DNA replication/recombination/modification</text:p>
          </table:table-cell>
          <table:table-cell office:value-type="float" office:value="36.7" calcext:value-type="float">
            <text:p>36.7</text:p>
          </table:table-cell>
          <table:table-cell office:value-type="string" calcext:value-type="string">
            <text:p>L. monocytogenes WSLC1042</text:p>
          </table:table-cell>
          <table:table-cell office:value-type="string" calcext:value-type="string">
            <text:p>DQ003637.1</text:p>
          </table:table-cell>
          <table:table-cell/>
          <table:table-cell office:value-type="float" office:value="38.867" calcext:value-type="float">
            <text:p>38.867</text:p>
          </table:table-cell>
          <table:table-cell office:value-type="float" office:value="1" calcext:value-type="float">
            <text:p>1</text:p>
          </table:table-cell>
          <table:table-cell office:value-type="float" office:value="38867" calcext:value-type="float">
            <text:p>38867</text:p>
          </table:table-cell>
          <table:table-cell table:number-columns-repeated="3"/>
          <table:table-cell office:value-type="string" calcext:value-type="string">
            <text:p>https://doi.org/10.1128/JB.01041-09</text:p>
          </table:table-cell>
          <table:table-cell office:value-type="float" office:value="19783628" calcext:value-type="float">
            <text:p>19783628</text:p>
          </table:table-cell>
          <table:table-cell table:number-columns-repeated="2"/>
          <table:table-cell office:value-type="string" calcext:value-type="string">
            <text:p>A500_1_38867.fasta</text:p>
          </table:table-cell>
          <table:table-cell table:number-columns-repeated="1006"/>
        </table:table-row>
        <table:table-row table:style-name="ro1">
          <table:table-cell office:value-type="string" calcext:value-type="string">
            <text:p>A118</text:p>
          </table:table-cell>
          <table:table-cell office:value-type="string" calcext:value-type="string">
            <text:p>bacteriophage</text:p>
          </table:table-cell>
          <table:table-cell office:value-type="string" calcext:value-type="string">
            <text:p>DNA packaging, structural proteins, cell lysis, lysogeny control, DNA replication/recombination/modification</text:p>
          </table:table-cell>
          <table:table-cell office:value-type="float" office:value="36.1" calcext:value-type="float">
            <text:p>36.1</text:p>
          </table:table-cell>
          <table:table-cell office:value-type="string" calcext:value-type="string">
            <text:p>L. monocytogenes WSLC1001</text:p>
          </table:table-cell>
          <table:table-cell office:value-type="string" calcext:value-type="string">
            <text:p>AJ242593.1</text:p>
          </table:table-cell>
          <table:table-cell/>
          <table:table-cell office:value-type="float" office:value="40.834" calcext:value-type="float">
            <text:p>40.834</text:p>
          </table:table-cell>
          <table:table-cell office:value-type="float" office:value="1" calcext:value-type="float">
            <text:p>1</text:p>
          </table:table-cell>
          <table:table-cell office:value-type="float" office:value="40834" calcext:value-type="float">
            <text:p>40834</text:p>
          </table:table-cell>
          <table:table-cell table:number-columns-repeated="3"/>
          <table:table-cell office:value-type="string" calcext:value-type="string">
            <text:p>https://doi.org/10.1128/JB.01041-09</text:p>
          </table:table-cell>
          <table:table-cell office:value-type="float" office:value="19783628" calcext:value-type="float">
            <text:p>19783628</text:p>
          </table:table-cell>
          <table:table-cell table:number-columns-repeated="2"/>
          <table:table-cell office:value-type="string" calcext:value-type="string">
            <text:p>A118_1_40834.fasta</text:p>
          </table:table-cell>
          <table:table-cell table:number-columns-repeated="1006"/>
        </table:table-row>
        <table:table-row table:style-name="ro1">
          <table:table-cell office:value-type="string" calcext:value-type="string">
            <text:p>A006</text:p>
          </table:table-cell>
          <table:table-cell office:value-type="string" calcext:value-type="string">
            <text:p>bacteriophage</text:p>
          </table:table-cell>
          <table:table-cell office:value-type="string" calcext:value-type="string">
            <text:p>DNA packaging, structural proteins, cell lysis, lysogeny control, DNA replication/recombination/modification</text:p>
          </table:table-cell>
          <table:table-cell office:value-type="float" office:value="35.5" calcext:value-type="float">
            <text:p>35.5</text:p>
          </table:table-cell>
          <table:table-cell office:value-type="string" calcext:value-type="string">
            <text:p>L. monocytogenes WSLC1001</text:p>
          </table:table-cell>
          <table:table-cell office:value-type="string" calcext:value-type="string">
            <text:p>DQ003642.1</text:p>
          </table:table-cell>
          <table:table-cell/>
          <table:table-cell office:value-type="float" office:value="38.124" calcext:value-type="float">
            <text:p>38.124</text:p>
          </table:table-cell>
          <table:table-cell office:value-type="float" office:value="1" calcext:value-type="float">
            <text:p>1</text:p>
          </table:table-cell>
          <table:table-cell office:value-type="float" office:value="38124" calcext:value-type="float">
            <text:p>38124</text:p>
          </table:table-cell>
          <table:table-cell table:number-columns-repeated="3"/>
          <table:table-cell office:value-type="string" calcext:value-type="string">
            <text:p>https://doi.org/10.1128/JB.01041-09</text:p>
          </table:table-cell>
          <table:table-cell office:value-type="float" office:value="19783628" calcext:value-type="float">
            <text:p>19783628</text:p>
          </table:table-cell>
          <table:table-cell table:number-columns-repeated="2"/>
          <table:table-cell office:value-type="string" calcext:value-type="string">
            <text:p>A006_1_38124.fasta</text:p>
          </table:table-cell>
          <table:table-cell table:number-columns-repeated="1006"/>
        </table:table-row>
        <table:table-row table:style-name="ro1">
          <table:table-cell office:value-type="string" calcext:value-type="string">
            <text:p>P35</text:p>
          </table:table-cell>
          <table:table-cell office:value-type="string" calcext:value-type="string">
            <text:p>bacteriophage</text:p>
          </table:table-cell>
          <table:table-cell office:value-type="string" calcext:value-type="string">
            <text:p>DNA packaging, structural proteins, cell lysis, DNA replication/recombination/modification</text:p>
          </table:table-cell>
          <table:table-cell office:value-type="float" office:value="40.8" calcext:value-type="float">
            <text:p>40.8</text:p>
          </table:table-cell>
          <table:table-cell office:value-type="string" calcext:value-type="string">
            <text:p>L. monocytogenes WSLC1001</text:p>
          </table:table-cell>
          <table:table-cell office:value-type="string" calcext:value-type="string">
            <text:p>DQ003641.1</text:p>
          </table:table-cell>
          <table:table-cell/>
          <table:table-cell office:value-type="float" office:value="35.822" calcext:value-type="float">
            <text:p>35.822</text:p>
          </table:table-cell>
          <table:table-cell office:value-type="float" office:value="1" calcext:value-type="float">
            <text:p>1</text:p>
          </table:table-cell>
          <table:table-cell office:value-type="float" office:value="35822" calcext:value-type="float">
            <text:p>35822</text:p>
          </table:table-cell>
          <table:table-cell table:number-columns-repeated="3"/>
          <table:table-cell office:value-type="string" calcext:value-type="string">
            <text:p>https://doi.org/10.1128/JB.01041-09</text:p>
          </table:table-cell>
          <table:table-cell office:value-type="float" office:value="19783628" calcext:value-type="float">
            <text:p>19783628</text:p>
          </table:table-cell>
          <table:table-cell table:number-columns-repeated="2"/>
          <table:table-cell office:value-type="string" calcext:value-type="string">
            <text:p>P35_1_35822.fasta</text:p>
          </table:table-cell>
          <table:table-cell table:number-columns-repeated="1006"/>
        </table:table-row>
        <table:table-row table:style-name="ro1">
          <table:table-cell office:value-type="string" calcext:value-type="string">
            <text:p>P40</text:p>
          </table:table-cell>
          <table:table-cell office:value-type="string" calcext:value-type="string">
            <text:p>bacteriophage</text:p>
          </table:table-cell>
          <table:table-cell office:value-type="string" calcext:value-type="string">
            <text:p>DNA packaging, structural proteins, cell lysis, DNA replication/recombination/modification</text:p>
          </table:table-cell>
          <table:table-cell office:value-type="float" office:value="39.3" calcext:value-type="float">
            <text:p>39.3</text:p>
          </table:table-cell>
          <table:table-cell office:value-type="string" calcext:value-type="string">
            <text:p>L. monocytogenes WSLC1001</text:p>
          </table:table-cell>
          <table:table-cell office:value-type="string" calcext:value-type="string">
            <text:p>EU855793.1</text:p>
          </table:table-cell>
          <table:table-cell/>
          <table:table-cell office:value-type="float" office:value="35.638" calcext:value-type="float">
            <text:p>35.638</text:p>
          </table:table-cell>
          <table:table-cell office:value-type="float" office:value="1" calcext:value-type="float">
            <text:p>1</text:p>
          </table:table-cell>
          <table:table-cell office:value-type="float" office:value="35638" calcext:value-type="float">
            <text:p>35638</text:p>
          </table:table-cell>
          <table:table-cell table:number-columns-repeated="3"/>
          <table:table-cell office:value-type="string" calcext:value-type="string">
            <text:p>https://doi.org/10.1128/JB.01041-09</text:p>
          </table:table-cell>
          <table:table-cell office:value-type="float" office:value="19783628" calcext:value-type="float">
            <text:p>19783628</text:p>
          </table:table-cell>
          <table:table-cell table:number-columns-repeated="2"/>
          <table:table-cell office:value-type="string" calcext:value-type="string">
            <text:p>P40_1_35638.fasta</text:p>
          </table:table-cell>
          <table:table-cell table:number-columns-repeated="1006"/>
        </table:table-row>
        <table:table-row table:style-name="ro1">
          <table:table-cell office:value-type="string" calcext:value-type="string">
            <text:p>A511</text:p>
          </table:table-cell>
          <table:table-cell office:value-type="string" calcext:value-type="string">
            <text:p>bacteriophage</text:p>
          </table:table-cell>
          <table:table-cell office:value-type="string" calcext:value-type="string">
            <text:p>DNA packaging, structural proteins, cell lysis, DNA replication/transcription</text:p>
          </table:table-cell>
          <table:table-cell office:value-type="float" office:value="36.1" calcext:value-type="float">
            <text:p>36.1</text:p>
          </table:table-cell>
          <table:table-cell office:value-type="string" calcext:value-type="string">
            <text:p>L. ivanovii WSLC3009</text:p>
          </table:table-cell>
          <table:table-cell office:value-type="string" calcext:value-type="string">
            <text:p>DQ003638.2</text:p>
          </table:table-cell>
          <table:table-cell/>
          <table:table-cell office:value-type="float" office:value="137.619" calcext:value-type="float">
            <text:p>137.619</text:p>
          </table:table-cell>
          <table:table-cell office:value-type="float" office:value="1" calcext:value-type="float">
            <text:p>1</text:p>
          </table:table-cell>
          <table:table-cell office:value-type="float" office:value="137619" calcext:value-type="float">
            <text:p>137619</text:p>
          </table:table-cell>
          <table:table-cell table:number-columns-repeated="3"/>
          <table:table-cell office:value-type="string" calcext:value-type="string">
            <text:p>https://doi.org/10.1128/JB.00461-08</text:p>
          </table:table-cell>
          <table:table-cell office:value-type="float" office:value="18567664" calcext:value-type="float">
            <text:p>18567664</text:p>
          </table:table-cell>
          <table:table-cell office:value-type="string" calcext:value-type="string">
            <text:p>Contains 3.125kb terminal redundancy at 3' end</text:p>
          </table:table-cell>
          <table:table-cell/>
          <table:table-cell office:value-type="string" calcext:value-type="string">
            <text:p>A511_1_137619.fasta</text:p>
          </table:table-cell>
          <table:table-cell table:number-columns-repeated="1006"/>
        </table:table-row>
        <table:table-row table:style-name="ro1">
          <table:table-cell office:value-type="string" calcext:value-type="string">
            <text:p>P100</text:p>
          </table:table-cell>
          <table:table-cell office:value-type="string" calcext:value-type="string">
            <text:p>bacteriophage</text:p>
          </table:table-cell>
          <table:table-cell office:value-type="string" calcext:value-type="string">
            <text:p>capsid proteins, tail proteins, endolysin, helicase, ribonucleoside-diphosphate reductase, ribose-phosphate pyrophosphokinase, DNA polymerase</text:p>
          </table:table-cell>
          <table:table-cell office:value-type="string" calcext:value-type="string">
            <text:p>unknown</text:p>
          </table:table-cell>
          <table:table-cell office:value-type="string" calcext:value-type="string">
            <text:p>L. monocytogenes WSLC1001</text:p>
          </table:table-cell>
          <table:table-cell office:value-type="string" calcext:value-type="string">
            <text:p>DQ004855.1</text:p>
          </table:table-cell>
          <table:table-cell/>
          <table:table-cell office:value-type="float" office:value="131.384" calcext:value-type="float">
            <text:p>131.384</text:p>
          </table:table-cell>
          <table:table-cell office:value-type="float" office:value="1" calcext:value-type="float">
            <text:p>1</text:p>
          </table:table-cell>
          <table:table-cell office:value-type="float" office:value="131384" calcext:value-type="float">
            <text:p>131384</text:p>
          </table:table-cell>
          <table:table-cell table:number-columns-repeated="3"/>
          <table:table-cell office:value-type="string" calcext:value-type="string">
            <text:p>https://doi.org/10.1016/j.yrtph.2005.08.005</text:p>
          </table:table-cell>
          <table:table-cell office:value-type="float" office:value="16188359" calcext:value-type="float">
            <text:p>16188359</text:p>
          </table:table-cell>
          <table:table-cell table:number-columns-repeated="2"/>
          <table:table-cell office:value-type="string" calcext:value-type="string">
            <text:p>P100_1_131384.fasta</text:p>
          </table:table-cell>
          <table:table-cell table:number-columns-repeated="1006"/>
        </table:table-row>
        <table:table-row table:style-name="ro1">
          <table:table-cell office:value-type="string" calcext:value-type="string">
            <text:p>vB-LmoM-SH3-3</text:p>
          </table:table-cell>
          <table:table-cell office:value-type="string" calcext:value-type="string">
            <text:p>bacteriophage</text:p>
          </table:table-cell>
          <table:table-cell office:value-type="string" calcext:value-type="string">
            <text:p>RNA/DNA polymerase, virion protein, tail protein, capsid protein, endolysin, ribonucleoside-diphosphate reductase</text:p>
          </table:table-cell>
          <table:table-cell office:value-type="float" office:value="36" calcext:value-type="float">
            <text:p>36</text:p>
          </table:table-cell>
          <table:table-cell office:value-type="string" calcext:value-type="string">
            <text:p>L. monocytogenes LM008</text:p>
          </table:table-cell>
          <table:table-cell office:value-type="string" calcext:value-type="string">
            <text:p>N/A on NCBI</text:p>
          </table:table-cell>
          <table:table-cell/>
          <table:table-cell office:value-type="float" office:value="136.801" calcext:value-type="float">
            <text:p>136.801</text:p>
          </table:table-cell>
          <table:table-cell table:number-columns-repeated="2" office:value-type="string" calcext:value-type="string">
            <text:p>unknown</text:p>
          </table:table-cell>
          <table:table-cell table:number-columns-repeated="3"/>
          <table:table-cell office:value-type="string" calcext:value-type="string">
            <text:p>https://doi.org/10.1016/j.foodcont.2019.106830</text:p>
          </table:table-cell>
          <table:table-cell office:value-type="string" calcext:value-type="string">
            <text:p>N/A</text:p>
          </table:table-cell>
          <table:table-cell office:value-type="string" calcext:value-type="string">
            <text:p>Not well-known</text:p>
          </table:table-cell>
          <table:table-cell table:number-columns-repeated="1008"/>
        </table:table-row>
        <table:table-row table:style-name="ro1">
          <table:table-cell table:number-columns-repeated="1024"/>
        </table:table-row>
        <table:table-row table:style-name="ro1">
          <table:table-cell office:value-type="string" calcext:value-type="string">
            <text:p>cenocepacia island (cci)/BcenGI11</text:p>
          </table:table-cell>
          <table:table-cell office:value-type="string" calcext:value-type="string">
            <text:p>PAI</text:p>
          </table:table-cell>
          <table:table-cell office:value-type="string" calcext:value-type="string">
            <text:p>virulence, metabolism (fatty acid biosynthesis, amino acid metabolism), transcriptional regulation, quorum sensing (CciIR system)</text:p>
          </table:table-cell>
          <table:table-cell office:value-type="float" office:value="62" calcext:value-type="float">
            <text:p>62</text:p>
          </table:table-cell>
          <table:table-cell office:value-type="string" calcext:value-type="string">
            <text:p>B. cenocepacia J2315</text:p>
          </table:table-cell>
          <table:table-cell office:value-type="string" calcext:value-type="string">
            <text:p>AM747721.1</text:p>
          </table:table-cell>
          <table:table-cell/>
          <table:table-cell office:value-type="float" office:value="44.1" calcext:value-type="float">
            <text:p>44.1</text:p>
          </table:table-cell>
          <table:table-cell office:value-type="float" office:value="290291" calcext:value-type="float">
            <text:p>290291</text:p>
          </table:table-cell>
          <table:table-cell office:value-type="float" office:value="334378" calcext:value-type="float">
            <text:p>334378</text:p>
          </table:table-cell>
          <table:table-cell table:number-columns-repeated="3"/>
          <table:table-cell office:value-type="string" calcext:value-type="string">
            <text:p>https://doi.org/10.1128/iai.72.3.1537-1547.2004, https://doi.org/10.1038/nrmicro1085, https://doi.org/10.1128/JB.01230-08</text:p>
          </table:table-cell>
          <table:table-cell office:value-type="string" calcext:value-type="string">
            <text:p>14977960, 15643431, 18931103</text:p>
          </table:table-cell>
          <table:table-cell table:number-columns-repeated="2"/>
          <table:table-cell office:value-type="string" calcext:value-type="string">
            <text:p>BcenGI11_290291_334378.fasta</text:p>
          </table:table-cell>
          <table:table-cell table:number-columns-repeated="1006"/>
        </table:table-row>
        <table:table-row table:style-name="ro1">
          <table:table-cell office:value-type="string" calcext:value-type="string">
            <text:p>BcenGI15</text:p>
          </table:table-cell>
          <table:table-cell office:value-type="string" calcext:value-type="string">
            <text:p>PAI</text:p>
          </table:table-cell>
          <table:table-cell office:value-type="string" calcext:value-type="string">
            <text:p>DNA integration, excision, stabilization, type II toxin-antitoxin system</text:p>
          </table:table-cell>
          <table:table-cell office:value-type="float" office:value="45" calcext:value-type="float">
            <text:p>45</text:p>
          </table:table-cell>
          <table:table-cell office:value-type="string" calcext:value-type="string">
            <text:p>B. cenocepacia IPCU-A</text:p>
          </table:table-cell>
          <table:table-cell office:value-type="string" calcext:value-type="string">
            <text:p>JYNB01000081.1</text:p>
          </table:table-cell>
          <table:table-cell/>
          <table:table-cell office:value-type="float" office:value="107.277" calcext:value-type="float">
            <text:p>107.277</text:p>
          </table:table-cell>
          <table:table-cell office:value-type="float" office:value="12559" calcext:value-type="float">
            <text:p>12559</text:p>
          </table:table-cell>
          <table:table-cell office:value-type="float" office:value="119836" calcext:value-type="float">
            <text:p>119836</text:p>
          </table:table-cell>
          <table:table-cell table:number-columns-repeated="3"/>
          <table:table-cell office:value-type="string" calcext:value-type="string">
            <text:p>https://doi.org/10.3389/fmicb.2017.00590</text:p>
          </table:table-cell>
          <table:table-cell office:value-type="float" office:value="28428775" calcext:value-type="float">
            <text:p>28428775</text:p>
          </table:table-cell>
          <table:table-cell table:number-columns-repeated="2"/>
          <table:table-cell office:value-type="string" calcext:value-type="string">
            <text:p>BcenGI15_12559_119836.fasta</text:p>
          </table:table-cell>
          <table:table-cell table:number-columns-repeated="1006"/>
        </table:table-row>
        <table:table-row table:style-name="ro1">
          <table:table-cell office:value-type="string" calcext:value-type="string">
            <text:p>BcenGI14/BcepMu</text:p>
          </table:table-cell>
          <table:table-cell office:value-type="string" calcext:value-type="string">
            <text:p>prophage</text:p>
          </table:table-cell>
          <table:table-cell office:value-type="string" calcext:value-type="string">
            <text:p>replication/regulation/pathogenesis, host lysis, capsid formation, tail and tail fiber formation</text:p>
          </table:table-cell>
          <table:table-cell office:value-type="float" office:value="62.8" calcext:value-type="float">
            <text:p>62.8</text:p>
          </table:table-cell>
          <table:table-cell office:value-type="string" calcext:value-type="string">
            <text:p>B. cenocepacia J2315</text:p>
          </table:table-cell>
          <table:table-cell office:value-type="string" calcext:value-type="string">
            <text:p>AM747722.1</text:p>
          </table:table-cell>
          <table:table-cell/>
          <table:table-cell office:value-type="float" office:value="36.748" calcext:value-type="float">
            <text:p>36.748</text:p>
          </table:table-cell>
          <table:table-cell office:value-type="float" office:value="573207" calcext:value-type="float">
            <text:p>573207</text:p>
          </table:table-cell>
          <table:table-cell office:value-type="float" office:value="609954" calcext:value-type="float">
            <text:p>609954</text:p>
          </table:table-cell>
          <table:table-cell table:number-columns-repeated="3"/>
          <table:table-cell office:value-type="string" calcext:value-type="string">
            <text:p>https://doi.org/10.1016/j.jmb.2004.04.053, https://doi.org/10.1128/JB.01230-08</text:p>
          </table:table-cell>
          <table:table-cell office:value-type="string" calcext:value-type="string">
            <text:p>15184022, 18931103</text:p>
          </table:table-cell>
          <table:table-cell table:number-columns-repeated="2"/>
          <table:table-cell office:value-type="string" calcext:value-type="string">
            <text:p>BcenGI14_573207_609954.fasta</text:p>
          </table:table-cell>
          <table:table-cell table:number-columns-repeated="1006"/>
        </table:table-row>
        <table:table-row table:style-name="ro1">
          <table:table-cell office:value-type="string" calcext:value-type="string">
            <text:p>BcenGI13</text:p>
          </table:table-cell>
          <table:table-cell office:value-type="string" calcext:value-type="string">
            <text:p>prophage</text:p>
          </table:table-cell>
          <table:table-cell office:value-type="string" calcext:value-type="string">
            <text:p>crucial for B. cenocepacia survival; otherwise unknown</text:p>
          </table:table-cell>
          <table:table-cell office:value-type="float" office:value="54.3" calcext:value-type="float">
            <text:p>54.3</text:p>
          </table:table-cell>
          <table:table-cell office:value-type="string" calcext:value-type="string">
            <text:p>B. cenocepacia J2315</text:p>
          </table:table-cell>
          <table:table-cell office:value-type="string" calcext:value-type="string">
            <text:p>AM747721.1</text:p>
          </table:table-cell>
          <table:table-cell/>
          <table:table-cell office:value-type="float" office:value="46.2" calcext:value-type="float">
            <text:p>46.2</text:p>
          </table:table-cell>
          <table:table-cell office:value-type="float" office:value="2091701" calcext:value-type="float">
            <text:p>2091701</text:p>
          </table:table-cell>
          <table:table-cell office:value-type="float" office:value="2137922" calcext:value-type="float">
            <text:p>2137922</text:p>
          </table:table-cell>
          <table:table-cell table:number-columns-repeated="3"/>
          <table:table-cell office:value-type="string" calcext:value-type="string">
            <text:p>https://doi.org/10.3389/fmicb.2018.01118, https://doi.org/10.1128/JB.01230-08</text:p>
          </table:table-cell>
          <table:table-cell office:value-type="string" calcext:value-type="string">
            <text:p>29896180, 18931103</text:p>
          </table:table-cell>
          <table:table-cell table:number-columns-repeated="2"/>
          <table:table-cell office:value-type="string" calcext:value-type="string">
            <text:p>BcenGI13_2091701_2137922.fasta</text:p>
          </table:table-cell>
          <table:table-cell table:number-columns-repeated="1006"/>
        </table:table-row>
        <table:table-row table:style-name="ro1">
          <table:table-cell office:value-type="string" calcext:value-type="string">
            <text:p>BcenGI12</text:p>
          </table:table-cell>
          <table:table-cell office:value-type="string" calcext:value-type="string">
            <text:p>prophage</text:p>
          </table:table-cell>
          <table:table-cell office:value-type="string" calcext:value-type="string">
            <text:p>quorum sensing regulatory genes</text:p>
          </table:table-cell>
          <table:table-cell office:value-type="float" office:value="63.2" calcext:value-type="float">
            <text:p>63.2</text:p>
          </table:table-cell>
          <table:table-cell office:value-type="string" calcext:value-type="string">
            <text:p>B. cenocepacia J2315</text:p>
          </table:table-cell>
          <table:table-cell office:value-type="string" calcext:value-type="string">
            <text:p>AM747721.1</text:p>
          </table:table-cell>
          <table:table-cell/>
          <table:table-cell office:value-type="float" office:value="46.8" calcext:value-type="float">
            <text:p>46.8</text:p>
          </table:table-cell>
          <table:table-cell office:value-type="float" office:value="1140183" calcext:value-type="float">
            <text:p>1140183</text:p>
          </table:table-cell>
          <table:table-cell office:value-type="float" office:value="1186975" calcext:value-type="float">
            <text:p>1186975</text:p>
          </table:table-cell>
          <table:table-cell table:number-columns-repeated="3"/>
          <table:table-cell office:value-type="string" calcext:value-type="string">
            <text:p>https://doi.org/10.1186/1471-2164-10-441, https://doi.org/10.1128/JB.01230-08</text:p>
          </table:table-cell>
          <table:table-cell office:value-type="string" calcext:value-type="string">
            <text:p>19761612, 18931103</text:p>
          </table:table-cell>
          <table:table-cell table:number-columns-repeated="2"/>
          <table:table-cell office:value-type="string" calcext:value-type="string">
            <text:p>BcenGI12_1140183_1186975.fasta</text:p>
          </table:table-cell>
          <table:table-cell table:number-columns-repeated="1006"/>
        </table:table-row>
        <table:table-row table:style-name="ro1">
          <table:table-cell office:value-type="string" calcext:value-type="string">
            <text:p>BcenGI5</text:p>
          </table:table-cell>
          <table:table-cell office:value-type="string" calcext:value-type="string">
            <text:p>unknown</text:p>
          </table:table-cell>
          <table:table-cell office:value-type="string" calcext:value-type="string">
            <text:p>metabolic genes</text:p>
          </table:table-cell>
          <table:table-cell office:value-type="float" office:value="60.3" calcext:value-type="float">
            <text:p>60.3</text:p>
          </table:table-cell>
          <table:table-cell office:value-type="string" calcext:value-type="string">
            <text:p>B. cenocepacia J2315</text:p>
          </table:table-cell>
          <table:table-cell office:value-type="string" calcext:value-type="string">
            <text:p>AM747720.1</text:p>
          </table:table-cell>
          <table:table-cell/>
          <table:table-cell office:value-type="float" office:value="92.8" calcext:value-type="float">
            <text:p>92.8</text:p>
          </table:table-cell>
          <table:table-cell office:value-type="float" office:value="1222566" calcext:value-type="float">
            <text:p>1222566</text:p>
          </table:table-cell>
          <table:table-cell office:value-type="float" office:value="1315385" calcext:value-type="float">
            <text:p>1315385</text:p>
          </table:table-cell>
          <table:table-cell table:number-columns-repeated="3"/>
          <table:table-cell office:value-type="string" calcext:value-type="string">
            <text:p>https://doi.org/10.1186/s12864-015-1993-3, https://doi.org/10.1128/JB.01230-08</text:p>
          </table:table-cell>
          <table:table-cell office:value-type="float" office:value="18931103" calcext:value-type="float">
            <text:p>18931103</text:p>
          </table:table-cell>
          <table:table-cell table:number-columns-repeated="2"/>
          <table:table-cell office:value-type="string" calcext:value-type="string">
            <text:p>BcenGI5_1222566_1315385.fasta</text:p>
          </table:table-cell>
          <table:table-cell table:number-columns-repeated="1006"/>
        </table:table-row>
        <table:table-row table:style-name="ro1">
          <table:table-cell office:value-type="string" calcext:value-type="string">
            <text:p>BcenGI6</text:p>
          </table:table-cell>
          <table:table-cell table:number-columns-repeated="2" office:value-type="string" calcext:value-type="string">
            <text:p>unknown</text:p>
          </table:table-cell>
          <table:table-cell office:value-type="float" office:value="58.8" calcext:value-type="float">
            <text:p>58.8</text:p>
          </table:table-cell>
          <table:table-cell office:value-type="string" calcext:value-type="string">
            <text:p>B. cenocepacia J2315</text:p>
          </table:table-cell>
          <table:table-cell office:value-type="string" calcext:value-type="string">
            <text:p>AM747720.1</text:p>
          </table:table-cell>
          <table:table-cell/>
          <table:table-cell office:value-type="float" office:value="34.2" calcext:value-type="float">
            <text:p>34.2</text:p>
          </table:table-cell>
          <table:table-cell office:value-type="float" office:value="1402882" calcext:value-type="float">
            <text:p>1402882</text:p>
          </table:table-cell>
          <table:table-cell office:value-type="float" office:value="1437088" calcext:value-type="float">
            <text:p>1437088</text:p>
          </table:table-cell>
          <table:table-cell table:number-columns-repeated="3"/>
          <table:table-cell office:value-type="string" calcext:value-type="string">
            <text:p>https://doi.org/10.1186/s12864-015-1993-3, https://doi.org/10.1128/JB.01230-08</text:p>
          </table:table-cell>
          <table:table-cell office:value-type="float" office:value="18931103" calcext:value-type="float">
            <text:p>18931103</text:p>
          </table:table-cell>
          <table:table-cell table:number-columns-repeated="2"/>
          <table:table-cell office:value-type="string" calcext:value-type="string">
            <text:p>BcenGI6_1402882_1437088.fasta</text:p>
          </table:table-cell>
          <table:table-cell table:number-columns-repeated="1006"/>
        </table:table-row>
        <table:table-row table:style-name="ro1">
          <table:table-cell office:value-type="string" calcext:value-type="string">
            <text:p>BcenGI7/KS10</text:p>
          </table:table-cell>
          <table:table-cell office:value-type="string" calcext:value-type="string">
            <text:p>prophage</text:p>
          </table:table-cell>
          <table:table-cell office:value-type="string" calcext:value-type="string">
            <text:p>transposition genes, DNA binding proteins, capsid formation, tail proteins</text:p>
          </table:table-cell>
          <table:table-cell office:value-type="float" office:value="62.9" calcext:value-type="float">
            <text:p>62.9</text:p>
          </table:table-cell>
          <table:table-cell office:value-type="string" calcext:value-type="string">
            <text:p>B. cenocepacia J2315</text:p>
          </table:table-cell>
          <table:table-cell office:value-type="string" calcext:value-type="string">
            <text:p>AM747720.1</text:p>
          </table:table-cell>
          <table:table-cell/>
          <table:table-cell office:value-type="float" office:value="37.635" calcext:value-type="float">
            <text:p>37.635</text:p>
          </table:table-cell>
          <table:table-cell office:value-type="float" office:value="1728918" calcext:value-type="float">
            <text:p>1728918</text:p>
          </table:table-cell>
          <table:table-cell office:value-type="float" office:value="1766551" calcext:value-type="float">
            <text:p>1766551</text:p>
          </table:table-cell>
          <table:table-cell table:number-columns-repeated="3"/>
          <table:table-cell office:value-type="string" calcext:value-type="string">
            <text:p>https://doi.org/10.1186/1471-2164-9-615, https://doi.org/10.1128/JB.01230-08</text:p>
          </table:table-cell>
          <table:table-cell office:value-type="string" calcext:value-type="string">
            <text:p>19094239, 18931103</text:p>
          </table:table-cell>
          <table:table-cell table:number-columns-repeated="2"/>
          <table:table-cell office:value-type="string" calcext:value-type="string">
            <text:p>BcenGI7_1728918_1766551.fasta</text:p>
          </table:table-cell>
          <table:table-cell table:number-columns-repeated="1006"/>
        </table:table-row>
        <table:table-row table:style-name="ro1">
          <table:table-cell office:value-type="string" calcext:value-type="string">
            <text:p>BcenGI1</text:p>
          </table:table-cell>
          <table:table-cell office:value-type="string" calcext:value-type="string">
            <text:p>prophage</text:p>
          </table:table-cell>
          <table:table-cell office:value-type="string" calcext:value-type="string">
            <text:p>contains group II intron; similar to phiK96243</text:p>
          </table:table-cell>
          <table:table-cell office:value-type="float" office:value="68.5" calcext:value-type="float">
            <text:p>68.5</text:p>
          </table:table-cell>
          <table:table-cell office:value-type="string" calcext:value-type="string">
            <text:p>B. cenocepacia J2315</text:p>
          </table:table-cell>
          <table:table-cell office:value-type="string" calcext:value-type="string">
            <text:p>AM747720.1</text:p>
          </table:table-cell>
          <table:table-cell/>
          <table:table-cell office:value-type="float" office:value="25" calcext:value-type="float">
            <text:p>25</text:p>
          </table:table-cell>
          <table:table-cell office:value-type="float" office:value="100361" calcext:value-type="float">
            <text:p>100361</text:p>
          </table:table-cell>
          <table:table-cell office:value-type="float" office:value="125265" calcext:value-type="float">
            <text:p>125265</text:p>
          </table:table-cell>
          <table:table-cell table:number-columns-repeated="3"/>
          <table:table-cell office:value-type="string" calcext:value-type="string">
            <text:p>https://doi.org/10.1128/JB.01230-08</text:p>
          </table:table-cell>
          <table:table-cell office:value-type="float" office:value="18931103" calcext:value-type="float">
            <text:p>18931103</text:p>
          </table:table-cell>
          <table:table-cell table:number-columns-repeated="2"/>
          <table:table-cell office:value-type="string" calcext:value-type="string">
            <text:p>BcenGI1_100361_125265.fasta</text:p>
          </table:table-cell>
          <table:table-cell table:number-columns-repeated="1006"/>
        </table:table-row>
        <table:table-row table:style-name="ro1">
          <table:table-cell office:value-type="string" calcext:value-type="string">
            <text:p>phiK96243/GI2</text:p>
          </table:table-cell>
          <table:table-cell office:value-type="string" calcext:value-type="string">
            <text:p>prophage</text:p>
          </table:table-cell>
          <table:table-cell office:value-type="string" calcext:value-type="string">
            <text:p>contains two clusters of putative transcription factors</text:p>
          </table:table-cell>
          <table:table-cell office:value-type="float" office:value="65.4" calcext:value-type="float">
            <text:p>65.4</text:p>
          </table:table-cell>
          <table:table-cell office:value-type="string" calcext:value-type="string">
            <text:p>B. pseudomallei K96243</text:p>
          </table:table-cell>
          <table:table-cell office:value-type="string" calcext:value-type="string">
            <text:p>BX571965.1</text:p>
          </table:table-cell>
          <table:table-cell/>
          <table:table-cell office:value-type="float" office:value="36.2" calcext:value-type="float">
            <text:p>36.2</text:p>
          </table:table-cell>
          <table:table-cell office:value-type="float" office:value="145390" calcext:value-type="float">
            <text:p>145390</text:p>
          </table:table-cell>
          <table:table-cell office:value-type="float" office:value="180728" calcext:value-type="float">
            <text:p>180728</text:p>
          </table:table-cell>
          <table:table-cell table:number-columns-repeated="3"/>
          <table:table-cell office:value-type="string" calcext:value-type="string">
            <text:p>https://doi.org/10.1073/pnas.0403302101, https://doi.org/10.1016/j.mib.2007.05.016</text:p>
          </table:table-cell>
          <table:table-cell office:value-type="string" calcext:value-type="string">
            <text:p>15377794, 17719265</text:p>
          </table:table-cell>
          <table:table-cell table:number-columns-repeated="2"/>
          <table:table-cell office:value-type="string" calcext:value-type="string">
            <text:p>phiK96243_145390_180728.fasta</text:p>
          </table:table-cell>
          <table:table-cell table:number-columns-repeated="1006"/>
        </table:table-row>
        <table:table-row table:style-name="ro1">
          <table:table-cell office:value-type="string" calcext:value-type="string">
            <text:p>BcenGI2</text:p>
          </table:table-cell>
          <table:table-cell office:value-type="string" calcext:value-type="string">
            <text:p>unknown</text:p>
          </table:table-cell>
          <table:table-cell office:value-type="string" calcext:value-type="string">
            <text:p>contains ICE (integrative conjugative element)</text:p>
          </table:table-cell>
          <table:table-cell office:value-type="float" office:value="55.7" calcext:value-type="float">
            <text:p>55.7</text:p>
          </table:table-cell>
          <table:table-cell office:value-type="string" calcext:value-type="string">
            <text:p>B. cenocepacia J2315</text:p>
          </table:table-cell>
          <table:table-cell office:value-type="string" calcext:value-type="string">
            <text:p>AM747720.1</text:p>
          </table:table-cell>
          <table:table-cell/>
          <table:table-cell office:value-type="float" office:value="16.4" calcext:value-type="float">
            <text:p>16.4</text:p>
          </table:table-cell>
          <table:table-cell office:value-type="float" office:value="188011" calcext:value-type="float">
            <text:p>188011</text:p>
          </table:table-cell>
          <table:table-cell office:value-type="float" office:value="204429" calcext:value-type="float">
            <text:p>204429</text:p>
          </table:table-cell>
          <table:table-cell table:number-columns-repeated="3"/>
          <table:table-cell office:value-type="string" calcext:value-type="string">
            <text:p>https://doi.org/10.1128/JB.01230-08</text:p>
          </table:table-cell>
          <table:table-cell office:value-type="float" office:value="18931103" calcext:value-type="float">
            <text:p>18931103</text:p>
          </table:table-cell>
          <table:table-cell table:number-columns-repeated="2"/>
          <table:table-cell office:value-type="string" calcext:value-type="string">
            <text:p>BcenGI2_188011_204429.fasta</text:p>
          </table:table-cell>
          <table:table-cell table:number-columns-repeated="1006"/>
        </table:table-row>
        <table:table-row table:style-name="ro1">
          <table:table-cell office:value-type="string" calcext:value-type="string">
            <text:p>BcenGI3</text:p>
          </table:table-cell>
          <table:table-cell office:value-type="string" calcext:value-type="string">
            <text:p>unknown</text:p>
          </table:table-cell>
          <table:table-cell office:value-type="string" calcext:value-type="string">
            <text:p>type I restriction modification system</text:p>
          </table:table-cell>
          <table:table-cell office:value-type="float" office:value="56.5" calcext:value-type="float">
            <text:p>56.5</text:p>
          </table:table-cell>
          <table:table-cell office:value-type="string" calcext:value-type="string">
            <text:p>B. cenocepacia J2315</text:p>
          </table:table-cell>
          <table:table-cell office:value-type="string" calcext:value-type="string">
            <text:p>AM747720.1</text:p>
          </table:table-cell>
          <table:table-cell/>
          <table:table-cell office:value-type="float" office:value="13.1" calcext:value-type="float">
            <text:p>13.1</text:p>
          </table:table-cell>
          <table:table-cell office:value-type="float" office:value="449978" calcext:value-type="float">
            <text:p>449978</text:p>
          </table:table-cell>
          <table:table-cell office:value-type="float" office:value="463082" calcext:value-type="float">
            <text:p>463082</text:p>
          </table:table-cell>
          <table:table-cell table:number-columns-repeated="3"/>
          <table:table-cell office:value-type="string" calcext:value-type="string">
            <text:p>https://doi.org/10.1128/JB.01230-08</text:p>
          </table:table-cell>
          <table:table-cell office:value-type="float" office:value="18931103" calcext:value-type="float">
            <text:p>18931103</text:p>
          </table:table-cell>
          <table:table-cell office:value-type="string" calcext:value-type="string">
            <text:p>These seem to be used in other studies too</text:p>
          </table:table-cell>
          <table:table-cell/>
          <table:table-cell office:value-type="string" calcext:value-type="string">
            <text:p>BcenGI3_449978_463082.fasta</text:p>
          </table:table-cell>
          <table:table-cell table:number-columns-repeated="1006"/>
        </table:table-row>
        <table:table-row table:style-name="ro1">
          <table:table-cell office:value-type="string" calcext:value-type="string">
            <text:p>BcenGI8</text:p>
          </table:table-cell>
          <table:table-cell office:value-type="string" calcext:value-type="string">
            <text:p>unknown</text:p>
          </table:table-cell>
          <table:table-cell office:value-type="string" calcext:value-type="string">
            <text:p>metabolic genes (D-lactate dehydrogenase, O-antigen acetylase, glutathione S-transferase), MFS transporter, ABC transporter </text:p>
          </table:table-cell>
          <table:table-cell office:value-type="float" office:value="61.4" calcext:value-type="float">
            <text:p>61.4</text:p>
          </table:table-cell>
          <table:table-cell office:value-type="string" calcext:value-type="string">
            <text:p>B. cenocepacia J2315</text:p>
          </table:table-cell>
          <table:table-cell office:value-type="string" calcext:value-type="string">
            <text:p>AM747720.1</text:p>
          </table:table-cell>
          <table:table-cell/>
          <table:table-cell office:value-type="float" office:value="121.9" calcext:value-type="float">
            <text:p>121.9</text:p>
          </table:table-cell>
          <table:table-cell office:value-type="float" office:value="2738065" calcext:value-type="float">
            <text:p>2738065</text:p>
          </table:table-cell>
          <table:table-cell office:value-type="float" office:value="2859923" calcext:value-type="float">
            <text:p>2859923</text:p>
          </table:table-cell>
          <table:table-cell table:number-columns-repeated="3"/>
          <table:table-cell office:value-type="string" calcext:value-type="string">
            <text:p>https://doi.org/10.1128/JB.01230-08</text:p>
          </table:table-cell>
          <table:table-cell office:value-type="float" office:value="18931103" calcext:value-type="float">
            <text:p>18931103</text:p>
          </table:table-cell>
          <table:table-cell table:number-columns-repeated="2"/>
          <table:table-cell office:value-type="string" calcext:value-type="string">
            <text:p>BcenGI8_2738065_2859923.fasta</text:p>
          </table:table-cell>
          <table:table-cell table:number-columns-repeated="1006"/>
        </table:table-row>
        <table:table-row table:style-name="ro1">
          <table:table-cell office:value-type="string" calcext:value-type="string">
            <text:p>BcenGI9</text:p>
          </table:table-cell>
          <table:table-cell office:value-type="string" calcext:value-type="string">
            <text:p>unknown</text:p>
          </table:table-cell>
          <table:table-cell office:value-type="string" calcext:value-type="string">
            <text:p>possible phage remnant</text:p>
          </table:table-cell>
          <table:table-cell office:value-type="float" office:value="62.8" calcext:value-type="float">
            <text:p>62.8</text:p>
          </table:table-cell>
          <table:table-cell office:value-type="string" calcext:value-type="string">
            <text:p>B. cenocepacia J2315</text:p>
          </table:table-cell>
          <table:table-cell office:value-type="string" calcext:value-type="string">
            <text:p>AM747720.1</text:p>
          </table:table-cell>
          <table:table-cell/>
          <table:table-cell office:value-type="float" office:value="16.3" calcext:value-type="float">
            <text:p>16.3</text:p>
          </table:table-cell>
          <table:table-cell office:value-type="float" office:value="3241588" calcext:value-type="float">
            <text:p>3241588</text:p>
          </table:table-cell>
          <table:table-cell office:value-type="float" office:value="3257909" calcext:value-type="float">
            <text:p>3257909</text:p>
          </table:table-cell>
          <table:table-cell table:number-columns-repeated="3"/>
          <table:table-cell office:value-type="string" calcext:value-type="string">
            <text:p>https://doi.org/10.1128/JB.01230-08</text:p>
          </table:table-cell>
          <table:table-cell office:value-type="float" office:value="18931103" calcext:value-type="float">
            <text:p>18931103</text:p>
          </table:table-cell>
          <table:table-cell table:number-columns-repeated="2"/>
          <table:table-cell office:value-type="string" calcext:value-type="string">
            <text:p>BcenGI9_3241588_3257909.fasta</text:p>
          </table:table-cell>
          <table:table-cell table:number-columns-repeated="1006"/>
        </table:table-row>
        <table:table-row table:style-name="ro1">
          <table:table-cell office:value-type="string" calcext:value-type="string">
            <text:p>KL1</text:p>
          </table:table-cell>
          <table:table-cell office:value-type="string" calcext:value-type="string">
            <text:p>bacteriophage</text:p>
          </table:table-cell>
          <table:table-cell office:value-type="string" calcext:value-type="string">
            <text:p>virion morphogenesis, lysis, DNA binding, MazG pyrophosphohydrolase)</text:p>
          </table:table-cell>
          <table:table-cell office:value-type="float" office:value="54.6" calcext:value-type="float">
            <text:p>54.6</text:p>
          </table:table-cell>
          <table:table-cell office:value-type="string" calcext:value-type="string">
            <text:p>B. cenocepacia K56-2</text:p>
          </table:table-cell>
          <table:table-cell office:value-type="string" calcext:value-type="string">
            <text:p>N/A</text:p>
          </table:table-cell>
          <table:table-cell/>
          <table:table-cell office:value-type="float" office:value="42.832" calcext:value-type="float">
            <text:p>42.832</text:p>
          </table:table-cell>
          <table:table-cell table:number-columns-repeated="2" office:value-type="string" calcext:value-type="string">
            <text:p>Not available</text:p>
          </table:table-cell>
          <table:table-cell table:number-columns-repeated="3"/>
          <table:table-cell office:value-type="string" calcext:value-type="string">
            <text:p>https://doi.org/10.1186/1471-2164-13-223</text:p>
          </table:table-cell>
          <table:table-cell office:value-type="float" office:value="22676492" calcext:value-type="float">
            <text:p>22676492</text:p>
          </table:table-cell>
          <table:table-cell table:number-columns-repeated="1009"/>
        </table:table-row>
        <table:table-row table:style-name="ro1">
          <table:table-cell office:value-type="string" calcext:value-type="string">
            <text:p>AH2</text:p>
          </table:table-cell>
          <table:table-cell office:value-type="string" calcext:value-type="string">
            <text:p>bacteriophage</text:p>
          </table:table-cell>
          <table:table-cell office:value-type="string" calcext:value-type="string">
            <text:p>virion morphogenesis, lysis, DNA binding, MazG pyrophosphohydrolase)</text:p>
          </table:table-cell>
          <table:table-cell office:value-type="float" office:value="61.3" calcext:value-type="float">
            <text:p>61.3</text:p>
          </table:table-cell>
          <table:table-cell office:value-type="string" calcext:value-type="string">
            <text:p>B. cenocepacia C6433</text:p>
          </table:table-cell>
          <table:table-cell office:value-type="string" calcext:value-type="string">
            <text:p>N/A</text:p>
          </table:table-cell>
          <table:table-cell/>
          <table:table-cell office:value-type="float" office:value="58.065" calcext:value-type="float">
            <text:p>58.065</text:p>
          </table:table-cell>
          <table:table-cell table:number-columns-repeated="2" office:value-type="string" calcext:value-type="string">
            <text:p>Not available</text:p>
          </table:table-cell>
          <table:table-cell table:number-columns-repeated="3"/>
          <table:table-cell office:value-type="string" calcext:value-type="string">
            <text:p>https://doi.org/10.1186/1471-2164-13-223</text:p>
          </table:table-cell>
          <table:table-cell office:value-type="float" office:value="22676492" calcext:value-type="float">
            <text:p>22676492</text:p>
          </table:table-cell>
          <table:table-cell table:number-columns-repeated="1009"/>
        </table:table-row>
        <table:table-row table:style-name="ro1">
          <table:table-cell office:value-type="string" calcext:value-type="string">
            <text:p>phi1026b</text:p>
          </table:table-cell>
          <table:table-cell office:value-type="string" calcext:value-type="string">
            <text:p>bacteriophage</text:p>
          </table:table-cell>
          <table:table-cell office:value-type="string" calcext:value-type="string">
            <text:p>DNA packaging, head morphogenesis, tail morphogenesis, host lysis, DNA replication, LysR family transcriptional regulator, major facilitator superfamily (MFS) transporter</text:p>
          </table:table-cell>
          <table:table-cell office:value-type="float" office:value="60.8" calcext:value-type="float">
            <text:p>60.8</text:p>
          </table:table-cell>
          <table:table-cell office:value-type="string" calcext:value-type="string">
            <text:p>B. pseudomallei 1026b</text:p>
          </table:table-cell>
          <table:table-cell office:value-type="string" calcext:value-type="string">
            <text:p>CP002833.1</text:p>
          </table:table-cell>
          <table:table-cell/>
          <table:table-cell office:value-type="float" office:value="54.5" calcext:value-type="float">
            <text:p>54.5</text:p>
          </table:table-cell>
          <table:table-cell office:value-type="float" office:value="2334598" calcext:value-type="float">
            <text:p>2334598</text:p>
          </table:table-cell>
          <table:table-cell office:value-type="float" office:value="2387988" calcext:value-type="float">
            <text:p>2387988</text:p>
          </table:table-cell>
          <table:table-cell table:number-columns-repeated="3"/>
          <table:table-cell office:value-type="string" calcext:value-type="string">
            <text:p>https://doi.org/10.1371/journal.pone.0036507</text:p>
          </table:table-cell>
          <table:table-cell office:value-type="float" office:value="22615773" calcext:value-type="float">
            <text:p>22615773</text:p>
          </table:table-cell>
          <table:table-cell table:number-columns-repeated="2"/>
          <table:table-cell office:value-type="string" calcext:value-type="string">
            <text:p>phi1026b_2334598_2387988.fasta</text:p>
          </table:table-cell>
          <table:table-cell table:number-columns-repeated="1006"/>
        </table:table-row>
        <table:table-row table:style-name="ro1">
          <table:table-cell office:value-type="string" calcext:value-type="string">
            <text:p>phiE125</text:p>
          </table:table-cell>
          <table:table-cell office:value-type="string" calcext:value-type="string">
            <text:p>bacteriophage</text:p>
          </table:table-cell>
          <table:table-cell table:number-columns-repeated="1022"/>
        </table:table-row>
        <table:table-row table:style-name="ro1">
          <table:table-cell office:value-type="string" calcext:value-type="string">
            <text:p>GI1</text:p>
          </table:table-cell>
          <table:table-cell office:value-type="string" calcext:value-type="string">
            <text:p>unknown</text:p>
          </table:table-cell>
          <table:table-cell office:value-type="string" calcext:value-type="string">
            <text:p>contains lipoproteins</text:p>
          </table:table-cell>
          <table:table-cell office:value-type="float" office:value="61.5" calcext:value-type="float">
            <text:p>61.5</text:p>
          </table:table-cell>
          <table:table-cell office:value-type="string" calcext:value-type="string">
            <text:p>B. pseudomallei K96243</text:p>
          </table:table-cell>
          <table:table-cell office:value-type="string" calcext:value-type="string">
            <text:p>BX571965.1</text:p>
          </table:table-cell>
          <table:table-cell/>
          <table:table-cell office:value-type="float" office:value="12.6" calcext:value-type="float">
            <text:p>12.6</text:p>
          </table:table-cell>
          <table:table-cell office:value-type="float" office:value="92536" calcext:value-type="float">
            <text:p>92536</text:p>
          </table:table-cell>
          <table:table-cell office:value-type="float" office:value="104915" calcext:value-type="float">
            <text:p>104915</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office:value-type="string" calcext:value-type="string">
            <text:p>The ones from this paper look to be putative, not well characterized - actually these are discussed in other studies</text:p>
          </table:table-cell>
          <table:table-cell/>
          <table:table-cell office:value-type="string" calcext:value-type="string">
            <text:p>GI1_92536_104915.fasta</text:p>
          </table:table-cell>
          <table:table-cell table:number-columns-repeated="1006"/>
        </table:table-row>
        <table:table-row table:style-name="ro1">
          <table:table-cell office:value-type="string" calcext:value-type="string">
            <text:p>GI3</text:p>
          </table:table-cell>
          <table:table-cell office:value-type="string" calcext:value-type="string">
            <text:p>putative prophage</text:p>
          </table:table-cell>
          <table:table-cell office:value-type="string" calcext:value-type="string">
            <text:p>contains dienelactone hydrolase family protein</text:p>
          </table:table-cell>
          <table:table-cell office:value-type="float" office:value="56.6" calcext:value-type="float">
            <text:p>56.6</text:p>
          </table:table-cell>
          <table:table-cell office:value-type="string" calcext:value-type="string">
            <text:p>B. pseudomallei K96243</text:p>
          </table:table-cell>
          <table:table-cell office:value-type="string" calcext:value-type="string">
            <text:p>BX571965.1</text:p>
          </table:table-cell>
          <table:table-cell/>
          <table:table-cell office:value-type="float" office:value="51.3" calcext:value-type="float">
            <text:p>51.3</text:p>
          </table:table-cell>
          <table:table-cell office:value-type="float" office:value="602532" calcext:value-type="float">
            <text:p>602532</text:p>
          </table:table-cell>
          <table:table-cell office:value-type="float" office:value="653746" calcext:value-type="float">
            <text:p>653746</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3_602532_653746.fasta</text:p>
          </table:table-cell>
          <table:table-cell table:number-columns-repeated="1006"/>
        </table:table-row>
        <table:table-row table:style-name="ro1">
          <table:table-cell office:value-type="string" calcext:value-type="string">
            <text:p>GI4</text:p>
          </table:table-cell>
          <table:table-cell office:value-type="string" calcext:value-type="string">
            <text:p>unknown</text:p>
          </table:table-cell>
          <table:table-cell office:value-type="string" calcext:value-type="string">
            <text:p>contains putative RNA 2'-phosphotransferase and putative helicase</text:p>
          </table:table-cell>
          <table:table-cell office:value-type="float" office:value="56.8" calcext:value-type="float">
            <text:p>56.8</text:p>
          </table:table-cell>
          <table:table-cell office:value-type="string" calcext:value-type="string">
            <text:p>B. pseudomallei K96243</text:p>
          </table:table-cell>
          <table:table-cell office:value-type="string" calcext:value-type="string">
            <text:p>BX571965.1</text:p>
          </table:table-cell>
          <table:table-cell/>
          <table:table-cell office:value-type="float" office:value="39.7" calcext:value-type="float">
            <text:p>39.7</text:p>
          </table:table-cell>
          <table:table-cell office:value-type="float" office:value="859567" calcext:value-type="float">
            <text:p>859567</text:p>
          </table:table-cell>
          <table:table-cell office:value-type="float" office:value="898423" calcext:value-type="float">
            <text:p>898423</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4_859567_898423.fasta</text:p>
          </table:table-cell>
          <table:table-cell table:number-columns-repeated="1006"/>
        </table:table-row>
        <table:table-row table:style-name="ro1">
          <table:table-cell office:value-type="string" calcext:value-type="string">
            <text:p>GI5</text:p>
          </table:table-cell>
          <table:table-cell office:value-type="string" calcext:value-type="string">
            <text:p>unknown</text:p>
          </table:table-cell>
          <table:table-cell office:value-type="string" calcext:value-type="string">
            <text:p>contains putative type I restriction system and plasmid replication protein</text:p>
          </table:table-cell>
          <table:table-cell office:value-type="float" office:value="58.7" calcext:value-type="float">
            <text:p>58.7</text:p>
          </table:table-cell>
          <table:table-cell office:value-type="string" calcext:value-type="string">
            <text:p>B. pseudomallei K96243</text:p>
          </table:table-cell>
          <table:table-cell office:value-type="string" calcext:value-type="string">
            <text:p>BX571965.1</text:p>
          </table:table-cell>
          <table:table-cell/>
          <table:table-cell office:value-type="float" office:value="11.7" calcext:value-type="float">
            <text:p>11.7</text:p>
          </table:table-cell>
          <table:table-cell office:value-type="float" office:value="1100898" calcext:value-type="float">
            <text:p>1100898</text:p>
          </table:table-cell>
          <table:table-cell office:value-type="float" office:value="1111933" calcext:value-type="float">
            <text:p>1111933</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5_1100898_1111933.fasta</text:p>
          </table:table-cell>
          <table:table-cell table:number-columns-repeated="1006"/>
        </table:table-row>
        <table:table-row table:style-name="ro1">
          <table:table-cell office:value-type="string" calcext:value-type="string">
            <text:p>GI6</text:p>
          </table:table-cell>
          <table:table-cell office:value-type="string" calcext:value-type="string">
            <text:p>prophage-like</text:p>
          </table:table-cell>
          <table:table-cell office:value-type="string" calcext:value-type="string">
            <text:p>unknown</text:p>
          </table:table-cell>
          <table:table-cell office:value-type="float" office:value="58.8" calcext:value-type="float">
            <text:p>58.8</text:p>
          </table:table-cell>
          <table:table-cell office:value-type="string" calcext:value-type="string">
            <text:p>B. pseudomallei K96243</text:p>
          </table:table-cell>
          <table:table-cell office:value-type="string" calcext:value-type="string">
            <text:p>BX571965.1</text:p>
          </table:table-cell>
          <table:table-cell/>
          <table:table-cell office:value-type="float" office:value="15" calcext:value-type="float">
            <text:p>15</text:p>
          </table:table-cell>
          <table:table-cell office:value-type="float" office:value="1322871" calcext:value-type="float">
            <text:p>1322871</text:p>
          </table:table-cell>
          <table:table-cell office:value-type="float" office:value="1337464" calcext:value-type="float">
            <text:p>1337464</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6_1322871_1337464.fasta</text:p>
          </table:table-cell>
          <table:table-cell table:number-columns-repeated="1006"/>
        </table:table-row>
        <table:table-row table:style-name="ro1">
          <table:table-cell office:value-type="string" calcext:value-type="string">
            <text:p>GI8</text:p>
          </table:table-cell>
          <table:table-cell office:value-type="string" calcext:value-type="string">
            <text:p>unknown</text:p>
          </table:table-cell>
          <table:table-cell office:value-type="string" calcext:value-type="string">
            <text:p>transport protein, hemolysin-related proteins, amine catabolism, YadA-like exported protein, regulator proteins</text:p>
          </table:table-cell>
          <table:table-cell office:value-type="float" office:value="62" calcext:value-type="float">
            <text:p>62</text:p>
          </table:table-cell>
          <table:table-cell office:value-type="string" calcext:value-type="string">
            <text:p>B. pseudomallei K96243</text:p>
          </table:table-cell>
          <table:table-cell office:value-type="string" calcext:value-type="string">
            <text:p>BX571965.1</text:p>
          </table:table-cell>
          <table:table-cell/>
          <table:table-cell office:value-type="float" office:value="92.3" calcext:value-type="float">
            <text:p>92.3</text:p>
          </table:table-cell>
          <table:table-cell office:value-type="float" office:value="1902196" calcext:value-type="float">
            <text:p>1902196</text:p>
          </table:table-cell>
          <table:table-cell office:value-type="float" office:value="1993689" calcext:value-type="float">
            <text:p>1993689</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8_1902196_1993689.fasta</text:p>
          </table:table-cell>
          <table:table-cell table:number-columns-repeated="1006"/>
        </table:table-row>
        <table:table-row table:style-name="ro1">
          <table:table-cell office:value-type="string" calcext:value-type="string">
            <text:p>GI9</text:p>
          </table:table-cell>
          <table:table-cell office:value-type="string" calcext:value-type="string">
            <text:p>prophage-like</text:p>
          </table:table-cell>
          <table:table-cell office:value-type="string" calcext:value-type="string">
            <text:p>unknown</text:p>
          </table:table-cell>
          <table:table-cell office:value-type="float" office:value="64" calcext:value-type="float">
            <text:p>64</text:p>
          </table:table-cell>
          <table:table-cell office:value-type="string" calcext:value-type="string">
            <text:p>B. pseudomallei K96243</text:p>
          </table:table-cell>
          <table:table-cell office:value-type="string" calcext:value-type="string">
            <text:p>BX571965.1</text:p>
          </table:table-cell>
          <table:table-cell/>
          <table:table-cell office:value-type="float" office:value="9.8" calcext:value-type="float">
            <text:p>9.8</text:p>
          </table:table-cell>
          <table:table-cell office:value-type="float" office:value="3097526" calcext:value-type="float">
            <text:p>3097526</text:p>
          </table:table-cell>
          <table:table-cell office:value-type="float" office:value="3106971" calcext:value-type="float">
            <text:p>3106971</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9_3097526_3106971.fasta</text:p>
          </table:table-cell>
          <table:table-cell table:number-columns-repeated="1006"/>
        </table:table-row>
        <table:table-row table:style-name="ro1">
          <table:table-cell office:value-type="string" calcext:value-type="string">
            <text:p>GI11</text:p>
          </table:table-cell>
          <table:table-cell office:value-type="string" calcext:value-type="string">
            <text:p>unknown</text:p>
          </table:table-cell>
          <table:table-cell office:value-type="string" calcext:value-type="string">
            <text:p>recombinase, replication proteins, conjugal plasmid transfer proteins</text:p>
          </table:table-cell>
          <table:table-cell office:value-type="float" office:value="55.9" calcext:value-type="float">
            <text:p>55.9</text:p>
          </table:table-cell>
          <table:table-cell office:value-type="string" calcext:value-type="string">
            <text:p>B. pseudomallei K96243</text:p>
          </table:table-cell>
          <table:table-cell office:value-type="string" calcext:value-type="string">
            <text:p>BX571965.1</text:p>
          </table:table-cell>
          <table:table-cell/>
          <table:table-cell office:value-type="float" office:value="15.3" calcext:value-type="float">
            <text:p>15.3</text:p>
          </table:table-cell>
          <table:table-cell office:value-type="float" office:value="3873083" calcext:value-type="float">
            <text:p>3873083</text:p>
          </table:table-cell>
          <table:table-cell office:value-type="float" office:value="3887254" calcext:value-type="float">
            <text:p>3887254</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11_3873083_3887254.fasta</text:p>
          </table:table-cell>
          <table:table-cell table:number-columns-repeated="1006"/>
        </table:table-row>
        <table:table-row table:style-name="ro1">
          <table:table-cell office:value-type="string" calcext:value-type="string">
            <text:p>GI12</text:p>
          </table:table-cell>
          <table:table-cell office:value-type="string" calcext:value-type="string">
            <text:p>prophage-like</text:p>
          </table:table-cell>
          <table:table-cell office:value-type="string" calcext:value-type="string">
            <text:p>unknown</text:p>
          </table:table-cell>
          <table:table-cell office:value-type="float" office:value="57.3" calcext:value-type="float">
            <text:p>57.3</text:p>
          </table:table-cell>
          <table:table-cell office:value-type="string" calcext:value-type="string">
            <text:p>B. pseudomallei K96243</text:p>
          </table:table-cell>
          <table:table-cell office:value-type="string" calcext:value-type="string">
            <text:p>BX571965.1</text:p>
          </table:table-cell>
          <table:table-cell/>
          <table:table-cell office:value-type="float" office:value="11.5" calcext:value-type="float">
            <text:p>11.5</text:p>
          </table:table-cell>
          <table:table-cell office:value-type="float" office:value="3964455" calcext:value-type="float">
            <text:p>3964455</text:p>
          </table:table-cell>
          <table:table-cell office:value-type="float" office:value="3975872" calcext:value-type="float">
            <text:p>3975872</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12_3964455_3975872.fasta</text:p>
          </table:table-cell>
          <table:table-cell table:number-columns-repeated="1006"/>
        </table:table-row>
        <table:table-row table:style-name="ro1">
          <table:table-cell office:value-type="string" calcext:value-type="string">
            <text:p>GI13</text:p>
          </table:table-cell>
          <table:table-cell office:value-type="string" calcext:value-type="string">
            <text:p>prophage-like</text:p>
          </table:table-cell>
          <table:table-cell office:value-type="string" calcext:value-type="string">
            <text:p>unknown</text:p>
          </table:table-cell>
          <table:table-cell office:value-type="float" office:value="58.4" calcext:value-type="float">
            <text:p>58.4</text:p>
          </table:table-cell>
          <table:table-cell office:value-type="string" calcext:value-type="string">
            <text:p>B. pseudomallei K96243</text:p>
          </table:table-cell>
          <table:table-cell office:value-type="string" calcext:value-type="string">
            <text:p>BX571966.1</text:p>
          </table:table-cell>
          <table:table-cell/>
          <table:table-cell office:value-type="float" office:value="19" calcext:value-type="float">
            <text:p>19</text:p>
          </table:table-cell>
          <table:table-cell office:value-type="float" office:value="518995" calcext:value-type="float">
            <text:p>518995</text:p>
          </table:table-cell>
          <table:table-cell office:value-type="float" office:value="538104" calcext:value-type="float">
            <text:p>538104</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13_518995_538104.fasta</text:p>
          </table:table-cell>
          <table:table-cell table:number-columns-repeated="1006"/>
        </table:table-row>
        <table:table-row table:style-name="ro1">
          <table:table-cell office:value-type="string" calcext:value-type="string">
            <text:p>GI14</text:p>
          </table:table-cell>
          <table:table-cell office:value-type="string" calcext:value-type="string">
            <text:p>unknown</text:p>
          </table:table-cell>
          <table:table-cell office:value-type="string" calcext:value-type="string">
            <text:p>contains putative collagenase</text:p>
          </table:table-cell>
          <table:table-cell office:value-type="float" office:value="55.1" calcext:value-type="float">
            <text:p>55.1</text:p>
          </table:table-cell>
          <table:table-cell office:value-type="string" calcext:value-type="string">
            <text:p>B. pseudomallei K96243</text:p>
          </table:table-cell>
          <table:table-cell office:value-type="string" calcext:value-type="string">
            <text:p>BX571966.1</text:p>
          </table:table-cell>
          <table:table-cell/>
          <table:table-cell office:value-type="float" office:value="18.6" calcext:value-type="float">
            <text:p>18.6</text:p>
          </table:table-cell>
          <table:table-cell office:value-type="float" office:value="885812" calcext:value-type="float">
            <text:p>885812</text:p>
          </table:table-cell>
          <table:table-cell office:value-type="float" office:value="904376" calcext:value-type="float">
            <text:p>904376</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14_885812_904376.fasta</text:p>
          </table:table-cell>
          <table:table-cell table:number-columns-repeated="1006"/>
        </table:table-row>
        <table:table-row table:style-name="ro1">
          <table:table-cell office:value-type="string" calcext:value-type="string">
            <text:p>GI15</text:p>
          </table:table-cell>
          <table:table-cell office:value-type="string" calcext:value-type="string">
            <text:p>putative prophage</text:p>
          </table:table-cell>
          <table:table-cell office:value-type="string" calcext:value-type="string">
            <text:p>contains ParA homologue</text:p>
          </table:table-cell>
          <table:table-cell office:value-type="float" office:value="65.2" calcext:value-type="float">
            <text:p>65.2</text:p>
          </table:table-cell>
          <table:table-cell office:value-type="string" calcext:value-type="string">
            <text:p>B. pseudomallei K96243</text:p>
          </table:table-cell>
          <table:table-cell office:value-type="string" calcext:value-type="string">
            <text:p>BX571966.1</text:p>
          </table:table-cell>
          <table:table-cell/>
          <table:table-cell office:value-type="float" office:value="34.6" calcext:value-type="float">
            <text:p>34.6</text:p>
          </table:table-cell>
          <table:table-cell office:value-type="float" office:value="1426445" calcext:value-type="float">
            <text:p>1426445</text:p>
          </table:table-cell>
          <table:table-cell office:value-type="float" office:value="1462214" calcext:value-type="float">
            <text:p>1462214</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15_1426445_1462214.fasta</text:p>
          </table:table-cell>
          <table:table-cell table:number-columns-repeated="1006"/>
        </table:table-row>
        <table:table-row table:style-name="ro1">
          <table:table-cell office:value-type="string" calcext:value-type="string">
            <text:p>GI16</text:p>
          </table:table-cell>
          <table:table-cell office:value-type="string" calcext:value-type="string">
            <text:p>unknown</text:p>
          </table:table-cell>
          <table:table-cell office:value-type="string" calcext:value-type="string">
            <text:p>metabolic island (ABC transporters, large cell surface protein, fatty aldehyde dehydrogenase)</text:p>
          </table:table-cell>
          <table:table-cell office:value-type="float" office:value="59.3" calcext:value-type="float">
            <text:p>59.3</text:p>
          </table:table-cell>
          <table:table-cell office:value-type="string" calcext:value-type="string">
            <text:p>B. pseudomallei K96243</text:p>
          </table:table-cell>
          <table:table-cell office:value-type="string" calcext:value-type="string">
            <text:p>BX571966.1</text:p>
          </table:table-cell>
          <table:table-cell/>
          <table:table-cell office:value-type="float" office:value="61.8" calcext:value-type="float">
            <text:p>61.8</text:p>
          </table:table-cell>
          <table:table-cell office:value-type="float" office:value="2767547" calcext:value-type="float">
            <text:p>2767547</text:p>
          </table:table-cell>
          <table:table-cell office:value-type="float" office:value="2829356" calcext:value-type="float">
            <text:p>2829356</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16_2767547_2829356.fasta</text:p>
          </table:table-cell>
          <table:table-cell table:number-columns-repeated="1006"/>
        </table:table-row>
        <table:table-row table:style-name="ro1">
          <table:table-cell office:value-type="string" calcext:value-type="string">
            <text:p>Salmonella Pathogenicity Island 1 (SPI-1)</text:p>
          </table:table-cell>
          <table:table-cell/>
          <table:table-cell office:value-type="string" calcext:value-type="string">
            <text:p>Encodes for an offensive type III secretion which injects effector proteins into host cells to trigger invasion and inflammatory responses</text:p>
          </table:table-cell>
          <table:table-cell office:value-type="float" office:value="47" calcext:value-type="float">
            <text:p>47</text:p>
          </table:table-cell>
          <table:table-cell office:value-type="string" calcext:value-type="string">
            <text:p>Salmonella enterica subsp. enterica serovar Typhimurium strain LT2 chromosome</text:p>
          </table:table-cell>
          <table:table-cell office:value-type="string" calcext:value-type="string">
            <text:p>CP014051.2</text:p>
          </table:table-cell>
          <table:table-cell/>
          <table:table-cell office:value-type="float" office:value="46.6" calcext:value-type="float">
            <text:p>46.6</text:p>
          </table:table-cell>
          <table:table-cell office:value-type="string" calcext:value-type="string">
            <text:p>3003689 </text:p>
          </table:table-cell>
          <table:table-cell office:value-type="string" calcext:value-type="string">
            <text:p>3050263 </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Galán J. E. (2001). "Salmonella interactions with host cells: type III secretion at work." Annu. Rev. Cell Dev. Biol. 17, 53–86. ; Kimbrough TG, Miller SI, 2002. "Assembly of the type III secretion needle complex of Salmonella typhimurium." Microbes Infect. 4(1):75-82. ; Lostroh CP, Lee CA, 2001. "The Salmonella pathogenicity island-1 type III secretion system." Microbes Infect. 3:1281-1291. ; Marcus SL, et al., 2000. "Salmonella pathogenicity islands: big virulence in small packages." Microbes Infect. 2(2):145-156.; Schmidt H, Hensel M, 2004. "Pathogenicity islands in bacterial pathogenesis." Clin. Microbiol. Rev. 17(1):14-56.</text:p>
            <text:p/>
            <text:p/>
          </table:table-cell>
          <table:table-cell office:value-type="string" calcext:value-type="string">
            <text:p>11687484 ; 11825778 ; 11755416 ; 10742687 ; 14726454</text:p>
          </table:table-cell>
          <table:table-cell table:number-columns-repeated="1009"/>
        </table:table-row>
        <table:table-row table:style-name="ro1">
          <table:table-cell office:value-type="string" calcext:value-type="string">
            <text:p>Salmonella Pathogenicity Island 1 (SPI-1)</text:p>
          </table:table-cell>
          <table:table-cell/>
          <table:table-cell office:value-type="string" calcext:value-type="string">
            <text:p>Encodes for an offensive type III secretion which injects effector proteins into host cells to trigger invasion and inflammatory responses</text:p>
          </table:table-cell>
          <table:table-cell office:value-type="float" office:value="47" calcext:value-type="float">
            <text:p>47</text:p>
          </table:table-cell>
          <table:table-cell office:value-type="string" calcext:value-type="string">
            <text:p>Salmonella enterica subsp. enterica serovar Typhimurium strain ST1120 chromosome</text:p>
          </table:table-cell>
          <table:table-cell office:value-type="string" calcext:value-type="string">
            <text:p>CP021909.1</text:p>
          </table:table-cell>
          <table:table-cell/>
          <table:table-cell office:value-type="float" office:value="46.6" calcext:value-type="float">
            <text:p>46.6</text:p>
          </table:table-cell>
          <table:table-cell office:value-type="float" office:value="3419533" calcext:value-type="float">
            <text:p>3419533</text:p>
          </table:table-cell>
          <table:table-cell office:value-type="float" office:value="3466106" calcext:value-type="float">
            <text:p>3466106</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Galán J. E. (2001). "Salmonella interactions with host cells: type III secretion at work." Annu. Rev. Cell Dev. Biol. 17, 53–86. ; Kimbrough TG, Miller SI, 2002. "Assembly of the type III secretion needle complex of Salmonella typhimurium." Microbes Infect. 4(1):75-82. ; Lostroh CP, Lee CA, 2001. "The Salmonella pathogenicity island-1 type III secretion system." Microbes Infect. 3:1281-1291. ; Marcus SL, et al., 2000. "Salmonella pathogenicity islands: big virulence in small packages." Microbes Infect. 2(2):145-156.; Schmidt H, Hensel M, 2004. "Pathogenicity islands in bacterial pathogenesis." Clin. Microbiol. Rev. 17(1):14-56.</text:p>
            <text:p/>
            <text:p/>
          </table:table-cell>
          <table:table-cell office:value-type="string" calcext:value-type="string">
            <text:p>11687484 ; 11825778 ; 11755416 ; 10742687 ; 14726454</text:p>
          </table:table-cell>
          <table:table-cell table:number-columns-repeated="1009"/>
        </table:table-row>
        <table:table-row table:style-name="ro1">
          <table:table-cell office:value-type="string" calcext:value-type="string">
            <text:p>Salmonella Pathogenicity Island 1 (SPI-1)</text:p>
          </table:table-cell>
          <table:table-cell/>
          <table:table-cell office:value-type="string" calcext:value-type="string">
            <text:p>Encodes for an offensive type III secretion which injects effector proteins into host cells to trigger invasion and inflammatory responses</text:p>
          </table:table-cell>
          <table:table-cell office:value-type="float" office:value="47" calcext:value-type="float">
            <text:p>47</text:p>
          </table:table-cell>
          <table:table-cell office:value-type="string" calcext:value-type="string">
            <text:p>Salmonella enterica subsp. enterica serovar Typhimurium strain FDAARGOS_321 chromosome</text:p>
          </table:table-cell>
          <table:table-cell office:value-type="string" calcext:value-type="string">
            <text:p>CP022070.2</text:p>
          </table:table-cell>
          <table:table-cell/>
          <table:table-cell office:value-type="float" office:value="46.6" calcext:value-type="float">
            <text:p>46.6</text:p>
          </table:table-cell>
          <table:table-cell office:value-type="float" office:value="2697149" calcext:value-type="float">
            <text:p>2697149</text:p>
          </table:table-cell>
          <table:table-cell office:value-type="float" office:value="2743721" calcext:value-type="float">
            <text:p>2743721</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Galán J. E. (2001). "Salmonella interactions with host cells: type III secretion at work." Annu. Rev. Cell Dev. Biol. 17, 53–86. ; Kimbrough TG, Miller SI, 2002. "Assembly of the type III secretion needle complex of Salmonella typhimurium." Microbes Infect. 4(1):75-82. ; Lostroh CP, Lee CA, 2001. "The Salmonella pathogenicity island-1 type III secretion system." Microbes Infect. 3:1281-1291. ; Marcus SL, et al., 2000. "Salmonella pathogenicity islands: big virulence in small packages." Microbes Infect. 2(2):145-156.; Schmidt H, Hensel M, 2004. "Pathogenicity islands in bacterial pathogenesis." Clin. Microbiol. Rev. 17(1):14-56.</text:p>
            <text:p/>
            <text:p/>
          </table:table-cell>
          <table:table-cell office:value-type="string" calcext:value-type="string">
            <text:p>11687484 ; 11825778 ; 11755416 ; 10742687 ; 14726454</text:p>
          </table:table-cell>
          <table:table-cell table:number-columns-repeated="1009"/>
        </table:table-row>
        <table:table-row table:style-name="ro1">
          <table:table-cell office:value-type="string" calcext:value-type="string">
            <text:p>Salmonella Pathogenicity Island 2 (SPI-2)</text:p>
          </table:table-cell>
          <table:table-cell/>
          <table:table-cell office:value-type="string" calcext:value-type="string">
            <text:p>Encodes for a defensive type III secretion which inhibits macrophage digestion (Found in all subspecies of S. enterica)</text:p>
          </table:table-cell>
          <table:table-cell office:value-type="float" office:value="44.6" calcext:value-type="float">
            <text:p>44.6</text:p>
          </table:table-cell>
          <table:table-cell office:value-type="string" calcext:value-type="string">
            <text:p>Salmonella enterica subsp. enterica serovar Enteritidis strain 92-0392 chromosome</text:p>
          </table:table-cell>
          <table:table-cell office:value-type="string" calcext:value-type="string">
            <text:p>CP018657.1</text:p>
          </table:table-cell>
          <table:table-cell/>
          <table:table-cell office:value-type="float" office:value="33.8" calcext:value-type="float">
            <text:p>33.8</text:p>
          </table:table-cell>
          <table:table-cell office:value-type="float" office:value="4624835" calcext:value-type="float">
            <text:p>4624835</text:p>
          </table:table-cell>
          <table:table-cell office:value-type="float" office:value="4658621" calcext:value-type="float">
            <text:p>4658621</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Gallois A, et al., 2001. "Salmonella pathogenicity island 2-encoded type III secretion system mediates exclusion of NADPH oxidase assembly from the phagosomal membrane." J. Immunol. 166(9):5741-5748. ; Hensel M, 2000. "Salmonella pathogenicity island 2." Mol. Microbiol. 36(5):1015-1023. ; Hensel M, et al., 1999. "Molecular and functional analysis indicates a mosaic structure of Salmonella pathogenicity island 2." Mol. Microbiol. 31(2):489-498. ; Knodler, Leigh A., et al. “Salmonella Effectors within a Single Pathogenicity Island Are Differentially Expressed and Translocated by Separate Type III Secretion Systems.” Mol. Microbiol., vol. 43, no. 5, 2002, pp. 1089–1103., doi:10.1046/j.1365-2958.2002.02820.x.</text:p>
          </table:table-cell>
          <table:table-cell office:value-type="string" calcext:value-type="string">
            <text:p>11313417 ; 10844687 ; 10027966 ; 11918798</text:p>
          </table:table-cell>
          <table:table-cell table:number-columns-repeated="1009"/>
        </table:table-row>
        <table:table-row table:style-name="ro1">
          <table:table-cell office:value-type="string" calcext:value-type="string">
            <text:p>Salmonella Pathogenicity Island 2 (SPI-2)</text:p>
          </table:table-cell>
          <table:table-cell/>
          <table:table-cell office:value-type="string" calcext:value-type="string">
            <text:p>Encodes for a defensive type III secretion which inhibits macrophage digestion (Found in all subspecies of S. enterica)</text:p>
          </table:table-cell>
          <table:table-cell office:value-type="float" office:value="44.6" calcext:value-type="float">
            <text:p>44.6</text:p>
          </table:table-cell>
          <table:table-cell office:value-type="string" calcext:value-type="string">
            <text:p>Salmonella enterica subsp. enterica serovar Typhimurium strain LT2 chromosome</text:p>
          </table:table-cell>
          <table:table-cell office:value-type="string" calcext:value-type="string">
            <text:p>CP014051.2</text:p>
          </table:table-cell>
          <table:table-cell/>
          <table:table-cell office:value-type="float" office:value="42.1" calcext:value-type="float">
            <text:p>42.1</text:p>
          </table:table-cell>
          <table:table-cell office:value-type="float" office:value="4155671" calcext:value-type="float">
            <text:p>4155671</text:p>
          </table:table-cell>
          <table:table-cell office:value-type="float" office:value="4197760" calcext:value-type="float">
            <text:p>4197760</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Gallois A, et al., 2001. "Salmonella pathogenicity island 2-encoded type III secretion system mediates exclusion of NADPH oxidase assembly from the phagosomal membrane." J. Immunol. 166(9):5741-5748. ; Hensel M, 2000. "Salmonella pathogenicity island 2." Mol. Microbiol. 36(5):1015-1023. ; Hensel M, et al., 1999. "Molecular and functional analysis indicates a mosaic structure of Salmonella pathogenicity island 2." Mol. Microbiol. 31(2):489-498. ; Knodler, Leigh A., et al. “Salmonella Effectors within a Single Pathogenicity Island Are Differentially Expressed and Translocated by Separate Type III Secretion Systems.” Mol. Microbiol., vol. 43, no. 5, 2002, pp. 1089–1103., doi:10.1046/j.1365-2958.2002.02820.x.</text:p>
          </table:table-cell>
          <table:table-cell office:value-type="string" calcext:value-type="string">
            <text:p>11313417 ; 10844687 ; 10027966 ; 11918798</text:p>
          </table:table-cell>
          <table:table-cell table:number-columns-repeated="1009"/>
        </table:table-row>
        <table:table-row table:style-name="ro1">
          <table:table-cell office:value-type="string" calcext:value-type="string">
            <text:p>Salmonella Pathogenicity Island 2 (SPI-2)</text:p>
          </table:table-cell>
          <table:table-cell/>
          <table:table-cell office:value-type="string" calcext:value-type="string">
            <text:p>Encodes for a defensive type III secretion which inhibits macrophage digestion (Found in all subspecies of S. enterica)</text:p>
          </table:table-cell>
          <table:table-cell office:value-type="float" office:value="44.6" calcext:value-type="float">
            <text:p>44.6</text:p>
          </table:table-cell>
          <table:table-cell office:value-type="string" calcext:value-type="string">
            <text:p>Salmonella enterica subsp. enterica serovar Typhimurium strain FDAARGOS_321 chromosome</text:p>
          </table:table-cell>
          <table:table-cell office:value-type="string" calcext:value-type="string">
            <text:p>CP022070.2</text:p>
          </table:table-cell>
          <table:table-cell/>
          <table:table-cell office:value-type="float" office:value="42.1" calcext:value-type="float">
            <text:p>42.1</text:p>
          </table:table-cell>
          <table:table-cell office:value-type="float" office:value="3889996" calcext:value-type="float">
            <text:p>3889996</text:p>
          </table:table-cell>
          <table:table-cell office:value-type="float" office:value="3932085" calcext:value-type="float">
            <text:p>3932085</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Gallois A, et al., 2001. "Salmonella pathogenicity island 2-encoded type III secretion system mediates exclusion of NADPH oxidase assembly from the phagosomal membrane." J. Immunol. 166(9):5741-5748. ; Hensel M, 2000. "Salmonella pathogenicity island 2." Mol. Microbiol. 36(5):1015-1023. ; Hensel M, et al., 1999. "Molecular and functional analysis indicates a mosaic structure of Salmonella pathogenicity island 2." Mol. Microbiol. 31(2):489-498. ; Knodler, Leigh A., et al. “Salmonella Effectors within a Single Pathogenicity Island Are Differentially Expressed and Translocated by Separate Type III Secretion Systems.” Mol. Microbiol., vol. 43, no. 5, 2002, pp. 1089–1103., doi:10.1046/j.1365-2958.2002.02820.x.</text:p>
          </table:table-cell>
          <table:table-cell office:value-type="string" calcext:value-type="string">
            <text:p>11313417 ; 10844687 ; 10027966 ; 11918798</text:p>
          </table:table-cell>
          <table:table-cell table:number-columns-repeated="1009"/>
        </table:table-row>
        <table:table-row table:style-name="ro1">
          <table:table-cell office:value-type="string" calcext:value-type="string">
            <text:p>Salmonella Pathogenicity Island 3 (SPI-3)</text:p>
          </table:table-cell>
          <table:table-cell/>
          <table:table-cell office:value-type="string" calcext:value-type="string">
            <text:p>Encodes for a high-affinity magnesium transport system - required for intramacrophage survival and virulence</text:p>
            <text:p/>
          </table:table-cell>
          <table:table-cell office:value-type="float" office:value="47.3" calcext:value-type="float">
            <text:p>47.3</text:p>
          </table:table-cell>
          <table:table-cell office:value-type="string" calcext:value-type="string">
            <text:p>Salmonella enterica subsp. enterica serovar Typhimurium strain LT2 chromosome</text:p>
            <text:p/>
          </table:table-cell>
          <table:table-cell office:value-type="string" calcext:value-type="string">
            <text:p>CP014051.2</text:p>
            <text:p/>
          </table:table-cell>
          <table:table-cell/>
          <table:table-cell office:value-type="float" office:value="16.6" calcext:value-type="float">
            <text:p>16.6</text:p>
          </table:table-cell>
          <table:table-cell office:value-type="float" office:value="3948576" calcext:value-type="float">
            <text:p>3948576</text:p>
          </table:table-cell>
          <table:table-cell office:value-type="float" office:value="3965183" calcext:value-type="float">
            <text:p>396518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Blanc-Potard AB, Groisman EA, 1997. "The Salmonella selC locus contains a pathogenicity island mediating intramacrophage survival." EMBO J. 16(17):5376-5385. ; Blanc-Potard AB, et al., 1999. "The SPI-3 pathogenicity island of Salmonella enterica." J. Bacteriol. 181(3):998-1004. ; Marcus SL, et al., 2000. "Salmonella pathogenicity islands: big virulence in small packages." Microbes Infect. 2(2):145-156. ; Moncrief MB, Maguire ME, 1998. "Magnesium and the role of MgtC in growth of Salmonella typhimurium." Infect. Immun. 66(8):3802-3809.</text:p>
          </table:table-cell>
          <table:table-cell office:value-type="string" calcext:value-type="string">
            <text:p>9311997 ; 9922266 ; 10742687 ; 9673265 </text:p>
          </table:table-cell>
          <table:table-cell table:number-columns-repeated="1009"/>
        </table:table-row>
        <table:table-row table:style-name="ro1">
          <table:table-cell office:value-type="string" calcext:value-type="string">
            <text:p>Salmonella Pathogenicity Island 3 (SPI-3)</text:p>
          </table:table-cell>
          <table:table-cell/>
          <table:table-cell office:value-type="string" calcext:value-type="string">
            <text:p>Encodes for a high-affinity magnesium transport system - required for intramacrophage survival and virulence</text:p>
            <text:p/>
          </table:table-cell>
          <table:table-cell office:value-type="float" office:value="47.3" calcext:value-type="float">
            <text:p>47.3</text:p>
          </table:table-cell>
          <table:table-cell office:value-type="string" calcext:value-type="string">
            <text:p>Salmonella enterica subsp. enterica serovar Typhimurium strain FDAARGOS_321 chromosome</text:p>
            <text:p/>
          </table:table-cell>
          <table:table-cell office:value-type="string" calcext:value-type="string">
            <text:p>CP022070.2</text:p>
          </table:table-cell>
          <table:table-cell/>
          <table:table-cell office:value-type="float" office:value="17" calcext:value-type="float">
            <text:p>17</text:p>
          </table:table-cell>
          <table:table-cell office:value-type="float" office:value="1396316" calcext:value-type="float">
            <text:p>1396316</text:p>
          </table:table-cell>
          <table:table-cell office:value-type="float" office:value="1413336" calcext:value-type="float">
            <text:p>1413336</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Blanc-Potard AB, Groisman EA, 1997. "The Salmonella selC locus contains a pathogenicity island mediating intramacrophage survival." EMBO J. 16(17):5376-5385. ; Blanc-Potard AB, et al., 1999. "The SPI-3 pathogenicity island of Salmonella enterica." J. Bacteriol. 181(3):998-1004. ; Marcus SL, et al., 2000. "Salmonella pathogenicity islands: big virulence in small packages." Microbes Infect. 2(2):145-156. ; Moncrief MB, Maguire ME, 1998. "Magnesium and the role of MgtC in growth of Salmonella typhimurium." Infect. Immun. 66(8):3802-3809.</text:p>
          </table:table-cell>
          <table:table-cell office:value-type="string" calcext:value-type="string">
            <text:p>9311997 ; 9922266 ; 10742687 ; 9673265 </text:p>
          </table:table-cell>
          <table:table-cell table:number-columns-repeated="1009"/>
        </table:table-row>
        <table:table-row table:style-name="ro1">
          <table:table-cell office:value-type="string" calcext:value-type="string">
            <text:p>Salmonella Pathogenicity Island 3 (SPI-3)</text:p>
          </table:table-cell>
          <table:table-cell/>
          <table:table-cell office:value-type="string" calcext:value-type="string">
            <text:p>Encodes for a high-affinity magnesium transport system - required for intramacrophage survival and virulence</text:p>
            <text:p/>
          </table:table-cell>
          <table:table-cell office:value-type="float" office:value="47.3" calcext:value-type="float">
            <text:p>47.3</text:p>
          </table:table-cell>
          <table:table-cell office:value-type="string" calcext:value-type="string">
            <text:p>Salmonella enterica subsp. enterica serovar Typhimurium strain ST1120 chromosome</text:p>
          </table:table-cell>
          <table:table-cell office:value-type="string" calcext:value-type="string">
            <text:p>CP021909.1</text:p>
          </table:table-cell>
          <table:table-cell/>
          <table:table-cell office:value-type="float" office:value="17" calcext:value-type="float">
            <text:p>17</text:p>
          </table:table-cell>
          <table:table-cell office:value-type="float" office:value="4760048" calcext:value-type="float">
            <text:p>4760048</text:p>
          </table:table-cell>
          <table:table-cell office:value-type="float" office:value="4777068" calcext:value-type="float">
            <text:p>4777068</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Blanc-Potard AB, Groisman EA, 1997. "The Salmonella selC locus contains a pathogenicity island mediating intramacrophage survival." EMBO J. 16(17):5376-5385. ; Blanc-Potard AB, et al., 1999. "The SPI-3 pathogenicity island of Salmonella enterica." J. Bacteriol. 181(3):998-1004. ; Marcus SL, et al., 2000. "Salmonella pathogenicity islands: big virulence in small packages." Microbes Infect. 2(2):145-156. ; Moncrief MB, Maguire ME, 1998. "Magnesium and the role of MgtC in growth of Salmonella typhimurium." Infect. Immun. 66(8):3802-3809.</text:p>
          </table:table-cell>
          <table:table-cell office:value-type="string" calcext:value-type="string">
            <text:p>9311997 ; 9922266 ; 10742687 ; 9673265 </text:p>
          </table:table-cell>
          <table:table-cell table:number-columns-repeated="1009"/>
        </table:table-row>
        <table:table-row table:style-name="ro1">
          <table:table-cell office:value-type="string" calcext:value-type="string">
            <text:p>Salmonella Pathogenicity Island 4 (SPI-4)</text:p>
          </table:table-cell>
          <table:table-cell/>
          <table:table-cell office:value-type="string" calcext:value-type="string">
            <text:p>Encodes a type I secretion system that mediates toxin secretion, much like E.coli hemolysin secretion</text:p>
            <text:p/>
            <text:p/>
          </table:table-cell>
          <table:table-cell office:value-type="float" office:value="44.8" calcext:value-type="float">
            <text:p>44.8</text:p>
          </table:table-cell>
          <table:table-cell office:value-type="string" calcext:value-type="string">
            <text:p>Salmonella enterica subsp. enterica serovar Typhimurium strain LT2 chromosome</text:p>
            <text:p/>
          </table:table-cell>
          <table:table-cell office:value-type="string" calcext:value-type="string">
            <text:p>CP014051.2</text:p>
            <text:p/>
          </table:table-cell>
          <table:table-cell/>
          <table:table-cell office:value-type="float" office:value="28.6" calcext:value-type="float">
            <text:p>28.6</text:p>
          </table:table-cell>
          <table:table-cell office:value-type="float" office:value="4476286" calcext:value-type="float">
            <text:p>4476286</text:p>
          </table:table-cell>
          <table:table-cell office:value-type="float" office:value="4504838" calcext:value-type="float">
            <text:p>4504838</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arcus SL, et al., 2000. "Salmonella pathogenicity islands: big virulence in small packages." Microbes Infect. 2(2):145-156. ; Wong KK, et al., 1998. "Identification and sequence analysis of a 27-kilobase chromosomal fragment containing a Salmonella pathogenicity island located at 92 minutes on the chromosome map of Salmonella enterica serovar typhimurium LT2." Infect. Immun. 66(7):3365-3371.</text:p>
          </table:table-cell>
          <table:table-cell office:value-type="string" calcext:value-type="string">
            <text:p>10742687 ; 9632606 </text:p>
          </table:table-cell>
          <table:table-cell table:number-columns-repeated="1009"/>
        </table:table-row>
        <table:table-row table:style-name="ro1">
          <table:table-cell office:value-type="string" calcext:value-type="string">
            <text:p>Salmonella Pathogenicity Island 4 (SPI-4)</text:p>
          </table:table-cell>
          <table:table-cell/>
          <table:table-cell office:value-type="string" calcext:value-type="string">
            <text:p>Encodes a type I secretion system that mediates toxin secretion, much like E.coli hemolysin secretion</text:p>
            <text:p/>
            <text:p/>
          </table:table-cell>
          <table:table-cell office:value-type="float" office:value="44.8" calcext:value-type="float">
            <text:p>44.8</text:p>
          </table:table-cell>
          <table:table-cell office:value-type="string" calcext:value-type="string">
            <text:p>Salmonella enterica subsp. enterica serovar Typhimurium strain CDC_H2662 chromosome</text:p>
          </table:table-cell>
          <table:table-cell office:value-type="string" calcext:value-type="string">
            <text:p> CP014979.2</text:p>
            <text:p/>
          </table:table-cell>
          <table:table-cell/>
          <table:table-cell office:value-type="float" office:value="27.3" calcext:value-type="float">
            <text:p>27.3</text:p>
          </table:table-cell>
          <table:table-cell office:value-type="float" office:value="4464936" calcext:value-type="float">
            <text:p>4464936</text:p>
          </table:table-cell>
          <table:table-cell office:value-type="float" office:value="4492235" calcext:value-type="float">
            <text:p>4492235</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arcus SL, et al., 2000. "Salmonella pathogenicity islands: big virulence in small packages." Microbes Infect. 2(2):145-156. ; Wong KK, et al., 1998. "Identification and sequence analysis of a 27-kilobase chromosomal fragment containing a Salmonella pathogenicity island located at 92 minutes on the chromosome map of Salmonella enterica serovar typhimurium LT2." Infect. Immun. 66(7):3365-3371.</text:p>
          </table:table-cell>
          <table:table-cell office:value-type="string" calcext:value-type="string">
            <text:p>10742687 ; 9632606 </text:p>
          </table:table-cell>
          <table:table-cell table:number-columns-repeated="1009"/>
        </table:table-row>
        <table:table-row table:style-name="ro1">
          <table:table-cell office:value-type="string" calcext:value-type="string">
            <text:p>Salmonella Pathogenicity Island 4 (SPI-4)</text:p>
          </table:table-cell>
          <table:table-cell/>
          <table:table-cell office:value-type="string" calcext:value-type="string">
            <text:p>Encodes a type I secretion system that mediates toxin secretion, much like E.coli hemolysin secretion</text:p>
            <text:p/>
            <text:p/>
          </table:table-cell>
          <table:table-cell office:value-type="float" office:value="44.8" calcext:value-type="float">
            <text:p>44.8</text:p>
          </table:table-cell>
          <table:table-cell office:value-type="string" calcext:value-type="string">
            <text:p>Salmonella enterica subsp. enterica serovar Typhimurium strain FDAARGOS_321 chromosome</text:p>
            <text:p/>
          </table:table-cell>
          <table:table-cell office:value-type="string" calcext:value-type="string">
            <text:p>CP027410.1</text:p>
            <text:p/>
          </table:table-cell>
          <table:table-cell/>
          <table:table-cell office:value-type="float" office:value="27.3" calcext:value-type="float">
            <text:p>27.3</text:p>
          </table:table-cell>
          <table:table-cell office:value-type="float" office:value="859144" calcext:value-type="float">
            <text:p>859144</text:p>
          </table:table-cell>
          <table:table-cell office:value-type="float" office:value="886443" calcext:value-type="float">
            <text:p>88644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arcus SL, et al., 2000. "Salmonella pathogenicity islands: big virulence in small packages." Microbes Infect. 2(2):145-156. ; Wong KK, et al., 1998. "Identification and sequence analysis of a 27-kilobase chromosomal fragment containing a Salmonella pathogenicity island located at 92 minutes on the chromosome map of Salmonella enterica serovar typhimurium LT2." Infect. Immun. 66(7):3365-3371.</text:p>
          </table:table-cell>
          <table:table-cell office:value-type="string" calcext:value-type="string">
            <text:p>10742687 ; 9632606 </text:p>
          </table:table-cell>
          <table:table-cell table:number-columns-repeated="1009"/>
        </table:table-row>
        <table:table-row table:style-name="ro1">
          <table:table-cell office:value-type="string" calcext:value-type="string">
            <text:p>Salmonella Pathogenicity Island 5 (SPI-5)</text:p>
            <text:p/>
          </table:table-cell>
          <table:table-cell/>
          <table:table-cell office:value-type="string" calcext:value-type="string">
            <text:p>Associated with enteropathogenesis</text:p>
            <text:p/>
          </table:table-cell>
          <table:table-cell office:value-type="float" office:value="43.6" calcext:value-type="float">
            <text:p>43.6</text:p>
          </table:table-cell>
          <table:table-cell office:value-type="string" calcext:value-type="string">
            <text:p>Salmonella enterica subsp. enterica serovar Typhimurium strain LT2 chromosome</text:p>
            <text:p/>
          </table:table-cell>
          <table:table-cell office:value-type="string" calcext:value-type="string">
            <text:p>CP014051.2</text:p>
            <text:p/>
          </table:table-cell>
          <table:table-cell/>
          <table:table-cell office:value-type="float" office:value="9" calcext:value-type="float">
            <text:p>9</text:p>
          </table:table-cell>
          <table:table-cell office:value-type="string" calcext:value-type="string">
            <text:p> 1175321</text:p>
          </table:table-cell>
          <table:table-cell office:value-type="string" calcext:value-type="string">
            <text:p> 118438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Knodler LA, et al., 2002. "Salmonella effectors within a single pathogenicity island are differentially expressed and translocated by separate type III secretion systems." Mol. Microbiol. 43(5):1089-1103. ; Norris FA, et al., 1998. "SopB, a protein required for virulence of Salmonella dublin, is an inositol phosphate phosphatase." Proc. Natl. Acad. Sci. USA 95(24):14057-14059. ; Wood MW, et al., 1998. "Identification of a pathogenicity island required for Salmonella enteropathogenicity." Mol. Microbiol. 29(3):883-891.</text:p>
          </table:table-cell>
          <table:table-cell office:value-type="string" calcext:value-type="string">
            <text:p>11918798 ; 9826652 ; 9723926</text:p>
          </table:table-cell>
          <table:table-cell table:number-columns-repeated="1009"/>
        </table:table-row>
        <table:table-row table:style-name="ro1">
          <table:table-cell office:value-type="string" calcext:value-type="string">
            <text:p>Salmonella Pathogenicity Island 5 (SPI-5)</text:p>
            <text:p/>
          </table:table-cell>
          <table:table-cell/>
          <table:table-cell office:value-type="string" calcext:value-type="string">
            <text:p>Associated with enteropathogenesis</text:p>
            <text:p/>
          </table:table-cell>
          <table:table-cell office:value-type="float" office:value="43.6" calcext:value-type="float">
            <text:p>43.6</text:p>
          </table:table-cell>
          <table:table-cell office:value-type="string" calcext:value-type="string">
            <text:p>Salmonella enterica subsp. enterica serovar Typhimurium strain ST1120 chromosome</text:p>
          </table:table-cell>
          <table:table-cell office:value-type="string" calcext:value-type="string">
            <text:p>CP021909.1</text:p>
          </table:table-cell>
          <table:table-cell/>
          <table:table-cell office:value-type="float" office:value="9.1" calcext:value-type="float">
            <text:p>9.1</text:p>
          </table:table-cell>
          <table:table-cell office:value-type="float" office:value="429250" calcext:value-type="float">
            <text:p>429250</text:p>
          </table:table-cell>
          <table:table-cell office:value-type="float" office:value="438311" calcext:value-type="float">
            <text:p>438311</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Knodler LA, et al., 2002. "Salmonella effectors within a single pathogenicity island are differentially expressed and translocated by separate type III secretion systems." Mol. Microbiol. 43(5):1089-1103. ; Norris FA, et al., 1998. "SopB, a protein required for virulence of Salmonella dublin, is an inositol phosphate phosphatase." Proc. Natl. Acad. Sci. USA 95(24):14057-14059. ; Wood MW, et al., 1998. "Identification of a pathogenicity island required for Salmonella enteropathogenicity." Mol. Microbiol. 29(3):883-891.</text:p>
          </table:table-cell>
          <table:table-cell office:value-type="string" calcext:value-type="string">
            <text:p>11918798 ; 9826652 ; 9723926</text:p>
          </table:table-cell>
          <table:table-cell table:number-columns-repeated="1009"/>
        </table:table-row>
        <table:table-row table:style-name="ro1">
          <table:table-cell office:value-type="string" calcext:value-type="string">
            <text:p>Salmonella Pathogenicity Island 5 (SPI-5)</text:p>
            <text:p/>
          </table:table-cell>
          <table:table-cell/>
          <table:table-cell office:value-type="string" calcext:value-type="string">
            <text:p>Associated with enteropathogenesis</text:p>
            <text:p/>
          </table:table-cell>
          <table:table-cell office:value-type="float" office:value="43.6" calcext:value-type="float">
            <text:p>43.6</text:p>
          </table:table-cell>
          <table:table-cell office:value-type="string" calcext:value-type="string">
            <text:p>Salmonella enterica subsp. enterica serovar Typhimurium strain CDC H2662 chromosome</text:p>
          </table:table-cell>
          <table:table-cell office:value-type="string" calcext:value-type="string">
            <text:p>CP014979.2</text:p>
          </table:table-cell>
          <table:table-cell/>
          <table:table-cell office:value-type="float" office:value="9.1" calcext:value-type="float">
            <text:p>9.1</text:p>
          </table:table-cell>
          <table:table-cell office:value-type="float" office:value="4485962" calcext:value-type="float">
            <text:p>4485962</text:p>
          </table:table-cell>
          <table:table-cell office:value-type="float" office:value="4495023" calcext:value-type="float">
            <text:p>449502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Knodler LA, et al., 2002. "Salmonella effectors within a single pathogenicity island are differentially expressed and translocated by separate type III secretion systems." Mol. Microbiol. 43(5):1089-1103. ; Norris FA, et al., 1998. "SopB, a protein required for virulence of Salmonella dublin, is an inositol phosphate phosphatase." Proc. Natl. Acad. Sci. USA 95(24):14057-14059. ; Wood MW, et al., 1998. "Identification of a pathogenicity island required for Salmonella enteropathogenicity." Mol. Microbiol. 29(3):883-891.</text:p>
          </table:table-cell>
          <table:table-cell office:value-type="string" calcext:value-type="string">
            <text:p>11918798 ; 9826652 ; 9723926</text:p>
          </table:table-cell>
          <table:table-cell table:number-columns-repeated="1009"/>
        </table:table-row>
        <table:table-row table:style-name="ro1">
          <table:table-cell office:value-type="string" calcext:value-type="string">
            <text:p>Salmonella Pathogenicity Island 6 (SPI-6/SPI-CI)</text:p>
            <text:p/>
          </table:table-cell>
          <table:table-cell/>
          <table:table-cell office:value-type="string" calcext:value-type="string">
            <text:p>Contains gene clusters which encode for invasins. Affects invasion of cultured cells was via an unknown mechanism.</text:p>
          </table:table-cell>
          <table:table-cell office:value-type="float" office:value="51.5" calcext:value-type="float">
            <text:p>51.5</text:p>
          </table:table-cell>
          <table:table-cell office:value-type="string" calcext:value-type="string">
            <text:p>Salmonella enterica subsp. enterica serovar Typhimurium strain SL1344 chromosome</text:p>
          </table:table-cell>
          <table:table-cell office:value-type="string" calcext:value-type="string">
            <text:p>FQ312003.1</text:p>
          </table:table-cell>
          <table:table-cell/>
          <table:table-cell office:value-type="float" office:value="46.3" calcext:value-type="float">
            <text:p>46.3</text:p>
          </table:table-cell>
          <table:table-cell office:value-type="string" calcext:value-type="string">
            <text:p>304515</text:p>
            <text:p/>
          </table:table-cell>
          <table:table-cell office:value-type="string" calcext:value-type="string">
            <text:p>350828</text:p>
            <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Aslett, M. “Salmonella Enterica Subsp. Enterica Serovar Typhimurium SL1344 Complet - Nucleotide - NCBI.” Advances in Pediatrics., U.S. National Library of Medicine, 12 July 2015, www.ncbi.nlm.nih.gov/nuccore/FQ312003.1?from=304515. ; Bots, M. “SPI-CI and SPI-6 Cooperate in the Protection from Effector Cell-Mediated Cytotoxicity.” Blood, vol. 105, no. 3, 2004, pp. 1153–1161., doi:10.1182/blood-2004-03-0791. ; Hensel, Michael. “Evolution of Pathogenicity Islands of Salmonella Enterica.” International Journal of Medical Microbiology, vol. 294, no. 2-3, 2004, pp. 95–102., doi:10.1016/j.ijmm.2004.06.025.</text:p>
          </table:table-cell>
          <table:table-cell office:value-type="string" calcext:value-type="string">
            <text:p>15454490 ; 15493819 </text:p>
          </table:table-cell>
          <table:table-cell table:number-columns-repeated="1009"/>
        </table:table-row>
        <table:table-row table:style-name="ro1">
          <table:table-cell office:value-type="string" calcext:value-type="string">
            <text:p>Salmonella Pathogenicity Island 6 (SPI-6/SPI-CI)</text:p>
            <text:p/>
          </table:table-cell>
          <table:table-cell/>
          <table:table-cell office:value-type="string" calcext:value-type="string">
            <text:p>Contains gene clusters which encode for invasins. Affects invasion of cultured cells was via an unknown mechanism.</text:p>
          </table:table-cell>
          <table:table-cell office:value-type="float" office:value="51.5" calcext:value-type="float">
            <text:p>51.5</text:p>
          </table:table-cell>
          <table:table-cell office:value-type="string" calcext:value-type="string">
            <text:p>Salmonella enterica subsp. enterica serovar Typhimurium strain FDAARGOS_317 chromosome</text:p>
          </table:table-cell>
          <table:table-cell office:value-type="string" calcext:value-type="string">
            <text:p>CP027410.1</text:p>
          </table:table-cell>
          <table:table-cell/>
          <table:table-cell office:value-type="float" office:value="46.3" calcext:value-type="float">
            <text:p>46.3</text:p>
          </table:table-cell>
          <table:table-cell office:value-type="float" office:value="154623" calcext:value-type="float">
            <text:p>154623</text:p>
          </table:table-cell>
          <table:table-cell office:value-type="float" office:value="200935" calcext:value-type="float">
            <text:p>200935</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Aslett, M. “Salmonella Enterica Subsp. Enterica Serovar Typhimurium SL1344 Complet - Nucleotide - NCBI.” Advances in Pediatrics., U.S. National Library of Medicine, 12 July 2015, www.ncbi.nlm.nih.gov/nuccore/FQ312003.1?from=304515. ; Bots, M. “SPI-CI and SPI-6 Cooperate in the Protection from Effector Cell-Mediated Cytotoxicity.” Blood, vol. 105, no. 3, 2004, pp. 1153–1161., doi:10.1182/blood-2004-03-0791. ; Hensel, Michael. “Evolution of Pathogenicity Islands of Salmonella Enterica.” International Journal of Medical Microbiology, vol. 294, no. 2-3, 2004, pp. 95–102., doi:10.1016/j.ijmm.2004.06.025.</text:p>
          </table:table-cell>
          <table:table-cell office:value-type="string" calcext:value-type="string">
            <text:p>15454490 ; 15493819 </text:p>
          </table:table-cell>
          <table:table-cell table:number-columns-repeated="1009"/>
        </table:table-row>
        <table:table-row table:style-name="ro1">
          <table:table-cell office:value-type="string" calcext:value-type="string">
            <text:p>Salmonella Pathogenicity Island 6 (SPI-6/SPI-CI)</text:p>
            <text:p/>
          </table:table-cell>
          <table:table-cell/>
          <table:table-cell office:value-type="string" calcext:value-type="string">
            <text:p>Contains gene clusters which encode for invasins. Affects invasion of cultured cells was via an unknown mechanism.</text:p>
          </table:table-cell>
          <table:table-cell office:value-type="float" office:value="51.5" calcext:value-type="float">
            <text:p>51.5</text:p>
          </table:table-cell>
          <table:table-cell office:value-type="string" calcext:value-type="string">
            <text:p>Salmonella enterica subsp. enterica serovar Typhimurium strain LT2 chromosome</text:p>
          </table:table-cell>
          <table:table-cell office:value-type="string" calcext:value-type="string">
            <text:p>AE006468.2</text:p>
          </table:table-cell>
          <table:table-cell/>
          <table:table-cell office:value-type="float" office:value="29.9" calcext:value-type="float">
            <text:p>29.9</text:p>
          </table:table-cell>
          <table:table-cell office:value-type="float" office:value="465464" calcext:value-type="float">
            <text:p>465464</text:p>
          </table:table-cell>
          <table:table-cell office:value-type="float" office:value="495362" calcext:value-type="float">
            <text:p>495362</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Aslett, M. “Salmonella Enterica Subsp. Enterica Serovar Typhimurium SL1344 Complet - Nucleotide - NCBI.” Advances in Pediatrics., U.S. National Library of Medicine, 12 July 2015, www.ncbi.nlm.nih.gov/nuccore/FQ312003.1?from=304515. ; Bots, M. “SPI-CI and SPI-6 Cooperate in the Protection from Effector Cell-Mediated Cytotoxicity.” Blood, vol. 105, no. 3, 2004, pp. 1153–1161., doi:10.1182/blood-2004-03-0791. ; Hensel, Michael. “Evolution of Pathogenicity Islands of Salmonella Enterica.” International Journal of Medical Microbiology, vol. 294, no. 2-3, 2004, pp. 95–102., doi:10.1016/j.ijmm.2004.06.025.</text:p>
          </table:table-cell>
          <table:table-cell office:value-type="string" calcext:value-type="string">
            <text:p>15454490 ; 15493819 </text:p>
          </table:table-cell>
          <table:table-cell table:number-columns-repeated="1009"/>
        </table:table-row>
        <table:table-row table:style-name="ro1">
          <table:table-cell office:value-type="string" calcext:value-type="string">
            <text:p>Salmonella Pathogenicity Island 7 (SPI-7)</text:p>
            <text:p/>
          </table:table-cell>
          <table:table-cell/>
          <table:table-cell office:value-type="string" calcext:value-type="string">
            <text:p>Specific for sv. Typhi, Dublin and Paratyphi C. Encodes the Vi antigen, a capsular exopolysaccaride.</text:p>
          </table:table-cell>
          <table:table-cell office:value-type="float" office:value="49.7" calcext:value-type="float">
            <text:p>49.7</text:p>
          </table:table-cell>
          <table:table-cell office:value-type="string" calcext:value-type="string">
            <text:p>Salmonella enterica subsp. enterica serovar Typhi strain CT18 chromosome</text:p>
          </table:table-cell>
          <table:table-cell table:number-columns-repeated="2"/>
          <table:table-cell office:value-type="float" office:value="120" calcext:value-type="float">
            <text:p>120</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 ; Pickard, D., et al. “Composition, Acquisition, and Distribution of the Vi Exopolysaccharide-Encoding Salmonella Enterica Pathogenicity Island SPI-7.” Journal of Bacteriology, vol. 185, no. 17, 2003, pp. 5055–5065., doi:10.1128/jb.185.17.5055-5065.2003.</text:p>
          </table:table-cell>
          <table:table-cell office:value-type="string" calcext:value-type="string">
            <text:p>15493819 ; 12923078</text:p>
          </table:table-cell>
          <table:table-cell table:number-columns-repeated="1009"/>
        </table:table-row>
        <table:table-row table:style-name="ro1">
          <table:table-cell office:value-type="string" calcext:value-type="string">
            <text:p>Salmonella Pathogenicity Island 7 (SPI-7)</text:p>
            <text:p/>
          </table:table-cell>
          <table:table-cell/>
          <table:table-cell office:value-type="string" calcext:value-type="string">
            <text:p>Specific for sv. Typhi, Dublin and Paratyphi C. Encodes the Vi antigen, a capsular exopolysaccaride.</text:p>
          </table:table-cell>
          <table:table-cell office:value-type="float" office:value="49.7" calcext:value-type="float">
            <text:p>49.7</text:p>
          </table:table-cell>
          <table:table-cell office:value-type="string" calcext:value-type="string">
            <text:p>Salmonella enterica subsp. enterica serovar Typhi strain Ty2 chromosome</text:p>
          </table:table-cell>
          <table:table-cell table:number-columns-repeated="2"/>
          <table:table-cell office:value-type="float" office:value="119" calcext:value-type="float">
            <text:p>119</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 ; Pickard, D., et al. “Composition, Acquisition, and Distribution of the Vi Exopolysaccharide-Encoding Salmonella Enterica Pathogenicity Island SPI-7.” Journal of Bacteriology, vol. 185, no. 17, 2003, pp. 5055–5065., doi:10.1128/jb.185.17.5055-5065.2003.</text:p>
          </table:table-cell>
          <table:table-cell office:value-type="string" calcext:value-type="string">
            <text:p>15493819 ; 12923078</text:p>
          </table:table-cell>
          <table:table-cell table:number-columns-repeated="1009"/>
        </table:table-row>
        <table:table-row table:style-name="ro1">
          <table:table-cell office:value-type="string" calcext:value-type="string">
            <text:p>Salmonella Pathogenicity Island 7 (SPI-7)</text:p>
            <text:p/>
          </table:table-cell>
          <table:table-cell/>
          <table:table-cell office:value-type="string" calcext:value-type="string">
            <text:p>Specific for sv. Typhi, Dublin and Paratyphi C. Encodes the Vi antigen, a capsular exopolysaccaride.</text:p>
          </table:table-cell>
          <table:table-cell office:value-type="float" office:value="49.7" calcext:value-type="float">
            <text:p>49.7</text:p>
          </table:table-cell>
          <table:table-cell office:value-type="string" calcext:value-type="string">
            <text:p>Salmonella enterica subsp. enterica serovar Paratyphi C strain RKS4594 chromosome</text:p>
            <text:p/>
          </table:table-cell>
          <table:table-cell table:number-columns-repeated="2"/>
          <table:table-cell office:value-type="float" office:value="82" calcext:value-type="float">
            <text:p>82</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 ; Pickard, D., et al. “Composition, Acquisition, and Distribution of the Vi Exopolysaccharide-Encoding Salmonella Enterica Pathogenicity Island SPI-7.” Journal of Bacteriology, vol. 185, no. 17, 2003, pp. 5055–5065., doi:10.1128/jb.185.17.5055-5065.2003.</text:p>
          </table:table-cell>
          <table:table-cell office:value-type="string" calcext:value-type="string">
            <text:p>15493819 ; 12923078</text:p>
          </table:table-cell>
          <table:table-cell table:number-columns-repeated="1009"/>
        </table:table-row>
        <table:table-row table:style-name="ro1">
          <table:table-cell office:value-type="string" calcext:value-type="string">
            <text:p>Salmonella Pathogenicity Island 8 (SPI-8)</text:p>
            <text:p/>
          </table:table-cell>
          <table:table-cell/>
          <table:table-cell office:value-type="string" calcext:value-type="string">
            <text:p>SPI-8 encodes two bacteriocin pseudogenes and a degenerate integrase. Genes conferring immunity to the baceteriocins remain intact.</text:p>
          </table:table-cell>
          <table:table-cell office:value-type="float" office:value="38.1" calcext:value-type="float">
            <text:p>38.1</text:p>
          </table:table-cell>
          <table:table-cell table:number-columns-repeated="6"/>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 ; Saroj, S. D., et al. “Distribution of Salmonella Pathogenicity Island (SPI)-8 and SPI-10 among Different Serotypes of Salmonella.” Journal of Medical Microbiology, vol. 57, no. 4, 2008, pp. 424–427., doi:10.1099/jmm.0.47630-0.</text:p>
          </table:table-cell>
          <table:table-cell office:value-type="string" calcext:value-type="string">
            <text:p>15493819 ; 18349359</text:p>
          </table:table-cell>
          <table:table-cell table:number-columns-repeated="1009"/>
        </table:table-row>
        <table:table-row table:style-name="ro1">
          <table:table-cell office:value-type="string" calcext:value-type="string">
            <text:p>Salmonella Pathogenicity Island 8 (SPI-8)</text:p>
            <text:p/>
          </table:table-cell>
          <table:table-cell/>
          <table:table-cell office:value-type="string" calcext:value-type="string">
            <text:p>SPI-8 encodes two bacteriocin pseudogenes and a degenerate integrase. Genes conferring immunity to the baceteriocins remain intact.</text:p>
          </table:table-cell>
          <table:table-cell office:value-type="float" office:value="38.1" calcext:value-type="float">
            <text:p>38.1</text:p>
          </table:table-cell>
          <table:table-cell table:number-columns-repeated="6"/>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 ; Saroj, S. D., et al. “Distribution of Salmonella Pathogenicity Island (SPI)-8 and SPI-10 among Different Serotypes of Salmonella.” Journal of Medical Microbiology, vol. 57, no. 4, 2008, pp. 424–427., doi:10.1099/jmm.0.47630-0.</text:p>
          </table:table-cell>
          <table:table-cell office:value-type="string" calcext:value-type="string">
            <text:p>15493819 ; 18349359</text:p>
          </table:table-cell>
          <table:table-cell table:number-columns-repeated="1009"/>
        </table:table-row>
        <table:table-row table:style-name="ro1">
          <table:table-cell office:value-type="string" calcext:value-type="string">
            <text:p>Salmonella Pathogenicity Island 8 (SPI-8)</text:p>
            <text:p/>
          </table:table-cell>
          <table:table-cell/>
          <table:table-cell office:value-type="string" calcext:value-type="string">
            <text:p>SPI-8 encodes two bacteriocin pseudogenes and a degenerate integrase. Genes conferring immunity to the baceteriocins remain intact.</text:p>
          </table:table-cell>
          <table:table-cell office:value-type="float" office:value="38.1" calcext:value-type="float">
            <text:p>38.1</text:p>
          </table:table-cell>
          <table:table-cell table:number-columns-repeated="6"/>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 ; Saroj, S. D., et al. “Distribution of Salmonella Pathogenicity Island (SPI)-8 and SPI-10 among Different Serotypes of Salmonella.” Journal of Medical Microbiology, vol. 57, no. 4, 2008, pp. 424–427., doi:10.1099/jmm.0.47630-0.</text:p>
          </table:table-cell>
          <table:table-cell office:value-type="string" calcext:value-type="string">
            <text:p>15493819 ; 18349359</text:p>
          </table:table-cell>
          <table:table-cell table:number-columns-repeated="1009"/>
        </table:table-row>
        <table:table-row table:style-name="ro1">
          <table:table-cell office:value-type="string" calcext:value-type="string">
            <text:p>Salmonella Pathogenicity Island 9 (SPI-9)</text:p>
            <text:p/>
          </table:table-cell>
          <table:table-cell/>
          <table:table-cell office:value-type="string" calcext:value-type="string">
            <text:p>SPI-9 carries genes that encode for a type I secretory apparatus and single, large repeats in a (RTX)-like toxin protein</text:p>
          </table:table-cell>
          <table:table-cell office:value-type="float" office:value="56.7" calcext:value-type="float">
            <text:p>56.7</text:p>
          </table:table-cell>
          <table:table-cell table:number-columns-repeated="6"/>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text:p>
          </table:table-cell>
          <table:table-cell office:value-type="float" office:value="15493819" calcext:value-type="float">
            <text:p>15493819</text:p>
          </table:table-cell>
          <table:table-cell table:number-columns-repeated="1009"/>
        </table:table-row>
        <table:table-row table:style-name="ro1">
          <table:table-cell office:value-type="string" calcext:value-type="string">
            <text:p>Salmonella Pathogenicity Island 9 (SPI-9)</text:p>
            <text:p/>
          </table:table-cell>
          <table:table-cell/>
          <table:table-cell office:value-type="string" calcext:value-type="string">
            <text:p>SPI-9 carries genes that encode for a type I secretory apparatus and single, large repeats in a (RTX)-like toxin protein</text:p>
          </table:table-cell>
          <table:table-cell office:value-type="float" office:value="56.7" calcext:value-type="float">
            <text:p>56.7</text:p>
          </table:table-cell>
          <table:table-cell table:number-columns-repeated="6"/>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text:p>
          </table:table-cell>
          <table:table-cell office:value-type="float" office:value="15493819" calcext:value-type="float">
            <text:p>15493819</text:p>
          </table:table-cell>
          <table:table-cell table:number-columns-repeated="1009"/>
        </table:table-row>
        <table:table-row table:style-name="ro1">
          <table:table-cell office:value-type="string" calcext:value-type="string">
            <text:p>Salmonella Pathogenicity Island 9 (SPI-9)</text:p>
            <text:p/>
          </table:table-cell>
          <table:table-cell/>
          <table:table-cell office:value-type="string" calcext:value-type="string">
            <text:p>SPI-9 carries genes that encode for a type I secretory apparatus and single, large repeats in a (RTX)-like toxin protein</text:p>
          </table:table-cell>
          <table:table-cell office:value-type="float" office:value="56.7" calcext:value-type="float">
            <text:p>56.7</text:p>
          </table:table-cell>
          <table:table-cell table:number-columns-repeated="6"/>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text:p>
          </table:table-cell>
          <table:table-cell office:value-type="float" office:value="15493819" calcext:value-type="float">
            <text:p>15493819</text:p>
          </table:table-cell>
          <table:table-cell table:number-columns-repeated="1009"/>
        </table:table-row>
        <table:table-row table:style-name="ro1">
          <table:table-cell office:value-type="string" calcext:value-type="string">
            <text:p>Salmonella Pathogenicity Island 10 (SPI-10)</text:p>
            <text:p/>
          </table:table-cell>
          <table:table-cell/>
          <table:table-cell office:value-type="string" calcext:value-type="string">
            <text:p>Has been found to promote survival in macrophages. Encodes for the known virulence factor Sef fimbrae</text:p>
          </table:table-cell>
          <table:table-cell office:value-type="float" office:value="46.6" calcext:value-type="float">
            <text:p>46.6</text:p>
          </table:table-cell>
          <table:table-cell table:number-columns-repeated="6"/>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 ; Saroj, S. D., et al. “Distribution of Salmonella Pathogenicity Island (SPI)-8 and SPI-10 among Different Serotypes of Salmonella.” Journal of Medical Microbiology, vol. 57, no. 4, 2008, pp. 424–427., doi:10.1099/jmm.0.47630-0.</text:p>
          </table:table-cell>
          <table:table-cell office:value-type="string" calcext:value-type="string">
            <text:p>15493819 ; 18349359 </text:p>
          </table:table-cell>
          <table:table-cell table:number-columns-repeated="1009"/>
        </table:table-row>
        <table:table-row table:style-name="ro1">
          <table:table-cell office:value-type="string" calcext:value-type="string">
            <text:p>Salmonella Pathogenicity Island 10 (SPI-10)</text:p>
            <text:p/>
          </table:table-cell>
          <table:table-cell/>
          <table:table-cell office:value-type="string" calcext:value-type="string">
            <text:p>Has been found to promote survival in macrophages. Encodes for the known virulence factor Sef fimbrae</text:p>
          </table:table-cell>
          <table:table-cell office:value-type="float" office:value="46.6" calcext:value-type="float">
            <text:p>46.6</text:p>
          </table:table-cell>
          <table:table-cell table:number-columns-repeated="6"/>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 ; Saroj, S. D., et al. “Distribution of Salmonella Pathogenicity Island (SPI)-8 and SPI-10 among Different Serotypes of Salmonella.” Journal of Medical Microbiology, vol. 57, no. 4, 2008, pp. 424–427., doi:10.1099/jmm.0.47630-0.</text:p>
          </table:table-cell>
          <table:table-cell office:value-type="string" calcext:value-type="string">
            <text:p>15493819 ; 18349359 </text:p>
          </table:table-cell>
          <table:table-cell table:number-columns-repeated="1009"/>
        </table:table-row>
        <table:table-row table:style-name="ro1">
          <table:table-cell office:value-type="string" calcext:value-type="string">
            <text:p>Salmonella Pathogenicity Island 10 (SPI-10)</text:p>
            <text:p/>
          </table:table-cell>
          <table:table-cell/>
          <table:table-cell office:value-type="string" calcext:value-type="string">
            <text:p>Has been found to promote survival in macrophages. Encodes for the known virulence factor Sef fimbrae</text:p>
          </table:table-cell>
          <table:table-cell office:value-type="float" office:value="46.6" calcext:value-type="float">
            <text:p>46.6</text:p>
          </table:table-cell>
          <table:table-cell table:number-columns-repeated="6"/>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 ; Saroj, S. D., et al. “Distribution of Salmonella Pathogenicity Island (SPI)-8 and SPI-10 among Different Serotypes of Salmonella.” Journal of Medical Microbiology, vol. 57, no. 4, 2008, pp. 424–427., doi:10.1099/jmm.0.47630-0.</text:p>
          </table:table-cell>
          <table:table-cell office:value-type="string" calcext:value-type="string">
            <text:p>15493819 ; 18349359 </text:p>
          </table:table-cell>
          <table:table-cell table:number-columns-repeated="1009"/>
        </table:table-row>
        <table:table-row table:style-name="ro1">
          <table:table-cell office:value-type="string" calcext:value-type="string">
            <text:p>Salmonella Genomic Island 1 (SGI-1)</text:p>
            <text:p/>
            <text:p/>
          </table:table-cell>
          <table:table-cell/>
          <table:table-cell office:value-type="string" calcext:value-type="string">
            <text:p>Confers resistance to ampicillin, chloramphenicol, florfenicol, streptomycin, spectinomycin , sulphonamides and tetracycline of epidemic multidrug‐resistant S. Typhimurium</text:p>
            <text:p/>
            <text:p/>
            <text:p/>
            <text:p/>
          </table:table-cell>
          <table:table-cell office:value-type="float" office:value="48.4" calcext:value-type="float">
            <text:p>48.4</text:p>
          </table:table-cell>
          <table:table-cell office:value-type="string" calcext:value-type="string">
            <text:p>Salmonella enterica subsp. enterica serovar Typhimurium strain CDC H2662 chromosome</text:p>
          </table:table-cell>
          <table:table-cell office:value-type="string" calcext:value-type="string">
            <text:p>CP014979.2</text:p>
          </table:table-cell>
          <table:table-cell/>
          <table:table-cell office:value-type="float" office:value="47.7" calcext:value-type="float">
            <text:p>47.7</text:p>
          </table:table-cell>
          <table:table-cell office:value-type="float" office:value="29462" calcext:value-type="float">
            <text:p>29462</text:p>
          </table:table-cell>
          <table:table-cell office:value-type="float" office:value="77183" calcext:value-type="float">
            <text:p>7718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ulvey, Michael R., et al. “The Genetics of Salmonella Genomic Island 1.” Microbes and Infection, vol. 8, no. 7, 2006, pp. 1915–1922., doi:10.1016/j.micinf.2005.12.028.</text:p>
          </table:table-cell>
          <table:table-cell office:value-type="float" office:value="16713724" calcext:value-type="float">
            <text:p>16713724</text:p>
          </table:table-cell>
          <table:table-cell table:number-columns-repeated="1009"/>
        </table:table-row>
        <table:table-row table:style-name="ro1">
          <table:table-cell office:value-type="string" calcext:value-type="string">
            <text:p>Salmonella Genomic Island 1 (SGI-1)</text:p>
            <text:p/>
            <text:p/>
          </table:table-cell>
          <table:table-cell/>
          <table:table-cell office:value-type="string" calcext:value-type="string">
            <text:p>Confers resistance to ampicillin, chloramphenicol, florfenicol, streptomycin, spectinomycin , sulphonamides and tetracycline of epidemic multidrug‐resistant S. Typhimurium</text:p>
            <text:p/>
            <text:p/>
            <text:p/>
            <text:p/>
          </table:table-cell>
          <table:table-cell office:value-type="float" office:value="48.4" calcext:value-type="float">
            <text:p>48.4</text:p>
          </table:table-cell>
          <table:table-cell office:value-type="string" calcext:value-type="string">
            <text:p>Salmonella enterica subsp. enterica serovar Typhimurium strain FDAARGOS_317 chromosome</text:p>
          </table:table-cell>
          <table:table-cell office:value-type="string" calcext:value-type="string">
            <text:p>CP027410.1</text:p>
          </table:table-cell>
          <table:table-cell/>
          <table:table-cell office:value-type="float" office:value="41.5" calcext:value-type="float">
            <text:p>41.5</text:p>
          </table:table-cell>
          <table:table-cell office:value-type="float" office:value="4499049" calcext:value-type="float">
            <text:p>4499049</text:p>
          </table:table-cell>
          <table:table-cell office:value-type="float" office:value="4540593" calcext:value-type="float">
            <text:p>454059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ulvey, Michael R., et al. “The Genetics of Salmonella Genomic Island 1.” Microbes and Infection, vol. 8, no. 7, 2006, pp. 1915–1922., doi:10.1016/j.micinf.2005.12.028.</text:p>
          </table:table-cell>
          <table:table-cell office:value-type="float" office:value="16713724" calcext:value-type="float">
            <text:p>16713724</text:p>
          </table:table-cell>
          <table:table-cell table:number-columns-repeated="1009"/>
        </table:table-row>
        <table:table-row table:style-name="ro1">
          <table:table-cell office:value-type="string" calcext:value-type="string">
            <text:p>Salmonella Genomic Island 1 (SGI-1)</text:p>
            <text:p/>
            <text:p/>
          </table:table-cell>
          <table:table-cell/>
          <table:table-cell office:value-type="string" calcext:value-type="string">
            <text:p>Confers resistance to ampicillin, chloramphenicol, florfenicol, streptomycin, spectinomycin , sulphonamides and tetracycline of epidemic multidrug‐resistant S. Typhimurium</text:p>
            <text:p/>
            <text:p/>
            <text:p/>
            <text:p/>
          </table:table-cell>
          <table:table-cell office:value-type="float" office:value="48.4" calcext:value-type="float">
            <text:p>48.4</text:p>
          </table:table-cell>
          <table:table-cell office:value-type="string" calcext:value-type="string">
            <text:p>Salmonella enterica subsp. enterica serovar Typhimurium strain LT2 chromosome</text:p>
          </table:table-cell>
          <table:table-cell office:value-type="string" calcext:value-type="string">
            <text:p>AE006468.2</text:p>
          </table:table-cell>
          <table:table-cell/>
          <table:table-cell office:value-type="float" office:value="5.1" calcext:value-type="float">
            <text:p>5.1</text:p>
          </table:table-cell>
          <table:table-cell office:value-type="float" office:value="4049573" calcext:value-type="float">
            <text:p>4049573</text:p>
          </table:table-cell>
          <table:table-cell office:value-type="float" office:value="4054717" calcext:value-type="float">
            <text:p>4054717</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ulvey, Michael R., et al. “The Genetics of Salmonella Genomic Island 1.” Microbes and Infection, vol. 8, no. 7, 2006, pp. 1915–1922., doi:10.1016/j.micinf.2005.12.028.</text:p>
          </table:table-cell>
          <table:table-cell office:value-type="float" office:value="16713724" calcext:value-type="float">
            <text:p>16713724</text:p>
          </table:table-cell>
          <table:table-cell table:number-columns-repeated="1009"/>
        </table:table-row>
        <table:table-row table:style-name="ro1">
          <table:table-cell office:value-type="string" calcext:value-type="string">
            <text:p>Salmonella Genomic Island 1-A (SGI1-A)</text:p>
            <text:p/>
            <text:p/>
            <text:p/>
          </table:table-cell>
          <table:table-cell/>
          <table:table-cell office:value-type="string" calcext:value-type="string">
            <text:p>Contains the dfrA1 cassette array, which confers for the a resistance to trimethoprim</text:p>
          </table:table-cell>
          <table:table-cell/>
          <table:table-cell office:value-type="string" calcext:value-type="string">
            <text:p>Salmonella interica subsp. Enterica serovar Agona strain 1169SA97 </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eutlich, Janine, et al. “Antimicrobial Resistance and Virulence Determinants in European Salmonella Genomic Island 1-Positive Salmonella Enterica Isolates from Different Origins.” Applied and Environmental Microbiology, vol. 77, no. 16, 2011, pp. 5655–5664., doi:10.1128/aem.00425-11. ; Doublet, B., et al. “Salmonella Genomic Island 1 Multidrug Resistance Gene Clusters in Salmonella Enterica Serovar Agona Isolated in Belgium in 1992 to 2002.” Antimicrobial Agents and Chemotherapy, vol. 48, no. 7, 2004, pp. 2510–2517., doi:10.1128/aac.48.7.2510-2517.2004.</text:p>
          </table:table-cell>
          <table:table-cell office:value-type="string" calcext:value-type="string">
            <text:p>21705546 ; 15215102</text:p>
          </table:table-cell>
          <table:table-cell table:number-columns-repeated="1009"/>
        </table:table-row>
        <table:table-row table:style-name="ro1">
          <table:table-cell office:value-type="string" calcext:value-type="string">
            <text:p>Salmonella Genomic Island 1-B (SGI1-B)</text:p>
            <text:p/>
            <text:p/>
            <text:p/>
          </table:table-cell>
          <table:table-cell/>
          <table:table-cell office:value-type="string" calcext:value-type="string">
            <text:p>Encodes for ApSu resistance</text:p>
          </table:table-cell>
          <table:table-cell/>
          <table:table-cell office:value-type="string" calcext:value-type="string">
            <text:p>Salmonella enterica subsp. enterica serovar Paratyphi B strain dT+ chromosome</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Djordjevic, S. P., et al. “Emergence and Evolution of Multiply Antibiotic-Resistant Salmonella Enterica Serovar Paratyphi B D-Tartrate-Utilizing Strains Containing SGI1.” Antimicrobial Agents and Chemotherapy, vol. 53, no. 6, 2009, pp. 2319–2326., doi:10.1128/aac.01532-08. ; Doublet, B., et al. “Salmonella Genomic Island 1 Multidrug Resistance Gene Clusters in Salmonella Enterica Serovar Agona Isolated in Belgium in 1992 to 2002.” Antimicrobial Agents and Chemotherapy, vol. 48, no. 7, 2004, pp. 2510–2517., doi:10.1128/aac.48.7.2510-2517.2004.</text:p>
          </table:table-cell>
          <table:table-cell office:value-type="string" calcext:value-type="string">
            <text:p>19332668 ; 15215102</text:p>
          </table:table-cell>
          <table:table-cell table:number-columns-repeated="1009"/>
        </table:table-row>
        <table:table-row table:style-name="ro1">
          <table:table-cell office:value-type="string" calcext:value-type="string">
            <text:p>Salmonella Genomic Island 1-C (SGI1-C)</text:p>
            <text:p/>
            <text:p/>
            <text:p/>
          </table:table-cell>
          <table:table-cell/>
          <table:table-cell office:value-type="string" calcext:value-type="string">
            <text:p>Encodes for additional gentamicin resistance</text:p>
          </table:table-cell>
          <table:table-cell/>
          <table:table-cell office:value-type="string" calcext:value-type="string">
            <text:p>Salmonella enterica subsp. enterica serovar Paratyphi B strain dT+ chromosome</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eutlich, Janine, et al. “Antimicrobial Resistance and Virulence Determinants in European Salmonella Genomic Island 1-Positive Salmonella Enterica Isolates from Different Origins.” Applied and Environmental Microbiology, vol. 77, no. 16, 2011, pp. 5655–5664., doi:10.1128/aem.00425-11. ; Djordjevic, S. P., et al. “Emergence and Evolution of Multiply Antibiotic-Resistant Salmonella Enterica Serovar Paratyphi B D-Tartrate-Utilizing Strains Containing SGI1.” Antimicrobial Agents and Chemotherapy, vol. 53, no. 6, 2009, pp. 2319–2326., doi:10.1128/aac.01532-08.</text:p>
            <text:p/>
          </table:table-cell>
          <table:table-cell office:value-type="string" calcext:value-type="string">
            <text:p>21705546 ; 19332668</text:p>
          </table:table-cell>
          <table:table-cell table:number-columns-repeated="1009"/>
        </table:table-row>
        <table:table-row table:style-name="ro1">
          <table:table-cell office:value-type="string" calcext:value-type="string">
            <text:p>Salmonella Genomic Island 1-D (SGI1-D)</text:p>
            <text:p/>
            <text:p/>
            <text:p/>
          </table:table-cell>
          <table:table-cell/>
          <table:table-cell office:value-type="string" calcext:value-type="string">
            <text:p>Contains the dfrA1 cassette array, which confers resistance to trimethoprim</text:p>
          </table:table-cell>
          <table:table-cell/>
          <table:table-cell office:value-type="string" calcext:value-type="string">
            <text:p>Salmonella enterica subsp. enterica serovar Agona strain 953SA98</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Doublet, B., et al. “Salmonella Genomic Island 1 Multidrug Resistance Gene Clusters in Salmonella Enterica Serovar Agona Isolated in Belgium in 1992 to 2002.” Antimicrobial Agents and Chemotherapy, vol. 48, no. 7, 2004, pp. 2510–2517., doi:10.1128/aac.48.7.2510-2517.2004.</text:p>
          </table:table-cell>
          <table:table-cell office:value-type="float" office:value="15215102" calcext:value-type="float">
            <text:p>15215102</text:p>
          </table:table-cell>
          <table:table-cell table:number-columns-repeated="1009"/>
        </table:table-row>
        <table:table-row table:style-name="ro1">
          <table:table-cell office:value-type="string" calcext:value-type="string">
            <text:p>Salmonella Genomic Island 1-E (SGI1-E)</text:p>
            <text:p/>
            <text:p/>
            <text:p/>
          </table:table-cell>
          <table:table-cell/>
          <table:table-cell office:value-type="string" calcext:value-type="string">
            <text:p>Little is know regarding the particular role of SGI1-E. Variant SGI1-like elements were found with MDR regions consisting of an integron related to that in SGI1 but which contains a 10-kb inversion between two copies of IS6100, one which is inserted in floR</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oyd, D., et al. “Characterization of Variant Salmonella Genomic Island 1 Multidrug Resistance Regions from Serovars Typhimurium DT104 and Agona.” Antimicrobial Agents and Chemotherapy, vol. 46, no. 6, 2002, pp. 1714–1722., doi:10.1128/aac.46.6.1714-1722.2002.</text:p>
          </table:table-cell>
          <table:table-cell office:value-type="float" office:value="12019080" calcext:value-type="float">
            <text:p>12019080</text:p>
          </table:table-cell>
          <table:table-cell table:number-columns-repeated="1009"/>
        </table:table-row>
        <table:table-row table:style-name="ro1">
          <table:table-cell office:value-type="string" calcext:value-type="string">
            <text:p>Salmonella Genomic Island 1-F (SGI1-F)</text:p>
            <text:p/>
            <text:p/>
            <text:p/>
          </table:table-cell>
          <table:table-cell/>
          <table:table-cell office:value-type="string" calcext:value-type="string">
            <text:p>Confers resistance to multidrug‐resistant strains of the S. enterica Albany serovar</text:p>
            <text:p/>
            <text:p/>
            <text:p/>
          </table:table-cell>
          <table:table-cell/>
          <table:table-cell office:value-type="string" calcext:value-type="string">
            <text:p>Salmonella enterica subsp. enterica serovar Albany strain 7205.00 chromosome</text:p>
          </table:table-cell>
          <table:table-cell table:number-columns-repeated="2"/>
          <table:table-cell office:value-type="float" office:value="43" calcext:value-type="float">
            <text:p>43</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Doublet, B., et al. “Salmonella Genomic Island 1 Multidrug Resistance Gene Clusters in Salmonella Enterica Serovar Agona Isolated in Belgium in 1992 to 2002.” Antimicrobial Agents and Chemotherapy, vol. 48, no. 7, 2004, pp. 2510–2517., doi:10.1128/aac.48.7.2510-2517.2004. ; Doublet, Benot, et al. “Variant Salmonella Genomic Island 1 Antibiotic Resistance Gene Cluster in Salmonella Enterica Serovar Albany.” Emerging Infectious Diseases, vol. 9, no. 5, 2003, pp. 585–591., doi:10.3201/eid0905.020609.</text:p>
          </table:table-cell>
          <table:table-cell office:value-type="string" calcext:value-type="string">
            <text:p>15215102 ; 12737743 </text:p>
          </table:table-cell>
          <table:table-cell table:number-columns-repeated="1009"/>
        </table:table-row>
        <table:table-row table:style-name="ro1">
          <table:table-cell office:value-type="string" calcext:value-type="string">
            <text:p>Salmonella Genomic Island 1-G (SGI1-G)</text:p>
            <text:p/>
            <text:p/>
            <text:p/>
          </table:table-cell>
          <table:table-cell/>
          <table:table-cell office:value-type="string" calcext:value-type="string">
            <text:p>Contains the pse-1 casette array with the additional insertion of the orf513/dfrA10 region, confers resistance to streptomycin–spectinomycin</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Doublet, B., et al. “Salmonella Genomic Island 1 Multidrug Resistance Gene Clusters in Salmonella Enterica Serovar Agona Isolated in Belgium in 1992 to 2002.” Antimicrobial Agents and Chemotherapy, vol. 48, no. 7, 2004, pp. 2510–2517., doi:10.1128/aac.48.7.2510-2517.2004.</text:p>
          </table:table-cell>
          <table:table-cell office:value-type="float" office:value="15215102" calcext:value-type="float">
            <text:p>15215102</text:p>
          </table:table-cell>
          <table:table-cell table:number-columns-repeated="1009"/>
        </table:table-row>
        <table:table-row table:style-name="ro1">
          <table:table-cell office:value-type="string" calcext:value-type="string">
            <text:p>Salmonella Genomic Island 1-H (SGI1-H)</text:p>
            <text:p/>
            <text:p/>
            <text:p/>
          </table:table-cell>
          <table:table-cell/>
          <table:table-cell office:value-type="string" calcext:value-type="string">
            <text:p>Unspecified </text:p>
          </table:table-cell>
          <table:table-cell/>
          <table:table-cell office:value-type="string" calcext:value-type="string">
            <text:p>Salmonella enterica subsp. Enterica serovar Newport strain 01 – 2174 chromosome</text:p>
          </table:table-cell>
          <table:table-cell table:number-columns-repeated="2"/>
          <table:table-cell office:value-type="float" office:value="43" calcext:value-type="float">
            <text:p>43</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Doublet, B., et al. “Variant Salmonella Genomic Island 1 Antibiotic Resistance Gene Cluster Containing a Novel 3'-N-Aminoglycoside Acetyltransferase Gene Cassette, Aac(3)-Id, in Salmonella Enterica Serovar Newport.” Antimicrobial Agents and Chemotherapy, vol. 48, no. 10, 2004, pp. 3806–3812., doi:10.1128/aac.48.10.3806-3812.2004.</text:p>
          </table:table-cell>
          <table:table-cell office:value-type="float" office:value="15388438" calcext:value-type="float">
            <text:p>15388438</text:p>
          </table:table-cell>
          <table:table-cell table:number-columns-repeated="1009"/>
        </table:table-row>
        <table:table-row table:style-name="ro1">
          <table:table-cell office:value-type="string" calcext:value-type="string">
            <text:p>Salmonella Genomic Island 1-I (SGI1-I)</text:p>
            <text:p/>
            <text:p/>
            <text:p/>
          </table:table-cell>
          <table:table-cell/>
          <table:table-cell office:value-type="string" calcext:value-type="string">
            <text:p>Contains the dfrA1-orfC cassette array, which confers for the a resistance to trimethoprim</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oyd, D. A., et al. “Salmonella Genomic Island 1 (SGI1), Variant SGI1-I, and New Variant SGI1-O in Proteus Mirabilis Clinical and Food Isolates from China.” Antimicrobial Agents and Chemotherapy, vol. 52, no. 1, 2007, pp. 340–344., doi:10.1128/aac.00902-07. ; Levings, R. S., et al. “The Genomic Island SGI1, Containing the Multiple Antibiotic Resistance Region of Salmonella Enterica Serovar Typhimurium DT104 or Variants of It, Is Widely Distributed in Other S. Enterica Serovars.” Journal of Bacteriology, vol. 187, no. 13, 2005, pp. 4401–4409., doi:10.1128/jb.187.13.4401-4409.2005.</text:p>
          </table:table-cell>
          <table:table-cell office:value-type="string" calcext:value-type="string">
            <text:p>18025121 ; 15968049</text:p>
          </table:table-cell>
          <table:table-cell table:number-columns-repeated="1009"/>
        </table:table-row>
        <table:table-row table:style-name="ro1">
          <table:table-cell office:value-type="string" calcext:value-type="string">
            <text:p>Salmonella Genomic Island 1-J (SGI1-J)</text:p>
            <text:p/>
            <text:p/>
            <text:p/>
          </table:table-cell>
          <table:table-cell/>
          <table:table-cell office:value-type="string" calcext:value-type="string">
            <text:p>Contains the dfrA1-orfC cassette array, which confers for the a resistance to trimethoprim</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evings, R. S., et al. “The Genomic Island SGI1, Containing the Multiple Antibiotic Resistance Region of Salmonella Enterica Serovar Typhimurium DT104 or Variants of It, Is Widely Distributed in Other S. Enterica Serovars.” Journal of Bacteriology, vol. 187, no. 13, 2005, pp. 4401–4409., doi:10.1128/jb.187.13.4401-4409.2005.</text:p>
          </table:table-cell>
          <table:table-cell office:value-type="float" office:value="15968049" calcext:value-type="float">
            <text:p>15968049</text:p>
          </table:table-cell>
          <table:table-cell table:number-columns-repeated="1009"/>
        </table:table-row>
        <table:table-row table:style-name="ro1">
          <table:table-cell office:value-type="string" calcext:value-type="string">
            <text:p>Salmonella Genomic Island 1-K (SGI1-K)</text:p>
            <text:p/>
            <text:p/>
            <text:p/>
          </table:table-cell>
          <table:table-cell/>
          <table:table-cell office:value-type="string" calcext:value-type="string">
            <text:p>A mutli-drug-resistant variant form of SGI1 containing a mercury resistance module.</text:p>
          </table:table-cell>
          <table:table-cell office:value-type="float" office:value="51.1" calcext:value-type="float">
            <text:p>51.1</text:p>
          </table:table-cell>
          <table:table-cell office:value-type="string" calcext:value-type="string">
            <text:p>Salmonella enterica subsp. enterica serovar Typhimurium strain FDAARGOS_317 chromosome</text:p>
            <text:p/>
          </table:table-cell>
          <table:table-cell office:value-type="string" calcext:value-type="string">
            <text:p>CP027410.1</text:p>
            <text:p/>
          </table:table-cell>
          <table:table-cell/>
          <table:table-cell office:value-type="float" office:value="19.9" calcext:value-type="float">
            <text:p>19.9</text:p>
          </table:table-cell>
          <table:table-cell office:value-type="float" office:value="4507167" calcext:value-type="float">
            <text:p>4507167</text:p>
          </table:table-cell>
          <table:table-cell office:value-type="float" office:value="4527049" calcext:value-type="float">
            <text:p>4527049</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Hamidian, M., et al. “The Complete Sequence of Salmonella Genomic Island SGI1-K.” Journal of Antimicrobial Chemotherapy, vol. 70, no. 1, 2014, pp. 305–306., doi:10.1093/jac/dku331. ; Levings, R. S., et al. “SGI1-K, a Variant of the SGI1 Genomic Island Carrying a Mercury Resistance Region, in Salmonella Enterica Serovar Kentucky.” Antimicrobial Agents and Chemotherapy, vol. 51, no. 1, 2006, pp. 317–323., doi:10.1128/aac.01229-06.</text:p>
          </table:table-cell>
          <table:table-cell office:value-type="string" calcext:value-type="string">
            <text:p>25193084 ; 17088481</text:p>
          </table:table-cell>
          <table:table-cell table:number-columns-repeated="1009"/>
        </table:table-row>
        <table:table-row table:style-name="ro1">
          <table:table-cell office:value-type="string" calcext:value-type="string">
            <text:p>Salmonella Genomic Island 1-K (SGI1-K)</text:p>
            <text:p/>
            <text:p/>
            <text:p/>
          </table:table-cell>
          <table:table-cell/>
          <table:table-cell office:value-type="string" calcext:value-type="string">
            <text:p>A mutli-drug-resistant variant form of SGI1 containing a mercury resistance module.</text:p>
          </table:table-cell>
          <table:table-cell office:value-type="float" office:value="51.1" calcext:value-type="float">
            <text:p>51.1</text:p>
          </table:table-cell>
          <table:table-cell office:value-type="string" calcext:value-type="string">
            <text:p>Salmonella enterica subsp. enterica serovar Kentucky strain PU131 chromosome</text:p>
          </table:table-cell>
          <table:table-cell office:value-type="string" calcext:value-type="string">
            <text:p>CP026327.1</text:p>
          </table:table-cell>
          <table:table-cell/>
          <table:table-cell office:value-type="float" office:value="25.6" calcext:value-type="float">
            <text:p>25.6</text:p>
          </table:table-cell>
          <table:table-cell office:value-type="float" office:value="4871298" calcext:value-type="float">
            <text:p>4871298</text:p>
          </table:table-cell>
          <table:table-cell office:value-type="float" office:value="4896937" calcext:value-type="float">
            <text:p>4896937</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Hamidian, M., et al. “The Complete Sequence of Salmonella Genomic Island SGI1-K.” Journal of Antimicrobial Chemotherapy, vol. 70, no. 1, 2014, pp. 305–306., doi:10.1093/jac/dku331. ; Levings, R. S., et al. “SGI1-K, a Variant of the SGI1 Genomic Island Carrying a Mercury Resistance Region, in Salmonella Enterica Serovar Kentucky.” Antimicrobial Agents and Chemotherapy, vol. 51, no. 1, 2006, pp. 317–323., doi:10.1128/aac.01229-06.</text:p>
          </table:table-cell>
          <table:table-cell office:value-type="string" calcext:value-type="string">
            <text:p>25193084 ; 17088481</text:p>
          </table:table-cell>
          <table:table-cell table:number-columns-repeated="1009"/>
        </table:table-row>
        <table:table-row table:style-name="ro1">
          <table:table-cell office:value-type="string" calcext:value-type="string">
            <text:p>Salmonella Genomic Island 1-K (SGI1-K)</text:p>
            <text:p/>
            <text:p/>
            <text:p/>
          </table:table-cell>
          <table:table-cell/>
          <table:table-cell office:value-type="string" calcext:value-type="string">
            <text:p>A mutli-drug-resistant variant form of SGI1 containing a mercury resistance module.</text:p>
          </table:table-cell>
          <table:table-cell office:value-type="float" office:value="51.1" calcext:value-type="float">
            <text:p>51.1</text:p>
          </table:table-cell>
          <table:table-cell office:value-type="string" calcext:value-type="string">
            <text:p>Salmonella enterica subsp. enterica serovar Typhimurium strain CDC 2009K-1640</text:p>
          </table:table-cell>
          <table:table-cell office:value-type="string" calcext:value-type="string">
            <text:p>CP014975.1</text:p>
          </table:table-cell>
          <table:table-cell/>
          <table:table-cell office:value-type="float" office:value="19.9" calcext:value-type="float">
            <text:p>19.9</text:p>
          </table:table-cell>
          <table:table-cell office:value-type="float" office:value="49183" calcext:value-type="float">
            <text:p>49183</text:p>
          </table:table-cell>
          <table:table-cell office:value-type="float" office:value="69065" calcext:value-type="float">
            <text:p>69065</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Hamidian, M., et al. “The Complete Sequence of Salmonella Genomic Island SGI1-K.” Journal of Antimicrobial Chemotherapy, vol. 70, no. 1, 2014, pp. 305–306., doi:10.1093/jac/dku331. ; Levings, R. S., et al. “SGI1-K, a Variant of the SGI1 Genomic Island Carrying a Mercury Resistance Region, in Salmonella Enterica Serovar Kentucky.” Antimicrobial Agents and Chemotherapy, vol. 51, no. 1, 2006, pp. 317–323., doi:10.1128/aac.01229-06.</text:p>
          </table:table-cell>
          <table:table-cell office:value-type="string" calcext:value-type="string">
            <text:p>25193084 ; 17088481</text:p>
          </table:table-cell>
          <table:table-cell table:number-columns-repeated="1009"/>
        </table:table-row>
        <table:table-row table:style-name="ro1">
          <table:table-cell office:value-type="string" calcext:value-type="string">
            <text:p>Salmonella Genomic Island 1-L (SGI1-L)</text:p>
            <text:p/>
            <text:p/>
            <text:p/>
          </table:table-cell>
          <table:table-cell/>
          <table:table-cell office:value-type="string" calcext:value-type="string">
            <text:p>Confers resistance to trimethoprim, gentamicin and steptomycin/spectinomycin</text:p>
            <text:p/>
          </table:table-cell>
          <table:table-cell/>
          <table:table-cell office:value-type="string" calcext:value-type="string">
            <text:p>Salmonella enterica subsp. enterica serovar Newport strain DT104 chromosome</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eutlich, Janine, et al. “Antimicrobial Resistance and Virulence Determinants in European Salmonella Genomic Island 1-Positive Salmonella Enterica Isolates from Different Origins.” Applied and Environmental Microbiology, vol. 77, no. 16, 2011, pp. 5655–5664., doi:10.1128/aem.00425-11. ; Cloeckaert, A., et al. “Variant Salmonella Genomic Island 1-L Antibiotic Resistance Gene Cluster in Salmonella Enterica Serovar Newport.” Antimicrobial Agents and Chemotherapy, vol. 50, no. 11, 2006, pp. 3944–3946., doi:10.1128/aac.00697-06.</text:p>
          </table:table-cell>
          <table:table-cell office:value-type="string" calcext:value-type="string">
            <text:p>21705546 ; 15388438 </text:p>
          </table:table-cell>
          <table:table-cell table:number-columns-repeated="1009"/>
        </table:table-row>
        <table:table-row table:style-name="ro1">
          <table:table-cell office:value-type="string" calcext:value-type="string">
            <text:p>Salmonella Genomic Island 1-M (SGI1-M)</text:p>
            <text:p/>
            <text:p/>
            <text:p/>
          </table:table-cell>
          <table:table-cell/>
          <table:table-cell office:value-type="string" calcext:value-type="string">
            <text:p>Confers resistance to fluoroquinolones</text:p>
          </table:table-cell>
          <table:table-cell/>
          <table:table-cell office:value-type="string" calcext:value-type="string">
            <text:p>Salmonella enterica subsp. enterica serovar Newport strain DT104 chromosome</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eutlich, Janine, et al. “Antimicrobial Resistance and Virulence Determinants in European Salmonella Genomic Island 1-Positive Salmonella Enterica Isolates from Different Origins.” Applied and Environmental Microbiology, vol. 77, no. 16, 2011, pp. 5655–5664., doi:10.1128/aem.00425-11.</text:p>
          </table:table-cell>
          <table:table-cell office:value-type="float" office:value="21705546" calcext:value-type="float">
            <text:p>21705546</text:p>
          </table:table-cell>
          <table:table-cell table:number-columns-repeated="1009"/>
        </table:table-row>
        <table:table-row table:style-name="ro1">
          <table:table-cell office:value-type="string" calcext:value-type="string">
            <text:p>Salmonella Genomic Island 1-N (SGI1-N)</text:p>
            <text:p/>
            <text:p/>
            <text:p/>
          </table:table-cell>
          <table:table-cell/>
          <table:table-cell office:value-type="string" calcext:value-type="string">
            <text:p>Unspecified </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evings, R. S., et al. “SGI1-K, a Variant of the SGI1 Genomic Island Carrying a Mercury Resistance Region, in Salmonella Enterica Serovar Kentucky.” Antimicrobial Agents and Chemotherapy, vol. 51, no. 1, 2006, pp. 317–323., doi:10.1128/aac.01229-06.</text:p>
          </table:table-cell>
          <table:table-cell office:value-type="float" office:value="17088481" calcext:value-type="float">
            <text:p>17088481</text:p>
          </table:table-cell>
          <table:table-cell table:number-columns-repeated="1009"/>
        </table:table-row>
        <table:table-row table:style-name="ro1">
          <table:table-cell office:value-type="string" calcext:value-type="string">
            <text:p>Salmonella Genomic Island 1-O (SGI1-O)</text:p>
            <text:p/>
            <text:p/>
            <text:p/>
          </table:table-cell>
          <table:table-cell/>
          <table:table-cell office:value-type="string" calcext:value-type="string">
            <text:p>Contains the dfrA1 and sul1 genes, conferring resistance to trimethoprim and sulphonamides</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oyd, D. A., et al. “Salmonella Genomic Island 1 (SGI1), Variant SGI1-I, and New Variant SGI1-O in Proteus Mirabilis Clinical and Food Isolates from China.” Antimicrobial Agents and Chemotherapy, vol. 52, no. 1, 2007, pp. 340–344., doi:10.1128/aac.00902-07.</text:p>
          </table:table-cell>
          <table:table-cell office:value-type="float" office:value="18025121" calcext:value-type="float">
            <text:p>18025121</text:p>
          </table:table-cell>
          <table:table-cell table:number-columns-repeated="1009"/>
        </table:table-row>
        <table:table-row table:style-name="ro1">
          <table:table-cell office:value-type="string" calcext:value-type="string">
            <text:p>Salmonella Genomic Island 1-P (SGI1-P)</text:p>
            <text:p/>
            <text:p/>
            <text:p/>
          </table:table-cell>
          <table:table-cell/>
          <table:table-cell office:value-type="string" calcext:value-type="string">
            <text:p>Contains the IS1359 insertion sequence element (also called ISVch4), suspected of conferring multidrug resistance</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Doublet, B., et al. “Novel Insertion Sequence- and Transposon-Mediated Genetic Rearrangements in Genomic Island SGI1 of Salmonella Enterica Serovar Kentucky.” Antimicrobial Agents and Chemotherapy, vol. 52, no. 10, 2008, pp. 3745–3754., doi:10.1128/aac.00525-08.</text:p>
          </table:table-cell>
          <table:table-cell office:value-type="float" office:value="18676889" calcext:value-type="float">
            <text:p>18676889</text:p>
          </table:table-cell>
          <table:table-cell table:number-columns-repeated="1009"/>
        </table:table-row>
        <table:table-row table:style-name="ro1">
          <table:table-cell office:value-type="string" calcext:value-type="string">
            <text:p>Salmonella Genomic Island 1-Q (SGI1-Q) [SGI1-Q1, SGI1-Q2, and SGI1-Q3]</text:p>
            <text:p/>
            <text:p/>
            <text:p/>
          </table:table-cell>
          <table:table-cell/>
          <table:table-cell office:value-type="string" calcext:value-type="string">
            <text:p>An IS26 element is inserted in place of the MDR region of SGI1, leads to a higher diversity of multi-drug resistant phenotypes.</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Doublet, B., et al. “Novel Insertion Sequence- and Transposon-Mediated Genetic Rearrangements in Genomic Island SGI1 of Salmonella Enterica Serovar Kentucky.” Antimicrobial Agents and Chemotherapy, vol. 52, no. 10, 2008, pp. 3745–3754., doi:10.1128/aac.00525-08.</text:p>
          </table:table-cell>
          <table:table-cell office:value-type="float" office:value="18676889" calcext:value-type="float">
            <text:p>18676889</text:p>
          </table:table-cell>
          <table:table-cell table:number-columns-repeated="1009"/>
        </table:table-row>
        <table:table-row table:style-name="ro1">
          <table:table-cell office:value-type="string" calcext:value-type="string">
            <text:p>Salmonella Genomic Island 1-R (SGI1-R)</text:p>
            <text:p/>
            <text:p/>
            <text:p/>
          </table:table-cell>
          <table:table-cell/>
          <table:table-cell office:value-type="string" calcext:value-type="string">
            <text:p>Unspecified </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Djordjevic, S. P., et al. “Emergence and Evolution of Multiply Antibiotic-Resistant Salmonella Enterica Serovar Paratyphi B D-Tartrate-Utilizing Strains Containing SGI1.” Antimicrobial Agents and Chemotherapy, vol. 53, no. 6, 2009, pp. 2319–2326., doi:10.1128/aac.01532-08.</text:p>
          </table:table-cell>
          <table:table-cell office:value-type="float" office:value="19332668" calcext:value-type="float">
            <text:p>19332668</text:p>
          </table:table-cell>
          <table:table-cell table:number-columns-repeated="1009"/>
        </table:table-row>
        <table:table-row table:style-name="ro1">
          <table:table-cell office:value-type="string" calcext:value-type="string">
            <text:p>Salmonella Genomic Island 1-S (SGI1-S)</text:p>
            <text:p/>
            <text:p/>
            <text:p/>
          </table:table-cell>
          <table:table-cell/>
          <table:table-cell office:value-type="string" calcext:value-type="string">
            <text:p>Confers wide-range aminoglycoside resistance</text:p>
          </table:table-cell>
          <table:table-cell/>
          <table:table-cell office:value-type="string" calcext:value-type="string">
            <text:p>Salmonella enterica subsp. enterica serovar Virchow str. SL491 chromosome</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llo, Simon Le, et al. “Early Strains of Multidrug-Resistant Salmonella Enterica Serovar Kentucky Sequence Type 198 from Southeast Asia Harbor Salmonella Genomic Island 1-J Variants with a Novel Insertion Sequence.” Antimicrobial Agents and Chemotherapy, vol. 56, no. 10, 2012, pp. 5096–5102., doi:10.1128/aac.00732-12.</text:p>
          </table:table-cell>
          <table:table-cell office:value-type="float" office:value="22802251" calcext:value-type="float">
            <text:p>22802251</text:p>
          </table:table-cell>
          <table:table-cell table:number-columns-repeated="1009"/>
        </table:table-row>
        <table:table-row table:style-name="ro1">
          <table:table-cell office:value-type="string" calcext:value-type="string">
            <text:p>Salmonella Genomic Island 1-T (SGI1-T)</text:p>
            <text:p/>
            <text:p/>
            <text:p/>
          </table:table-cell>
          <table:table-cell/>
          <table:table-cell office:value-type="string" calcext:value-type="string">
            <text:p>Unspecified </text:p>
          </table:table-cell>
          <table:table-cell/>
          <table:table-cell office:value-type="string" calcext:value-type="string">
            <text:p>Salmonella enterica subsp. enterica serovar Typhimurium strain 72-21880-11 chromosome</text:p>
          </table:table-cell>
          <table:table-cell table:number-columns-repeated="2"/>
          <table:table-cell office:value-type="float" office:value="43" calcext:value-type="float">
            <text:p>43</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Targant, H., et al. “IS6100-Mediated Genetic Rearrangement within the Complex Class 1 Integron In104 of the Salmonella Genomic Island 1.” Journal of Antimicrobial Chemotherapy, vol. 65, no. 7, 2010, pp. 1543–1545., doi:10.1093/jac/dkq163.</text:p>
          </table:table-cell>
          <table:table-cell office:value-type="float" office:value="20483981" calcext:value-type="float">
            <text:p>20483981</text:p>
          </table:table-cell>
          <table:table-cell table:number-columns-repeated="1009"/>
        </table:table-row>
        <table:table-row table:style-name="ro1">
          <table:table-cell office:value-type="string" calcext:value-type="string">
            <text:p>Salmonella Genomic Island 1-U (SGI1-U)</text:p>
            <text:p/>
            <text:p/>
            <text:p/>
          </table:table-cell>
          <table:table-cell/>
          <table:table-cell office:value-type="string" calcext:value-type="string">
            <text:p>Unspecified </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i, Shuilian, et al. “New Variant Salmonella Genomic Island 1-U in Proteus Mirabilis Clinical and Food Isolates from South China.” Journal of Antimicrobial Chemotherapy, vol. 66, no. 5, 2011, pp. 1178–1179., doi:10.1093/jac/dkr030.</text:p>
          </table:table-cell>
          <table:table-cell office:value-type="float" office:value="21393148" calcext:value-type="float">
            <text:p>21393148</text:p>
          </table:table-cell>
          <table:table-cell table:number-columns-repeated="1009"/>
        </table:table-row>
        <table:table-row table:style-name="ro1">
          <table:table-cell office:value-type="string" calcext:value-type="string">
            <text:p>Salmonella Genomic Island 1-V (SGI1-V)</text:p>
            <text:p/>
            <text:p/>
            <text:p/>
          </table:table-cell>
          <table:table-cell/>
          <table:table-cell office:value-type="string" calcext:value-type="string">
            <text:p>Encodes for resistance to quinolones</text:p>
          </table:table-cell>
          <table:table-cell table:number-columns-repeated="4"/>
          <table:table-cell office:value-type="float" office:value="42.9" calcext:value-type="float">
            <text:p>42.9</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iebor, Eliane, and Catherine Neuwirth. “The New Variant of Salmonella Genomic Island 1 (SGI1-V) from a Proteus Mirabilis French Clinical Isolate Harbours BlaVEB-6 and qnrA1 in the Multiple Antibiotic Resistance Region.” Journal of Antimicrobial Chemotherapy, vol. 66, no. 11, 2011, pp. 2513–2520., doi:10.1093/jac/dkr335.</text:p>
          </table:table-cell>
          <table:table-cell office:value-type="float" office:value="21846670" calcext:value-type="float">
            <text:p>21846670</text:p>
          </table:table-cell>
          <table:table-cell table:number-columns-repeated="1009"/>
        </table:table-row>
        <table:table-row table:style-name="ro1">
          <table:table-cell office:value-type="string" calcext:value-type="string">
            <text:p>Salmonella Genomic Island 1-W (SGI1-W)</text:p>
            <text:p/>
            <text:p/>
            <text:p/>
          </table:table-cell>
          <table:table-cell/>
          <table:table-cell office:value-type="string" calcext:value-type="string">
            <text:p>Confers resistance to spectinomycin, streptomycin, and lincosamides</text:p>
          </table:table-cell>
          <table:table-cell table:number-columns-repeated="4"/>
          <table:table-cell office:value-type="float" office:value="43" calcext:value-type="float">
            <text:p>43</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oliman, Ahmed M., et al. “First Report in Africa of Two Clinical Isolates of Proteus Mirabilis Carrying Salmonella Genomic Island (SGI1) Variants, SGI1- Pm ABB and SGI1-W.” Infection, Genetics and Evolution, vol. 51, 2017, pp. 132–137., doi:10.1016/j.meegid.2017.03.029.</text:p>
          </table:table-cell>
          <table:table-cell office:value-type="float" office:value="28359833" calcext:value-type="float">
            <text:p>28359833</text:p>
          </table:table-cell>
          <table:table-cell table:number-columns-repeated="1009"/>
        </table:table-row>
        <table:table-row table:style-name="ro1">
          <table:table-cell office:value-type="string" calcext:value-type="string">
            <text:p>Salmonella Genomic Island 1-X (SGI1-X)</text:p>
            <text:p/>
            <text:p/>
            <text:p/>
          </table:table-cell>
          <table:table-cell/>
          <table:table-cell office:value-type="string" calcext:value-type="string">
            <text:p>Contains the dfrA25 gene cassette, common region 1 (CR1), and fluoroquinolone resistance gene qnrB2</text:p>
          </table:table-cell>
          <table:table-cell table:number-columns-repeated="4"/>
          <table:table-cell office:value-type="float" office:value="11" calcext:value-type="float">
            <text:p>11</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ei, Chang-Wei, et al. “Molecular Characteristics of Salmonella Genomic Island 1 in Proteus Mirabilis Isolates from Poultry Farms in China.” Antimicrobial Agents and Chemotherapy, vol. 58, no. 12, 2014, pp. 7570–7572., doi:10.1128/aac.03992-14.</text:p>
          </table:table-cell>
          <table:table-cell office:value-type="float" office:value="25267683" calcext:value-type="float">
            <text:p>25267683</text:p>
          </table:table-cell>
          <table:table-cell table:number-columns-repeated="1009"/>
        </table:table-row>
        <table:table-row table:style-name="ro1">
          <table:table-cell office:value-type="string" calcext:value-type="string">
            <text:p>Salmonella Genomic Island 1-Y (SGI1-Y)</text:p>
            <text:p/>
            <text:p/>
            <text:p/>
          </table:table-cell>
          <table:table-cell/>
          <table:table-cell office:value-type="string" calcext:value-type="string">
            <text:p>Contains the aacCA5-aadA7 gene cassette, hypothesized to play a similar role to SGI1-B</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ei, Chang-Wei, et al. “Molecular Characteristics of Salmonella Genomic Island 1 in Proteus Mirabilis Isolates from Poultry Farms in China.” Antimicrobial Agents and Chemotherapy, vol. 58, no. 12, 2014, pp. 7570–7572., doi:10.1128/aac.03992-14.</text:p>
          </table:table-cell>
          <table:table-cell office:value-type="float" office:value="25267683" calcext:value-type="float">
            <text:p>25267683</text:p>
          </table:table-cell>
          <table:table-cell table:number-columns-repeated="1009"/>
        </table:table-row>
        <table:table-row table:style-name="ro1">
          <table:table-cell office:value-type="string" calcext:value-type="string">
            <text:p>Salmonella Genomic Island 1-Z (SGI1-Z)</text:p>
            <text:p/>
            <text:p/>
            <text:p/>
          </table:table-cell>
          <table:table-cell/>
          <table:table-cell office:value-type="string" calcext:value-type="string">
            <text:p>Contains a dfrA12-orfF-aadA2 cassette array conferring resistance to trimethoprim, spectinomycin, and streptomycin</text:p>
          </table:table-cell>
          <table:table-cell table:number-columns-repeated="4"/>
          <table:table-cell office:value-type="float" office:value="34.1" calcext:value-type="float">
            <text:p>34.1</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ei, Chang-Wei, et al. “Molecular Characteristics of Salmonella Genomic Island 1 in Proteus Mirabilis Isolates from Poultry Farms in China.” Antimicrobial Agents and Chemotherapy, vol. 58, no. 12, 2014, pp. 7570–7572., doi:10.1128/aac.03992-14. ; Qin, Shangshang, et al. “Emergence of Extensively Drug-Resistant Proteus Mirabilis Harboring a Conjugative NDM-1 Plasmid and a Novel Salmonella Genomic Island 1 Variant, SGI1-Z.” Antimicrobial Agents and Chemotherapy, vol. 59, no. 10, 2015, pp. 6601–6604., doi:10.1128/aac.00292-15.</text:p>
          </table:table-cell>
          <table:table-cell office:value-type="string" calcext:value-type="string">
            <text:p>25267683 ; 26195511</text:p>
          </table:table-cell>
          <table:table-cell table:number-columns-repeated="1009"/>
        </table:table-row>
        <table:table-row table:style-name="ro1">
          <table:table-cell office:value-type="string" calcext:value-type="string">
            <text:p>Salmonella Genomic Island 1-Pm2CHAMA (SGI1-Pm2CHAMA)</text:p>
            <text:p/>
            <text:p/>
            <text:p/>
          </table:table-cell>
          <table:table-cell/>
          <table:table-cell office:value-type="string" calcext:value-type="string">
            <text:p>Acquired resistance to penicillins, spectinomycin, streptomycin, sulphonamides and trimethoprim</text:p>
            <text:p/>
          </table:table-cell>
          <table:table-cell office:value-type="float" office:value="48.3" calcext:value-type="float">
            <text:p>48.3</text:p>
          </table:table-cell>
          <table:table-cell office:value-type="string" calcext:value-type="string">
            <text:p>Salmonella enterica subsp. enterica serovar Typhimurium strain FDAARGOS_321 chromosome</text:p>
          </table:table-cell>
          <table:table-cell office:value-type="string" calcext:value-type="string">
            <text:p>CP027410.1</text:p>
          </table:table-cell>
          <table:table-cell/>
          <table:table-cell office:value-type="float" office:value="27.9" calcext:value-type="float">
            <text:p>27.9</text:p>
          </table:table-cell>
          <table:table-cell office:value-type="float" office:value="4499104" calcext:value-type="float">
            <text:p>4499104</text:p>
          </table:table-cell>
          <table:table-cell office:value-type="float" office:value="4527040" calcext:value-type="float">
            <text:p>4527040</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Curraize, Claire De, et al. “Two New Salmonella Genomic Islands 1 from Proteus Mirabilis and Description of BlaCTX-M-15 on a Variant (SGI1-K7).” Journal of Antimicrobial Chemotherapy, 2018, doi:10.1093/jac/dky108.</text:p>
          </table:table-cell>
          <table:table-cell office:value-type="float" office:value="29659873" calcext:value-type="float">
            <text:p>29659873</text:p>
          </table:table-cell>
          <table:table-cell table:number-columns-repeated="1009"/>
        </table:table-row>
        <table:table-row table:style-name="ro1">
          <table:table-cell office:value-type="string" calcext:value-type="string">
            <text:p>Salmonella Genomic Island 1-Pm2CHAMA (SGI1-Pm2CHAMA)</text:p>
            <text:p/>
            <text:p/>
            <text:p/>
          </table:table-cell>
          <table:table-cell/>
          <table:table-cell office:value-type="string" calcext:value-type="string">
            <text:p>Acquired resistance to penicillins, spectinomycin, streptomycin, sulphonamides and trimethoprim</text:p>
            <text:p/>
          </table:table-cell>
          <table:table-cell office:value-type="float" office:value="48.3" calcext:value-type="float">
            <text:p>48.3</text:p>
          </table:table-cell>
          <table:table-cell office:value-type="string" calcext:value-type="string">
            <text:p>Salmonella enterica subsp. enterica serovar Typhimurium strain CDC H2662 chromosome</text:p>
          </table:table-cell>
          <table:table-cell office:value-type="string" calcext:value-type="string">
            <text:p>CP014979.2</text:p>
          </table:table-cell>
          <table:table-cell/>
          <table:table-cell office:value-type="float" office:value="27.9" calcext:value-type="float">
            <text:p>27.9</text:p>
          </table:table-cell>
          <table:table-cell office:value-type="float" office:value="49192" calcext:value-type="float">
            <text:p>49192</text:p>
          </table:table-cell>
          <table:table-cell office:value-type="float" office:value="77125" calcext:value-type="float">
            <text:p>77125</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Curraize, Claire De, et al. “Two New Salmonella Genomic Islands 1 from Proteus Mirabilis and Description of BlaCTX-M-15 on a Variant (SGI1-K7).” Journal of Antimicrobial Chemotherapy, 2018, doi:10.1093/jac/dky108.</text:p>
          </table:table-cell>
          <table:table-cell office:value-type="float" office:value="29659873" calcext:value-type="float">
            <text:p>29659873</text:p>
          </table:table-cell>
          <table:table-cell table:number-columns-repeated="1009"/>
        </table:table-row>
        <table:table-row table:style-name="ro1">
          <table:table-cell office:value-type="string" calcext:value-type="string">
            <text:p>Salmonella Genomic Island 1-Pm2CHAMA (SGI1-Pm2CHAMA)</text:p>
            <text:p/>
            <text:p/>
            <text:p/>
          </table:table-cell>
          <table:table-cell/>
          <table:table-cell office:value-type="string" calcext:value-type="string">
            <text:p>Acquired resistance to penicillins, spectinomycin, streptomycin, sulphonamides and trimethoprim</text:p>
            <text:p/>
          </table:table-cell>
          <table:table-cell office:value-type="float" office:value="48.3" calcext:value-type="float">
            <text:p>48.3</text:p>
          </table:table-cell>
          <table:table-cell office:value-type="string" calcext:value-type="string">
            <text:p>Salmonella enterica subsp. enterica serovar Enteritidis strain 92-0392 chromosome</text:p>
          </table:table-cell>
          <table:table-cell office:value-type="string" calcext:value-type="string">
            <text:p>CP018657.1</text:p>
          </table:table-cell>
          <table:table-cell/>
          <table:table-cell office:value-type="float" office:value="27.9" calcext:value-type="float">
            <text:p>27.9</text:p>
          </table:table-cell>
          <table:table-cell office:value-type="float" office:value="2327929" calcext:value-type="float">
            <text:p>2327929</text:p>
          </table:table-cell>
          <table:table-cell office:value-type="float" office:value="2355865" calcext:value-type="float">
            <text:p>2355865</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Curraize, Claire De, et al. “Two New Salmonella Genomic Islands 1 from Proteus Mirabilis and Description of BlaCTX-M-15 on a Variant (SGI1-K7).” Journal of Antimicrobial Chemotherapy, 2018, doi:10.1093/jac/dky108.</text:p>
          </table:table-cell>
          <table:table-cell office:value-type="float" office:value="29659873" calcext:value-type="float">
            <text:p>29659873</text:p>
          </table:table-cell>
          <table:table-cell table:number-columns-repeated="1009"/>
        </table:table-row>
        <table:table-row table:style-name="ro1">
          <table:table-cell office:value-type="string" calcext:value-type="string">
            <text:p>Salmonella Genomic Island 1-K7 (SGI1-K7)</text:p>
            <text:p/>
            <text:p/>
            <text:p/>
            <text:p/>
          </table:table-cell>
          <table:table-cell/>
          <table:table-cell office:value-type="string" calcext:value-type="string">
            <text:p>Confers resistance to amoxicillin, amoxicillin/clavulanic acid, ticarcillin, piperacillin, cefotaxime and cefepime. Suspected of confering additional resistances.</text:p>
            <text:p/>
            <text:p/>
          </table:table-cell>
          <table:table-cell office:value-type="float" office:value="50.7" calcext:value-type="float">
            <text:p>50.7</text:p>
          </table:table-cell>
          <table:table-cell office:value-type="string" calcext:value-type="string">
            <text:p>Salmonella enterica subsp. enterica serovar Typhimurium strain CDC H2662 chromosome</text:p>
          </table:table-cell>
          <table:table-cell office:value-type="string" calcext:value-type="string">
            <text:p>CP014979.2</text:p>
          </table:table-cell>
          <table:table-cell/>
          <table:table-cell office:value-type="float" office:value="18.6" calcext:value-type="float">
            <text:p>18.6</text:p>
          </table:table-cell>
          <table:table-cell office:value-type="float" office:value="50460" calcext:value-type="float">
            <text:p>50460</text:p>
          </table:table-cell>
          <table:table-cell office:value-type="float" office:value="69065" calcext:value-type="float">
            <text:p>69065</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Curraize, Claire De, et al. “Two New Salmonella Genomic Islands 1 from Proteus Mirabilis and Description of BlaCTX-M-15 on a Variant (SGI1-K7).” Journal of Antimicrobial Chemotherapy, 2018, doi:10.1093/jac/dky108.</text:p>
          </table:table-cell>
          <table:table-cell office:value-type="float" office:value="29659873" calcext:value-type="float">
            <text:p>29659873</text:p>
          </table:table-cell>
          <table:table-cell table:number-columns-repeated="1009"/>
        </table:table-row>
        <table:table-row table:style-name="ro1">
          <table:table-cell office:value-type="string" calcext:value-type="string">
            <text:p>Salmonella Genomic Island 1-K7 (SGI1-K7)</text:p>
            <text:p/>
            <text:p/>
            <text:p/>
            <text:p/>
          </table:table-cell>
          <table:table-cell/>
          <table:table-cell office:value-type="string" calcext:value-type="string">
            <text:p>Confers resistance to amoxicillin, amoxicillin/clavulanic acid, ticarcillin, piperacillin, cefotaxime and cefepime. Suspected of confering additional resistances.</text:p>
            <text:p/>
            <text:p/>
          </table:table-cell>
          <table:table-cell office:value-type="float" office:value="50.7" calcext:value-type="float">
            <text:p>50.7</text:p>
          </table:table-cell>
          <table:table-cell office:value-type="string" calcext:value-type="string">
            <text:p>Salmonella enterica subsp. enterica serovar Typhimurium strain FDAARGOS_317 chromosome</text:p>
          </table:table-cell>
          <table:table-cell office:value-type="string" calcext:value-type="string">
            <text:p>CP027410.1</text:p>
          </table:table-cell>
          <table:table-cell/>
          <table:table-cell office:value-type="float" office:value="27.9" calcext:value-type="float">
            <text:p>27.9</text:p>
          </table:table-cell>
          <table:table-cell office:value-type="float" office:value="4499104" calcext:value-type="float">
            <text:p>4499104</text:p>
          </table:table-cell>
          <table:table-cell office:value-type="float" office:value="4527040" calcext:value-type="float">
            <text:p>4527040</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Curraize, Claire De, et al. “Two New Salmonella Genomic Islands 1 from Proteus Mirabilis and Description of BlaCTX-M-15 on a Variant (SGI1-K7).” Journal of Antimicrobial Chemotherapy, 2018, doi:10.1093/jac/dky108.</text:p>
          </table:table-cell>
          <table:table-cell office:value-type="float" office:value="29659873" calcext:value-type="float">
            <text:p>29659873</text:p>
          </table:table-cell>
          <table:table-cell table:number-columns-repeated="1009"/>
        </table:table-row>
        <table:table-row table:style-name="ro1">
          <table:table-cell office:value-type="string" calcext:value-type="string">
            <text:p>Salmonella Genomic Island 1-K7 (SGI1-K7)</text:p>
            <text:p/>
            <text:p/>
            <text:p/>
            <text:p/>
          </table:table-cell>
          <table:table-cell/>
          <table:table-cell office:value-type="string" calcext:value-type="string">
            <text:p>Confers resistance to amoxicillin, amoxicillin/clavulanic acid, ticarcillin, piperacillin, cefotaxime and cefepime. Suspected of confering additional resistances.</text:p>
            <text:p/>
            <text:p/>
          </table:table-cell>
          <table:table-cell office:value-type="float" office:value="50.7" calcext:value-type="float">
            <text:p>50.7</text:p>
          </table:table-cell>
          <table:table-cell office:value-type="string" calcext:value-type="string">
            <text:p>Salmonella enterica subsp. enterica serovar Kentucky strain PU131 chromosome</text:p>
          </table:table-cell>
          <table:table-cell office:value-type="string" calcext:value-type="string">
            <text:p>CP026327.1</text:p>
          </table:table-cell>
          <table:table-cell/>
          <table:table-cell office:value-type="float" office:value="24.6" calcext:value-type="float">
            <text:p>24.6</text:p>
          </table:table-cell>
          <table:table-cell office:value-type="float" office:value="4871298" calcext:value-type="float">
            <text:p>4871298</text:p>
          </table:table-cell>
          <table:table-cell office:value-type="float" office:value="4895879" calcext:value-type="float">
            <text:p>4895879</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Curraize, Claire De, et al. “Two New Salmonella Genomic Islands 1 from Proteus Mirabilis and Description of BlaCTX-M-15 on a Variant (SGI1-K7).” Journal of Antimicrobial Chemotherapy, 2018, doi:10.1093/jac/dky108.</text:p>
          </table:table-cell>
          <table:table-cell office:value-type="float" office:value="29659873" calcext:value-type="float">
            <text:p>29659873</text:p>
          </table:table-cell>
          <table:table-cell table:number-columns-repeated="1009"/>
        </table:table-row>
        <table:table-row table:style-name="ro1">
          <table:table-cell office:value-type="string" calcext:value-type="string">
            <text:p>Salmonella Genomic Island 2 (SGI2)</text:p>
          </table:table-cell>
          <table:table-cell/>
          <table:table-cell office:value-type="string" calcext:value-type="string">
            <text:p>An independently formed relative of Salmonella genomic island SGI1. <text:s/>Differences are in the cassette arrays and in the gene which encodes the chloramphenicol and florfenicol efflux protein.</text:p>
          </table:table-cell>
          <table:table-cell office:value-type="float" office:value="50.4" calcext:value-type="float">
            <text:p>50.4</text:p>
          </table:table-cell>
          <table:table-cell office:value-type="string" calcext:value-type="string">
            <text:p>Salmonella enterica subsp. enterica serovar Typhimurium strain FDAARGOS_317 chromosome</text:p>
            <text:p/>
          </table:table-cell>
          <table:table-cell office:value-type="string" calcext:value-type="string">
            <text:p>CP027410.1</text:p>
            <text:p/>
          </table:table-cell>
          <table:table-cell/>
          <table:table-cell office:value-type="float" office:value="20.7" calcext:value-type="float">
            <text:p>20.7</text:p>
          </table:table-cell>
          <table:table-cell office:value-type="float" office:value="4498049" calcext:value-type="float">
            <text:p>4498049</text:p>
          </table:table-cell>
          <table:table-cell office:value-type="float" office:value="4518794" calcext:value-type="float">
            <text:p>4518794</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evings, R. S., et al. “SGI2, a Relative of Salmonella Genomic Island SGI1 with an Independent Origin.” Antimicrobial Agents and Chemotherapy, vol. 52, no. 7, 2008, pp. 2529–2537., doi:10.1128/aac.00189-08.</text:p>
          </table:table-cell>
          <table:table-cell office:value-type="float" office:value="18443113" calcext:value-type="float">
            <text:p>18443113</text:p>
          </table:table-cell>
          <table:table-cell table:number-columns-repeated="1009"/>
        </table:table-row>
        <table:table-row table:style-name="ro1">
          <table:table-cell office:value-type="string" calcext:value-type="string">
            <text:p>Salmonella Genomic Island 2 (SGI2)</text:p>
          </table:table-cell>
          <table:table-cell/>
          <table:table-cell office:value-type="string" calcext:value-type="string">
            <text:p>An independently formed relative of Salmonella genomic island SGI1. <text:s/>Differences are in the cassette arrays and in the gene which encodes the chloramphenicol and florfenicol efflux protein.</text:p>
          </table:table-cell>
          <table:table-cell office:value-type="float" office:value="50.4" calcext:value-type="float">
            <text:p>50.4</text:p>
          </table:table-cell>
          <table:table-cell office:value-type="string" calcext:value-type="string">
            <text:p>Salmonella enterica subsp. enterica serovar Typhimurium strain CDC H2662 chromosome</text:p>
            <text:p/>
          </table:table-cell>
          <table:table-cell office:value-type="string" calcext:value-type="string">
            <text:p>CP014979.2</text:p>
          </table:table-cell>
          <table:table-cell/>
          <table:table-cell office:value-type="float" office:value="20.7" calcext:value-type="float">
            <text:p>20.7</text:p>
          </table:table-cell>
          <table:table-cell office:value-type="float" office:value="57438" calcext:value-type="float">
            <text:p>57438</text:p>
          </table:table-cell>
          <table:table-cell office:value-type="float" office:value="78183" calcext:value-type="float">
            <text:p>7818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evings, R. S., et al. “SGI2, a Relative of Salmonella Genomic Island SGI1 with an Independent Origin.” Antimicrobial Agents and Chemotherapy, vol. 52, no. 7, 2008, pp. 2529–2537., doi:10.1128/aac.00189-08.</text:p>
          </table:table-cell>
          <table:table-cell office:value-type="float" office:value="18443113" calcext:value-type="float">
            <text:p>18443113</text:p>
          </table:table-cell>
          <table:table-cell table:number-columns-repeated="1009"/>
        </table:table-row>
        <table:table-row table:style-name="ro1">
          <table:table-cell office:value-type="string" calcext:value-type="string">
            <text:p>Salmonella Genomic Island 2 (SGI2)</text:p>
          </table:table-cell>
          <table:table-cell/>
          <table:table-cell office:value-type="string" calcext:value-type="string">
            <text:p>An independently formed relative of Salmonella genomic island SGI1. <text:s/>Differences are in the cassette arrays and in the gene which encodes the chloramphenicol and florfenicol efflux protein.</text:p>
          </table:table-cell>
          <table:table-cell office:value-type="float" office:value="50.4" calcext:value-type="float">
            <text:p>50.4</text:p>
          </table:table-cell>
          <table:table-cell office:value-type="string" calcext:value-type="string">
            <text:p>Salmonella enterica subsp. enterica serovar Enteritidis strain 92-0392 chromosome</text:p>
          </table:table-cell>
          <table:table-cell office:value-type="string" calcext:value-type="string">
            <text:p>CP018657.1</text:p>
          </table:table-cell>
          <table:table-cell/>
          <table:table-cell office:value-type="float" office:value="20.7" calcext:value-type="float">
            <text:p>20.7</text:p>
          </table:table-cell>
          <table:table-cell office:value-type="float" office:value="2326874" calcext:value-type="float">
            <text:p>2326874</text:p>
          </table:table-cell>
          <table:table-cell office:value-type="float" office:value="2347619" calcext:value-type="float">
            <text:p>2347619</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evings, R. S., et al. “SGI2, a Relative of Salmonella Genomic Island SGI1 with an Independent Origin.” Antimicrobial Agents and Chemotherapy, vol. 52, no. 7, 2008, pp. 2529–2537., doi:10.1128/aac.00189-08.</text:p>
          </table:table-cell>
          <table:table-cell office:value-type="float" office:value="18443113" calcext:value-type="float">
            <text:p>18443113</text:p>
          </table:table-cell>
          <table:table-cell table:number-columns-repeated="1009"/>
        </table:table-row>
        <table:table-row table:style-name="ro1">
          <table:table-cell office:value-type="string" calcext:value-type="string">
            <text:p>Salmonella Genomic Island 2.1 (SGI2.1)</text:p>
          </table:table-cell>
          <table:table-cell/>
          <table:table-cell office:value-type="string" calcext:value-type="string">
            <text:p>Encodes for a type II restriction modification system</text:p>
          </table:table-cell>
          <table:table-cell/>
          <table:table-cell office:value-type="string" calcext:value-type="string">
            <text:p>Salmonella enterica subsp. enterica serovar Minnesota strain A4-603 chromosome</text:p>
            <text:p/>
          </table:table-cell>
          <table:table-cell table:number-columns-repeated="2"/>
          <table:table-cell office:value-type="float" office:value="23" calcext:value-type="float">
            <text:p>23</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2.2 (SGI2.2)</text:p>
          </table:table-cell>
          <table:table-cell/>
          <table:table-cell office:value-type="string" calcext:value-type="string">
            <text:p>Encodes for a type I restriction modication system</text:p>
          </table:table-cell>
          <table:table-cell/>
          <table:table-cell office:value-type="string" calcext:value-type="string">
            <text:p>Salmonella enterica subsp. enterica serovar Mississippi strain A4-633 chromosome</text:p>
            <text:p/>
          </table:table-cell>
          <table:table-cell table:number-columns-repeated="2"/>
          <table:table-cell office:value-type="float" office:value="25" calcext:value-type="float">
            <text:p>25</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2.3 (SGI2.3)</text:p>
          </table:table-cell>
          <table:table-cell/>
          <table:table-cell office:value-type="string" calcext:value-type="string">
            <text:p>Encodes for a type III restriction modification system, encodes for genes that mat <text:s/>facilitate propagation in animal and plant hosts. Encodes for a guanine nucleotide binding protein</text:p>
          </table:table-cell>
          <table:table-cell/>
          <table:table-cell office:value-type="string" calcext:value-type="string">
            <text:p>Salmonella enterica subsp. enterica serovar Give strain S5-487 chromosome</text:p>
            <text:p/>
          </table:table-cell>
          <table:table-cell table:number-columns-repeated="2"/>
          <table:table-cell office:value-type="float" office:value="31" calcext:value-type="float">
            <text:p>31</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2.4 (SGI2.4)</text:p>
          </table:table-cell>
          <table:table-cell/>
          <table:table-cell office:value-type="string" calcext:value-type="string">
            <text:p>Encodes for a type I restruction modication system, encodes for genes that mat <text:s/>facilitate propagation in animal and plant hosts. Encodes for a pectin lyase fold protein, which may facilitate interaction with plant hosts</text:p>
          </table:table-cell>
          <table:table-cell/>
          <table:table-cell office:value-type="string" calcext:value-type="string">
            <text:p>Salmonella enterica subsp. enterica serovar Baildon strain R6-199 chromosome</text:p>
            <text:p/>
          </table:table-cell>
          <table:table-cell table:number-columns-repeated="2"/>
          <table:table-cell office:value-type="float" office:value="35" calcext:value-type="float">
            <text:p>35</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2.5 (SGI2.5)</text:p>
          </table:table-cell>
          <table:table-cell/>
          <table:table-cell office:value-type="string" calcext:value-type="string">
            <text:p>Encodes for a type II restriction modification system, encodes for genes that mat <text:s/>facilitate propagation in animal and plant hosts</text:p>
          </table:table-cell>
          <table:table-cell/>
          <table:table-cell office:value-type="string" calcext:value-type="string">
            <text:p>Salmonella enterica subsp. enterica serovar Uganda strain R8-3404 chromosome</text:p>
            <text:p/>
          </table:table-cell>
          <table:table-cell table:number-columns-repeated="2"/>
          <table:table-cell office:value-type="float" office:value="42" calcext:value-type="float">
            <text:p>42</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2.6 (SGI2.6)</text:p>
          </table:table-cell>
          <table:table-cell/>
          <table:table-cell office:value-type="string" calcext:value-type="string">
            <text:p>Encodes for a type I restriction modication system, encodes for genes that mat <text:s/>facilitate propagation in animal and plant hosts. Contains a <text:s/>toll-interleukin receptor (purpose is unknown)</text:p>
          </table:table-cell>
          <table:table-cell/>
          <table:table-cell office:value-type="string" calcext:value-type="string">
            <text:p>Salmonella enterica subsp. enterica serovar Hvittingfoss strain A4-620 chromosome</text:p>
            <text:p/>
          </table:table-cell>
          <table:table-cell table:number-columns-repeated="2"/>
          <table:table-cell office:value-type="float" office:value="17" calcext:value-type="float">
            <text:p>17</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3 (SGI3)</text:p>
          </table:table-cell>
          <table:table-cell/>
          <table:table-cell office:value-type="string" calcext:value-type="string">
            <text:p>Encodes an integrase, transposases, OpgC (succinyl modification of osmoregulated periplasmic glucan), a cellulose synthesis protein, beta-galactosidase, and proteins involved in stress response and regulation. Only identified in the serovar Mississippi genome.</text:p>
          </table:table-cell>
          <table:table-cell/>
          <table:table-cell office:value-type="string" calcext:value-type="string">
            <text:p>Salmonella enterica subsp. enterica serovar Mississippi strain A4-633 chromosome</text:p>
            <text:p/>
          </table:table-cell>
          <table:table-cell table:number-columns-repeated="2"/>
          <table:table-cell office:value-type="float" office:value="31.1" calcext:value-type="float">
            <text:p>31.1</text:p>
          </table:table-cell>
          <table:table-cell office:value-type="float" office:value="1501149" calcext:value-type="float">
            <text:p>1501149</text:p>
          </table:table-cell>
          <table:table-cell office:value-type="float" office:value="1532251" calcext:value-type="float">
            <text:p>1532251</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4 (SGI4)</text:p>
          </table:table-cell>
          <table:table-cell/>
          <table:table-cell office:value-type="string" calcext:value-type="string">
            <text:p>Contains a SdiA-regulated protein and a Fimbriae operon, controls the activation of translation</text:p>
          </table:table-cell>
          <table:table-cell/>
          <table:table-cell office:value-type="string" calcext:value-type="string">
            <text:p>Salmonella enterica subsp. enterica serovar Mississippi strain A4-633 chromosome</text:p>
            <text:p/>
          </table:table-cell>
          <table:table-cell table:number-columns-repeated="2"/>
          <table:table-cell office:value-type="float" office:value="32" calcext:value-type="float">
            <text:p>32</text:p>
          </table:table-cell>
          <table:table-cell office:value-type="float" office:value="4375351" calcext:value-type="float">
            <text:p>4375351</text:p>
          </table:table-cell>
          <table:table-cell office:value-type="float" office:value="4407345" calcext:value-type="float">
            <text:p>4407345</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4 (SGI4)</text:p>
          </table:table-cell>
          <table:table-cell/>
          <table:table-cell office:value-type="string" calcext:value-type="string">
            <text:p>Contains a SdiA-regulated protein and a Fimbriae operon, controls the activation of translation</text:p>
          </table:table-cell>
          <table:table-cell/>
          <table:table-cell office:value-type="string" calcext:value-type="string">
            <text:p>Salmonella enterica subsp. enterica serovar Urbana strain R8-2977 chromosome</text:p>
            <text:p/>
          </table:table-cell>
          <table:table-cell table:number-columns-repeated="2"/>
          <table:table-cell office:value-type="float" office:value="17.7" calcext:value-type="float">
            <text:p>17.7</text:p>
          </table:table-cell>
          <table:table-cell office:value-type="float" office:value="4457489" calcext:value-type="float">
            <text:p>4457489</text:p>
          </table:table-cell>
          <table:table-cell office:value-type="float" office:value="4475243" calcext:value-type="float">
            <text:p>4475243</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4 (SGI4)</text:p>
          </table:table-cell>
          <table:table-cell/>
          <table:table-cell office:value-type="string" calcext:value-type="string">
            <text:p>Contains a SdiA-regulated protein and a Fimbriae operon, controls the activation of translation</text:p>
          </table:table-cell>
          <table:table-cell/>
          <table:table-cell office:value-type="string" calcext:value-type="string">
            <text:p>Salmonella enterica subsp. enterica serovar Montevideo strain S5-403 chromosome</text:p>
          </table:table-cell>
          <table:table-cell table:number-columns-repeated="2"/>
          <table:table-cell office:value-type="float" office:value="18.4" calcext:value-type="float">
            <text:p>18.4</text:p>
          </table:table-cell>
          <table:table-cell office:value-type="float" office:value="4376055" calcext:value-type="float">
            <text:p>4376055</text:p>
          </table:table-cell>
          <table:table-cell office:value-type="float" office:value="4394457" calcext:value-type="float">
            <text:p>4394457</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5 (SGI5)</text:p>
          </table:table-cell>
          <table:table-cell/>
          <table:table-cell office:value-type="string" calcext:value-type="string">
            <text:p>Encodes for transcriptional regulators in Baildon and the MobA/MobL protein in Inverness and Baildon</text:p>
          </table:table-cell>
          <table:table-cell/>
          <table:table-cell office:value-type="string" calcext:value-type="string">
            <text:p>Salmonella enterica subsp. enterica serovar Baildon strain R6-199 chromosome</text:p>
            <text:p/>
          </table:table-cell>
          <table:table-cell table:number-columns-repeated="2"/>
          <table:table-cell office:value-type="float" office:value="17.5" calcext:value-type="float">
            <text:p>17.5</text:p>
          </table:table-cell>
          <table:table-cell office:value-type="float" office:value="1512990" calcext:value-type="float">
            <text:p>1512990</text:p>
          </table:table-cell>
          <table:table-cell office:value-type="float" office:value="1530515" calcext:value-type="float">
            <text:p>1530515</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sabel Moreno. “Genomic Characterization of Salmonella Free-Living Phages, Plasmids and Chromosomally Inserted Mobile Elements.” Cornell University, Cornell University Press, 2013. ; Switt, Andrea I. Moreno, et al. “Identification and Characterization of Novel Salmonella Mobile Elements Involved in the Dissemination of Genes Linked to Virulence and Transmission.” PLoS ONE, vol. 7, no. 7, 2012, doi:10.1371/journal.pone.0041247.</text:p>
          </table:table-cell>
          <table:table-cell office:value-type="string" calcext:value-type="string">
            <text:p>22911766 ; 22911766</text:p>
          </table:table-cell>
          <table:table-cell table:number-columns-repeated="1009"/>
        </table:table-row>
        <table:table-row table:style-name="ro1">
          <table:table-cell office:value-type="string" calcext:value-type="string">
            <text:p>Salmonella Genomic Island 5 (SGI5)</text:p>
          </table:table-cell>
          <table:table-cell/>
          <table:table-cell office:value-type="string" calcext:value-type="string">
            <text:p>Encodes for transcriptional regulators in Baildon and the MobA/MobL protein in Inverness and Baildon</text:p>
          </table:table-cell>
          <table:table-cell/>
          <table:table-cell office:value-type="string" calcext:value-type="string">
            <text:p>Salmonella enterica subsp. enterica serovar Inverness strain R8-2668 chromosome</text:p>
            <text:p/>
          </table:table-cell>
          <table:table-cell table:number-columns-repeated="2"/>
          <table:table-cell office:value-type="float" office:value="13.5" calcext:value-type="float">
            <text:p>13.5</text:p>
          </table:table-cell>
          <table:table-cell office:value-type="float" office:value="2312120" calcext:value-type="float">
            <text:p>2312120</text:p>
          </table:table-cell>
          <table:table-cell office:value-type="float" office:value="2325639" calcext:value-type="float">
            <text:p>2325639</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sabel Moreno. “Genomic Characterization of Salmonella Free-Living Phages, Plasmids and Chromosomally Inserted Mobile Elements.” Cornell University, Cornell University Press, 2013. ; Switt, Andrea I. Moreno, et al. “Identification and Characterization of Novel Salmonella Mobile Elements Involved in the Dissemination of Genes Linked to Virulence and Transmission.” PLoS ONE, vol. 7, no. 7, 2012, doi:10.1371/journal.pone.0041247.</text:p>
          </table:table-cell>
          <table:table-cell office:value-type="string" calcext:value-type="string">
            <text:p>22911766 ; 22911766</text:p>
          </table:table-cell>
          <table:table-cell table:number-columns-repeated="1009"/>
        </table:table-row>
        <table:table-row table:style-name="ro1">
          <table:table-cell office:value-type="string" calcext:value-type="string">
            <text:p>Salmonella Genomic Island 6 (SGI6)</text:p>
          </table:table-cell>
          <table:table-cell/>
          <table:table-cell office:value-type="string" calcext:value-type="string">
            <text:p>Contributes to molybdenum cofactor biosynthesis, contains phage-associated genes, encodes for the chromosome partition protein, MukB</text:p>
          </table:table-cell>
          <table:table-cell/>
          <table:table-cell office:value-type="string" calcext:value-type="string">
            <text:p>Salmonella enterica subsp. enterica serovar Uganda strain R8-3404 chromosome</text:p>
            <text:p/>
          </table:table-cell>
          <table:table-cell table:number-columns-repeated="2"/>
          <table:table-cell office:value-type="float" office:value="23.3" calcext:value-type="float">
            <text:p>23.3</text:p>
          </table:table-cell>
          <table:table-cell office:value-type="float" office:value="1322608" calcext:value-type="float">
            <text:p>1322608</text:p>
          </table:table-cell>
          <table:table-cell office:value-type="float" office:value="1345909" calcext:value-type="float">
            <text:p>1345909</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6 (SGI6)</text:p>
          </table:table-cell>
          <table:table-cell/>
          <table:table-cell office:value-type="string" calcext:value-type="string">
            <text:p>Contributes to molybdenum cofactor biosynthesis, contains phage-associated genes, encodes for the chromosome partition protein, MukB</text:p>
          </table:table-cell>
          <table:table-cell/>
          <table:table-cell office:value-type="string" calcext:value-type="string">
            <text:p>Salmonella enterica subsp. enterica serovar Wandsworth strain A4-580 chromosome</text:p>
            <text:p/>
          </table:table-cell>
          <table:table-cell table:number-columns-repeated="2"/>
          <table:table-cell office:value-type="float" office:value="21" calcext:value-type="float">
            <text:p>21</text:p>
          </table:table-cell>
          <table:table-cell office:value-type="float" office:value="2391030" calcext:value-type="float">
            <text:p>2391030</text:p>
          </table:table-cell>
          <table:table-cell office:value-type="float" office:value="2412044" calcext:value-type="float">
            <text:p>2412044</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7 (SGI7)</text:p>
          </table:table-cell>
          <table:table-cell/>
          <table:table-cell office:value-type="string" calcext:value-type="string">
            <text:p>Affects endonuclease relaxase, MobA/VirD2, DNA-cytosine methyltransferase-Type II restriction enzyme, Magnesium transporting ATPase</text:p>
          </table:table-cell>
          <table:table-cell/>
          <table:table-cell office:value-type="string" calcext:value-type="string">
            <text:p>Salmonella enterica subsp. enterica serovar Inverness strain R8-3668 chromosome</text:p>
            <text:p/>
          </table:table-cell>
          <table:table-cell table:number-columns-repeated="2"/>
          <table:table-cell office:value-type="float" office:value="21" calcext:value-type="float">
            <text:p>21</text:p>
          </table:table-cell>
          <table:table-cell office:value-type="float" office:value="4734422" calcext:value-type="float">
            <text:p>4734422</text:p>
          </table:table-cell>
          <table:table-cell office:value-type="float" office:value="4755415" calcext:value-type="float">
            <text:p>4755415</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8 (SGI8)</text:p>
          </table:table-cell>
          <table:table-cell/>
          <table:table-cell office:value-type="string" calcext:value-type="string">
            <text:p>Encodes for a restriction modification system and Pilus proteins and the MobA/MobL protein (hypothesized to be used for mobility)</text:p>
            <text:p/>
          </table:table-cell>
          <table:table-cell/>
          <table:table-cell office:value-type="string" calcext:value-type="string">
            <text:p>Salmonella enterica subsp. enterica serovar Hvittingfoss strain A4-620 chromosome</text:p>
            <text:p/>
          </table:table-cell>
          <table:table-cell table:number-columns-repeated="2"/>
          <table:table-cell office:value-type="float" office:value="26.3" calcext:value-type="float">
            <text:p>26.3</text:p>
          </table:table-cell>
          <table:table-cell office:value-type="float" office:value="1485690" calcext:value-type="float">
            <text:p>1485690</text:p>
          </table:table-cell>
          <table:table-cell office:value-type="float" office:value="1511984" calcext:value-type="float">
            <text:p>1511984</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9 (SGI9)</text:p>
          </table:table-cell>
          <table:table-cell/>
          <table:table-cell office:value-type="string" calcext:value-type="string">
            <text:p>Encodes for a phosphotransferase system (mannose-specific), helicase, transposases, and the post-segregation antitoxin CcdAB</text:p>
          </table:table-cell>
          <table:table-cell/>
          <table:table-cell office:value-type="string" calcext:value-type="string">
            <text:p>Salmonella enterica subsp. enterica serovar Senfenberg strain A4-543 chromosome</text:p>
            <text:p/>
          </table:table-cell>
          <table:table-cell table:number-columns-repeated="2"/>
          <table:table-cell office:value-type="float" office:value="26.2" calcext:value-type="float">
            <text:p>26.2</text:p>
          </table:table-cell>
          <table:table-cell office:value-type="float" office:value="4895726" calcext:value-type="float">
            <text:p>4895726</text:p>
          </table:table-cell>
          <table:table-cell office:value-type="float" office:value="4921938" calcext:value-type="float">
            <text:p>4921938</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10 (SGI10)</text:p>
          </table:table-cell>
          <table:table-cell/>
          <table:table-cell office:value-type="string" calcext:value-type="string">
            <text:p>Encodes for an endonuclease relaxase <text:s/>(MobA/VirD2), an arylsulfatase regulator, and phage associated genes </text:p>
          </table:table-cell>
          <table:table-cell/>
          <table:table-cell office:value-type="string" calcext:value-type="string">
            <text:p>Salmonella enterica subsp. enterica serovar Rubislaw strain A4-653 chromosome</text:p>
            <text:p/>
          </table:table-cell>
          <table:table-cell table:number-columns-repeated="2"/>
          <table:table-cell office:value-type="float" office:value="24.1" calcext:value-type="float">
            <text:p>24.1</text:p>
          </table:table-cell>
          <table:table-cell office:value-type="float" office:value="4871601" calcext:value-type="float">
            <text:p>4871601</text:p>
          </table:table-cell>
          <table:table-cell office:value-type="float" office:value="4895743" calcext:value-type="float">
            <text:p>4895743</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Pathogenicity Island 1 (SPI-1)</text:p>
          </table:table-cell>
          <table:table-cell/>
          <table:table-cell office:value-type="string" calcext:value-type="string">
            <text:p>Offensive type III secretion which mediates invasion of the host cell</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Salmonella Pathogenicity Island 2 (SPI-2)</text:p>
          </table:table-cell>
          <table:table-cell/>
          <table:table-cell office:value-type="string" calcext:value-type="string">
            <text:p>Defensive type III secretion which inhibits macrophage digestion</text:p>
          </table:table-cell>
          <table:table-cell/>
          <table:table-cell office:value-type="string" calcext:value-type="string">
            <text:p>Salmonella enterica subsp. enterica serovar Enteritidis strain 92-0392 chromosome</text:p>
          </table:table-cell>
          <table:table-cell office:value-type="string" calcext:value-type="string">
            <text:p>CP018657.1</text:p>
          </table:table-cell>
          <table:table-cell table:number-columns-repeated="2"/>
          <table:table-cell office:value-type="float" office:value="4658621" calcext:value-type="float">
            <text:p>4658621</text:p>
          </table:table-cell>
          <table:table-cell office:value-type="float" office:value="4624835" calcext:value-type="float">
            <text:p>4624835</text:p>
          </table:table-cell>
          <table:table-cell table:number-columns-repeated="3"/>
          <table:table-cell office:value-type="string" calcext:value-type="string">
            <text:p>http://europepmc.org/backend/ptpmcrender.fcgi?accid=PMC178805&amp;blobtype=pdf</text:p>
          </table:table-cell>
          <table:table-cell table:number-columns-repeated="1010"/>
        </table:table-row>
        <table:table-row table:style-name="ro1">
          <table:table-cell table:number-columns-repeated="4"/>
          <table:table-cell office:value-type="string" calcext:value-type="string">
            <text:p>Salmonella enterica subs. enterica serovar Typhimurium strain LT2 chromosome</text:p>
          </table:table-cell>
          <table:table-cell office:value-type="string" calcext:value-type="string">
            <text:p>CP014051.2</text:p>
          </table:table-cell>
          <table:table-cell table:number-columns-repeated="2"/>
          <table:table-cell office:value-type="float" office:value="4155671" calcext:value-type="float">
            <text:p>4155671</text:p>
          </table:table-cell>
          <table:table-cell office:value-type="float" office:value="4197760" calcext:value-type="float">
            <text:p>4197760</text:p>
          </table:table-cell>
          <table:table-cell table:number-columns-repeated="1014"/>
        </table:table-row>
        <table:table-row table:style-name="ro1">
          <table:table-cell table:number-columns-repeated="4"/>
          <table:table-cell office:value-type="string" calcext:value-type="string">
            <text:p>Salmonella enterica subsp. enterica serovar Typhimurium strain FDAARGOS_321 chromosome</text:p>
          </table:table-cell>
          <table:table-cell office:value-type="string" calcext:value-type="string">
            <text:p>CP022070.2</text:p>
          </table:table-cell>
          <table:table-cell table:number-columns-repeated="2"/>
          <table:table-cell office:value-type="float" office:value="3889996" calcext:value-type="float">
            <text:p>3889996</text:p>
          </table:table-cell>
          <table:table-cell office:value-type="float" office:value="3932085" calcext:value-type="float">
            <text:p>3932085</text:p>
          </table:table-cell>
          <table:table-cell table:number-columns-repeated="1014"/>
        </table:table-row>
        <table:table-row table:style-name="ro1">
          <table:table-cell office:value-type="string" calcext:value-type="string">
            <text:p>S. Typh Genomic Island 1 (SGI-1)</text:p>
          </table:table-cell>
          <table:table-cell/>
          <table:table-cell office:value-type="string" calcext:value-type="string">
            <text:p>Confers resistance to ampicillin, chloramphenicol, florfenicol, streptomycin, spectinomycin , sulphonamides and tetracycline of epidemic multidrug‐resistant S. Typhimurium DT104</text:p>
          </table:table-cell>
          <table:table-cell/>
          <table:table-cell office:value-type="string" calcext:value-type="string">
            <text:p>Salmonella enterica subsp. enterica serovar Typhimurium strain CDC H2662 chromosome</text:p>
          </table:table-cell>
          <table:table-cell office:value-type="string" calcext:value-type="string">
            <text:p>CP014979.2</text:p>
          </table:table-cell>
          <table:table-cell table:number-columns-repeated="2"/>
          <table:table-cell office:value-type="float" office:value="29462" calcext:value-type="float">
            <text:p>29462</text:p>
          </table:table-cell>
          <table:table-cell office:value-type="float" office:value="77183" calcext:value-type="float">
            <text:p>77183</text:p>
          </table:table-cell>
          <table:table-cell table:number-columns-repeated="3"/>
          <table:table-cell office:value-type="string" calcext:value-type="string">
            <text:p>https://www.sciencedirect.com/science/article/pii/S1286457906000517?via%3Dihub</text:p>
          </table:table-cell>
          <table:table-cell table:number-columns-repeated="1010"/>
        </table:table-row>
        <table:table-row table:style-name="ro1">
          <table:table-cell table:number-columns-repeated="4"/>
          <table:table-cell office:value-type="string" calcext:value-type="string">
            <text:p>Salmonella enterica subsp. enterica serovar Typhimurium strain FDAARGOS_317 chromosome</text:p>
          </table:table-cell>
          <table:table-cell office:value-type="string" calcext:value-type="string">
            <text:p>CP027410.1</text:p>
          </table:table-cell>
          <table:table-cell table:number-columns-repeated="2"/>
          <table:table-cell office:value-type="float" office:value="4499049" calcext:value-type="float">
            <text:p>4499049</text:p>
          </table:table-cell>
          <table:table-cell office:value-type="float" office:value="4540593" calcext:value-type="float">
            <text:p>4540593</text:p>
          </table:table-cell>
          <table:table-cell table:number-columns-repeated="1014"/>
        </table:table-row>
        <table:table-row table:style-name="ro1">
          <table:table-cell table:number-columns-repeated="4"/>
          <table:table-cell office:value-type="string" calcext:value-type="string">
            <text:p>Salmonella enterica subsp. enterica serovar Typhimurium strain LT2 chromosome</text:p>
          </table:table-cell>
          <table:table-cell office:value-type="string" calcext:value-type="string">
            <text:p>AE006468.2</text:p>
          </table:table-cell>
          <table:table-cell table:number-columns-repeated="2"/>
          <table:table-cell office:value-type="float" office:value="4049573" calcext:value-type="float">
            <text:p>4049573</text:p>
          </table:table-cell>
          <table:table-cell office:value-type="float" office:value="4054717" calcext:value-type="float">
            <text:p>4054717</text:p>
          </table:table-cell>
          <table:table-cell table:number-columns-repeated="1014"/>
        </table:table-row>
        <table:table-row table:style-name="ro1">
          <table:table-cell office:value-type="string" calcext:value-type="string">
            <text:p>SGI1-Pm2CHAMA</text:p>
          </table:table-cell>
          <table:table-cell/>
          <table:table-cell office:value-type="string" calcext:value-type="string">
            <text:p>Acquired resistance to penicillins, spectinomycin, streptomycin, sulphonamides and trimethoprim</text:p>
          </table:table-cell>
          <table:table-cell/>
          <table:table-cell office:value-type="string" calcext:value-type="string">
            <text:p>Salmonella enterica subsp. enterica serovar Typhimurium strain FDAARGOS_321 chromosome</text:p>
          </table:table-cell>
          <table:table-cell office:value-type="string" calcext:value-type="string">
            <text:p>CP027410.1</text:p>
          </table:table-cell>
          <table:table-cell table:number-columns-repeated="2"/>
          <table:table-cell office:value-type="float" office:value="4499104" calcext:value-type="float">
            <text:p>4499104</text:p>
          </table:table-cell>
          <table:table-cell office:value-type="float" office:value="4527040" calcext:value-type="float">
            <text:p>4527040</text:p>
          </table:table-cell>
          <table:table-cell table:number-columns-repeated="3"/>
          <table:table-cell office:value-type="string" calcext:value-type="string">
            <text:p>https://academic.oup.com/jac/advance-article/doi/10.1093/jac/dky108/4967686</text:p>
          </table:table-cell>
          <table:table-cell table:number-columns-repeated="1010"/>
        </table:table-row>
        <table:table-row table:style-name="ro1">
          <table:table-cell table:number-columns-repeated="4"/>
          <table:table-cell office:value-type="string" calcext:value-type="string">
            <text:p>Salmonella enterica subsp. enterica serovar Typhimurium strain CDC H2662 chromosome</text:p>
          </table:table-cell>
          <table:table-cell office:value-type="string" calcext:value-type="string">
            <text:p>CP014979.2</text:p>
          </table:table-cell>
          <table:table-cell table:number-columns-repeated="2"/>
          <table:table-cell office:value-type="float" office:value="49192" calcext:value-type="float">
            <text:p>49192</text:p>
          </table:table-cell>
          <table:table-cell office:value-type="float" office:value="77125" calcext:value-type="float">
            <text:p>77125</text:p>
          </table:table-cell>
          <table:table-cell table:number-columns-repeated="1014"/>
        </table:table-row>
        <table:table-row table:style-name="ro1">
          <table:table-cell table:number-columns-repeated="4"/>
          <table:table-cell office:value-type="string" calcext:value-type="string">
            <text:p>Salmonella enterica subsp. enterica serovar Enteritidis strain 92-0392 chromosome</text:p>
          </table:table-cell>
          <table:table-cell office:value-type="string" calcext:value-type="string">
            <text:p>CP018657.1</text:p>
          </table:table-cell>
          <table:table-cell table:number-columns-repeated="2"/>
          <table:table-cell office:value-type="float" office:value="2327929" calcext:value-type="float">
            <text:p>2327929</text:p>
          </table:table-cell>
          <table:table-cell office:value-type="float" office:value="2355865" calcext:value-type="float">
            <text:p>2355865</text:p>
          </table:table-cell>
          <table:table-cell table:number-columns-repeated="1014"/>
        </table:table-row>
        <table:table-row table:style-name="ro1">
          <table:table-cell office:value-type="string" calcext:value-type="string">
            <text:p>SGI1-K7</text:p>
          </table:table-cell>
          <table:table-cell/>
          <table:table-cell office:value-type="string" calcext:value-type="string">
            <text:p>Confers sesistance to amoxicillin, amoxicillin/clavulanic acid, ticarcillin, piperacillin, cefotaxime and cefepime. Suspected of confering additional resistances.</text:p>
          </table:table-cell>
          <table:table-cell table:number-columns-repeated="10"/>
          <table:table-cell office:value-type="string" calcext:value-type="string">
            <text:p>https://academic.oup.com/jac/advance-article/doi/10.1093/jac/dky108/4967686</text:p>
          </table:table-cell>
          <table:table-cell table:number-columns-repeated="1010"/>
        </table:table-row>
        <table:table-row table:style-name="ro1" table:number-rows-repeated="2">
          <table:table-cell table:number-columns-repeated="1024"/>
        </table:table-row>
        <table:table-row table:style-name="ro1">
          <table:table-cell office:value-type="string" calcext:value-type="string">
            <text:p>aadE–sat4–aphA-3</text:p>
            <text:p/>
          </table:table-cell>
          <table:table-cell/>
          <table:table-cell office:value-type="string" calcext:value-type="string">
            <text:p>Encodes for resistance to aminoglycosides</text:p>
          </table:table-cell>
          <table:table-cell office:value-type="float" office:value="36.2" calcext:value-type="float">
            <text:p>36.2</text:p>
          </table:table-cell>
          <table:table-cell office:value-type="string" calcext:value-type="string">
            <text:p>Campylobacter coli SX81</text:p>
          </table:table-cell>
          <table:table-cell table:number-columns-repeated="2"/>
          <table:table-cell office:value-type="float" office:value="15.3" calcext:value-type="float">
            <text:p>15.3</text:p>
          </table:table-cell>
          <table:table-cell table:number-columns-repeated="2"/>
          <table:table-cell office:value-type="string" calcext:value-type="string">
            <text:p>Unconfirmed</text:p>
          </table:table-cell>
          <table:table-cell table:number-columns-repeated="2" office:value-type="string" calcext:value-type="string">
            <text:p>Yes</text:p>
          </table:table-cell>
          <table:table-cell office:value-type="string" calcext:value-type="string">
            <text:p>Qin, Shangshang, et al. “Identification of a Novel Genomic Island Conferring Resistance to Multiple Aminoglycoside Antibiotics in Campylobacter Coli.” Antimicrobial Agents and Chemotherapy, vol. 56, no. 10, 2012, pp. 5332–5339., doi:10.1128/aac.00809-12.</text:p>
          </table:table-cell>
          <table:table-cell office:value-type="float" office:value="22869568" calcext:value-type="float">
            <text:p>22869568</text:p>
          </table:table-cell>
          <table:table-cell table:number-columns-repeated="1009"/>
        </table:table-row>
        <table:table-row table:style-name="ro1">
          <table:table-cell office:value-type="string" calcext:value-type="string">
            <text:p>C. fetus subsp. venerealis strain ATCC 19438 Genomic Island</text:p>
          </table:table-cell>
          <table:table-cell/>
          <table:table-cell office:value-type="string" calcext:value-type="string">
            <text:p>Encodes the core components necessary for bacterial type IV secretion</text:p>
          </table:table-cell>
          <table:table-cell office:value-type="float" office:value="32.8" calcext:value-type="float">
            <text:p>32.8</text:p>
          </table:table-cell>
          <table:table-cell office:value-type="string" calcext:value-type="string">
            <text:p>C. fetus subsp. venerealis strain 84-112</text:p>
          </table:table-cell>
          <table:table-cell office:value-type="string" calcext:value-type="string">
            <text:p>HG004426.1</text:p>
          </table:table-cell>
          <table:table-cell/>
          <table:table-cell office:value-type="float" office:value="20.9" calcext:value-type="float">
            <text:p>20.9</text:p>
          </table:table-cell>
          <table:table-cell office:value-type="float" office:value="1312751" calcext:value-type="float">
            <text:p>1312751</text:p>
          </table:table-cell>
          <table:table-cell office:value-type="float" office:value="1333685" calcext:value-type="float">
            <text:p>1333685</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Gorkiewicz, G., et al. “A Genomic Island Defines Subspecies-Specific Virulence Features of the Host-Adapted Pathogen Campylobacter Fetus Subsp. Venerealis.” Journal of Bacteriology, vol. 192, no. 2, 2009, pp. 502–517., doi:10.1128/jb.00803-09.</text:p>
          </table:table-cell>
          <table:table-cell office:value-type="float" office:value="19897645" calcext:value-type="float">
            <text:p>19897645</text:p>
          </table:table-cell>
          <table:table-cell table:number-columns-repeated="1009"/>
        </table:table-row>
        <table:table-row table:style-name="ro1">
          <table:table-cell office:value-type="string" calcext:value-type="string">
            <text:p>C. fetus subsp. venerealis strain ATCC 19438 Genomic Island</text:p>
          </table:table-cell>
          <table:table-cell/>
          <table:table-cell office:value-type="string" calcext:value-type="string">
            <text:p>Encodes the core components necessary for bacterial type IV secretion</text:p>
          </table:table-cell>
          <table:table-cell office:value-type="float" office:value="32.8" calcext:value-type="float">
            <text:p>32.8</text:p>
          </table:table-cell>
          <table:table-cell office:value-type="string" calcext:value-type="string">
            <text:p>Campylobacter fetus subsp. venerealis strain cfvi03/293</text:p>
          </table:table-cell>
          <table:table-cell office:value-type="string" calcext:value-type="string">
            <text:p>CP006999.2</text:p>
          </table:table-cell>
          <table:table-cell/>
          <table:table-cell office:value-type="float" office:value="20.9" calcext:value-type="float">
            <text:p>20.9</text:p>
          </table:table-cell>
          <table:table-cell office:value-type="float" office:value="1255708" calcext:value-type="float">
            <text:p>1255708</text:p>
          </table:table-cell>
          <table:table-cell office:value-type="float" office:value="1276643" calcext:value-type="float">
            <text:p>127664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Gorkiewicz, G., et al. “A Genomic Island Defines Subspecies-Specific Virulence Features of the Host-Adapted Pathogen Campylobacter Fetus Subsp. Venerealis.” Journal of Bacteriology, vol. 192, no. 2, 2009, pp. 502–517., doi:10.1128/jb.00803-09.</text:p>
          </table:table-cell>
          <table:table-cell office:value-type="float" office:value="19897645" calcext:value-type="float">
            <text:p>19897645</text:p>
          </table:table-cell>
          <table:table-cell table:number-columns-repeated="1009"/>
        </table:table-row>
        <table:table-row table:style-name="ro1">
          <table:table-cell office:value-type="string" calcext:value-type="string">
            <text:p>C. fetus subsp. venerealis strain ATCC 19438 Genomic Island</text:p>
          </table:table-cell>
          <table:table-cell/>
          <table:table-cell office:value-type="string" calcext:value-type="string">
            <text:p>Encodes the core components necessary for bacterial type IV secretion</text:p>
          </table:table-cell>
          <table:table-cell office:value-type="float" office:value="32.8" calcext:value-type="float">
            <text:p>32.8</text:p>
          </table:table-cell>
          <table:table-cell office:value-type="string" calcext:value-type="string">
            <text:p>Campylobacter fetus subsp. venerealis strain 97/608</text:p>
          </table:table-cell>
          <table:table-cell office:value-type="string" calcext:value-type="string">
            <text:p>CP008810.1</text:p>
          </table:table-cell>
          <table:table-cell/>
          <table:table-cell office:value-type="float" office:value="20.9" calcext:value-type="float">
            <text:p>20.9</text:p>
          </table:table-cell>
          <table:table-cell office:value-type="float" office:value="1318824" calcext:value-type="float">
            <text:p>1318824</text:p>
          </table:table-cell>
          <table:table-cell office:value-type="float" office:value="1339759" calcext:value-type="float">
            <text:p>1339759</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Gorkiewicz, G., et al. “A Genomic Island Defines Subspecies-Specific Virulence Features of the Host-Adapted Pathogen Campylobacter Fetus Subsp. Venerealis.” Journal of Bacteriology, vol. 192, no. 2, 2009, pp. 502–517., doi:10.1128/jb.00803-09.</text:p>
          </table:table-cell>
          <table:table-cell office:value-type="float" office:value="19897645" calcext:value-type="float">
            <text:p>19897645</text:p>
          </table:table-cell>
          <table:table-cell table:number-columns-repeated="1009"/>
        </table:table-row>
        <table:table-row table:style-name="ro1">
          <table:table-cell office:value-type="string" calcext:value-type="string">
            <text:p>EDL 933 O Island 1 (OI-1)</text:p>
          </table:table-cell>
          <table:table-cell table:number-columns-repeated="3"/>
          <table:table-cell office:value-type="string" calcext:value-type="string">
            <text:p>Escherichia coli O157:H7</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Karmali, M. A., et al. “Association of Genomic O Island 122 of Escherichia Coli EDL 933 with Verocytotoxin-Producing Escherichia Coli Seropathotypes That Are Linked to Epidemic and/or Serious Disease.” Journal of Clinical Microbiology, vol. 41, no. 11, 2003, pp. 4930–4940., doi:10.1128/jcm.41.11.4930-4940.2003.</text:p>
          </table:table-cell>
          <table:table-cell office:value-type="float" office:value="14605120" calcext:value-type="float">
            <text:p>14605120</text:p>
          </table:table-cell>
          <table:table-cell table:number-columns-repeated="1009"/>
        </table:table-row>
        <table:table-row table:style-name="ro1">
          <table:table-cell office:value-type="string" calcext:value-type="string">
            <text:p>EDL 933 O Island 122 (OI-122)</text:p>
          </table:table-cell>
          <table:table-cell table:number-columns-repeated="3"/>
          <table:table-cell office:value-type="string" calcext:value-type="string">
            <text:p>Escherichia coli O157:H7</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Karmali, M. A., et al. “Association of Genomic O Island 122 of Escherichia Coli EDL 933 with Verocytotoxin-Producing Escherichia Coli Seropathotypes That Are Linked to Epidemic and/or Serious Disease.” Journal of Clinical Microbiology, vol. 41, no. 11, 2003, pp. 4930–4940., doi:10.1128/jcm.41.11.4930-4940.2003.</text:p>
          </table:table-cell>
          <table:table-cell office:value-type="float" office:value="14605120" calcext:value-type="float">
            <text:p>14605120</text:p>
          </table:table-cell>
          <table:table-cell table:number-columns-repeated="1009"/>
        </table:table-row>
        <table:table-row table:style-name="ro1">
          <table:table-cell office:value-type="string" calcext:value-type="string">
            <text:p>EDL 933 O Island 141 (OI-141)</text:p>
          </table:table-cell>
          <table:table-cell/>
          <table:table-cell office:value-type="string" calcext:value-type="string">
            <text:p>.;</text:p>
          </table:table-cell>
          <table:table-cell/>
          <table:table-cell office:value-type="string" calcext:value-type="string">
            <text:p>Escherichia coli O157:H7</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Karmali, M. A., et al. “Association of Genomic O Island 122 of Escherichia Coli EDL 933 with Verocytotoxin-Producing Escherichia Coli Seropathotypes That Are Linked to Epidemic and/or Serious Disease.” Journal of Clinical Microbiology, vol. 41, no. 11, 2003, pp. 4930–4940., doi:10.1128/jcm.41.11.4930-4940.2003.</text:p>
          </table:table-cell>
          <table:table-cell office:value-type="float" office:value="14605120" calcext:value-type="float">
            <text:p>14605120</text:p>
          </table:table-cell>
          <table:table-cell table:number-columns-repeated="1009"/>
        </table:table-row>
        <table:table-row table:style-name="ro1">
          <table:table-cell office:value-type="string" calcext:value-type="string">
            <text:p>EDL 933 O Island 154 (OI-154)</text:p>
          </table:table-cell>
          <table:table-cell table:number-columns-repeated="3"/>
          <table:table-cell office:value-type="string" calcext:value-type="string">
            <text:p>Escherichia coli O157:H7</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hen, S., et al. “Identification of Four Fimbria-Encoding Genomic Islands That Are Highly Specific for Verocytotoxin-Producing Escherichia Coli Serotype O157 Strains.” Journal of Clinical Microbiology, vol. 43, no. 8, 2005, pp. 3840–3850., doi:10.1128/jcm.43.8.3840-3850.2005.</text:p>
          </table:table-cell>
          <table:table-cell office:value-type="float" office:value="16081921" calcext:value-type="float">
            <text:p>16081921</text:p>
          </table:table-cell>
          <table:table-cell table:number-columns-repeated="1009"/>
        </table:table-row>
        <table:table-row table:style-name="ro1">
          <table:table-cell office:value-type="string" calcext:value-type="string">
            <text:p>EDL 933 O Island 44 (OI-43)</text:p>
          </table:table-cell>
          <table:table-cell table:number-columns-repeated="3"/>
          <table:table-cell office:value-type="string" calcext:value-type="string">
            <text:p>Escherichia coli O157:H7</text:p>
          </table:table-cell>
          <table:table-cell table:number-columns-repeated="2"/>
          <table:table-cell office:value-type="float" office:value="87.5" calcext:value-type="float">
            <text:p>87.5</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Karmali, M. A., et al. “Association of Genomic O Island 122 of Escherichia Coli EDL 933 with Verocytotoxin-Producing Escherichia Coli Seropathotypes That Are Linked to Epidemic and/or Serious Disease.” Journal of Clinical Microbiology, vol. 41, no. 11, 2003, pp. 4930–4940., doi:10.1128/jcm.41.11.4930-4940.2003.</text:p>
          </table:table-cell>
          <table:table-cell office:value-type="float" office:value="14605120" calcext:value-type="float">
            <text:p>14605120</text:p>
          </table:table-cell>
          <table:table-cell table:number-columns-repeated="1009"/>
        </table:table-row>
        <table:table-row table:style-name="ro1">
          <table:table-cell office:value-type="string" calcext:value-type="string">
            <text:p>EDL 933 O Island 44 (OI-44)</text:p>
          </table:table-cell>
          <table:table-cell table:number-columns-repeated="3"/>
          <table:table-cell office:value-type="string" calcext:value-type="string">
            <text:p>Escherichia coli O157:H7</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hen, S., et al. “Identification of Four Fimbria-Encoding Genomic Islands That Are Highly Specific for Verocytotoxin-Producing Escherichia Coli Serotype O157 Strains.” Journal of Clinical Microbiology, vol. 43, no. 8, 2005, pp. 3840–3850., doi:10.1128/jcm.43.8.3840-3850.2005.</text:p>
          </table:table-cell>
          <table:table-cell office:value-type="float" office:value="16081921" calcext:value-type="float">
            <text:p>16081921</text:p>
          </table:table-cell>
          <table:table-cell table:number-columns-repeated="1009"/>
        </table:table-row>
        <table:table-row table:style-name="ro1">
          <table:table-cell office:value-type="string" calcext:value-type="string">
            <text:p>EDL 933 O Island 47 (OI-47)</text:p>
          </table:table-cell>
          <table:table-cell table:number-columns-repeated="3"/>
          <table:table-cell office:value-type="string" calcext:value-type="string">
            <text:p>Escherichia coli O157:H7</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Karmali, M. A., et al. “Association of Genomic O Island 122 of Escherichia Coli EDL 933 with Verocytotoxin-Producing Escherichia Coli Seropathotypes That Are Linked to Epidemic and/or Serious Disease.” Journal of Clinical Microbiology, vol. 41, no. 11, 2003, pp. 4930–4940., doi:10.1128/jcm.41.11.4930-4940.2003.</text:p>
          </table:table-cell>
          <table:table-cell office:value-type="float" office:value="14605120" calcext:value-type="float">
            <text:p>14605120</text:p>
          </table:table-cell>
          <table:table-cell table:number-columns-repeated="1009"/>
        </table:table-row>
        <table:table-row table:style-name="ro1">
          <table:table-cell office:value-type="string" calcext:value-type="string">
            <text:p>GI-CFT073-asnW</text:p>
          </table:table-cell>
          <table:table-cell table:number-columns-repeated="2"/>
          <table:table-cell office:value-type="float" office:value="53" calcext:value-type="float">
            <text:p>53</text:p>
          </table:table-cell>
          <table:table-cell office:value-type="string" calcext:value-type="string">
            <text:p>Escherichia coli CFT073 </text:p>
          </table:table-cell>
          <table:table-cell table:number-columns-repeated="2"/>
          <table:table-cell office:value-type="float" office:value="54" calcext:value-type="float">
            <text:p>54</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text:p>
          </table:table-cell>
          <table:table-cell office:value-type="string" calcext:value-type="string">
            <text:p>17351047 ; 19329634 </text:p>
          </table:table-cell>
          <table:table-cell table:number-columns-repeated="1009"/>
        </table:table-row>
        <table:table-row table:style-name="ro1">
          <table:table-cell office:value-type="string" calcext:value-type="string">
            <text:p>GI-CFT073-cobU</text:p>
          </table:table-cell>
          <table:table-cell table:number-columns-repeated="2"/>
          <table:table-cell office:value-type="float" office:value="50" calcext:value-type="float">
            <text:p>50</text:p>
          </table:table-cell>
          <table:table-cell office:value-type="string" calcext:value-type="string">
            <text:p>Escherichia coli CFT073 </text:p>
          </table:table-cell>
          <table:table-cell table:number-columns-repeated="2"/>
          <table:table-cell office:value-type="float" office:value="44" calcext:value-type="float">
            <text:p>44</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text:p>
          </table:table-cell>
          <table:table-cell office:value-type="string" calcext:value-type="string">
            <text:p>17351047 ; 19329634 </text:p>
          </table:table-cell>
          <table:table-cell table:number-columns-repeated="1009"/>
        </table:table-row>
        <table:table-row table:style-name="ro1">
          <table:table-cell office:value-type="string" calcext:value-type="string">
            <text:p>GI-CFT073-selC</text:p>
          </table:table-cell>
          <table:table-cell table:number-columns-repeated="3"/>
          <table:table-cell office:value-type="string" calcext:value-type="string">
            <text:p>Escherichia coli CFT073 </text:p>
          </table:table-cell>
          <table:table-cell table:number-columns-repeated="2"/>
          <table:table-cell office:value-type="float" office:value="68" calcext:value-type="float">
            <text:p>68</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loyd, A. L., et al. “Genomic Islands of Uropathogenic Escherichia Coli Contribute to Virulence.” Journal of Bacteriology, vol. 191, no. 11, 2009, pp. 3469–3481., doi:10.1128/jb.01717-08.</text:p>
          </table:table-cell>
          <table:table-cell office:value-type="float" office:value="19329634" calcext:value-type="float">
            <text:p>19329634</text:p>
          </table:table-cell>
          <table:table-cell table:number-columns-repeated="1009"/>
        </table:table-row>
        <table:table-row table:style-name="ro1">
          <table:table-cell office:value-type="string" calcext:value-type="string">
            <text:p>GimA</text:p>
          </table:table-cell>
          <table:table-cell/>
          <table:table-cell office:value-type="string" calcext:value-type="string">
            <text:p>Encodes for IbeA and IbeT</text:p>
          </table:table-cell>
          <table:table-cell office:value-type="float" office:value="46.1" calcext:value-type="float">
            <text:p>46.1</text:p>
          </table:table-cell>
          <table:table-cell office:value-type="string" calcext:value-type="string">
            <text:p>Escherichia coli APEC O1</text:p>
          </table:table-cell>
          <table:table-cell office:value-type="string" calcext:value-type="string">
            <text:p>CP000468.1</text:p>
          </table:table-cell>
          <table:table-cell/>
          <table:table-cell office:value-type="float" office:value="20.1" calcext:value-type="float">
            <text:p>20.1</text:p>
          </table:table-cell>
          <table:table-cell office:value-type="float" office:value="4935974" calcext:value-type="float">
            <text:p>4935974</text:p>
          </table:table-cell>
          <table:table-cell office:value-type="float" office:value="4956148" calcext:value-type="float">
            <text:p>4956148</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text:s/>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GimA</text:p>
          </table:table-cell>
          <table:table-cell/>
          <table:table-cell office:value-type="string" calcext:value-type="string">
            <text:p>Encodes for IbeA and IbeT</text:p>
          </table:table-cell>
          <table:table-cell office:value-type="float" office:value="46.1" calcext:value-type="float">
            <text:p>46.1</text:p>
          </table:table-cell>
          <table:table-cell office:value-type="string" calcext:value-type="string">
            <text:p>Escherichia coli UTI89</text:p>
          </table:table-cell>
          <table:table-cell office:value-type="string" calcext:value-type="string">
            <text:p>CP000243.1</text:p>
          </table:table-cell>
          <table:table-cell/>
          <table:table-cell office:value-type="float" office:value="20.1" calcext:value-type="float">
            <text:p>20.1</text:p>
          </table:table-cell>
          <table:table-cell office:value-type="float" office:value="4919745" calcext:value-type="float">
            <text:p>4919745</text:p>
          </table:table-cell>
          <table:table-cell office:value-type="float" office:value="4939919" calcext:value-type="float">
            <text:p>4939919</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text:s/>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GimA</text:p>
          </table:table-cell>
          <table:table-cell/>
          <table:table-cell office:value-type="string" calcext:value-type="string">
            <text:p>Encodes for IbeA and IbeT</text:p>
          </table:table-cell>
          <table:table-cell office:value-type="float" office:value="46.1" calcext:value-type="float">
            <text:p>46.1</text:p>
          </table:table-cell>
          <table:table-cell office:value-type="string" calcext:value-type="string">
            <text:p>Escherichia coli IHE3034/ExPEC</text:p>
          </table:table-cell>
          <table:table-cell office:value-type="string" calcext:value-type="string">
            <text:p>CP001969</text:p>
          </table:table-cell>
          <table:table-cell/>
          <table:table-cell office:value-type="float" office:value="20.1" calcext:value-type="float">
            <text:p>20.1</text:p>
          </table:table-cell>
          <table:table-cell office:value-type="float" office:value="4964145" calcext:value-type="float">
            <text:p>4964145</text:p>
          </table:table-cell>
          <table:table-cell office:value-type="float" office:value="4984319" calcext:value-type="float">
            <text:p>4984319</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text:s/>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OI-57</text:p>
          </table:table-cell>
          <table:table-cell table:number-columns-repeated="3"/>
          <table:table-cell office:value-type="string" calcext:value-type="string">
            <text:p>Escherichia coli O157:H7 str. EDL933</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Imamovic, L., et al. “OI-57, a Genomic Island of Escherichia Coli O157, Is Present in Other Seropathotypes of Shiga Toxin-Producing E. Coli Associated with Severe Human Disease.” Infection and Immunity, vol. 78, no. 11, 2010, pp. 4697–4704., doi:10.1128/iai.00512-10.</text:p>
          </table:table-cell>
          <table:table-cell office:value-type="float" office:value="20823207" calcext:value-type="float">
            <text:p>20823207</text:p>
          </table:table-cell>
          <table:table-cell table:number-columns-repeated="1009"/>
        </table:table-row>
        <table:table-row table:style-name="ro1">
          <table:table-cell office:value-type="string" calcext:value-type="string">
            <text:p>PAI II (APECO1)</text:p>
          </table:table-cell>
          <table:table-cell/>
          <table:table-cell office:value-type="string" calcext:value-type="string">
            <text:p>Belived to encode for a putative type VI secretion system (PAI IVIHE3034)</text:p>
          </table:table-cell>
          <table:table-cell office:value-type="float" office:value="51.2" calcext:value-type="float">
            <text:p>51.2</text:p>
          </table:table-cell>
          <table:table-cell office:value-type="string" calcext:value-type="string">
            <text:p>Escherichia coli NU14</text:p>
          </table:table-cell>
          <table:table-cell office:value-type="string" calcext:value-type="string">
            <text:p>CP019777.1</text:p>
          </table:table-cell>
          <table:table-cell/>
          <table:table-cell office:value-type="float" office:value="29.5" calcext:value-type="float">
            <text:p>29.5</text:p>
          </table:table-cell>
          <table:table-cell office:value-type="float" office:value="242108" calcext:value-type="float">
            <text:p>242108</text:p>
          </table:table-cell>
          <table:table-cell office:value-type="float" office:value="271647" calcext:value-type="float">
            <text:p>271647</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PAI II (APECO1)</text:p>
          </table:table-cell>
          <table:table-cell/>
          <table:table-cell office:value-type="string" calcext:value-type="string">
            <text:p>Belived to encode for a putative type VI secretion system (PAI IVIHE3034)</text:p>
          </table:table-cell>
          <table:table-cell office:value-type="float" office:value="51.2" calcext:value-type="float">
            <text:p>51.2</text:p>
          </table:table-cell>
          <table:table-cell office:value-type="string" calcext:value-type="string">
            <text:p>Escherichia coli UTI89</text:p>
          </table:table-cell>
          <table:table-cell office:value-type="string" calcext:value-type="string">
            <text:p>CP000243.1</text:p>
          </table:table-cell>
          <table:table-cell/>
          <table:table-cell office:value-type="float" office:value="29.5" calcext:value-type="float">
            <text:p>29.5</text:p>
          </table:table-cell>
          <table:table-cell office:value-type="float" office:value="242108" calcext:value-type="float">
            <text:p>242108</text:p>
          </table:table-cell>
          <table:table-cell office:value-type="float" office:value="271647" calcext:value-type="float">
            <text:p>271647</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PAI II (APECO1)</text:p>
          </table:table-cell>
          <table:table-cell/>
          <table:table-cell office:value-type="string" calcext:value-type="string">
            <text:p>Belived to encode for a putative type VI secretion system (PAI IVIHE3034)</text:p>
          </table:table-cell>
          <table:table-cell office:value-type="float" office:value="51.2" calcext:value-type="float">
            <text:p>51.2</text:p>
          </table:table-cell>
          <table:table-cell office:value-type="string" calcext:value-type="string">
            <text:p>Escherichia coli IHE3034/ExPEC</text:p>
          </table:table-cell>
          <table:table-cell office:value-type="string" calcext:value-type="string">
            <text:p>CP001969</text:p>
          </table:table-cell>
          <table:table-cell/>
          <table:table-cell office:value-type="float" office:value="29.5" calcext:value-type="float">
            <text:p>29.5</text:p>
          </table:table-cell>
          <table:table-cell office:value-type="float" office:value="242023" calcext:value-type="float">
            <text:p>242023</text:p>
          </table:table-cell>
          <table:table-cell office:value-type="float" office:value="271563" calcext:value-type="float">
            <text:p>27156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PAI III(536)/PAI-CFT073-serX/PAI I(Nissle1917)</text:p>
          </table:table-cell>
          <table:table-cell/>
          <table:table-cell office:value-type="string" calcext:value-type="string">
            <text:p>Encodes for S-fimbriae, IroN, putative TonB-dependent receptor, and Antigen 43 (PAI IIIHE3034)</text:p>
          </table:table-cell>
          <table:table-cell office:value-type="float" office:value="48.1" calcext:value-type="float">
            <text:p>48.1</text:p>
          </table:table-cell>
          <table:table-cell office:value-type="string" calcext:value-type="string">
            <text:p>Escherichia coli IHE3034/ExPEC</text:p>
          </table:table-cell>
          <table:table-cell office:value-type="string" calcext:value-type="string">
            <text:p>CP001969</text:p>
          </table:table-cell>
          <table:table-cell/>
          <table:table-cell office:value-type="float" office:value="61.2" calcext:value-type="float">
            <text:p>61.2</text:p>
          </table:table-cell>
          <table:table-cell office:value-type="float" office:value="1124233" calcext:value-type="float">
            <text:p>1124233</text:p>
          </table:table-cell>
          <table:table-cell office:value-type="float" office:value="1185478" calcext:value-type="float">
            <text:p>1185478</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PAI III(536)/PAI-CFT073-serX/PAI I(Nissle1917)</text:p>
          </table:table-cell>
          <table:table-cell/>
          <table:table-cell office:value-type="string" calcext:value-type="string">
            <text:p>Encodes for S-fimbriae, IroN, putative TonB-dependent receptor, and Antigen 43 (PAI IIIHE3034)</text:p>
          </table:table-cell>
          <table:table-cell office:value-type="float" office:value="48.1" calcext:value-type="float">
            <text:p>48.1</text:p>
          </table:table-cell>
          <table:table-cell office:value-type="string" calcext:value-type="string">
            <text:p>Escherichia coli NU14</text:p>
          </table:table-cell>
          <table:table-cell office:value-type="string" calcext:value-type="string">
            <text:p>CP019777.1</text:p>
          </table:table-cell>
          <table:table-cell/>
          <table:table-cell office:value-type="float" office:value="61.2" calcext:value-type="float">
            <text:p>61.2</text:p>
          </table:table-cell>
          <table:table-cell office:value-type="float" office:value="1082431" calcext:value-type="float">
            <text:p>1082431</text:p>
          </table:table-cell>
          <table:table-cell office:value-type="string" calcext:value-type="string">
            <text:p>1143676</text:p>
            <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PAI III(536)/PAI-CFT073-serX/PAI I(Nissle1917)</text:p>
          </table:table-cell>
          <table:table-cell/>
          <table:table-cell office:value-type="string" calcext:value-type="string">
            <text:p>Encodes for S-fimbriae, IroN, putative TonB-dependent receptor, and Antigen 43 (PAI IIIHE3034)</text:p>
          </table:table-cell>
          <table:table-cell office:value-type="float" office:value="48.1" calcext:value-type="float">
            <text:p>48.1</text:p>
          </table:table-cell>
          <table:table-cell office:value-type="string" calcext:value-type="string">
            <text:p>Escherichia coli UTI89</text:p>
          </table:table-cell>
          <table:table-cell office:value-type="string" calcext:value-type="string">
            <text:p>CP000243.1</text:p>
          </table:table-cell>
          <table:table-cell/>
          <table:table-cell office:value-type="float" office:value="61.2" calcext:value-type="float">
            <text:p>61.2</text:p>
          </table:table-cell>
          <table:table-cell office:value-type="float" office:value="1081138" calcext:value-type="float">
            <text:p>1081138</text:p>
          </table:table-cell>
          <table:table-cell office:value-type="float" office:value="1142383" calcext:value-type="float">
            <text:p>114238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PAI V(536)/PAI I(APECO1)</text:p>
          </table:table-cell>
          <table:table-cell/>
          <table:table-cell office:value-type="string" calcext:value-type="string">
            <text:p>Encodes for T2SS and K1 capsule determinants (PAI V(IHE3034))</text:p>
          </table:table-cell>
          <table:table-cell office:value-type="float" office:value="50.5" calcext:value-type="float">
            <text:p>50.5</text:p>
          </table:table-cell>
          <table:table-cell office:value-type="string" calcext:value-type="string">
            <text:p>Escherichia coli IHE3034/ExPEC</text:p>
          </table:table-cell>
          <table:table-cell office:value-type="string" calcext:value-type="string">
            <text:p>CP001969</text:p>
          </table:table-cell>
          <table:table-cell/>
          <table:table-cell office:value-type="float" office:value="34.5" calcext:value-type="float">
            <text:p>34.5</text:p>
          </table:table-cell>
          <table:table-cell office:value-type="float" office:value="3441286" calcext:value-type="float">
            <text:p>3441286</text:p>
          </table:table-cell>
          <table:table-cell office:value-type="float" office:value="3475796" calcext:value-type="float">
            <text:p>3475796</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PAI V(536)/PAI I(APECO1)</text:p>
          </table:table-cell>
          <table:table-cell/>
          <table:table-cell office:value-type="string" calcext:value-type="string">
            <text:p>Encodes for T2SS and K1 capsule determinants (PAI V(IHE3034))</text:p>
          </table:table-cell>
          <table:table-cell office:value-type="float" office:value="50.5" calcext:value-type="float">
            <text:p>50.5</text:p>
          </table:table-cell>
          <table:table-cell office:value-type="string" calcext:value-type="string">
            <text:p>Escherichia coli UTI89</text:p>
          </table:table-cell>
          <table:table-cell office:value-type="string" calcext:value-type="string">
            <text:p>CP000243.1</text:p>
          </table:table-cell>
          <table:table-cell/>
          <table:table-cell office:value-type="float" office:value="34.5" calcext:value-type="float">
            <text:p>34.5</text:p>
          </table:table-cell>
          <table:table-cell office:value-type="float" office:value="3288223" calcext:value-type="float">
            <text:p>3288223</text:p>
          </table:table-cell>
          <table:table-cell office:value-type="float" office:value="3322732" calcext:value-type="float">
            <text:p>3322732</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PAI V(536)/PAI I(APECO1)</text:p>
          </table:table-cell>
          <table:table-cell/>
          <table:table-cell office:value-type="string" calcext:value-type="string">
            <text:p>Encodes for T2SS and K1 capsule determinants (PAI V(IHE3034))</text:p>
          </table:table-cell>
          <table:table-cell office:value-type="float" office:value="50.5" calcext:value-type="float">
            <text:p>50.5</text:p>
          </table:table-cell>
          <table:table-cell office:value-type="string" calcext:value-type="string">
            <text:p>Escherichia coli APEC O1</text:p>
          </table:table-cell>
          <table:table-cell office:value-type="string" calcext:value-type="string">
            <text:p>CP000468.1</text:p>
          </table:table-cell>
          <table:table-cell/>
          <table:table-cell office:value-type="float" office:value="34.5" calcext:value-type="float">
            <text:p>34.5</text:p>
          </table:table-cell>
          <table:table-cell office:value-type="float" office:value="3361130" calcext:value-type="float">
            <text:p>3361130</text:p>
          </table:table-cell>
          <table:table-cell office:value-type="float" office:value="3395639" calcext:value-type="float">
            <text:p>3395639</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PAI-CFT073-asnT (HPI)</text:p>
          </table:table-cell>
          <table:table-cell/>
          <table:table-cell office:value-type="string" calcext:value-type="string">
            <text:p>Encodes for the yersiniabactin receptor (x2436)</text:p>
          </table:table-cell>
          <table:table-cell office:value-type="float" office:value="52.9" calcext:value-type="float">
            <text:p>52.9</text:p>
          </table:table-cell>
          <table:table-cell office:value-type="string" calcext:value-type="string">
            <text:p>Escherichia coli IHE3034/ExPEC</text:p>
          </table:table-cell>
          <table:table-cell office:value-type="string" calcext:value-type="string">
            <text:p>CP001969</text:p>
          </table:table-cell>
          <table:table-cell/>
          <table:table-cell office:value-type="float" office:value="77.7" calcext:value-type="float">
            <text:p>77.7</text:p>
          </table:table-cell>
          <table:table-cell office:value-type="float" office:value="2105363" calcext:value-type="float">
            <text:p>2105363</text:p>
          </table:table-cell>
          <table:table-cell office:value-type="float" office:value="2183106" calcext:value-type="float">
            <text:p>2183106</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text:p>
          </table:table-cell>
          <table:table-cell office:value-type="string" calcext:value-type="string">
            <text:p>17351047 ; 19329634 </text:p>
          </table:table-cell>
          <table:table-cell table:number-columns-repeated="1009"/>
        </table:table-row>
        <table:table-row table:style-name="ro1">
          <table:table-cell office:value-type="string" calcext:value-type="string">
            <text:p>PAI-CFT073-asnT (HPI)</text:p>
          </table:table-cell>
          <table:table-cell/>
          <table:table-cell office:value-type="string" calcext:value-type="string">
            <text:p>Encodes for the yersiniabactin receptor (x2436)</text:p>
          </table:table-cell>
          <table:table-cell office:value-type="float" office:value="52.9" calcext:value-type="float">
            <text:p>52.9</text:p>
          </table:table-cell>
          <table:table-cell office:value-type="string" calcext:value-type="string">
            <text:p>Escherichia coli NMEC O18</text:p>
          </table:table-cell>
          <table:table-cell office:value-type="string" calcext:value-type="string">
            <text:p>CP007275.1</text:p>
          </table:table-cell>
          <table:table-cell/>
          <table:table-cell office:value-type="float" office:value="77.7" calcext:value-type="float">
            <text:p>77.7</text:p>
          </table:table-cell>
          <table:table-cell office:value-type="float" office:value="1167302" calcext:value-type="float">
            <text:p>1167302</text:p>
          </table:table-cell>
          <table:table-cell office:value-type="float" office:value="1245044" calcext:value-type="float">
            <text:p>1245044</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text:p>
          </table:table-cell>
          <table:table-cell office:value-type="string" calcext:value-type="string">
            <text:p>17351047 ; 19329634 </text:p>
          </table:table-cell>
          <table:table-cell table:number-columns-repeated="1009"/>
        </table:table-row>
        <table:table-row table:style-name="ro1">
          <table:table-cell office:value-type="string" calcext:value-type="string">
            <text:p>PAI-CFT073-asnT (HPI)</text:p>
          </table:table-cell>
          <table:table-cell/>
          <table:table-cell office:value-type="string" calcext:value-type="string">
            <text:p>Encodes for the yersiniabactin receptor (x2436)</text:p>
          </table:table-cell>
          <table:table-cell office:value-type="float" office:value="52.9" calcext:value-type="float">
            <text:p>52.9</text:p>
          </table:table-cell>
          <table:table-cell office:value-type="string" calcext:value-type="string">
            <text:p>Escherichia coli UPEC 26-1</text:p>
          </table:table-cell>
          <table:table-cell office:value-type="string" calcext:value-type="string">
            <text:p>CP016497.1</text:p>
          </table:table-cell>
          <table:table-cell/>
          <table:table-cell office:value-type="float" office:value="67.6" calcext:value-type="float">
            <text:p>67.6</text:p>
          </table:table-cell>
          <table:table-cell office:value-type="float" office:value="713759" calcext:value-type="float">
            <text:p>713759</text:p>
          </table:table-cell>
          <table:table-cell office:value-type="float" office:value="781318" calcext:value-type="float">
            <text:p>781318</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text:p>
          </table:table-cell>
          <table:table-cell office:value-type="string" calcext:value-type="string">
            <text:p>17351047 ; 19329634 </text:p>
          </table:table-cell>
          <table:table-cell table:number-columns-repeated="1009"/>
        </table:table-row>
        <table:table-row table:style-name="ro1">
          <table:table-cell office:value-type="string" calcext:value-type="string">
            <text:p>PAI-CFT073-aspV (PAI III)</text:p>
          </table:table-cell>
          <table:table-cell/>
          <table:table-cell office:value-type="string" calcext:value-type="string">
            <text:p>Encodes for virulence genes cdiA (c0345) and picU (c0350)</text:p>
          </table:table-cell>
          <table:table-cell office:value-type="float" office:value="47" calcext:value-type="float">
            <text:p>47</text:p>
          </table:table-cell>
          <table:table-cell office:value-type="string" calcext:value-type="string">
            <text:p>Escherichia coli strain CFT073 </text:p>
          </table:table-cell>
          <table:table-cell table:number-columns-repeated="2"/>
          <table:table-cell office:value-type="float" office:value="100" calcext:value-type="float">
            <text:p>100</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text:p>
          </table:table-cell>
          <table:table-cell office:value-type="string" calcext:value-type="string">
            <text:p>17351047 ; 19329634 </text:p>
          </table:table-cell>
          <table:table-cell table:number-columns-repeated="1009"/>
        </table:table-row>
        <table:table-row table:style-name="ro1">
          <table:table-cell office:value-type="string" calcext:value-type="string">
            <text:p>PAI-CFT073-icdA((Pathogenicity Island CFT073-icdA)</text:p>
          </table:table-cell>
          <table:table-cell/>
          <table:table-cell office:value-type="string" calcext:value-type="string">
            <text:p>Encodes for sitABCD and a type VI secretion system</text:p>
          </table:table-cell>
          <table:table-cell office:value-type="float" office:value="50" calcext:value-type="float">
            <text:p>50</text:p>
          </table:table-cell>
          <table:table-cell office:value-type="string" calcext:value-type="string">
            <text:p>Escherichia coli IHE3034/ExPEC</text:p>
          </table:table-cell>
          <table:table-cell office:value-type="string" calcext:value-type="string">
            <text:p>CP001969</text:p>
          </table:table-cell>
          <table:table-cell/>
          <table:table-cell office:value-type="float" office:value="46.7" calcext:value-type="float">
            <text:p>46.7</text:p>
          </table:table-cell>
          <table:table-cell office:value-type="float" office:value="1284563" calcext:value-type="float">
            <text:p>1284563</text:p>
          </table:table-cell>
          <table:table-cell office:value-type="float" office:value="1331280" calcext:value-type="float">
            <text:p>1331280</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 ; 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string" calcext:value-type="string">
            <text:p>17351047 ; 19329634 ; 20439758</text:p>
          </table:table-cell>
          <table:table-cell table:number-columns-repeated="1009"/>
        </table:table-row>
        <table:table-row table:style-name="ro1">
          <table:table-cell office:value-type="string" calcext:value-type="string">
            <text:p>PAI-CFT073-icdA((Pathogenicity Island CFT073-icdA)</text:p>
          </table:table-cell>
          <table:table-cell/>
          <table:table-cell office:value-type="string" calcext:value-type="string">
            <text:p>Encodes for sitABCD and a type VI secretion system</text:p>
          </table:table-cell>
          <table:table-cell office:value-type="float" office:value="50" calcext:value-type="float">
            <text:p>50</text:p>
          </table:table-cell>
          <table:table-cell office:value-type="string" calcext:value-type="string">
            <text:p>Escherichia coli UTI89</text:p>
          </table:table-cell>
          <table:table-cell office:value-type="string" calcext:value-type="string">
            <text:p>CP000243.1</text:p>
          </table:table-cell>
          <table:table-cell/>
          <table:table-cell office:value-type="float" office:value="46.7" calcext:value-type="float">
            <text:p>46.7</text:p>
          </table:table-cell>
          <table:table-cell office:value-type="float" office:value="1241468" calcext:value-type="float">
            <text:p>1241468</text:p>
          </table:table-cell>
          <table:table-cell office:value-type="float" office:value="1288153" calcext:value-type="float">
            <text:p>128815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 ; 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string" calcext:value-type="string">
            <text:p>17351047 ; 19329634 ; 20439758</text:p>
          </table:table-cell>
          <table:table-cell table:number-columns-repeated="1009"/>
        </table:table-row>
        <table:table-row table:style-name="ro1">
          <table:table-cell office:value-type="string" calcext:value-type="string">
            <text:p>PAI-CFT073-icdA((Pathogenicity Island CFT073-icdA)</text:p>
          </table:table-cell>
          <table:table-cell/>
          <table:table-cell office:value-type="string" calcext:value-type="string">
            <text:p>Encodes for sitABCD and a type VI secretion system</text:p>
          </table:table-cell>
          <table:table-cell office:value-type="float" office:value="50" calcext:value-type="float">
            <text:p>50</text:p>
          </table:table-cell>
          <table:table-cell office:value-type="string" calcext:value-type="string">
            <text:p>Escherichia coli NMEC O18</text:p>
          </table:table-cell>
          <table:table-cell office:value-type="string" calcext:value-type="string">
            <text:p>CP007275.1</text:p>
          </table:table-cell>
          <table:table-cell/>
          <table:table-cell office:value-type="float" office:value="46.7" calcext:value-type="float">
            <text:p>46.7</text:p>
          </table:table-cell>
          <table:table-cell office:value-type="float" office:value="123697" calcext:value-type="float">
            <text:p>123697</text:p>
          </table:table-cell>
          <table:table-cell office:value-type="float" office:value="170378" calcext:value-type="float">
            <text:p>170378</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 ; 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string" calcext:value-type="string">
            <text:p>17351047 ; 19329634 ; 20439758</text:p>
          </table:table-cell>
          <table:table-cell table:number-columns-repeated="1009"/>
        </table:table-row>
        <table:table-row table:style-name="ro1">
          <table:table-cell office:value-type="string" calcext:value-type="string">
            <text:p>PAI-CFT073-metV/ PAI-536-metV</text:p>
            <text:p/>
          </table:table-cell>
          <table:table-cell/>
          <table:table-cell office:value-type="string" calcext:value-type="string">
            <text:p>Believed to encode for a putative type VI secretion system (PAI IVIHE3034)</text:p>
            <text:p/>
          </table:table-cell>
          <table:table-cell office:value-type="float" office:value="50.5" calcext:value-type="float">
            <text:p>50.5</text:p>
          </table:table-cell>
          <table:table-cell office:value-type="string" calcext:value-type="string">
            <text:p>Escherichia coli IHE3034/ExPEC</text:p>
          </table:table-cell>
          <table:table-cell office:value-type="string" calcext:value-type="string">
            <text:p>CP001969</text:p>
          </table:table-cell>
          <table:table-cell/>
          <table:table-cell office:value-type="float" office:value="35.5" calcext:value-type="float">
            <text:p>35.5</text:p>
          </table:table-cell>
          <table:table-cell office:value-type="float" office:value="3255714" calcext:value-type="float">
            <text:p>3255714</text:p>
          </table:table-cell>
          <table:table-cell office:value-type="float" office:value="3291247" calcext:value-type="float">
            <text:p>3291247</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 ; 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string" calcext:value-type="string">
            <text:p>17351047 ; 19329634 ; 20439758</text:p>
          </table:table-cell>
          <table:table-cell table:number-columns-repeated="1009"/>
        </table:table-row>
        <table:table-row table:style-name="ro1">
          <table:table-cell office:value-type="string" calcext:value-type="string">
            <text:p>PAI-CFT073-metV/ PAI-536-metV</text:p>
            <text:p/>
          </table:table-cell>
          <table:table-cell/>
          <table:table-cell office:value-type="string" calcext:value-type="string">
            <text:p>Believed to encode for a putative type VI secretion system (PAI IVIHE3034)</text:p>
            <text:p/>
          </table:table-cell>
          <table:table-cell office:value-type="float" office:value="50.5" calcext:value-type="float">
            <text:p>50.5</text:p>
          </table:table-cell>
          <table:table-cell office:value-type="string" calcext:value-type="string">
            <text:p>Escherichia coli NMEC O18</text:p>
          </table:table-cell>
          <table:table-cell office:value-type="string" calcext:value-type="string">
            <text:p>CP007275.1</text:p>
          </table:table-cell>
          <table:table-cell/>
          <table:table-cell office:value-type="float" office:value="35.5" calcext:value-type="float">
            <text:p>35.5</text:p>
          </table:table-cell>
          <table:table-cell office:value-type="float" office:value="2221504" calcext:value-type="float">
            <text:p>2221504</text:p>
          </table:table-cell>
          <table:table-cell office:value-type="float" office:value="2257036" calcext:value-type="float">
            <text:p>2257036</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 ; 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string" calcext:value-type="string">
            <text:p>17351047 ; 19329634 ; 20439758</text:p>
          </table:table-cell>
          <table:table-cell table:number-columns-repeated="1009"/>
        </table:table-row>
        <table:table-row table:style-name="ro1">
          <table:table-cell office:value-type="string" calcext:value-type="string">
            <text:p>PAI-CFT073-metV/ PAI-536-metV</text:p>
            <text:p/>
          </table:table-cell>
          <table:table-cell/>
          <table:table-cell office:value-type="string" calcext:value-type="string">
            <text:p>Believed to encode for a putative type VI secretion system (PAI IVIHE3034)</text:p>
          </table:table-cell>
          <table:table-cell office:value-type="float" office:value="50.5" calcext:value-type="float">
            <text:p>50.5</text:p>
          </table:table-cell>
          <table:table-cell office:value-type="string" calcext:value-type="string">
            <text:p>Escherichia coli APEC O18</text:p>
          </table:table-cell>
          <table:table-cell office:value-type="string" calcext:value-type="string">
            <text:p>CP006830.1</text:p>
          </table:table-cell>
          <table:table-cell/>
          <table:table-cell office:value-type="float" office:value="35.5" calcext:value-type="float">
            <text:p>35.5</text:p>
          </table:table-cell>
          <table:table-cell office:value-type="float" office:value="2010009" calcext:value-type="float">
            <text:p>2010009</text:p>
          </table:table-cell>
          <table:table-cell office:value-type="float" office:value="2045541" calcext:value-type="float">
            <text:p>2045541</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 ; 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string" calcext:value-type="string">
            <text:p>17351047 ; 19329634 ; 20439758</text:p>
          </table:table-cell>
          <table:table-cell table:number-columns-repeated="1009"/>
        </table:table-row>
        <table:table-row table:style-name="ro1">
          <table:table-cell office:value-type="string" calcext:value-type="string">
            <text:p>PAI-CFT073-pheU (PAI II)</text:p>
          </table:table-cell>
          <table:table-cell/>
          <table:table-cell office:value-type="string" calcext:value-type="string">
            <text:p>Encodes for pap_2 operon (c5179-c5189)</text:p>
          </table:table-cell>
          <table:table-cell office:value-type="float" office:value="48" calcext:value-type="float">
            <text:p>48</text:p>
          </table:table-cell>
          <table:table-cell office:value-type="string" calcext:value-type="string">
            <text:p>Escherichia coli CFT073 </text:p>
          </table:table-cell>
          <table:table-cell table:number-columns-repeated="2"/>
          <table:table-cell office:value-type="float" office:value="52" calcext:value-type="float">
            <text:p>52</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text:p>
          </table:table-cell>
          <table:table-cell office:value-type="string" calcext:value-type="string">
            <text:p>17351047 ; 19329634 </text:p>
          </table:table-cell>
          <table:table-cell table:number-columns-repeated="1009"/>
        </table:table-row>
        <table:table-row table:style-name="ro1">
          <table:table-cell office:value-type="string" calcext:value-type="string">
            <text:p>PAI-CFT073-pheV (PAI I)</text:p>
          </table:table-cell>
          <table:table-cell/>
          <table:table-cell office:value-type="string" calcext:value-type="string">
            <text:p>Encodes for hlyA (c3570), pap operon (c3582-c3593), iha (c3610), sat (c3619), iutA (c3623), iucDCBA (c3624-c3628), antigen 43 precursor (c3655), and kpsTM (c3697-c3698)</text:p>
          </table:table-cell>
          <table:table-cell office:value-type="float" office:value="47" calcext:value-type="float">
            <text:p>47</text:p>
          </table:table-cell>
          <table:table-cell office:value-type="string" calcext:value-type="string">
            <text:p>Escherichia coli CFT073 </text:p>
          </table:table-cell>
          <table:table-cell table:number-columns-repeated="2"/>
          <table:table-cell office:value-type="float" office:value="123" calcext:value-type="float">
            <text:p>123</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text:p>
          </table:table-cell>
          <table:table-cell office:value-type="string" calcext:value-type="string">
            <text:p>17351047 ; 19329634 </text:p>
          </table:table-cell>
          <table:table-cell table:number-columns-repeated="1009"/>
        </table:table-row>
        <table:table-row table:style-name="ro1">
          <table:table-cell office:value-type="string" calcext:value-type="string">
            <text:p>PAI-CFT073-serX</text:p>
          </table:table-cell>
          <table:table-cell/>
          <table:table-cell office:value-type="string" calcext:value-type="string">
            <text:p>Encodes for Fur-regulated iron concentration-dependent mirocin secretion, mchBCDEF (c1227 and c1229-c1232), sfa/F1C operon (c1237-c1247), iroNEDCB (c1250-c1254), and antigen 43 precursor (c1273)</text:p>
          </table:table-cell>
          <table:table-cell office:value-type="float" office:value="49" calcext:value-type="float">
            <text:p>49</text:p>
          </table:table-cell>
          <table:table-cell office:value-type="string" calcext:value-type="string">
            <text:p>Escherichia coli CFT073 </text:p>
          </table:table-cell>
          <table:table-cell table:number-columns-repeated="2"/>
          <table:table-cell office:value-type="float" office:value="113" calcext:value-type="float">
            <text:p>113</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loyd, A. L., et al. “Genomic Islands of Uropathogenic Escherichia Coli Contribute to Virulence.” Journal of Bacteriology, vol. 191, no. 11, 2009, pp. 3469–3481., doi:10.1128/jb.01717-08. ; Luo, Chengwei, et al. “Genome Reannotation of Escherichia Coli CFT073 with New Insights into Virulence.” BMC Genomics, vol. 10, no. 1, 2009, p. 552., doi:10.1186/1471-2164-10-552.</text:p>
          </table:table-cell>
          <table:table-cell office:value-type="string" calcext:value-type="string">
            <text:p>17351047 ; 19329634 </text:p>
          </table:table-cell>
          <table:table-cell table:number-columns-repeated="1009"/>
        </table:table-row>
        <table:table-row table:style-name="ro1">
          <table:table-cell office:value-type="string" calcext:value-type="string">
            <text:p>φ-CFT073-b0847</text:p>
          </table:table-cell>
          <table:table-cell/>
          <table:table-cell office:value-type="string" calcext:value-type="string">
            <text:p>Encodes for prophage DNA</text:p>
          </table:table-cell>
          <table:table-cell office:value-type="float" office:value="33" calcext:value-type="float">
            <text:p>33</text:p>
          </table:table-cell>
          <table:table-cell office:value-type="string" calcext:value-type="string">
            <text:p>Escherichia coli CFT073 </text:p>
          </table:table-cell>
          <table:table-cell table:number-columns-repeated="2"/>
          <table:table-cell office:value-type="float" office:value="33" calcext:value-type="float">
            <text:p>33</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text:p>
          </table:table-cell>
          <table:table-cell office:value-type="string" calcext:value-type="string">
            <text:p>17351047 ; 19329634 </text:p>
          </table:table-cell>
          <table:table-cell table:number-columns-repeated="1009"/>
        </table:table-row>
        <table:table-row table:style-name="ro1">
          <table:table-cell office:value-type="string" calcext:value-type="string">
            <text:p>φ-CFT073-potB</text:p>
          </table:table-cell>
          <table:table-cell/>
          <table:table-cell office:value-type="string" calcext:value-type="string">
            <text:p>Encodes for prophage DNA</text:p>
          </table:table-cell>
          <table:table-cell office:value-type="float" office:value="51.4" calcext:value-type="float">
            <text:p>51.4</text:p>
          </table:table-cell>
          <table:table-cell office:value-type="string" calcext:value-type="string">
            <text:p>Escherichia coli IHE3034/ExPEC</text:p>
          </table:table-cell>
          <table:table-cell office:value-type="string" calcext:value-type="string">
            <text:p>CP001969</text:p>
          </table:table-cell>
          <table:table-cell/>
          <table:table-cell office:value-type="float" office:value="46.3" calcext:value-type="float">
            <text:p>46.3</text:p>
          </table:table-cell>
          <table:table-cell office:value-type="float" office:value="1432810" calcext:value-type="float">
            <text:p>1432810</text:p>
          </table:table-cell>
          <table:table-cell office:value-type="float" office:value="1479128" calcext:value-type="float">
            <text:p>1479128</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 ;  Moriel, D. G., et al. “Identification of Protective and Broadly Conserved Vaccine Antigens from the Genome of Extraintestinal Pathogenic Escherichia Coli.” Proceedings of the National Academy of Sciences, vol. 107, no. 20, 2010, pp. 9072–9077., doi:10.1073/pnas.0915077107.</text:p>
            <text:p/>
          </table:table-cell>
          <table:table-cell office:value-type="string" calcext:value-type="string">
            <text:p>17351047 ; 19329634 ; 20439758</text:p>
          </table:table-cell>
          <table:table-cell table:number-columns-repeated="1009"/>
        </table:table-row>
        <table:table-row table:style-name="ro1">
          <table:table-cell office:value-type="string" calcext:value-type="string">
            <text:p>φ-CFT073-potB</text:p>
          </table:table-cell>
          <table:table-cell/>
          <table:table-cell office:value-type="string" calcext:value-type="string">
            <text:p>Encodes for prophage DNA</text:p>
          </table:table-cell>
          <table:table-cell office:value-type="float" office:value="51.4" calcext:value-type="float">
            <text:p>51.4</text:p>
          </table:table-cell>
          <table:table-cell office:value-type="string" calcext:value-type="string">
            <text:p>Escherichia coli UTI89</text:p>
          </table:table-cell>
          <table:table-cell office:value-type="string" calcext:value-type="string">
            <text:p>CP000243.1</text:p>
          </table:table-cell>
          <table:table-cell/>
          <table:table-cell office:value-type="float" office:value="46.3" calcext:value-type="float">
            <text:p>46.3</text:p>
          </table:table-cell>
          <table:table-cell office:value-type="float" office:value="1388572" calcext:value-type="float">
            <text:p>1388572</text:p>
          </table:table-cell>
          <table:table-cell office:value-type="float" office:value="1434890" calcext:value-type="float">
            <text:p>1434890</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 ;  Moriel, D. G., et al. “Identification of Protective and Broadly Conserved Vaccine Antigens from the Genome of Extraintestinal Pathogenic Escherichia Coli.” Proceedings of the National Academy of Sciences, vol. 107, no. 20, 2010, pp. 9072–9077., doi:10.1073/pnas.0915077107.</text:p>
            <text:p/>
          </table:table-cell>
          <table:table-cell office:value-type="string" calcext:value-type="string">
            <text:p>17351047 ; 19329634 ; 20439758</text:p>
          </table:table-cell>
          <table:table-cell table:number-columns-repeated="1009"/>
        </table:table-row>
        <table:table-row table:style-name="ro1">
          <table:table-cell office:value-type="string" calcext:value-type="string">
            <text:p>φ-CFT073-potB</text:p>
          </table:table-cell>
          <table:table-cell/>
          <table:table-cell office:value-type="string" calcext:value-type="string">
            <text:p>Encodes for prophage DNA</text:p>
          </table:table-cell>
          <table:table-cell office:value-type="float" office:value="51.4" calcext:value-type="float">
            <text:p>51.4</text:p>
          </table:table-cell>
          <table:table-cell office:value-type="string" calcext:value-type="string">
            <text:p>Escherichia coli NMEC O18</text:p>
          </table:table-cell>
          <table:table-cell office:value-type="string" calcext:value-type="string">
            <text:p>CP007275.1</text:p>
          </table:table-cell>
          <table:table-cell/>
          <table:table-cell office:value-type="float" office:value="46.3" calcext:value-type="float">
            <text:p>46.3</text:p>
          </table:table-cell>
          <table:table-cell office:value-type="float" office:value="456869" calcext:value-type="float">
            <text:p>456869</text:p>
          </table:table-cell>
          <table:table-cell office:value-type="float" office:value="503186" calcext:value-type="float">
            <text:p>503186</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 ;  Moriel, D. G., et al. “Identification of Protective and Broadly Conserved Vaccine Antigens from the Genome of Extraintestinal Pathogenic Escherichia Coli.” Proceedings of the National Academy of Sciences, vol. 107, no. 20, 2010, pp. 9072–9077., doi:10.1073/pnas.0915077107.</text:p>
            <text:p/>
          </table:table-cell>
          <table:table-cell office:value-type="string" calcext:value-type="string">
            <text:p>17351047 ; 19329634 ; 20439758</text:p>
          </table:table-cell>
          <table:table-cell table:number-columns-repeated="1009"/>
        </table:table-row>
        <table:table-row table:style-name="ro1">
          <table:table-cell office:value-type="string" calcext:value-type="string">
            <text:p>φ-CFT073-smptB</text:p>
          </table:table-cell>
          <table:table-cell/>
          <table:table-cell office:value-type="string" calcext:value-type="string">
            <text:p>Encodes for prophage DNA</text:p>
          </table:table-cell>
          <table:table-cell office:value-type="float" office:value="49.5" calcext:value-type="float">
            <text:p>49.5</text:p>
          </table:table-cell>
          <table:table-cell office:value-type="string" calcext:value-type="string">
            <text:p>Escherichia coli IHE3034/ExPEC</text:p>
          </table:table-cell>
          <table:table-cell office:value-type="string" calcext:value-type="string">
            <text:p>CP001969</text:p>
          </table:table-cell>
          <table:table-cell/>
          <table:table-cell office:value-type="float" office:value="57" calcext:value-type="float">
            <text:p>57</text:p>
          </table:table-cell>
          <table:table-cell office:value-type="float" office:value="558406" calcext:value-type="float">
            <text:p>558406</text:p>
          </table:table-cell>
          <table:table-cell office:value-type="float" office:value="615433" calcext:value-type="float">
            <text:p>61543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text:s/>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string" calcext:value-type="string">
            <text:p>17351047 ; 20439758</text:p>
          </table:table-cell>
          <table:table-cell table:number-columns-repeated="1009"/>
        </table:table-row>
        <table:table-row table:style-name="ro1">
          <table:table-cell office:value-type="string" calcext:value-type="string">
            <text:p>φ-CFT073-smptB</text:p>
          </table:table-cell>
          <table:table-cell/>
          <table:table-cell office:value-type="string" calcext:value-type="string">
            <text:p>Encodes for prophage DNA</text:p>
          </table:table-cell>
          <table:table-cell office:value-type="float" office:value="49.5" calcext:value-type="float">
            <text:p>49.5</text:p>
          </table:table-cell>
          <table:table-cell office:value-type="string" calcext:value-type="string">
            <text:p>Escherichia coli NMEC O18</text:p>
          </table:table-cell>
          <table:table-cell office:value-type="string" calcext:value-type="string">
            <text:p>CP007275.1</text:p>
          </table:table-cell>
          <table:table-cell/>
          <table:table-cell office:value-type="float" office:value="57" calcext:value-type="float">
            <text:p>57</text:p>
          </table:table-cell>
          <table:table-cell office:value-type="float" office:value="4386499" calcext:value-type="float">
            <text:p>4386499</text:p>
          </table:table-cell>
          <table:table-cell office:value-type="float" office:value="4443527" calcext:value-type="float">
            <text:p>4443527</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text:s/>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string" calcext:value-type="string">
            <text:p>17351047 ; 20439758</text:p>
          </table:table-cell>
          <table:table-cell table:number-columns-repeated="1009"/>
        </table:table-row>
        <table:table-row table:style-name="ro1">
          <table:table-cell office:value-type="string" calcext:value-type="string">
            <text:p>Shigella pathogenicity island 0 (SHI-0)</text:p>
          </table:table-cell>
          <table:table-cell table:number-columns-repeated="9"/>
          <table:table-cell office:value-type="string" calcext:value-type="string">
            <text:p>Unconfirmed</text:p>
          </table:table-cell>
          <table:table-cell table:number-columns-repeated="2" office:value-type="string" calcext:value-type="string">
            <text:p>No</text:p>
          </table:table-cell>
          <table:table-cell office:value-type="string" calcext:value-type="string">
            <text:p>Nie, Huan, et al. “Complete Genome Sequence of Shigella Flexneri 5b and Comparison with Shigella Flexneri 2a.” BMC Genomics, vol. 7, no. 1, 6 July 2006, p. 173., doi:10.1186/1471-2164-7-173.</text:p>
          </table:table-cell>
          <table:table-cell office:value-type="float" office:value="16822325" calcext:value-type="float">
            <text:p>16822325</text:p>
          </table:table-cell>
          <table:table-cell table:number-columns-repeated="1009"/>
        </table:table-row>
        <table:table-row table:style-name="ro1">
          <table:table-cell office:value-type="string" calcext:value-type="string">
            <text:p>Shigella pathogenicity island 1 (SHI-1)</text:p>
          </table:table-cell>
          <table:table-cell/>
          <table:table-cell office:value-type="string" calcext:value-type="string">
            <text:p>Carries an enterotoxin ShET1 and two autotransporters SigA and Pic that may be involved in virulence</text:p>
          </table:table-cell>
          <table:table-cell office:value-type="float" office:value="49.1" calcext:value-type="float">
            <text:p>49.1</text:p>
          </table:table-cell>
          <table:table-cell office:value-type="string" calcext:value-type="string">
            <text:p>Shigella flexneri 2a strain 301</text:p>
          </table:table-cell>
          <table:table-cell office:value-type="string" calcext:value-type="string">
            <text:p>AE005674.2</text:p>
          </table:table-cell>
          <table:table-cell/>
          <table:table-cell office:value-type="float" office:value="26.3" calcext:value-type="float">
            <text:p>26.3</text:p>
          </table:table-cell>
          <table:table-cell office:value-type="float" office:value="3051465" calcext:value-type="float">
            <text:p>3051465</text:p>
          </table:table-cell>
          <table:table-cell office:value-type="float" office:value="3077703" calcext:value-type="float">
            <text:p>307770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Al-Hasani, Keith, et al. “Distribution and Structural Variation of the She Pathogenicity Island in Enteric Bacterial Pathogens.” Journal of Medical Microbiology, vol. 50, no. 9, 2001, pp. 780–786., doi:10.1099/0022-1317-50-9-780. ; Al-Hasani, Keith, et al. “Genetic Organization of the She Pathogenicity Island in Shigella Flexneri 2a.” Microbial Pathogenesis, vol. 30, no. 1, 2001, pp. 1–8., doi:10.1006/mpat.2000.0404. ; Nie, Huan, et al. “Complete Genome Sequence of Shigella Flexneri 5b and Comparison with Shigella Flexneri 2a.” BMC Genomics, vol. 7, no. 1, 6 July 2006, p. 173., doi:10.1186/1471-2164-7-173.</text:p>
          </table:table-cell>
          <table:table-cell office:value-type="string" calcext:value-type="string">
            <text:p>11549179 ; 11162180 ; 16822325</text:p>
          </table:table-cell>
          <table:table-cell table:number-columns-repeated="1009"/>
        </table:table-row>
        <table:table-row table:style-name="ro1">
          <table:table-cell office:value-type="string" calcext:value-type="string">
            <text:p>Shigella pathogenicity island 2 (SHI-2)</text:p>
          </table:table-cell>
          <table:table-cell/>
          <table:table-cell office:value-type="string" calcext:value-type="string">
            <text:p>Harbours genes involved in aerobactin-mediated iron acquisition, colicin V immunity and cryptic IS elements</text:p>
          </table:table-cell>
          <table:table-cell office:value-type="float" office:value="48.1" calcext:value-type="float">
            <text:p>48.1</text:p>
          </table:table-cell>
          <table:table-cell office:value-type="string" calcext:value-type="string">
            <text:p>Shigella flexneri 2a strain 301</text:p>
          </table:table-cell>
          <table:table-cell office:value-type="string" calcext:value-type="string">
            <text:p>AE005674.2</text:p>
          </table:table-cell>
          <table:table-cell/>
          <table:table-cell office:value-type="float" office:value="24" calcext:value-type="float">
            <text:p>24</text:p>
          </table:table-cell>
          <table:table-cell office:value-type="float" office:value="3806404" calcext:value-type="float">
            <text:p>3806404</text:p>
          </table:table-cell>
          <table:table-cell office:value-type="float" office:value="3831722" calcext:value-type="float">
            <text:p>3831722</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Nie, Huan, et al. “Complete Genome Sequence of Shigella Flexneri 5b and Comparison with Shigella Flexneri 2a.” BMC Genomics, vol. 7, no. 1, 6 July 2006, p. 173., doi:10.1186/1471-2164-7-173. ; Vokes, Steven A., et al. “The Aerobactin Iron Transport System Genes in Shigella Flexneri Are Present within a Pathogenicity Island.” Molecular Microbiology, vol. 33, no. 1, 1999, pp. 63–73., doi:10.1046/j.1365-2958.1999.01448.x.</text:p>
          </table:table-cell>
          <table:table-cell office:value-type="string" calcext:value-type="string">
            <text:p>16822325 ; 10411724</text:p>
          </table:table-cell>
          <table:table-cell table:number-columns-repeated="1009"/>
        </table:table-row>
        <table:table-row table:style-name="ro1">
          <table:table-cell office:value-type="string" calcext:value-type="string">
            <text:p>Shigella pathogenicity island 2 (SHI-2)</text:p>
          </table:table-cell>
          <table:table-cell/>
          <table:table-cell office:value-type="string" calcext:value-type="string">
            <text:p>Harbours genes involved in aerobactin-mediated iron acquisition, colicin V immunity and cryptic IS elements</text:p>
          </table:table-cell>
          <table:table-cell office:value-type="float" office:value="48.1" calcext:value-type="float">
            <text:p>48.1</text:p>
          </table:table-cell>
          <table:table-cell office:value-type="string" calcext:value-type="string">
            <text:p>Shigella boydii strain NCTC 9733</text:p>
          </table:table-cell>
          <table:table-cell office:value-type="string" calcext:value-type="string">
            <text:p>CP026845.1</text:p>
          </table:table-cell>
          <table:table-cell/>
          <table:table-cell office:value-type="float" office:value="18.1" calcext:value-type="float">
            <text:p>18.1</text:p>
          </table:table-cell>
          <table:table-cell office:value-type="float" office:value="2419450" calcext:value-type="float">
            <text:p>2419450</text:p>
          </table:table-cell>
          <table:table-cell office:value-type="float" office:value="2437624" calcext:value-type="float">
            <text:p>2437624</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Nie, Huan, et al. “Complete Genome Sequence of Shigella Flexneri 5b and Comparison with Shigella Flexneri 2a.” BMC Genomics, vol. 7, no. 1, 6 July 2006, p. 173., doi:10.1186/1471-2164-7-173. ; Vokes, Steven A., et al. “The Aerobactin Iron Transport System Genes in Shigella Flexneri Are Present within a Pathogenicity Island.” Molecular Microbiology, vol. 33, no. 1, 1999, pp. 63–73., doi:10.1046/j.1365-2958.1999.01448.x.</text:p>
          </table:table-cell>
          <table:table-cell office:value-type="string" calcext:value-type="string">
            <text:p>16822325 ; 10411724</text:p>
          </table:table-cell>
          <table:table-cell table:number-columns-repeated="1009"/>
        </table:table-row>
        <table:table-row table:style-name="ro1">
          <table:table-cell office:value-type="string" calcext:value-type="string">
            <text:p>Shigella pathogenicity island 2 (SHI-2)</text:p>
          </table:table-cell>
          <table:table-cell/>
          <table:table-cell office:value-type="string" calcext:value-type="string">
            <text:p>Harbours genes involved in aerobactin-mediated iron acquisition, colicin V immunity and cryptic IS elements</text:p>
          </table:table-cell>
          <table:table-cell office:value-type="float" office:value="48.1" calcext:value-type="float">
            <text:p>48.1</text:p>
          </table:table-cell>
          <table:table-cell office:value-type="string" calcext:value-type="string">
            <text:p>Shigella boydii strain ATCC 35964</text:p>
          </table:table-cell>
          <table:table-cell office:value-type="string" calcext:value-type="string">
            <text:p>CP026877.1</text:p>
          </table:table-cell>
          <table:table-cell/>
          <table:table-cell office:value-type="float" office:value="16.3" calcext:value-type="float">
            <text:p>16.3</text:p>
          </table:table-cell>
          <table:table-cell office:value-type="float" office:value="3884431" calcext:value-type="float">
            <text:p>3884431</text:p>
          </table:table-cell>
          <table:table-cell office:value-type="float" office:value="3900752" calcext:value-type="float">
            <text:p>3900752</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Nie, Huan, et al. “Complete Genome Sequence of Shigella Flexneri 5b and Comparison with Shigella Flexneri 2a.” BMC Genomics, vol. 7, no. 1, 6 July 2006, p. 173., doi:10.1186/1471-2164-7-173. ; Vokes, Steven A., et al. “The Aerobactin Iron Transport System Genes in Shigella Flexneri Are Present within a Pathogenicity Island.” Molecular Microbiology, vol. 33, no. 1, 1999, pp. 63–73., doi:10.1046/j.1365-2958.1999.01448.x.</text:p>
          </table:table-cell>
          <table:table-cell office:value-type="string" calcext:value-type="string">
            <text:p>16822325 ; 10411724</text:p>
          </table:table-cell>
          <table:table-cell table:number-columns-repeated="1009"/>
        </table:table-row>
        <table:table-row table:style-name="ro1">
          <table:table-cell office:value-type="string" calcext:value-type="string">
            <text:p>Shigella pathogenicity island 3 (SHI-3)</text:p>
          </table:table-cell>
          <table:table-cell/>
          <table:table-cell office:value-type="string" calcext:value-type="string">
            <text:p>Contains an aerobactin operon</text:p>
          </table:table-cell>
          <table:table-cell office:value-type="float" office:value="48.6" calcext:value-type="float">
            <text:p>48.6</text:p>
          </table:table-cell>
          <table:table-cell office:value-type="string" calcext:value-type="string">
            <text:p>Shigella flexneri strain NCTC 9728</text:p>
          </table:table-cell>
          <table:table-cell office:value-type="string" calcext:value-type="string">
            <text:p>CP026799.1</text:p>
          </table:table-cell>
          <table:table-cell/>
          <table:table-cell office:value-type="float" office:value="23.7" calcext:value-type="float">
            <text:p>23.7</text:p>
          </table:table-cell>
          <table:table-cell office:value-type="float" office:value="4231581" calcext:value-type="float">
            <text:p>4231581</text:p>
          </table:table-cell>
          <table:table-cell office:value-type="float" office:value="4255351" calcext:value-type="float">
            <text:p>4255351</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Purdy, G. E., and S. M. Payne. “The SHI-3 Iron Transport Island of Shigella Boydii 0-1392 Carries the Genes for Aerobactin Synthesis and Transport.” Journal of Bacteriology, vol. 183, no. 14, 2001, pp. 4176–4182., doi:10.1128/jb.183.14.4176-4182.2001.</text:p>
          </table:table-cell>
          <table:table-cell office:value-type="float" office:value="11418557" calcext:value-type="float">
            <text:p>11418557</text:p>
          </table:table-cell>
          <table:table-cell table:number-columns-repeated="1009"/>
        </table:table-row>
        <table:table-row table:style-name="ro1">
          <table:table-cell office:value-type="string" calcext:value-type="string">
            <text:p>Shigella pathogenicity island 3 (SHI-3)</text:p>
          </table:table-cell>
          <table:table-cell/>
          <table:table-cell office:value-type="string" calcext:value-type="string">
            <text:p>Contains an aerobactin operon</text:p>
          </table:table-cell>
          <table:table-cell office:value-type="float" office:value="48.6" calcext:value-type="float">
            <text:p>48.6</text:p>
          </table:table-cell>
          <table:table-cell office:value-type="string" calcext:value-type="string">
            <text:p>Shigella flexneri 4c strain 1205</text:p>
          </table:table-cell>
          <table:table-cell office:value-type="string" calcext:value-type="string">
            <text:p>CP012140.1</text:p>
          </table:table-cell>
          <table:table-cell/>
          <table:table-cell office:value-type="float" office:value="13.1" calcext:value-type="float">
            <text:p>13.1</text:p>
          </table:table-cell>
          <table:table-cell office:value-type="float" office:value="3879597" calcext:value-type="float">
            <text:p>3879597</text:p>
          </table:table-cell>
          <table:table-cell office:value-type="float" office:value="3892733" calcext:value-type="float">
            <text:p>389273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Purdy, G. E., and S. M. Payne. “The SHI-3 Iron Transport Island of Shigella Boydii 0-1392 Carries the Genes for Aerobactin Synthesis and Transport.” Journal of Bacteriology, vol. 183, no. 14, 2001, pp. 4176–4182., doi:10.1128/jb.183.14.4176-4182.2001.</text:p>
          </table:table-cell>
          <table:table-cell office:value-type="float" office:value="11418557" calcext:value-type="float">
            <text:p>11418557</text:p>
          </table:table-cell>
          <table:table-cell table:number-columns-repeated="1009"/>
        </table:table-row>
        <table:table-row table:style-name="ro1">
          <table:table-cell office:value-type="string" calcext:value-type="string">
            <text:p>Shigella pathogenicity island 3 (SHI-3)</text:p>
          </table:table-cell>
          <table:table-cell/>
          <table:table-cell office:value-type="string" calcext:value-type="string">
            <text:p>Contains an aerobactin operon</text:p>
          </table:table-cell>
          <table:table-cell office:value-type="float" office:value="48.6" calcext:value-type="float">
            <text:p>48.6</text:p>
          </table:table-cell>
          <table:table-cell office:value-type="string" calcext:value-type="string">
            <text:p>Shigella flexneri strain 74-1170</text:p>
          </table:table-cell>
          <table:table-cell office:value-type="string" calcext:value-type="string">
            <text:p>CP026793.1</text:p>
          </table:table-cell>
          <table:table-cell/>
          <table:table-cell office:value-type="float" office:value="13.1" calcext:value-type="float">
            <text:p>13.1</text:p>
          </table:table-cell>
          <table:table-cell office:value-type="float" office:value="1719763" calcext:value-type="float">
            <text:p>1719763</text:p>
          </table:table-cell>
          <table:table-cell office:value-type="float" office:value="1732899" calcext:value-type="float">
            <text:p>1732899</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Purdy, G. E., and S. M. Payne. “The SHI-3 Iron Transport Island of Shigella Boydii 0-1392 Carries the Genes for Aerobactin Synthesis and Transport.” Journal of Bacteriology, vol. 183, no. 14, 2001, pp. 4176–4182., doi:10.1128/jb.183.14.4176-4182.2001.</text:p>
          </table:table-cell>
          <table:table-cell office:value-type="float" office:value="11418557" calcext:value-type="float">
            <text:p>11418557</text:p>
          </table:table-cell>
          <table:table-cell table:number-columns-repeated="1009"/>
        </table:table-row>
        <table:table-row table:style-name="ro1">
          <table:table-cell office:value-type="string" calcext:value-type="string">
            <text:p>Shigella resistance locus (SRL)</text:p>
          </table:table-cell>
          <table:table-cell/>
          <table:table-cell office:value-type="string" calcext:value-type="string">
            <text:p>Contains genes encoding resistance to streptomycin, ampicillin, and tetracycline and a complete ferric dicitrate uptake system</text:p>
          </table:table-cell>
          <table:table-cell office:value-type="float" office:value="49.8" calcext:value-type="float">
            <text:p>49.8</text:p>
          </table:table-cell>
          <table:table-cell office:value-type="string" calcext:value-type="string">
            <text:p>Shigella flexneri 2a strain YSH6000</text:p>
          </table:table-cell>
          <table:table-cell table:number-columns-repeated="2"/>
          <table:table-cell office:value-type="float" office:value="66" calcext:value-type="float">
            <text:p>66</text:p>
          </table:table-cell>
          <table:table-cell office:value-type="float" office:value="1" calcext:value-type="float">
            <text:p>1</text:p>
          </table:table-cell>
          <table:table-cell office:value-type="float" office:value="66714" calcext:value-type="float">
            <text:p>66714</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Turner, S. A., et al. “Nested Deletions of the SRL Pathogenicity Island of Shigella Flexneri 2a.” Journal of Bacteriology, vol. 183, no. 19, 2001, pp. 5535–5543., doi:10.1128/jb.183.19.5535-5543.2001.</text:p>
          </table:table-cell>
          <table:table-cell office:value-type="float" office:value="11544215" calcext:value-type="float">
            <text:p>11544215</text:p>
          </table:table-cell>
          <table:table-cell table:number-columns-repeated="1009"/>
        </table:table-row>
        <table:table-row table:style-name="ro1">
          <table:table-cell office:value-type="string" calcext:value-type="string">
            <text:p>SaPI1 (S. aureus pathogenicity island 1)</text:p>
          </table:table-cell>
          <table:table-cell table:number-columns-repeated="2"/>
          <table:table-cell office:value-type="float" office:value="30.5" calcext:value-type="float">
            <text:p>30.5</text:p>
          </table:table-cell>
          <table:table-cell office:value-type="string" calcext:value-type="string">
            <text:p>Staphylococcus aureus subspecies aureus strain TW20</text:p>
          </table:table-cell>
          <table:table-cell office:value-type="string" calcext:value-type="string">
            <text:p>FN433596.1</text:p>
          </table:table-cell>
          <table:table-cell/>
          <table:table-cell office:value-type="float" office:value="14.6" calcext:value-type="float">
            <text:p>14.6</text:p>
          </table:table-cell>
          <table:table-cell office:value-type="float" office:value="952112" calcext:value-type="float">
            <text:p>952112</text:p>
          </table:table-cell>
          <table:table-cell office:value-type="float" office:value="966690" calcext:value-type="float">
            <text:p>966690</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indsay, Jodi A., et al. “The Gene for Toxic Shock Toxin Is Carried by a Family of Mobile Pathogenicity Islands in Staphylococcus Aureus.” Molecular Microbiology, vol. 29, no. 2, 1998, pp. 527–543., doi:10.1046/j.1365-2958.1998.00947.x.</text:p>
          </table:table-cell>
          <table:table-cell office:value-type="float" office:value="9720870" calcext:value-type="float">
            <text:p>9720870</text:p>
          </table:table-cell>
          <table:table-cell table:number-columns-repeated="1009"/>
        </table:table-row>
        <table:table-row table:style-name="ro1">
          <table:table-cell office:value-type="string" calcext:value-type="string">
            <text:p>SaPI1 (S. aureus pathogenicity island 1)</text:p>
          </table:table-cell>
          <table:table-cell table:number-columns-repeated="2"/>
          <table:table-cell office:value-type="float" office:value="30.5" calcext:value-type="float">
            <text:p>30.5</text:p>
          </table:table-cell>
          <table:table-cell office:value-type="string" calcext:value-type="string">
            <text:p>Staphylococcus aureus subspecies aureus strain V521</text:p>
          </table:table-cell>
          <table:table-cell office:value-type="string" calcext:value-type="string">
            <text:p>CP013957.1</text:p>
          </table:table-cell>
          <table:table-cell/>
          <table:table-cell office:value-type="float" office:value="14.6" calcext:value-type="float">
            <text:p>14.6</text:p>
          </table:table-cell>
          <table:table-cell office:value-type="float" office:value="952919" calcext:value-type="float">
            <text:p>952919</text:p>
          </table:table-cell>
          <table:table-cell office:value-type="float" office:value="967497" calcext:value-type="float">
            <text:p>967497</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indsay, Jodi A., et al. “The Gene for Toxic Shock Toxin Is Carried by a Family of Mobile Pathogenicity Islands in Staphylococcus Aureus.” Molecular Microbiology, vol. 29, no. 2, 1998, pp. 527–543., doi:10.1046/j.1365-2958.1998.00947.x.</text:p>
          </table:table-cell>
          <table:table-cell office:value-type="float" office:value="9720870" calcext:value-type="float">
            <text:p>9720870</text:p>
          </table:table-cell>
          <table:table-cell table:number-columns-repeated="1009"/>
        </table:table-row>
        <table:table-row table:style-name="ro1">
          <table:table-cell office:value-type="string" calcext:value-type="string">
            <text:p>SaPI1 (S. aureus pathogenicity island 1)</text:p>
          </table:table-cell>
          <table:table-cell table:number-columns-repeated="2"/>
          <table:table-cell office:value-type="float" office:value="30.5" calcext:value-type="float">
            <text:p>30.5</text:p>
          </table:table-cell>
          <table:table-cell office:value-type="string" calcext:value-type="string">
            <text:p>Staphylococcus aureus subspecies aureus strain JKD6008</text:p>
          </table:table-cell>
          <table:table-cell office:value-type="string" calcext:value-type="string">
            <text:p>CP002120.1</text:p>
          </table:table-cell>
          <table:table-cell/>
          <table:table-cell office:value-type="float" office:value="14.6" calcext:value-type="float">
            <text:p>14.6</text:p>
          </table:table-cell>
          <table:table-cell office:value-type="float" office:value="904278" calcext:value-type="float">
            <text:p>904278</text:p>
          </table:table-cell>
          <table:table-cell office:value-type="float" office:value="918855" calcext:value-type="float">
            <text:p>918855</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indsay, Jodi A., et al. “The Gene for Toxic Shock Toxin Is Carried by a Family of Mobile Pathogenicity Islands in Staphylococcus Aureus.” Molecular Microbiology, vol. 29, no. 2, 1998, pp. 527–543., doi:10.1046/j.1365-2958.1998.00947.x.</text:p>
          </table:table-cell>
          <table:table-cell office:value-type="float" office:value="9720870" calcext:value-type="float">
            <text:p>9720870</text:p>
          </table:table-cell>
          <table:table-cell table:number-columns-repeated="1009"/>
        </table:table-row>
        <table:table-row table:style-name="ro1">
          <table:table-cell office:value-type="string" calcext:value-type="string">
            <text:p>SaPI1-RN4282 (S. aureus pathogenicity island 1-RN4282)</text:p>
          </table:table-cell>
          <table:table-cell table:number-columns-repeated="2"/>
          <table:table-cell office:value-type="float" office:value="31" calcext:value-type="float">
            <text:p>31</text:p>
          </table:table-cell>
          <table:table-cell office:value-type="string" calcext:value-type="string">
            <text:p>Staphylococcus aureus subspecies aureus strain RN4282</text:p>
          </table:table-cell>
          <table:table-cell table:number-columns-repeated="2"/>
          <table:table-cell office:value-type="float" office:value="15.2" calcext:value-type="float">
            <text:p>15.2</text:p>
          </table:table-cell>
          <table:table-cell table:number-columns-repeated="2"/>
          <table:table-cell office:value-type="string" calcext:value-type="string">
            <text:p>Unconfirmed</text:p>
          </table:table-cell>
          <table:table-cell table:number-columns-repeated="2" office:value-type="string" calcext:value-type="string">
            <text:p>Yes</text:p>
          </table:table-cell>
          <table:table-cell office:value-type="string" calcext:value-type="string">
            <text:p>Lindsay, Jodi A., et al. “The Gene for Toxic Shock Toxin Is Carried by a Family of Mobile Pathogenicity Islands in Staphylococcus Aureus.” Molecular Microbiology, vol. 29, no. 2, 1998, pp. 527–543., doi:10.1046/j.1365-2958.1998.00947.x.</text:p>
          </table:table-cell>
          <table:table-cell office:value-type="float" office:value="9720870" calcext:value-type="float">
            <text:p>9720870</text:p>
          </table:table-cell>
          <table:table-cell table:number-columns-repeated="1009"/>
        </table:table-row>
        <table:table-row table:style-name="ro1">
          <table:table-cell office:value-type="string" calcext:value-type="string">
            <text:p>SaPI2 (S. aureus pathogenicity island 2)</text:p>
          </table:table-cell>
          <table:table-cell table:number-columns-repeated="2"/>
          <table:table-cell office:value-type="float" office:value="31.2" calcext:value-type="float">
            <text:p>31.2</text:p>
          </table:table-cell>
          <table:table-cell office:value-type="string" calcext:value-type="string">
            <text:p>Staphylococcus aureus subspecies aureus strain IT4-R</text:p>
          </table:table-cell>
          <table:table-cell office:value-type="string" calcext:value-type="string">
            <text:p>CP028470.1</text:p>
          </table:table-cell>
          <table:table-cell/>
          <table:table-cell office:value-type="float" office:value="14.8" calcext:value-type="float">
            <text:p>14.8</text:p>
          </table:table-cell>
          <table:table-cell office:value-type="float" office:value="2007863" calcext:value-type="float">
            <text:p>2007863</text:p>
          </table:table-cell>
          <table:table-cell office:value-type="float" office:value="2022616" calcext:value-type="float">
            <text:p>2022616</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indsay, Jodi A., et al. “The Gene for Toxic Shock Toxin Is Carried by a Family of Mobile Pathogenicity Islands in Staphylococcus Aureus.” Molecular Microbiology, vol. 29, no. 2, 1998, pp. 527–543., doi:10.1046/j.1365-2958.1998.00947.x.</text:p>
          </table:table-cell>
          <table:table-cell office:value-type="float" office:value="9720870" calcext:value-type="float">
            <text:p>9720870</text:p>
          </table:table-cell>
          <table:table-cell table:number-columns-repeated="1009"/>
        </table:table-row>
        <table:table-row table:style-name="ro1">
          <table:table-cell office:value-type="string" calcext:value-type="string">
            <text:p>SCC (Staphylococcal chromosomal cassette)</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2"/>
          <table:table-cell office:value-type="float" office:value="34150" calcext:value-type="float">
            <text:p>34150</text:p>
          </table:table-cell>
          <table:table-cell/>
          <table:table-cell office:value-type="string" calcext:value-type="string">
            <text:p>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uSa1</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2"/>
          <table:table-cell office:value-type="float" office:value="879794" calcext:value-type="float">
            <text:p>879794</text:p>
          </table:table-cell>
          <table:table-cell/>
          <table:table-cell office:value-type="string" calcext:value-type="string">
            <text:p>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uSa2</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2"/>
          <table:table-cell office:value-type="float" office:value="415781" calcext:value-type="float">
            <text:p>415781</text:p>
          </table:table-cell>
          <table:table-cell/>
          <table:table-cell office:value-type="string" calcext:value-type="string">
            <text:p>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uSa3</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2"/>
          <table:table-cell office:value-type="float" office:value="839358" calcext:value-type="float">
            <text:p>839358</text:p>
          </table:table-cell>
          <table:table-cell/>
          <table:table-cell office:value-type="string" calcext:value-type="string">
            <text:p>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uSa4</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2"/>
          <table:table-cell office:value-type="float" office:value="2097809" calcext:value-type="float">
            <text:p>2097809</text:p>
          </table:table-cell>
          <table:table-cell/>
          <table:table-cell office:value-type="string" calcext:value-type="string">
            <text:p>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vSa3/vSa3mw</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4"/>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vSa4/vSa4mw</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4"/>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νSaα</text:p>
          </table:table-cell>
          <table:table-cell/>
          <table:table-cell office:value-type="string" calcext:value-type="string">
            <text:p>Encode for a broken transposase gene and a restriction-modification system composed of hsdS and hsdM (hsd stands for host specificity determinant)</text:p>
          </table:table-cell>
          <table:table-cell/>
          <table:table-cell office:value-type="string" calcext:value-type="string">
            <text:p>Staphylococcus aureus subspecies aureus strain MW2</text:p>
          </table:table-cell>
          <table:table-cell office:value-type="string" calcext:value-type="string">
            <text:p>BA000033.2</text:p>
            <text:p/>
          </table:table-cell>
          <table:table-cell table:number-columns-repeated="4"/>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 ; Baba, T., et al. “Genome Sequence of Staphylococcus Aureus Strain Newman and Comparative Analysis of Staphylococcal Genomes: Polymorphism and Evolution of Two Major Pathogenicity Islands.” Journal of Bacteriology, vol. 190, no. 1, 2007, pp. 300–310., doi:10.1128/jb.01000-07. ; Moon, Bo Youn, et al. “Mobilization of Genomic Islands of Staphylococcus Aureus by Temperate Bacteriophage.” Plos One, vol. 11, no. 3, 2016, doi:10.1371/journal.pone.0151409.</text:p>
          </table:table-cell>
          <table:table-cell office:value-type="string" calcext:value-type="string">
            <text:p>12044378 ; 17951380 ; 26953931</text:p>
          </table:table-cell>
          <table:table-cell table:number-columns-repeated="1009"/>
        </table:table-row>
        <table:table-row table:style-name="ro1">
          <table:table-cell office:value-type="string" calcext:value-type="string">
            <text:p>νSaβ</text:p>
          </table:table-cell>
          <table:table-cell/>
          <table:table-cell office:value-type="string" calcext:value-type="string">
            <text:p>Encode for a broken transposase gene and a restriction-modification system composed of hsdS and hsdM (hsd stands for host specificity determinant)</text:p>
          </table:table-cell>
          <table:table-cell/>
          <table:table-cell office:value-type="string" calcext:value-type="string">
            <text:p>Staphylococcus aureus subspecies aureus strain MW2</text:p>
          </table:table-cell>
          <table:table-cell office:value-type="string" calcext:value-type="string">
            <text:p>BA000033.2</text:p>
            <text:p/>
          </table:table-cell>
          <table:table-cell table:number-columns-repeated="4"/>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 ; Baba, T., et al. “Genome Sequence of Staphylococcus Aureus Strain Newman and Comparative Analysis of Staphylococcal Genomes: Polymorphism and Evolution of Two Major Pathogenicity Islands.” Journal of Bacteriology, vol. 190, no. 1, 2007, pp. 300–310., doi:10.1128/jb.01000-07. ; Moon, Bo Youn, et al. “Mobilization of Genomic Islands of Staphylococcus Aureus by Temperate Bacteriophage.” Plos One, vol. 11, no. 3, 2016, doi:10.1371/journal.pone.0151409.</text:p>
          </table:table-cell>
          <table:table-cell office:value-type="string" calcext:value-type="string">
            <text:p>12044378 ; 17951380 ; 26953931</text:p>
          </table:table-cell>
          <table:table-cell table:number-columns-repeated="1009"/>
        </table:table-row>
        <table:table-row table:style-name="ro1">
          <table:table-cell office:value-type="string" calcext:value-type="string">
            <text:p>νSaγ</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4"/>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 et al. “Genome Sequence of Staphylococcus Aureus Strain Newman and Comparative Analysis of Staphylococcal Genomes: Polymorphism and Evolution of Two Major Pathogenicity Islands.” Journal of Bacteriology, vol. 190, no. 1, 2007, pp. 300–310., doi:10.1128/jb.01000-07. ; Moon, Bo Youn, et al. “Mobilization of Genomic Islands of Staphylococcus Aureus by Temperate Bacteriophage.” Plos One, vol. 11, no. 3, 2016, doi:10.1371/journal.pone.0151409.</text:p>
          </table:table-cell>
          <table:table-cell office:value-type="string" calcext:value-type="string">
            <text:p>12044378 ; 17951380 ; 26953931</text:p>
          </table:table-cell>
          <table:table-cell table:number-columns-repeated="1009"/>
        </table:table-row>
        <table:table-row table:style-name="ro1">
          <table:table-cell office:value-type="string" calcext:value-type="string">
            <text:p>υSaα</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4"/>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υSaβ</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4"/>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ϕSa1</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2"/>
          <table:table-cell office:value-type="float" office:value="887316" calcext:value-type="float">
            <text:p>887316</text:p>
          </table:table-cell>
          <table:table-cell/>
          <table:table-cell office:value-type="string" calcext:value-type="string">
            <text:p>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ϕSa2</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2"/>
          <table:table-cell office:value-type="float" office:value="1529123" calcext:value-type="float">
            <text:p>1529123</text:p>
          </table:table-cell>
          <table:table-cell/>
          <table:table-cell office:value-type="string" calcext:value-type="string">
            <text:p>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ϕSa3</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2"/>
          <table:table-cell office:value-type="float" office:value="2046206" calcext:value-type="float">
            <text:p>2046206</text:p>
          </table:table-cell>
          <table:table-cell/>
          <table:table-cell office:value-type="string" calcext:value-type="string">
            <text:p>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SaPI2 (S. aureus pathogenicity island 2)</text:p>
          </table:table-cell>
          <table:table-cell table:number-columns-repeated="2"/>
          <table:table-cell office:value-type="float" office:value="31.2" calcext:value-type="float">
            <text:p>31.2</text:p>
          </table:table-cell>
          <table:table-cell office:value-type="string" calcext:value-type="string">
            <text:p>Staphylococcus aureus subspecies aureus strain IT1-S</text:p>
          </table:table-cell>
          <table:table-cell office:value-type="string" calcext:value-type="string">
            <text:p>CP028468.1</text:p>
          </table:table-cell>
          <table:table-cell/>
          <table:table-cell office:value-type="float" office:value="14.8" calcext:value-type="float">
            <text:p>14.8</text:p>
          </table:table-cell>
          <table:table-cell office:value-type="float" office:value="2007863" calcext:value-type="float">
            <text:p>2007863</text:p>
          </table:table-cell>
          <table:table-cell office:value-type="float" office:value="2022616" calcext:value-type="float">
            <text:p>2022616</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indsay, Jodi A., et al. “The Gene for Toxic Shock Toxin Is Carried by a Family of Mobile Pathogenicity Islands in Staphylococcus Aureus.” Molecular Microbiology, vol. 29, no. 2, 1998, pp. 527–543., doi:10.1046/j.1365-2958.1998.00947.x.</text:p>
          </table:table-cell>
          <table:table-cell office:value-type="float" office:value="9720870" calcext:value-type="float">
            <text:p>9720870</text:p>
          </table:table-cell>
          <table:table-cell table:number-columns-repeated="1009"/>
        </table:table-row>
        <table:table-row table:style-name="ro1">
          <table:table-cell office:value-type="string" calcext:value-type="string">
            <text:p>SaPI2 (S. aureus pathogenicity island 2)</text:p>
          </table:table-cell>
          <table:table-cell table:number-columns-repeated="2"/>
          <table:table-cell office:value-type="float" office:value="31.2" calcext:value-type="float">
            <text:p>31.2</text:p>
          </table:table-cell>
          <table:table-cell office:value-type="string" calcext:value-type="string">
            <text:p>Staphylococcus aureus subspecies aureus strain NRS143</text:p>
          </table:table-cell>
          <table:table-cell office:value-type="string" calcext:value-type="string">
            <text:p>CP026071.1</text:p>
          </table:table-cell>
          <table:table-cell/>
          <table:table-cell office:value-type="float" office:value="14.8" calcext:value-type="float">
            <text:p>14.8</text:p>
          </table:table-cell>
          <table:table-cell office:value-type="float" office:value="118307" calcext:value-type="float">
            <text:p>118307</text:p>
          </table:table-cell>
          <table:table-cell office:value-type="float" office:value="133060" calcext:value-type="float">
            <text:p>133060</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indsay, Jodi A., et al. “The Gene for Toxic Shock Toxin Is Carried by a Family of Mobile Pathogenicity Islands in Staphylococcus Aureus.” Molecular Microbiology, vol. 29, no. 2, 1998, pp. 527–543., doi:10.1046/j.1365-2958.1998.00947.x.</text:p>
          </table:table-cell>
          <table:table-cell office:value-type="float" office:value="9720870" calcext:value-type="float">
            <text:p>9720870</text:p>
          </table:table-cell>
          <table:table-cell table:number-columns-repeated="1009"/>
        </table:table-row>
        <table:table-row table:style-name="ro1">
          <table:table-cell office:value-type="string" calcext:value-type="string">
            <text:p>SaPI4 (S. aureus pathogenicity island 4)</text:p>
          </table:table-cell>
          <table:table-cell table:number-columns-repeated="3"/>
          <table:table-cell office:value-type="string" calcext:value-type="string">
            <text:p>Staphylococcus aureus subspecies aureus strain MRSA252</text:p>
          </table:table-cell>
          <table:table-cell table:number-columns-repeated="2"/>
          <table:table-cell office:value-type="float" office:value="15.1" calcext:value-type="float">
            <text:p>15.1</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olden, M. T. G., et al. “Complete Genomes of Two Clinical Staphylococcus Aureus Strains: Evidence for the Rapid Evolution of Virulence and Drug Resistance.” Proceedings of the National Academy of Sciences, vol. 101, no. 26, 2004, pp. 9786–9791., doi:10.1073/pnas.0402521101.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5213324 ; 17906123 </text:p>
          </table:table-cell>
          <table:table-cell table:number-columns-repeated="1009"/>
        </table:table-row>
        <table:table-row table:style-name="ro1">
          <table:table-cell office:value-type="string" calcext:value-type="string">
            <text:p>SaPI1028 (S. aureus pathogenicity island 1028)</text:p>
          </table:table-cell>
          <table:table-cell table:number-columns-repeated="3"/>
          <table:table-cell office:value-type="string" calcext:value-type="string">
            <text:p>Staphylococcus aureus subspecies aureus strain NY940</text:p>
          </table:table-cell>
          <table:table-cell table:number-columns-repeated="2"/>
          <table:table-cell office:value-type="float" office:value="15.6" calcext:value-type="float">
            <text:p>15.6</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Kwan, T., et al. “The Complete Genomes and Proteomes of 27 Staphylococcus Aureus Bacteriophages.” Proceedings of the National Academy of Sciences, vol. 102, no. 14, 2005, pp. 5174–5179., doi:10.1073/pnas.0501140102.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5213324 ; 17906123 </text:p>
          </table:table-cell>
          <table:table-cell table:number-columns-repeated="1009"/>
        </table:table-row>
        <table:table-row table:style-name="ro1">
          <table:table-cell office:value-type="string" calcext:value-type="string">
            <text:p>SaPIbov1 (S. aureus pathogenicity island bov1)</text:p>
          </table:table-cell>
          <table:table-cell table:number-columns-repeated="3"/>
          <table:table-cell office:value-type="string" calcext:value-type="string">
            <text:p>Staphylococcus aureus subspecies aureus strain RF122 νSa2</text:p>
          </table:table-cell>
          <table:table-cell table:number-columns-repeated="2"/>
          <table:table-cell office:value-type="float" office:value="15.8" calcext:value-type="float">
            <text:p>15.8</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Fitzgerald, J. R., et al. “Characterization of a Putative Pathogenicity Island from Bovine Staphylococcus Aureus Encoding Multiple Superantigens.” Journal of Bacteriology, vol. 183, no. 1, 2001, pp. 63–70., doi:10.1128/jb.183.1.63-70.2001.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1114901 ; 17906123 </text:p>
          </table:table-cell>
          <table:table-cell table:number-columns-repeated="1009"/>
        </table:table-row>
        <table:table-row table:style-name="ro1">
          <table:table-cell office:value-type="string" calcext:value-type="string">
            <text:p>SaPIbov2 (S. aureus pathogenicity island bov2)</text:p>
          </table:table-cell>
          <table:table-cell table:number-columns-repeated="3"/>
          <table:table-cell office:value-type="string" calcext:value-type="string">
            <text:p>Staphylococcus aureus subspecies aureus strain V329</text:p>
          </table:table-cell>
          <table:table-cell table:number-columns-repeated="2"/>
          <table:table-cell office:value-type="float" office:value="27" calcext:value-type="float">
            <text:p>27</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ubedi, A., et al. “Sequence Analysis Reveals Genetic Exchanges and Intraspecific Spread of SaPI2, a Pathogenicity Island Involved in Menstrual Toxic Shock.” Microbiology, vol. 153, no. 10, 2007, pp. 3235–3245., doi:10.1099/mic.0.2007/006932-0. ; Úbeda, Carles, et al. “Sip, an Integrase Protein with Excision, Circularization and Integration Activities, Defines a New Family of Mobile Staphylococcus Aureus Pathogenicity Islands.” Molecular Microbiology, vol. 49, no. 1, 2003, pp. 193–210., doi:10.1046/j.1365-2958.2003.03577.x.</text:p>
          </table:table-cell>
          <table:table-cell office:value-type="string" calcext:value-type="string">
            <text:p>17906123 ; 12823821</text:p>
          </table:table-cell>
          <table:table-cell table:number-columns-repeated="1009"/>
        </table:table-row>
        <table:table-row table:style-name="ro1">
          <table:table-cell office:value-type="string" calcext:value-type="string">
            <text:p>SaPIm4 (S. aureus pathogenicity island m4)</text:p>
          </table:table-cell>
          <table:table-cell table:number-columns-repeated="3"/>
          <table:table-cell office:value-type="string" calcext:value-type="string">
            <text:p>Staphylococcus aureus subspecies aureus strain mu50 : SaGIm νSa3 Type I</text:p>
          </table:table-cell>
          <table:table-cell table:number-columns-repeated="2"/>
          <table:table-cell office:value-type="float" office:value="14.4" calcext:value-type="float">
            <text:p>14.4</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2044378 ; 17906123</text:p>
          </table:table-cell>
          <table:table-cell table:number-columns-repeated="1009"/>
        </table:table-row>
        <table:table-row table:style-name="ro1">
          <table:table-cell office:value-type="string" calcext:value-type="string">
            <text:p>SaPImw2 (S. aureus pathogenicity island mw2)</text:p>
          </table:table-cell>
          <table:table-cell table:number-columns-repeated="3"/>
          <table:table-cell office:value-type="string" calcext:value-type="string">
            <text:p>Staphylococcus aureus subspecies aureus strain mw2 : νSa3 Type II</text:p>
          </table:table-cell>
          <table:table-cell table:number-columns-repeated="2"/>
          <table:table-cell office:value-type="float" office:value="14.4" calcext:value-type="float">
            <text:p>14.4</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2044378 ; 17906123</text:p>
          </table:table-cell>
          <table:table-cell table:number-columns-repeated="1009"/>
        </table:table-row>
        <table:table-row table:style-name="ro1">
          <table:table-cell office:value-type="string" calcext:value-type="string">
            <text:p>ShPI2 (S. aureus pathogenicity island mw2)</text:p>
          </table:table-cell>
          <table:table-cell table:number-columns-repeated="3"/>
          <table:table-cell office:value-type="string" calcext:value-type="string">
            <text:p>Staphylococcus haemolyticus subspecies haemolyticus strain νSh2</text:p>
          </table:table-cell>
          <table:table-cell table:number-columns-repeated="2"/>
          <table:table-cell office:value-type="float" office:value="16.6" calcext:value-type="float">
            <text:p>16.6</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ubedi, A., et al. “Sequence Analysis Reveals Genetic Exchanges and Intraspecific Spread of SaPI2, a Pathogenicity Island Involved in Menstrual Toxic Shock.” Microbiology, vol. 153, no. 10, 2007, pp. 3235–3245., doi:10.1099/mic.0.2007/006932-0. ; Takeuchi, F., et al. “Whole-Genome Sequencing of Staphylococcus Haemolyticus Uncovers the Extreme Plasticity of Its Genome and the Evolution of Human-Colonizing Staphylococcal Species.” Journal of Bacteriology, vol. 187, no. 21, 2005, pp. 7292–7308., doi:10.1128/jb.187.21.7292-7308.2005.</text:p>
          </table:table-cell>
          <table:table-cell office:value-type="string" calcext:value-type="string">
            <text:p>17906123 ; 16237012 </text:p>
          </table:table-cell>
          <table:table-cell table:number-columns-repeated="1009"/>
        </table:table-row>
        <table:table-row table:style-name="ro1">
          <table:table-cell office:value-type="string" calcext:value-type="string">
            <text:p>SaPI3 (S. aureus pathogenicity island 3)</text:p>
          </table:table-cell>
          <table:table-cell table:number-columns-repeated="3"/>
          <table:table-cell office:value-type="string" calcext:value-type="string">
            <text:p>Staphylococcus aureus subspecies aureus strain COL νSa1</text:p>
          </table:table-cell>
          <table:table-cell table:number-columns-repeated="2"/>
          <table:table-cell office:value-type="float" office:value="15.6" calcext:value-type="float">
            <text:p>15.6</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Novick, Richard P., et al. “Pathogenicity and Resistance Islands of Staphylococci.” Microbes and Infection, vol. 3, no. 7, 2001, pp. 585–594., doi:10.1016/s1286-4579(01)01414-9.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1418332 ; <text:s/>17906123 </text:p>
          </table:table-cell>
          <table:table-cell table:number-columns-repeated="1009"/>
        </table:table-row>
        <table:table-row table:style-name="ro1">
          <table:table-cell office:value-type="string" calcext:value-type="string">
            <text:p>SaPI6 (S. aureus pathogenicity island 6)</text:p>
          </table:table-cell>
          <table:table-cell table:number-columns-repeated="3"/>
          <table:table-cell office:value-type="string" calcext:value-type="string">
            <text:p>Staphylococcus aureus subspecies aureus strain USA300</text:p>
          </table:table-cell>
          <table:table-cell table:number-columns-repeated="2"/>
          <table:table-cell office:value-type="float" office:value="14" calcext:value-type="float">
            <text:p>14</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Diep, Binh An, et al. “Complete Genome Sequence of USA300, an Epidemic Clone of Community-Acquired Meticillin-Resistant Staphylococcus Aureus.” The Lancet, vol. 367, no. 9512, 2006, pp. 731–739., doi:10.1016/s0140-6736(06)68231-7.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6517273 ; 17906123 </text:p>
          </table:table-cell>
          <table:table-cell table:number-columns-repeated="1009"/>
        </table:table-row>
        <table:table-row table:style-name="ro1">
          <table:table-cell office:value-type="string" calcext:value-type="string">
            <text:p>SaPI6 (S. aureus pathogenicity island 6)</text:p>
          </table:table-cell>
          <table:table-cell table:number-columns-repeated="3"/>
          <table:table-cell office:value-type="string" calcext:value-type="string">
            <text:p>Staphylococcus aureus subspecies aureus strain 8325</text:p>
          </table:table-cell>
          <table:table-cell table:number-columns-repeated="2"/>
          <table:table-cell office:value-type="float" office:value="3.14" calcext:value-type="float">
            <text:p>3.14</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2044378 ; 17906123</text:p>
          </table:table-cell>
          <table:table-cell table:number-columns-repeated="1009"/>
        </table:table-row>
        <table:table-row table:style-name="ro1">
          <table:table-cell office:value-type="string" calcext:value-type="string">
            <text:p>SaPI6 (S. aureus pathogenicity island 6)</text:p>
          </table:table-cell>
          <table:table-cell table:number-columns-repeated="3"/>
          <table:table-cell office:value-type="string" calcext:value-type="string">
            <text:p>Staphylococcus aureus subspecies aureus strain USA300</text:p>
          </table:table-cell>
          <table:table-cell table:number-columns-repeated="2"/>
          <table:table-cell office:value-type="float" office:value="3.14" calcext:value-type="float">
            <text:p>3.14</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2044378 ; 17906123</text:p>
          </table:table-cell>
          <table:table-cell table:number-columns-repeated="1009"/>
        </table:table-row>
        <table:table-row table:style-name="ro1">
          <table:table-cell office:value-type="string" calcext:value-type="string">
            <text:p>SaPI6 (S. aureus pathogenicity island 6)</text:p>
          </table:table-cell>
          <table:table-cell table:number-columns-repeated="3"/>
          <table:table-cell office:value-type="string" calcext:value-type="string">
            <text:p>Staphylococcus aureus subspecies aureus strain mw2 : νSa4 Type II</text:p>
          </table:table-cell>
          <table:table-cell table:number-columns-repeated="2"/>
          <table:table-cell office:value-type="float" office:value="3.14" calcext:value-type="float">
            <text:p>3.14</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2044378 ; 17906123</text:p>
          </table:table-cell>
          <table:table-cell table:number-columns-repeated="1009"/>
        </table:table-row>
        <table:table-row table:style-name="ro1">
          <table:table-cell office:value-type="string" calcext:value-type="string">
            <text:p>SsPI15305 (S. saprophyticus pathogenicity island 15305)</text:p>
          </table:table-cell>
          <table:table-cell table:number-columns-repeated="3"/>
          <table:table-cell office:value-type="string" calcext:value-type="string">
            <text:p>Staphylococcus saprophyticus subspecies saprophyticus strain 15305</text:p>
          </table:table-cell>
          <table:table-cell table:number-columns-repeated="2"/>
          <table:table-cell office:value-type="float" office:value="17" calcext:value-type="float">
            <text:p>17</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Kuroda, Makoto, et al. “Whole Genome Sequencing of Meticillin-Resistant Staphylococcus Aureus.” The Lancet, vol. 357, no. 9264, 2001, pp. 1225–1240., doi:10.1016/s0140-6736(00)04403-2.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1418146 ; 17906123</text:p>
          </table:table-cell>
          <table:table-cell table:number-columns-repeated="1009"/>
        </table:table-row>
        <table:table-row table:style-name="ro1">
          <table:table-cell office:value-type="string" calcext:value-type="string">
            <text:p>SsPI15305 (S. saprophyticus pathogenicity island 15305)</text:p>
          </table:table-cell>
          <table:table-cell table:number-columns-repeated="3"/>
          <table:table-cell office:value-type="string" calcext:value-type="string">
            <text:p>Staphylococcus saprophyticus subspecies saprophyticus strain νSs15305</text:p>
          </table:table-cell>
          <table:table-cell table:number-columns-repeated="2"/>
          <table:table-cell office:value-type="float" office:value="17" calcext:value-type="float">
            <text:p>17</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Kuroda, Makoto, et al. “Whole Genome Sequencing of Meticillin-Resistant Staphylococcus Aureus.” The Lancet, vol. 357, no. 9264, 2001, pp. 1225–1240., doi:10.1016/s0140-6736(00)04403-2.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1418146 ; 17906123</text:p>
          </table:table-cell>
          <table:table-cell table:number-columns-repeated="1009"/>
        </table:table-row>
        <table:table-row table:style-name="ro1">
          <table:table-cell office:value-type="string" calcext:value-type="string">
            <text:p>SaRIfusB (S. saprophyticus pathogenicity island fusB)</text:p>
          </table:table-cell>
          <table:table-cell table:number-columns-repeated="2"/>
          <table:table-cell office:value-type="float" office:value="29.9" calcext:value-type="float">
            <text:p>29.9</text:p>
          </table:table-cell>
          <table:table-cell table:number-columns-repeated="3"/>
          <table:table-cell office:value-type="float" office:value="16.7" calcext:value-type="float">
            <text:p>16.7</text:p>
          </table:table-cell>
          <table:table-cell table:number-columns-repeated="2"/>
          <table:table-cell office:value-type="string" calcext:value-type="string">
            <text:p>Confirmed</text:p>
          </table:table-cell>
          <table:table-cell table:number-columns-repeated="2" office:value-type="string" calcext:value-type="string">
            <text:p>Yes</text:p>
          </table:table-cell>
          <table:table-cell office:value-type="string" calcext:value-type="string">
            <text:p>O'neill, A. J., et al. “Characterization of the Epidemic European Fusidic Acid-Resistant Impetigo Clone of Staphylococcus Aureus.” Journal of Clinical Microbiology, vol. 45, no. 5, 2007, pp. 1505–1510., doi:10.1128/jcm.01984-06.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7344365 ; 17906123</text:p>
          </table:table-cell>
          <table:table-cell table:number-columns-repeated="1009"/>
        </table:table-row>
        <table:table-row table:style-name="ro1" table:number-rows-repeated="3">
          <table:table-cell table:number-columns-repeated="1024"/>
        </table:table-row>
        <table:table-row table:style-name="ro1">
          <table:table-cell office:value-type="string" calcext:value-type="string">
            <text:p>PBSX</text:p>
          </table:table-cell>
          <table:table-cell office:value-type="string" calcext:value-type="string">
            <text:p>Phage</text:p>
          </table:table-cell>
          <table:table-cell table:number-columns-repeated="2"/>
          <table:table-cell office:value-type="string" calcext:value-type="string">
            <text:p>bsub</text:p>
          </table:table-cell>
          <table:table-cell office:value-type="string" calcext:value-type="string">
            <text:p>NC_000964.1</text:p>
          </table:table-cell>
          <table:table-cell table:number-columns-repeated="2"/>
          <table:table-cell office:value-type="float" office:value="1320040" calcext:value-type="float">
            <text:p>1320040</text:p>
          </table:table-cell>
          <table:table-cell office:value-type="float" office:value="1346149" calcext:value-type="float">
            <text:p>1346149</text:p>
          </table:table-cell>
          <table:table-cell table:number-columns-repeated="3"/>
          <table:table-cell office:value-type="string" calcext:value-type="string">
            <text:p>https://doi.org/10.1099/13500872-142-8-2031</text:p>
          </table:table-cell>
          <table:table-cell table:number-columns-repeated="3"/>
          <table:table-cell office:value-type="string" calcext:value-type="string">
            <text:p>NC_000964.1_1320040_1346149_PBSX.fasta</text:p>
          </table:table-cell>
          <table:table-cell table:number-columns-repeated="1006"/>
        </table:table-row>
        <table:table-row table:style-name="ro1">
          <table:table-cell office:value-type="string" calcext:value-type="string">
            <text:p>SPbeta</text:p>
          </table:table-cell>
          <table:table-cell office:value-type="string" calcext:value-type="string">
            <text:p>Phage</text:p>
          </table:table-cell>
          <table:table-cell table:number-columns-repeated="2"/>
          <table:table-cell office:value-type="string" calcext:value-type="string">
            <text:p>bsub</text:p>
          </table:table-cell>
          <table:table-cell office:value-type="string" calcext:value-type="string">
            <text:p>NC_000964.1</text:p>
          </table:table-cell>
          <table:table-cell table:number-columns-repeated="2"/>
          <table:table-cell office:value-type="float" office:value="2151329" calcext:value-type="float">
            <text:p>2151329</text:p>
          </table:table-cell>
          <table:table-cell office:value-type="float" office:value="2285649" calcext:value-type="float">
            <text:p>2285649</text:p>
          </table:table-cell>
          <table:table-cell table:number-columns-repeated="3"/>
          <table:table-cell office:value-type="string" calcext:value-type="string">
            <text:p>https://doi.org/10.1099/13500872-145-5-1055</text:p>
          </table:table-cell>
          <table:table-cell/>
          <table:table-cell office:value-type="string" calcext:value-type="string">
            <text:p>Updated Start(bp) and End(bp) according to Reference</text:p>
          </table:table-cell>
          <table:table-cell/>
          <table:table-cell office:value-type="string" calcext:value-type="string">
            <text:p>NC_000964.1_2151329_2285649_SPbeta.fasta</text:p>
          </table:table-cell>
          <table:table-cell table:number-columns-repeated="1006"/>
        </table:table-row>
        <table:table-row table:style-name="ro1">
          <table:table-cell office:value-type="string" calcext:value-type="string">
            <text:p>skin</text:p>
          </table:table-cell>
          <table:table-cell office:value-type="string" calcext:value-type="string">
            <text:p>Phage</text:p>
          </table:table-cell>
          <table:table-cell table:number-columns-repeated="2"/>
          <table:table-cell office:value-type="string" calcext:value-type="string">
            <text:p>bsub</text:p>
          </table:table-cell>
          <table:table-cell office:value-type="string" calcext:value-type="string">
            <text:p>NC_000964.1</text:p>
          </table:table-cell>
          <table:table-cell table:number-columns-repeated="2"/>
          <table:table-cell office:value-type="float" office:value="2652262" calcext:value-type="float">
            <text:p>2652262</text:p>
          </table:table-cell>
          <table:table-cell office:value-type="float" office:value="2701023" calcext:value-type="float">
            <text:p>2701023</text:p>
          </table:table-cell>
          <table:table-cell table:number-columns-repeated="3"/>
          <table:table-cell office:value-type="string" calcext:value-type="string">
            <text:p>https://doi.org/10.1099/13500872-141-2-323</text:p>
          </table:table-cell>
          <table:table-cell table:number-columns-repeated="3"/>
          <table:table-cell office:value-type="string" calcext:value-type="string">
            <text:p>NC_000964.1_2652262_2701023_skin_updated.fasta</text:p>
          </table:table-cell>
          <table:table-cell table:number-columns-repeated="1006"/>
        </table:table-row>
        <table:table-row table:style-name="ro1">
          <table:table-cell office:value-type="string" calcext:value-type="string">
            <text:p>e14</text:p>
          </table:table-cell>
          <table:table-cell office:value-type="string" calcext:value-type="string">
            <text:p>Phage</text:p>
          </table:table-cell>
          <table:table-cell table:number-columns-repeated="2"/>
          <table:table-cell office:value-type="string" calcext:value-type="string">
            <text:p>ecoli</text:p>
          </table:table-cell>
          <table:table-cell office:value-type="string" calcext:value-type="string">
            <text:p>NC_000913.1</text:p>
          </table:table-cell>
          <table:table-cell table:number-columns-repeated="2"/>
          <table:table-cell office:value-type="float" office:value="1195432" calcext:value-type="float">
            <text:p>1195432</text:p>
          </table:table-cell>
          <table:table-cell office:value-type="float" office:value="1210646" calcext:value-type="float">
            <text:p>1210646</text:p>
          </table:table-cell>
          <table:table-cell table:number-columns-repeated="3"/>
          <table:table-cell office:value-type="string" calcext:value-type="string">
            <text:p>https://doi.org/10.1111/febs.15247</text:p>
          </table:table-cell>
          <table:table-cell table:number-columns-repeated="3"/>
          <table:table-cell office:value-type="string" calcext:value-type="string">
            <text:p>NC_000913.1_1195432_1210646_e14.fasta</text:p>
          </table:table-cell>
          <table:table-cell table:number-columns-repeated="1006"/>
        </table:table-row>
        <table:table-row table:style-name="ro1">
          <table:table-cell office:value-type="string" calcext:value-type="string">
            <text:p>CP4-57</text:p>
          </table:table-cell>
          <table:table-cell office:value-type="string" calcext:value-type="string">
            <text:p>Phage</text:p>
          </table:table-cell>
          <table:table-cell table:number-columns-repeated="2"/>
          <table:table-cell office:value-type="string" calcext:value-type="string">
            <text:p>ecoli</text:p>
          </table:table-cell>
          <table:table-cell office:value-type="string" calcext:value-type="string">
            <text:p>NC_000913.1</text:p>
          </table:table-cell>
          <table:table-cell table:number-columns-repeated="2"/>
          <table:table-cell office:value-type="float" office:value="2753956" calcext:value-type="float">
            <text:p>2753956</text:p>
          </table:table-cell>
          <table:table-cell office:value-type="float" office:value="2776007" calcext:value-type="float">
            <text:p>2776007</text:p>
          </table:table-cell>
          <table:table-cell table:number-columns-repeated="3"/>
          <table:table-cell office:value-type="string" calcext:value-type="string">
            <text:p>DOI: 10.1126/science.277.5331.1453</text:p>
          </table:table-cell>
          <table:table-cell table:number-columns-repeated="3"/>
          <table:table-cell office:value-type="string" calcext:value-type="string">
            <text:p>NC_000913.1_2753956_2776007_CP4-57.fasta</text:p>
          </table:table-cell>
          <table:table-cell table:number-columns-repeated="1006"/>
        </table:table-row>
        <table:table-row table:style-name="ro1">
          <table:table-cell office:value-type="string" calcext:value-type="string">
            <text:p>CP4-6</text:p>
          </table:table-cell>
          <table:table-cell office:value-type="string" calcext:value-type="string">
            <text:p>Phage</text:p>
          </table:table-cell>
          <table:table-cell table:number-columns-repeated="2"/>
          <table:table-cell office:value-type="string" calcext:value-type="string">
            <text:p>ecoli</text:p>
          </table:table-cell>
          <table:table-cell office:value-type="string" calcext:value-type="string">
            <text:p>NC_000913.1</text:p>
          </table:table-cell>
          <table:table-cell table:number-columns-repeated="2"/>
          <table:table-cell office:value-type="float" office:value="262122" calcext:value-type="float">
            <text:p>262122</text:p>
          </table:table-cell>
          <table:table-cell office:value-type="float" office:value="296489" calcext:value-type="float">
            <text:p>296489</text:p>
          </table:table-cell>
          <table:table-cell table:number-columns-repeated="3"/>
          <table:table-cell office:value-type="string" calcext:value-type="string">
            <text:p>DOI: 10.1126/science.277.5331.1453</text:p>
          </table:table-cell>
          <table:table-cell table:number-columns-repeated="3"/>
          <table:table-cell office:value-type="string" calcext:value-type="string">
            <text:p>NC_000913.1_262122_296489_CP4-6.fasta</text:p>
          </table:table-cell>
          <table:table-cell table:number-columns-repeated="1006"/>
        </table:table-row>
        <table:table-row table:style-name="ro1">
          <table:table-cell office:value-type="string" calcext:value-type="string">
            <text:p>CP4-44</text:p>
          </table:table-cell>
          <table:table-cell office:value-type="string" calcext:value-type="string">
            <text:p>Phage</text:p>
          </table:table-cell>
          <table:table-cell table:number-columns-repeated="2"/>
          <table:table-cell office:value-type="string" calcext:value-type="string">
            <text:p>ecoli</text:p>
          </table:table-cell>
          <table:table-cell office:value-type="string" calcext:value-type="string">
            <text:p>NC_000913.1</text:p>
          </table:table-cell>
          <table:table-cell table:number-columns-repeated="2"/>
          <table:table-cell office:value-type="float" office:value="2064181" calcext:value-type="float">
            <text:p>2064181</text:p>
          </table:table-cell>
          <table:table-cell office:value-type="float" office:value="2077053" calcext:value-type="float">
            <text:p>2077053</text:p>
          </table:table-cell>
          <table:table-cell table:number-columns-repeated="3"/>
          <table:table-cell office:value-type="string" calcext:value-type="string">
            <text:p>DOI: 10.1126/science.277.5331.1453</text:p>
          </table:table-cell>
          <table:table-cell table:number-columns-repeated="3"/>
          <table:table-cell office:value-type="string" calcext:value-type="string">
            <text:p>NC_000913.1_2064181_2077053_CP4-44.fasta</text:p>
          </table:table-cell>
          <table:table-cell table:number-columns-repeated="1006"/>
        </table:table-row>
        <table:table-row table:style-name="ro1">
          <table:table-cell office:value-type="string" calcext:value-type="string">
            <text:p>LEE</text:p>
          </table:table-cell>
          <table:table-cell office:value-type="string" calcext:value-type="string">
            <text:p>PAI</text:p>
          </table:table-cell>
          <table:table-cell table:number-columns-repeated="2"/>
          <table:table-cell office:value-type="string" calcext:value-type="string">
            <text:p>ecoli_O157</text:p>
          </table:table-cell>
          <table:table-cell office:value-type="string" calcext:value-type="string">
            <text:p>NC_002655.1</text:p>
          </table:table-cell>
          <table:table-cell table:number-columns-repeated="2"/>
          <table:table-cell office:value-type="float" office:value="4648075" calcext:value-type="float">
            <text:p>4648075</text:p>
          </table:table-cell>
          <table:table-cell office:value-type="float" office:value="4694486" calcext:value-type="float">
            <text:p>4694486</text:p>
          </table:table-cell>
          <table:table-cell table:number-columns-repeated="3"/>
          <table:table-cell office:value-type="string" calcext:value-type="string">
            <text:p>https://doi.org/10.1128/IAI.66.8.3810-3817.1998</text:p>
          </table:table-cell>
          <table:table-cell/>
          <table:table-cell office:value-type="string" calcext:value-type="string">
            <text:p>Updated Start(bp) and End(bp) according to Reference</text:p>
          </table:table-cell>
          <table:table-cell/>
          <table:table-cell office:value-type="string" calcext:value-type="string">
            <text:p>NC_002655.1_4648075_4694486_LEE.fasta</text:p>
          </table:table-cell>
          <table:table-cell table:number-columns-repeated="1006"/>
        </table:table-row>
        <table:table-row table:style-name="ro1">
          <table:table-cell office:value-type="string" calcext:value-type="string">
            <text:p>CP-933N</text:p>
          </table:table-cell>
          <table:table-cell office:value-type="string" calcext:value-type="string">
            <text:p>phage</text:p>
          </table:table-cell>
          <table:table-cell table:number-columns-repeated="2"/>
          <table:table-cell office:value-type="string" calcext:value-type="string">
            <text:p>ecoli_O157</text:p>
          </table:table-cell>
          <table:table-cell office:value-type="string" calcext:value-type="string">
            <text:p>NC_002655.1</text:p>
          </table:table-cell>
          <table:table-cell table:number-columns-repeated="2"/>
          <table:table-cell office:value-type="float" office:value="1626722" calcext:value-type="float">
            <text:p>1626722</text:p>
          </table:table-cell>
          <table:table-cell office:value-type="float" office:value="1669479" calcext:value-type="float">
            <text:p>1669479</text:p>
          </table:table-cell>
          <table:table-cell table:number-columns-repeated="3"/>
          <table:table-cell office:value-type="string" calcext:value-type="string">
            <text:p>https://doi.org/10.1111/j.1365-2958.2011.07650.x</text:p>
          </table:table-cell>
          <table:table-cell table:number-columns-repeated="3"/>
          <table:table-cell office:value-type="string" calcext:value-type="string">
            <text:p>NC_002655.1_1626722_1669479_CP933N.fasta</text:p>
          </table:table-cell>
          <table:table-cell table:number-columns-repeated="1006"/>
        </table:table-row>
        <table:table-row table:style-name="ro1">
          <table:table-cell office:value-type="string" calcext:value-type="string">
            <text:p>CP-933V</text:p>
          </table:table-cell>
          <table:table-cell office:value-type="string" calcext:value-type="string">
            <text:p>phage</text:p>
          </table:table-cell>
          <table:table-cell table:number-columns-repeated="2"/>
          <table:table-cell office:value-type="string" calcext:value-type="string">
            <text:p>ecoli_O157</text:p>
          </table:table-cell>
          <table:table-cell office:value-type="string" calcext:value-type="string">
            <text:p>NC_002655.1</text:p>
          </table:table-cell>
          <table:table-cell table:number-columns-repeated="2"/>
          <table:table-cell office:value-type="float" office:value="2966382" calcext:value-type="float">
            <text:p>2966382</text:p>
          </table:table-cell>
          <table:table-cell office:value-type="float" office:value="3015014" calcext:value-type="float">
            <text:p>3015014</text:p>
          </table:table-cell>
          <table:table-cell table:number-columns-repeated="3"/>
          <table:table-cell office:value-type="string" calcext:value-type="string">
            <text:p>https://doi.org/10.1128/AAC.49.3.931-944.2005</text:p>
          </table:table-cell>
          <table:table-cell/>
          <table:table-cell office:value-type="string" calcext:value-type="string">
            <text:p>Better ref might be: https://doi.org/10.1038/35054089 includes this GI and can see a mapped gene in the original coordinates (applies to all the CP-933_ GIs)</text:p>
          </table:table-cell>
          <table:table-cell/>
          <table:table-cell office:value-type="string" calcext:value-type="string">
            <text:p>NC_002655.1_2966382_3015014_CP933V.fasta</text:p>
          </table:table-cell>
          <table:table-cell table:number-columns-repeated="1006"/>
        </table:table-row>
        <table:table-row table:style-name="ro1">
          <table:table-cell office:value-type="string" calcext:value-type="string">
            <text:p>CP-933M</text:p>
          </table:table-cell>
          <table:table-cell office:value-type="string" calcext:value-type="string">
            <text:p>phage</text:p>
          </table:table-cell>
          <table:table-cell table:number-columns-repeated="2"/>
          <table:table-cell office:value-type="string" calcext:value-type="string">
            <text:p>ecoli_O157</text:p>
          </table:table-cell>
          <table:table-cell office:value-type="string" calcext:value-type="string">
            <text:p>NC_002655.1</text:p>
          </table:table-cell>
          <table:table-cell table:number-columns-repeated="2"/>
          <table:table-cell office:value-type="float" office:value="1251828" calcext:value-type="float">
            <text:p>1251828</text:p>
          </table:table-cell>
          <table:table-cell office:value-type="float" office:value="1295458" calcext:value-type="float">
            <text:p>1295458</text:p>
          </table:table-cell>
          <table:table-cell table:number-columns-repeated="3"/>
          <table:table-cell office:value-type="string" calcext:value-type="string">
            <text:p>https://doi.org/10.1111/j.1462-5822.2004.00459.x</text:p>
          </table:table-cell>
          <table:table-cell table:number-columns-repeated="3"/>
          <table:table-cell office:value-type="string" calcext:value-type="string">
            <text:p>NC_002655.1_1251828_1295458_CP933M.fasta</text:p>
          </table:table-cell>
          <table:table-cell table:number-columns-repeated="1006"/>
        </table:table-row>
        <table:table-row table:style-name="ro1">
          <table:table-cell office:value-type="string" calcext:value-type="string">
            <text:p>CP-933U</text:p>
          </table:table-cell>
          <table:table-cell office:value-type="string" calcext:value-type="string">
            <text:p>phage</text:p>
          </table:table-cell>
          <table:table-cell table:number-columns-repeated="2"/>
          <table:table-cell office:value-type="string" calcext:value-type="string">
            <text:p>ecoli_O157</text:p>
          </table:table-cell>
          <table:table-cell office:value-type="string" calcext:value-type="string">
            <text:p>NC_002655.1</text:p>
          </table:table-cell>
          <table:table-cell table:number-columns-repeated="2"/>
          <table:table-cell office:value-type="float" office:value="2743223" calcext:value-type="float">
            <text:p>2743223</text:p>
          </table:table-cell>
          <table:table-cell office:value-type="float" office:value="2788348" calcext:value-type="float">
            <text:p>2788348</text:p>
          </table:table-cell>
          <table:table-cell table:number-columns-repeated="3"/>
          <table:table-cell office:value-type="string" calcext:value-type="string">
            <text:p>https://doi.org/10.1111/j.1462-5822.2004.00459.x</text:p>
          </table:table-cell>
          <table:table-cell table:number-columns-repeated="3"/>
          <table:table-cell office:value-type="string" calcext:value-type="string">
            <text:p>NC_002655.1_2743223_2788348_CP933U.fasta</text:p>
          </table:table-cell>
          <table:table-cell table:number-columns-repeated="1006"/>
        </table:table-row>
        <table:table-row table:style-name="ro1">
          <table:table-cell office:value-type="string" calcext:value-type="string">
            <text:p>BP-933W</text:p>
          </table:table-cell>
          <table:table-cell office:value-type="string" calcext:value-type="string">
            <text:p>phage</text:p>
          </table:table-cell>
          <table:table-cell table:number-columns-repeated="2"/>
          <table:table-cell office:value-type="string" calcext:value-type="string">
            <text:p>ecoli_O157</text:p>
          </table:table-cell>
          <table:table-cell office:value-type="string" calcext:value-type="string">
            <text:p>NC_002655.1</text:p>
          </table:table-cell>
          <table:table-cell table:number-columns-repeated="2"/>
          <table:table-cell office:value-type="float" office:value="1330857" calcext:value-type="float">
            <text:p>1330857</text:p>
          </table:table-cell>
          <table:table-cell office:value-type="float" office:value="1391923" calcext:value-type="float">
            <text:p>1391923</text:p>
          </table:table-cell>
          <table:table-cell table:number-columns-repeated="3"/>
          <table:table-cell office:value-type="string" calcext:value-type="string">
            <text:p>https://doi.org/10.1038/35054089</text:p>
          </table:table-cell>
          <table:table-cell table:number-columns-repeated="3"/>
          <table:table-cell office:value-type="string" calcext:value-type="string">
            <text:p>NC_002655.1_1330857_1391923_BP933W.fasta</text:p>
          </table:table-cell>
          <table:table-cell table:number-columns-repeated="1006"/>
        </table:table-row>
        <table:table-row table:style-name="ro1">
          <table:table-cell office:value-type="string" calcext:value-type="string">
            <text:p>CP-933C</text:p>
          </table:table-cell>
          <table:table-cell office:value-type="string" calcext:value-type="string">
            <text:p>phage</text:p>
          </table:table-cell>
          <table:table-cell table:number-columns-repeated="2"/>
          <table:table-cell office:value-type="string" calcext:value-type="string">
            <text:p>ecoli_O157</text:p>
          </table:table-cell>
          <table:table-cell office:value-type="string" calcext:value-type="string">
            <text:p>NC_002655.1</text:p>
          </table:table-cell>
          <table:table-cell table:number-columns-repeated="2"/>
          <table:table-cell office:value-type="float" office:value="1678706" calcext:value-type="float">
            <text:p>1678706</text:p>
          </table:table-cell>
          <table:table-cell office:value-type="float" office:value="1693737" calcext:value-type="float">
            <text:p>1693737</text:p>
          </table:table-cell>
          <table:table-cell table:number-columns-repeated="3"/>
          <table:table-cell office:value-type="string" calcext:value-type="string">
            <text:p>https://doi.org/10.1038/35054089</text:p>
          </table:table-cell>
          <table:table-cell table:number-columns-repeated="3"/>
          <table:table-cell office:value-type="string" calcext:value-type="string">
            <text:p>NC_002655.1_1678706_1693737_CP933C.fasta</text:p>
          </table:table-cell>
          <table:table-cell table:number-columns-repeated="1006"/>
        </table:table-row>
        <table:table-row table:style-name="ro1">
          <table:table-cell office:value-type="string" calcext:value-type="string">
            <text:p>CP-933X</text:p>
          </table:table-cell>
          <table:table-cell office:value-type="string" calcext:value-type="string">
            <text:p>phage</text:p>
          </table:table-cell>
          <table:table-cell table:number-columns-repeated="2"/>
          <table:table-cell office:value-type="string" calcext:value-type="string">
            <text:p>ecoli_O157</text:p>
          </table:table-cell>
          <table:table-cell office:value-type="string" calcext:value-type="string">
            <text:p>NC_002655.1</text:p>
          </table:table-cell>
          <table:table-cell table:number-columns-repeated="2"/>
          <table:table-cell office:value-type="float" office:value="1702185" calcext:value-type="float">
            <text:p>1702185</text:p>
          </table:table-cell>
          <table:table-cell office:value-type="float" office:value="1752784" calcext:value-type="float">
            <text:p>1752784</text:p>
          </table:table-cell>
          <table:table-cell table:number-columns-repeated="3"/>
          <table:table-cell office:value-type="string" calcext:value-type="string">
            <text:p>https://doi.org/10.1038/35054089</text:p>
          </table:table-cell>
          <table:table-cell table:number-columns-repeated="3"/>
          <table:table-cell office:value-type="string" calcext:value-type="string">
            <text:p>NC_002655.1_1702185_1752784_CP933X.fasta</text:p>
          </table:table-cell>
          <table:table-cell table:number-columns-repeated="1006"/>
        </table:table-row>
        <table:table-row table:style-name="ro1">
          <table:table-cell office:value-type="string" calcext:value-type="string">
            <text:p>CP-933H&amp;I</text:p>
          </table:table-cell>
          <table:table-cell office:value-type="string" calcext:value-type="string">
            <text:p>phage</text:p>
          </table:table-cell>
          <table:table-cell table:number-columns-repeated="2"/>
          <table:table-cell office:value-type="string" calcext:value-type="string">
            <text:p>ecoli_O157</text:p>
          </table:table-cell>
          <table:table-cell office:value-type="string" calcext:value-type="string">
            <text:p>NC_002655.1</text:p>
          </table:table-cell>
          <table:table-cell table:number-columns-repeated="2"/>
          <table:table-cell office:value-type="float" office:value="300073" calcext:value-type="float">
            <text:p>300073</text:p>
          </table:table-cell>
          <table:table-cell office:value-type="float" office:value="323112" calcext:value-type="float">
            <text:p>323112</text:p>
          </table:table-cell>
          <table:table-cell table:number-columns-repeated="3"/>
          <table:table-cell office:value-type="string" calcext:value-type="string">
            <text:p>https://doi.org/10.1038/35054089</text:p>
          </table:table-cell>
          <table:table-cell table:number-columns-repeated="3"/>
          <table:table-cell office:value-type="string" calcext:value-type="string">
            <text:p>NC_0002655.1_300073_323112_CP933HI.fasta</text:p>
          </table:table-cell>
          <table:table-cell table:number-columns-repeated="1006"/>
        </table:table-row>
        <table:table-row table:style-name="ro1">
          <table:table-cell office:value-type="string" calcext:value-type="string">
            <text:p>CP-933O</text:p>
          </table:table-cell>
          <table:table-cell office:value-type="string" calcext:value-type="string">
            <text:p>phage</text:p>
          </table:table-cell>
          <table:table-cell table:number-columns-repeated="2"/>
          <table:table-cell office:value-type="string" calcext:value-type="string">
            <text:p>ecoli_O157</text:p>
          </table:table-cell>
          <table:table-cell office:value-type="string" calcext:value-type="string">
            <text:p>NC_002655.1</text:p>
          </table:table-cell>
          <table:table-cell table:number-columns-repeated="2"/>
          <table:table-cell office:value-type="float" office:value="1849488" calcext:value-type="float">
            <text:p>1849488</text:p>
          </table:table-cell>
          <table:table-cell office:value-type="float" office:value="1927638" calcext:value-type="float">
            <text:p>1927638</text:p>
          </table:table-cell>
          <table:table-cell table:number-columns-repeated="3"/>
          <table:table-cell office:value-type="string" calcext:value-type="string">
            <text:p>https://doi.org/10.1038/35054089</text:p>
          </table:table-cell>
          <table:table-cell table:number-columns-repeated="3"/>
          <table:table-cell office:value-type="string" calcext:value-type="string">
            <text:p>NC_002655.1_1849488_1927638_CP933O.fasta</text:p>
          </table:table-cell>
          <table:table-cell table:number-columns-repeated="1006"/>
        </table:table-row>
        <table:table-row table:style-name="ro1">
          <table:table-cell office:value-type="string" calcext:value-type="string">
            <text:p>CP-933R</text:p>
          </table:table-cell>
          <table:table-cell office:value-type="string" calcext:value-type="string">
            <text:p>phage</text:p>
          </table:table-cell>
          <table:table-cell table:number-columns-repeated="2"/>
          <table:table-cell office:value-type="string" calcext:value-type="string">
            <text:p>ecoli_O157</text:p>
          </table:table-cell>
          <table:table-cell office:value-type="string" calcext:value-type="string">
            <text:p>NC_002655.1</text:p>
          </table:table-cell>
          <table:table-cell table:number-columns-repeated="2"/>
          <table:table-cell office:value-type="float" office:value="2116354" calcext:value-type="float">
            <text:p>2116354</text:p>
          </table:table-cell>
          <table:table-cell office:value-type="float" office:value="2165694" calcext:value-type="float">
            <text:p>2165694</text:p>
          </table:table-cell>
          <table:table-cell table:number-columns-repeated="3"/>
          <table:table-cell office:value-type="string" calcext:value-type="string">
            <text:p>https://doi.org/10.1038/35054089</text:p>
          </table:table-cell>
          <table:table-cell table:number-columns-repeated="3"/>
          <table:table-cell office:value-type="string" calcext:value-type="string">
            <text:p>NC_002655.1_2116354_2165694_CP933R.fasta</text:p>
          </table:table-cell>
          <table:table-cell table:number-columns-repeated="1006"/>
        </table:table-row>
        <table:table-row table:style-name="ro1">
          <table:table-cell office:value-type="string" calcext:value-type="string">
            <text:p>CP-933P</text:p>
          </table:table-cell>
          <table:table-cell office:value-type="string" calcext:value-type="string">
            <text:p>phage</text:p>
          </table:table-cell>
          <table:table-cell table:number-columns-repeated="2"/>
          <table:table-cell office:value-type="string" calcext:value-type="string">
            <text:p>ecoli_O157</text:p>
          </table:table-cell>
          <table:table-cell office:value-type="string" calcext:value-type="string">
            <text:p>NC_002655.1</text:p>
          </table:table-cell>
          <table:table-cell table:number-columns-repeated="2"/>
          <table:table-cell office:value-type="float" office:value="2282949" calcext:value-type="float">
            <text:p>2282949</text:p>
          </table:table-cell>
          <table:table-cell office:value-type="float" office:value="2330172" calcext:value-type="float">
            <text:p>2330172</text:p>
          </table:table-cell>
          <table:table-cell table:number-columns-repeated="3"/>
          <table:table-cell office:value-type="string" calcext:value-type="string">
            <text:p>https://doi.org/10.1038/35054089</text:p>
          </table:table-cell>
          <table:table-cell table:number-columns-repeated="3"/>
          <table:table-cell office:value-type="string" calcext:value-type="string">
            <text:p>NC_002655.1_2282949_2330172_CP933P.fasta</text:p>
          </table:table-cell>
          <table:table-cell table:number-columns-repeated="1006"/>
        </table:table-row>
        <table:table-row table:style-name="ro1">
          <table:table-cell office:value-type="string" calcext:value-type="string">
            <text:p>CP-933Y</text:p>
          </table:table-cell>
          <table:table-cell office:value-type="string" calcext:value-type="string">
            <text:p>phage</text:p>
          </table:table-cell>
          <table:table-cell table:number-columns-repeated="2"/>
          <table:table-cell office:value-type="string" calcext:value-type="string">
            <text:p>ecoli_O157</text:p>
          </table:table-cell>
          <table:table-cell office:value-type="string" calcext:value-type="string">
            <text:p>NC_002655.1</text:p>
          </table:table-cell>
          <table:table-cell table:number-columns-repeated="2"/>
          <table:table-cell office:value-type="float" office:value="3550280" calcext:value-type="float">
            <text:p>3550280</text:p>
          </table:table-cell>
          <table:table-cell office:value-type="float" office:value="3558610" calcext:value-type="float">
            <text:p>3558610</text:p>
          </table:table-cell>
          <table:table-cell table:number-columns-repeated="3"/>
          <table:table-cell office:value-type="string" calcext:value-type="string">
            <text:p>N/A</text:p>
          </table:table-cell>
          <table:table-cell table:number-columns-repeated="3"/>
          <table:table-cell office:value-type="string" calcext:value-type="string">
            <text:p>NC_002655.1_3550280_3558610_CP933Y.fasta</text:p>
          </table:table-cell>
          <table:table-cell table:number-columns-repeated="1006"/>
        </table:table-row>
        <table:table-row table:style-name="ro1">
          <table:table-cell office:value-type="string" calcext:value-type="string">
            <text:p>SpLE1</text:p>
          </table:table-cell>
          <table:table-cell office:value-type="string" calcext:value-type="string">
            <text:p>PAI</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1370456" calcext:value-type="float">
            <text:p>1370456</text:p>
          </table:table-cell>
          <table:table-cell office:value-type="float" office:value="1456704" calcext:value-type="float">
            <text:p>1456704</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1370456_1456704_SpLE1.fasta</text:p>
          </table:table-cell>
          <table:table-cell table:number-columns-repeated="1006"/>
        </table:table-row>
        <table:table-row table:style-name="ro1">
          <table:table-cell office:value-type="string" calcext:value-type="string">
            <text:p>SpLE2</text:p>
          </table:table-cell>
          <table:table-cell office:value-type="string" calcext:value-type="string">
            <text:p>PAI</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2738079" calcext:value-type="float">
            <text:p>2738079</text:p>
          </table:table-cell>
          <table:table-cell office:value-type="float" office:value="2751537" calcext:value-type="float">
            <text:p>2751537</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2738079_2751537_SpLE2.fasta</text:p>
          </table:table-cell>
          <table:table-cell table:number-columns-repeated="1006"/>
        </table:table-row>
        <table:table-row table:style-name="ro1">
          <table:table-cell office:value-type="string" calcext:value-type="string">
            <text:p>SpLE3</text:p>
          </table:table-cell>
          <table:table-cell office:value-type="string" calcext:value-type="string">
            <text:p>PAI</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3852036" calcext:value-type="float">
            <text:p>3852036</text:p>
          </table:table-cell>
          <table:table-cell office:value-type="float" office:value="3875489" calcext:value-type="float">
            <text:p>3875489</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3852036_3875489_SpLE3.fasta</text:p>
          </table:table-cell>
          <table:table-cell table:number-columns-repeated="1006"/>
        </table:table-row>
        <table:table-row table:style-name="ro1">
          <table:table-cell office:value-type="string" calcext:value-type="string">
            <text:p>SpLE4</text:p>
          </table:table-cell>
          <table:table-cell office:value-type="string" calcext:value-type="string">
            <text:p>PAI</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4580864" calcext:value-type="float">
            <text:p>4580864</text:p>
          </table:table-cell>
          <table:table-cell office:value-type="float" office:value="4624313" calcext:value-type="float">
            <text:p>4624313</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4580864_4624313_SpLE4.fasta</text:p>
          </table:table-cell>
          <table:table-cell table:number-columns-repeated="1006"/>
        </table:table-row>
        <table:table-row table:style-name="ro1">
          <table:table-cell office:value-type="string" calcext:value-type="string">
            <text:p>SpLE5</text:p>
          </table:table-cell>
          <table:table-cell office:value-type="string" calcext:value-type="string">
            <text:p>PAI</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5347085" calcext:value-type="float">
            <text:p>5347085</text:p>
          </table:table-cell>
          <table:table-cell office:value-type="float" office:value="5357319" calcext:value-type="float">
            <text:p>5357319</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5347085_5357319_SpLE5.fasta</text:p>
          </table:table-cell>
          <table:table-cell table:number-columns-repeated="1006"/>
        </table:table-row>
        <table:table-row table:style-name="ro1">
          <table:table-cell office:value-type="string" calcext:value-type="string">
            <text:p>SpLE6</text:p>
          </table:table-cell>
          <table:table-cell office:value-type="string" calcext:value-type="string">
            <text:p>PAI</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5357371" calcext:value-type="float">
            <text:p>5357371</text:p>
          </table:table-cell>
          <table:table-cell office:value-type="float" office:value="5391518" calcext:value-type="float">
            <text:p>5391518</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5357371_5391518_SpLE6.fasta</text:p>
          </table:table-cell>
          <table:table-cell table:number-columns-repeated="1006"/>
        </table:table-row>
        <table:table-row table:style-name="ro1">
          <table:table-cell office:value-type="string" calcext:value-type="string">
            <text:p>Sp1</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300041" calcext:value-type="float">
            <text:p>300041</text:p>
          </table:table-cell>
          <table:table-cell office:value-type="float" office:value="310626" calcext:value-type="float">
            <text:p>310626</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300041_310626_Sp1.fasta</text:p>
          </table:table-cell>
          <table:table-cell table:number-columns-repeated="1006"/>
        </table:table-row>
        <table:table-row table:style-name="ro1">
          <table:table-cell office:value-type="string" calcext:value-type="string">
            <text:p>Sp2</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310627" calcext:value-type="float">
            <text:p>310627</text:p>
          </table:table-cell>
          <table:table-cell office:value-type="float" office:value="323513" calcext:value-type="float">
            <text:p>323513</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310627_323513_Sp2.fasta</text:p>
          </table:table-cell>
          <table:table-cell table:number-columns-repeated="1006"/>
        </table:table-row>
        <table:table-row table:style-name="ro1">
          <table:table-cell office:value-type="string" calcext:value-type="string">
            <text:p>Sp3</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891123" calcext:value-type="float">
            <text:p>891123</text:p>
          </table:table-cell>
          <table:table-cell office:value-type="float" office:value="929708" calcext:value-type="float">
            <text:p>929708</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891123_929708_Sp3.fasta</text:p>
          </table:table-cell>
          <table:table-cell table:number-columns-repeated="1006"/>
        </table:table-row>
        <table:table-row table:style-name="ro1">
          <table:table-cell office:value-type="string" calcext:value-type="string">
            <text:p>Sp4</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1161091" calcext:value-type="float">
            <text:p>1161091</text:p>
          </table:table-cell>
          <table:table-cell office:value-type="float" office:value="1210740" calcext:value-type="float">
            <text:p>1210740</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1161091_1210740_Sp4.fasta</text:p>
          </table:table-cell>
          <table:table-cell table:number-columns-repeated="1006"/>
        </table:table-row>
        <table:table-row table:style-name="ro1">
          <table:table-cell office:value-type="string" calcext:value-type="string">
            <text:p>Sp5</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1246012" calcext:value-type="float">
            <text:p>1246012</text:p>
          </table:table-cell>
          <table:table-cell office:value-type="float" office:value="1308719" calcext:value-type="float">
            <text:p>1308719</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1246012_1308719_Sp5.fasta</text:p>
          </table:table-cell>
          <table:table-cell table:number-columns-repeated="1006"/>
        </table:table-row>
        <table:table-row table:style-name="ro1">
          <table:table-cell office:value-type="string" calcext:value-type="string">
            <text:p>Sp6</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1541470" calcext:value-type="float">
            <text:p>1541470</text:p>
          </table:table-cell>
          <table:table-cell office:value-type="float" office:value="1589892" calcext:value-type="float">
            <text:p>1589892</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1541470_1589892_Sp6.fasta</text:p>
          </table:table-cell>
          <table:table-cell table:number-columns-repeated="1006"/>
        </table:table-row>
        <table:table-row table:style-name="ro1">
          <table:table-cell office:value-type="string" calcext:value-type="string">
            <text:p>Sp7</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1594570" calcext:value-type="float">
            <text:p>1594570</text:p>
          </table:table-cell>
          <table:table-cell office:value-type="float" office:value="1610032" calcext:value-type="float">
            <text:p>1610032</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1594570_1610032_Sp7.fasta</text:p>
          </table:table-cell>
          <table:table-cell table:number-columns-repeated="1006"/>
        </table:table-row>
        <table:table-row table:style-name="ro1">
          <table:table-cell office:value-type="string" calcext:value-type="string">
            <text:p>Sp8</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1618153" calcext:value-type="float">
            <text:p>1618153</text:p>
          </table:table-cell>
          <table:table-cell office:value-type="float" office:value="1665049" calcext:value-type="float">
            <text:p>1665049</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1618153_1665049_Sp8.fasta</text:p>
          </table:table-cell>
          <table:table-cell table:number-columns-repeated="1006"/>
        </table:table-row>
        <table:table-row table:style-name="ro1">
          <table:table-cell office:value-type="string" calcext:value-type="string">
            <text:p>Sp9</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1757506" calcext:value-type="float">
            <text:p>1757506</text:p>
          </table:table-cell>
          <table:table-cell office:value-type="float" office:value="1815680" calcext:value-type="float">
            <text:p>1815680</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1757506_1815680_Sp9.fasta</text:p>
          </table:table-cell>
          <table:table-cell table:number-columns-repeated="1006"/>
        </table:table-row>
        <table:table-row table:style-name="ro1">
          <table:table-cell office:value-type="string" calcext:value-type="string">
            <text:p>Sp10</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1921414" calcext:value-type="float">
            <text:p>1921414</text:p>
          </table:table-cell>
          <table:table-cell office:value-type="float" office:value="1972525" calcext:value-type="float">
            <text:p>1972525</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1921414_1972525_Sp10.fasta</text:p>
          </table:table-cell>
          <table:table-cell table:number-columns-repeated="1006"/>
        </table:table-row>
        <table:table-row table:style-name="ro1">
          <table:table-cell office:value-type="string" calcext:value-type="string">
            <text:p>Sp11</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2158174" calcext:value-type="float">
            <text:p>2158174</text:p>
          </table:table-cell>
          <table:table-cell office:value-type="float" office:value="2203951" calcext:value-type="float">
            <text:p>2203951</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2158174_2203951_Sp11.fasta</text:p>
          </table:table-cell>
          <table:table-cell table:number-columns-repeated="1006"/>
        </table:table-row>
        <table:table-row table:style-name="ro1">
          <table:table-cell office:value-type="string" calcext:value-type="string">
            <text:p>Sp12</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2203952" calcext:value-type="float">
            <text:p>2203952</text:p>
          </table:table-cell>
          <table:table-cell office:value-type="float" office:value="2250093" calcext:value-type="float">
            <text:p>2250093</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2203952_2250093_Sp12.fasta</text:p>
          </table:table-cell>
          <table:table-cell table:number-columns-repeated="1006"/>
        </table:table-row>
        <table:table-row table:style-name="ro1">
          <table:table-cell office:value-type="string" calcext:value-type="string">
            <text:p>Sp13</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2592901" calcext:value-type="float">
            <text:p>2592901</text:p>
          </table:table-cell>
          <table:table-cell office:value-type="float" office:value="2614020" calcext:value-type="float">
            <text:p>2614020</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2592901_2614020_Sp13.fasta</text:p>
          </table:table-cell>
          <table:table-cell table:number-columns-repeated="1006"/>
        </table:table-row>
        <table:table-row table:style-name="ro1">
          <table:table-cell office:value-type="string" calcext:value-type="string">
            <text:p>Sp14</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2668007" calcext:value-type="float">
            <text:p>2668007</text:p>
          </table:table-cell>
          <table:table-cell office:value-type="float" office:value="2712035" calcext:value-type="float">
            <text:p>2712035</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2668007_2712035_Sp14.fasta</text:p>
          </table:table-cell>
          <table:table-cell table:number-columns-repeated="1006"/>
        </table:table-row>
        <table:table-row table:style-name="ro1">
          <table:table-cell office:value-type="string" calcext:value-type="string">
            <text:p>Sp15</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2895926" calcext:value-type="float">
            <text:p>2895926</text:p>
          </table:table-cell>
          <table:table-cell office:value-type="float" office:value="2943804" calcext:value-type="float">
            <text:p>2943804</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2895926_2943804_Sp15.fasta</text:p>
          </table:table-cell>
          <table:table-cell table:number-columns-repeated="1006"/>
        </table:table-row>
        <table:table-row table:style-name="ro1">
          <table:table-cell office:value-type="string" calcext:value-type="string">
            <text:p>Sp16</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3192983" calcext:value-type="float">
            <text:p>3192983</text:p>
          </table:table-cell>
          <table:table-cell office:value-type="float" office:value="3201533" calcext:value-type="float">
            <text:p>3201533</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3192983_3201533_Sp16.fasta</text:p>
          </table:table-cell>
          <table:table-cell table:number-columns-repeated="1006"/>
        </table:table-row>
        <table:table-row table:style-name="ro1">
          <table:table-cell office:value-type="string" calcext:value-type="string">
            <text:p>Sp17</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3475965" calcext:value-type="float">
            <text:p>3475965</text:p>
          </table:table-cell>
          <table:table-cell office:value-type="float" office:value="3500163" calcext:value-type="float">
            <text:p>3500163</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3475965_3500163_Sp17.fasta</text:p>
          </table:table-cell>
          <table:table-cell table:number-columns-repeated="1006"/>
        </table:table-row>
        <table:table-row table:style-name="ro1">
          <table:table-cell office:value-type="string" calcext:value-type="string">
            <text:p>Sp18</text:p>
          </table:table-cell>
          <table:table-cell office:value-type="string" calcext:value-type="string">
            <text:p>phage</text:p>
          </table:table-cell>
          <table:table-cell table:number-columns-repeated="2"/>
          <table:table-cell office:value-type="string" calcext:value-type="string">
            <text:p>ecoli_O157n</text:p>
          </table:table-cell>
          <table:table-cell office:value-type="string" calcext:value-type="string">
            <text:p>NC_002695.1</text:p>
          </table:table-cell>
          <table:table-cell table:number-columns-repeated="2"/>
          <table:table-cell office:value-type="float" office:value="5040843" calcext:value-type="float">
            <text:p>5040843</text:p>
          </table:table-cell>
          <table:table-cell office:value-type="float" office:value="5079601" calcext:value-type="float">
            <text:p>5079601</text:p>
          </table:table-cell>
          <table:table-cell table:number-columns-repeated="3"/>
          <table:table-cell office:value-type="string" calcext:value-type="string">
            <text:p>https://doi.org/10.1016/S0966-842X(01)02173-4</text:p>
          </table:table-cell>
          <table:table-cell table:number-columns-repeated="3"/>
          <table:table-cell office:value-type="string" calcext:value-type="string">
            <text:p>NC_002695.1_5040843_5079601_Sp18.fasta</text:p>
          </table:table-cell>
          <table:table-cell table:number-columns-repeated="1006"/>
        </table:table-row>
        <table:table-row table:style-name="ro1">
          <table:table-cell office:value-type="string" calcext:value-type="string">
            <text:p>CAG</text:p>
          </table:table-cell>
          <table:table-cell office:value-type="string" calcext:value-type="string">
            <text:p>PAI</text:p>
          </table:table-cell>
          <table:table-cell table:number-columns-repeated="2"/>
          <table:table-cell office:value-type="string" calcext:value-type="string">
            <text:p>hpyl</text:p>
          </table:table-cell>
          <table:table-cell office:value-type="string" calcext:value-type="string">
            <text:p>NC_000915.1</text:p>
          </table:table-cell>
          <table:table-cell table:number-columns-repeated="2"/>
          <table:table-cell office:value-type="float" office:value="547328" calcext:value-type="float">
            <text:p>547328</text:p>
          </table:table-cell>
          <table:table-cell office:value-type="float" office:value="583481" calcext:value-type="float">
            <text:p>583481</text:p>
          </table:table-cell>
          <table:table-cell table:number-columns-repeated="3"/>
          <table:table-cell office:value-type="string" calcext:value-type="string">
            <text:p>https://doi.org/10.1046/j.1365-2958.2001.02714.x</text:p>
          </table:table-cell>
          <table:table-cell table:number-columns-repeated="3"/>
          <table:table-cell office:value-type="string" calcext:value-type="string">
            <text:p>NC_000915.1_547328_583481_CAG.fasta</text:p>
          </table:table-cell>
          <table:table-cell table:number-columns-repeated="1006"/>
        </table:table-row>
        <table:table-row table:style-name="ro1">
          <table:table-cell office:value-type="string" calcext:value-type="string">
            <text:p>CAG</text:p>
          </table:table-cell>
          <table:table-cell office:value-type="string" calcext:value-type="string">
            <text:p>PAI</text:p>
          </table:table-cell>
          <table:table-cell table:number-columns-repeated="2"/>
          <table:table-cell office:value-type="string" calcext:value-type="string">
            <text:p>hpyl99</text:p>
          </table:table-cell>
          <table:table-cell office:value-type="string" calcext:value-type="string">
            <text:p>NC_000921.1</text:p>
          </table:table-cell>
          <table:table-cell table:number-columns-repeated="2"/>
          <table:table-cell office:value-type="float" office:value="510500" calcext:value-type="float">
            <text:p>510500</text:p>
          </table:table-cell>
          <table:table-cell office:value-type="float" office:value="547108" calcext:value-type="float">
            <text:p>547108</text:p>
          </table:table-cell>
          <table:table-cell table:number-columns-repeated="3"/>
          <table:table-cell office:value-type="string" calcext:value-type="string">
            <text:p>https://doi.org/10.1038/16495</text:p>
          </table:table-cell>
          <table:table-cell table:number-columns-repeated="3"/>
          <table:table-cell office:value-type="string" calcext:value-type="string">
            <text:p>NC_000921.1_ 510500_547108_CAG.fasta</text:p>
          </table:table-cell>
          <table:table-cell table:number-columns-repeated="1006"/>
        </table:table-row>
        <table:table-row table:style-name="ro1">
          <table:table-cell office:value-type="string" calcext:value-type="string">
            <text:p>A118</text:p>
          </table:table-cell>
          <table:table-cell office:value-type="string" calcext:value-type="string">
            <text:p>phage</text:p>
          </table:table-cell>
          <table:table-cell table:number-columns-repeated="2"/>
          <table:table-cell office:value-type="string" calcext:value-type="string">
            <text:p>lismono</text:p>
          </table:table-cell>
          <table:table-cell office:value-type="string" calcext:value-type="string">
            <text:p>NC_003210.1</text:p>
          </table:table-cell>
          <table:table-cell table:number-columns-repeated="2"/>
          <table:table-cell office:value-type="float" office:value="2361897" calcext:value-type="float">
            <text:p>2361897</text:p>
          </table:table-cell>
          <table:table-cell office:value-type="float" office:value="2402366" calcext:value-type="float">
            <text:p>2402366</text:p>
          </table:table-cell>
          <table:table-cell table:number-columns-repeated="3"/>
          <table:table-cell office:value-type="string" calcext:value-type="string">
            <text:p>https://doi.org/10.1046/j.1365-2958.2000.01720.x</text:p>
          </table:table-cell>
          <table:table-cell table:number-columns-repeated="3"/>
          <table:table-cell office:value-type="string" calcext:value-type="string">
            <text:p>NC_003210.1_2361897_2402366_A118.fasta</text:p>
          </table:table-cell>
          <table:table-cell table:number-columns-repeated="1006"/>
        </table:table-row>
        <table:table-row table:style-name="ro1">
          <table:table-cell office:value-type="string" calcext:value-type="string">
            <text:p>LIPI-1</text:p>
          </table:table-cell>
          <table:table-cell office:value-type="string" calcext:value-type="string">
            <text:p>PAI</text:p>
          </table:table-cell>
          <table:table-cell table:number-columns-repeated="2"/>
          <table:table-cell office:value-type="string" calcext:value-type="string">
            <text:p>lismono</text:p>
          </table:table-cell>
          <table:table-cell office:value-type="string" calcext:value-type="string">
            <text:p>NC_003210.1</text:p>
          </table:table-cell>
          <table:table-cell table:number-columns-repeated="2"/>
          <table:table-cell office:value-type="float" office:value="203640" calcext:value-type="float">
            <text:p>203640</text:p>
          </table:table-cell>
          <table:table-cell office:value-type="float" office:value="214409" calcext:value-type="float">
            <text:p>214409</text:p>
          </table:table-cell>
          <table:table-cell table:number-columns-repeated="3"/>
          <table:table-cell office:value-type="string" calcext:value-type="string">
            <text:p>10.1128/AEM.70.7.4256-4266.2004</text:p>
          </table:table-cell>
          <table:table-cell/>
          <table:table-cell office:value-type="string" calcext:value-type="string">
            <text:p>Changed name to LIPI-1 based on literature</text:p>
          </table:table-cell>
          <table:table-cell/>
          <table:table-cell office:value-type="string" calcext:value-type="string">
            <text:p>NC_003210.1_203640_214409_LIPI-1.fasta</text:p>
          </table:table-cell>
          <table:table-cell table:number-columns-repeated="1006"/>
        </table:table-row>
        <table:table-row table:style-name="ro1">
          <table:table-cell office:value-type="string" calcext:value-type="string">
            <text:p>sda</text:p>
          </table:table-cell>
          <table:table-cell office:value-type="string" calcext:value-type="string">
            <text:p>phage</text:p>
          </table:table-cell>
          <table:table-cell table:number-columns-repeated="2"/>
          <table:table-cell office:value-type="string" calcext:value-type="string">
            <text:p>spyoMGAS</text:p>
          </table:table-cell>
          <table:table-cell office:value-type="string" calcext:value-type="string">
            <text:p>NC_003485.1</text:p>
          </table:table-cell>
          <table:table-cell table:number-columns-repeated="2"/>
          <table:table-cell office:value-type="float" office:value="1451844" calcext:value-type="float">
            <text:p>1451844</text:p>
          </table:table-cell>
          <table:table-cell office:value-type="float" office:value="1493373" calcext:value-type="float">
            <text:p>1493373</text:p>
          </table:table-cell>
          <table:table-cell table:number-columns-repeated="3"/>
          <table:table-cell office:value-type="string" calcext:value-type="string">
            <text:p>https://doi.org/10.1111/j.1365-2958.2004.04255.x</text:p>
          </table:table-cell>
          <table:table-cell table:number-columns-repeated="3"/>
          <table:table-cell office:value-type="string" calcext:value-type="string">
            <text:p>NC_003485.1_1451844_1493373_sda.fasta</text:p>
          </table:table-cell>
          <table:table-cell table:number-columns-repeated="1006"/>
        </table:table-row>
        <table:table-row table:style-name="ro1">
          <table:table-cell office:value-type="string" calcext:value-type="string">
            <text:p>T12</text:p>
          </table:table-cell>
          <table:table-cell office:value-type="string" calcext:value-type="string">
            <text:p>phage</text:p>
          </table:table-cell>
          <table:table-cell table:number-columns-repeated="2"/>
          <table:table-cell office:value-type="string" calcext:value-type="string">
            <text:p>spyoMGAS</text:p>
          </table:table-cell>
          <table:table-cell office:value-type="string" calcext:value-type="string">
            <text:p>NC_003485.1</text:p>
          </table:table-cell>
          <table:table-cell table:number-columns-repeated="2"/>
          <table:table-cell office:value-type="float" office:value="293882" calcext:value-type="float">
            <text:p>293882</text:p>
          </table:table-cell>
          <table:table-cell office:value-type="float" office:value="333625" calcext:value-type="float">
            <text:p>333625</text:p>
          </table:table-cell>
          <table:table-cell table:number-columns-repeated="3"/>
          <table:table-cell office:value-type="string" calcext:value-type="string">
            <text:p>https://doi.org/10.1016/S0966-842X(02)02461-7</text:p>
          </table:table-cell>
          <table:table-cell/>
          <table:table-cell office:value-type="string" office:string-value="https://doi-org.proxy.lib.sfu.ca/10.1046/j.1365-2958.1997.2591616.x also a good ref (shows speA gene seperated by ~35kb from integrase all that is known and this is what the sequence contains)&#10; https://www-ncbi-nlm-nih-gov.proxy.lib.sfu.ca/books/NBK333409/ has an even better map seems to actually be called T12 Name changed from speA to T12 " calcext:value-type="string">
            <text:p>https://doi-org.proxy.lib.sfu.ca/10.1046/j.1365-2958.1997.2591616.x also a good ref (shows speA gene seperated by ~35kb from integrase all that is known and this is what the sequence contains)</text:p>
            <text:p> https://www-ncbi-nlm-nih-gov.proxy.lib.sfu.ca/books/NBK333409/ has an even better map seems to actually be called T12 Name changed from speA to T12 </text:p>
          </table:table-cell>
          <table:table-cell/>
          <table:table-cell office:value-type="string" calcext:value-type="string">
            <text:p>NC_003485.1_293882_333625_T12.fasta</text:p>
          </table:table-cell>
          <table:table-cell table:number-columns-repeated="1006"/>
        </table:table-row>
        <table:table-row table:style-name="ro1">
          <table:table-cell office:value-type="string" calcext:value-type="string">
            <text:p>speC</text:p>
          </table:table-cell>
          <table:table-cell office:value-type="string" calcext:value-type="string">
            <text:p>phage</text:p>
          </table:table-cell>
          <table:table-cell table:number-columns-repeated="2"/>
          <table:table-cell office:value-type="string" calcext:value-type="string">
            <text:p>spyoMGAS</text:p>
          </table:table-cell>
          <table:table-cell office:value-type="string" calcext:value-type="string">
            <text:p>NC_003485.1</text:p>
          </table:table-cell>
          <table:table-cell table:number-columns-repeated="2"/>
          <table:table-cell office:value-type="float" office:value="578093" calcext:value-type="float">
            <text:p>578093</text:p>
          </table:table-cell>
          <table:table-cell office:value-type="float" office:value="618765" calcext:value-type="float">
            <text:p>618765</text:p>
          </table:table-cell>
          <table:table-cell table:number-columns-repeated="3"/>
          <table:table-cell office:value-type="string" calcext:value-type="string">
            <text:p>https://doi.org/10.1016/S0966-842X(02)02461-7</text:p>
          </table:table-cell>
          <table:table-cell/>
          <table:table-cell office:value-type="string" calcext:value-type="string">
            <text:p>https://www-ncbi-nlm-nih-gov.proxy.lib.sfu.ca/books/NBK333409/ has a map</text:p>
            <text:p> Updated Endpoint according to literature</text:p>
          </table:table-cell>
          <table:table-cell/>
          <table:table-cell office:value-type="string" calcext:value-type="string">
            <text:p>NC_003485.1_578093_618765_speC_updated.fasta</text:p>
          </table:table-cell>
          <table:table-cell table:number-columns-repeated="1006"/>
        </table:table-row>
        <table:table-row table:style-name="ro1">
          <table:table-cell office:value-type="string" calcext:value-type="string">
            <text:p>speL/M</text:p>
          </table:table-cell>
          <table:table-cell office:value-type="string" calcext:value-type="string">
            <text:p>phage</text:p>
          </table:table-cell>
          <table:table-cell table:number-columns-repeated="2"/>
          <table:table-cell office:value-type="string" calcext:value-type="string">
            <text:p>spyoMGAS</text:p>
          </table:table-cell>
          <table:table-cell office:value-type="string" calcext:value-type="string">
            <text:p>NC_003485.1</text:p>
          </table:table-cell>
          <table:table-cell table:number-columns-repeated="2"/>
          <table:table-cell office:value-type="float" office:value="1041280" calcext:value-type="float">
            <text:p>1041280</text:p>
          </table:table-cell>
          <table:table-cell office:value-type="float" office:value="1087739" calcext:value-type="float">
            <text:p>1087739</text:p>
          </table:table-cell>
          <table:table-cell table:number-columns-repeated="3"/>
          <table:table-cell office:value-type="string" calcext:value-type="string">
            <text:p>https://doi.org/10.1016/S0966-842X(02)02461-7</text:p>
          </table:table-cell>
          <table:table-cell/>
          <table:table-cell office:value-type="string" calcext:value-type="string">
            <text:p>10.1128/IAI.70.6.3227-3233.2002 has a map (but doesn't show speM) that indicates the phage is of a length comparible to this with the speL gene at one end and integrase at the other</text:p>
          </table:table-cell>
          <table:table-cell/>
          <table:table-cell office:value-type="string" calcext:value-type="string">
            <text:p>NC_003485.1_1041280_1087739_speLM.fasta</text:p>
          </table:table-cell>
          <table:table-cell table:number-columns-repeated="1006"/>
        </table:table-row>
        <table:table-row table:style-name="ro1">
          <table:table-cell office:value-type="string" calcext:value-type="string">
            <text:p>370.3-like</text:p>
          </table:table-cell>
          <table:table-cell office:value-type="string" calcext:value-type="string">
            <text:p>phage</text:p>
          </table:table-cell>
          <table:table-cell table:number-columns-repeated="2"/>
          <table:table-cell office:value-type="string" calcext:value-type="string">
            <text:p>spyoMGAS</text:p>
          </table:table-cell>
          <table:table-cell office:value-type="string" calcext:value-type="string">
            <text:p>NC_003485.1</text:p>
          </table:table-cell>
          <table:table-cell table:number-columns-repeated="2"/>
          <table:table-cell office:value-type="float" office:value="1206360" calcext:value-type="float">
            <text:p>1206360</text:p>
          </table:table-cell>
          <table:table-cell office:value-type="float" office:value="1241416" calcext:value-type="float">
            <text:p>1241416</text:p>
          </table:table-cell>
          <table:table-cell table:number-columns-repeated="3"/>
          <table:table-cell office:value-type="string" calcext:value-type="string">
            <text:p>https://doi.org/10.1073/pnas.071559398</text:p>
          </table:table-cell>
          <table:table-cell/>
          <table:table-cell office:value-type="string" calcext:value-type="string">
            <text:p>Also see https://www.ncbi.nlm.nih.gov/books/NBK333409/ for phage information</text:p>
          </table:table-cell>
          <table:table-cell/>
          <table:table-cell office:value-type="string" calcext:value-type="string">
            <text:p>NC_003485.1_1206360_1241416_370.3like.fasta</text:p>
          </table:table-cell>
          <table:table-cell table:number-columns-repeated="1006"/>
        </table:table-row>
        <table:table-row table:style-name="ro1">
          <table:table-cell office:value-type="string" calcext:value-type="string">
            <text:p>SCCmec-2</text:p>
          </table:table-cell>
          <table:table-cell office:value-type="string" calcext:value-type="string">
            <text:p>PAI</text:p>
          </table:table-cell>
          <table:table-cell table:number-columns-repeated="2"/>
          <table:table-cell office:value-type="string" calcext:value-type="string">
            <text:p>staaur_mu50</text:p>
          </table:table-cell>
          <table:table-cell office:value-type="string" calcext:value-type="string">
            <text:p>NC_002758.1</text:p>
          </table:table-cell>
          <table:table-cell table:number-columns-repeated="2"/>
          <table:table-cell office:value-type="float" office:value="34459" calcext:value-type="float">
            <text:p>34459</text:p>
          </table:table-cell>
          <table:table-cell office:value-type="float" office:value="102405" calcext:value-type="float">
            <text:p>102405</text:p>
          </table:table-cell>
          <table:table-cell table:number-columns-repeated="3"/>
          <table:table-cell office:value-type="string" calcext:value-type="string">
            <text:p>https://doi.org/10.1128/AAC.45.5.1323-1336.2001</text:p>
          </table:table-cell>
          <table:table-cell table:number-columns-repeated="3"/>
          <table:table-cell office:value-type="string" calcext:value-type="string">
            <text:p>NC_002758.1_34459_102405_SCCmec2.fasta</text:p>
          </table:table-cell>
          <table:table-cell table:number-columns-repeated="1006"/>
        </table:table-row>
        <table:table-row table:style-name="ro1">
          <table:table-cell office:value-type="string" calcext:value-type="string">
            <text:p>SaPIn2</text:p>
          </table:table-cell>
          <table:table-cell office:value-type="string" calcext:value-type="string">
            <text:p>PAI</text:p>
          </table:table-cell>
          <table:table-cell table:number-columns-repeated="2"/>
          <table:table-cell office:value-type="string" calcext:value-type="string">
            <text:p>staaur_mu50</text:p>
          </table:table-cell>
          <table:table-cell office:value-type="string" calcext:value-type="string">
            <text:p>NC_002758.1</text:p>
          </table:table-cell>
          <table:table-cell table:number-columns-repeated="2"/>
          <table:table-cell office:value-type="float" office:value="460238" calcext:value-type="float">
            <text:p>460238</text:p>
          </table:table-cell>
          <table:table-cell office:value-type="float" office:value="491336" calcext:value-type="float">
            <text:p>491336</text:p>
          </table:table-cell>
          <table:table-cell table:number-columns-repeated="3"/>
          <table:table-cell office:value-type="string" calcext:value-type="string">
            <text:p>https://doi.org/10.1016/S0140-6736(00)04403-2</text:p>
          </table:table-cell>
          <table:table-cell table:number-columns-repeated="3"/>
          <table:table-cell office:value-type="string" calcext:value-type="string">
            <text:p>NC_002758.1_460238_491336_SaPIn2.fasta</text:p>
          </table:table-cell>
          <table:table-cell table:number-columns-repeated="1006"/>
        </table:table-row>
        <table:table-row table:style-name="ro1">
          <table:table-cell office:value-type="string" calcext:value-type="string">
            <text:p>SaPIn3</text:p>
          </table:table-cell>
          <table:table-cell office:value-type="string" calcext:value-type="string">
            <text:p>PAI</text:p>
          </table:table-cell>
          <table:table-cell table:number-columns-repeated="2"/>
          <table:table-cell office:value-type="string" calcext:value-type="string">
            <text:p>staaur_mu50</text:p>
          </table:table-cell>
          <table:table-cell office:value-type="string" calcext:value-type="string">
            <text:p>NC_002758.1</text:p>
          </table:table-cell>
          <table:table-cell table:number-columns-repeated="2"/>
          <table:table-cell office:value-type="float" office:value="1933240" calcext:value-type="float">
            <text:p>1933240</text:p>
          </table:table-cell>
          <table:table-cell office:value-type="float" office:value="1961410" calcext:value-type="float">
            <text:p>1961410</text:p>
          </table:table-cell>
          <table:table-cell table:number-columns-repeated="3"/>
          <table:table-cell office:value-type="string" calcext:value-type="string">
            <text:p>https://doi.org/10.1016/S0140-6736(00)04403-2</text:p>
          </table:table-cell>
          <table:table-cell table:number-columns-repeated="3"/>
          <table:table-cell office:value-type="string" calcext:value-type="string">
            <text:p>NC_002758.1_ 1933240_1961410_SaPIn3.fasta</text:p>
          </table:table-cell>
          <table:table-cell table:number-columns-repeated="1006"/>
        </table:table-row>
        <table:table-row table:style-name="ro1">
          <table:table-cell office:value-type="string" calcext:value-type="string">
            <text:p>SaPIn1</text:p>
          </table:table-cell>
          <table:table-cell office:value-type="string" calcext:value-type="string">
            <text:p>PAI</text:p>
          </table:table-cell>
          <table:table-cell table:number-columns-repeated="2"/>
          <table:table-cell office:value-type="string" calcext:value-type="string">
            <text:p>staaur_mu50</text:p>
          </table:table-cell>
          <table:table-cell office:value-type="string" calcext:value-type="string">
            <text:p>NC_002758.1</text:p>
          </table:table-cell>
          <table:table-cell table:number-columns-repeated="2"/>
          <table:table-cell office:value-type="float" office:value="2127298" calcext:value-type="float">
            <text:p>2127298</text:p>
          </table:table-cell>
          <table:table-cell office:value-type="float" office:value="2148772" calcext:value-type="float">
            <text:p>2148772</text:p>
          </table:table-cell>
          <table:table-cell table:number-columns-repeated="3"/>
          <table:table-cell office:value-type="string" calcext:value-type="string">
            <text:p>https://doi.org/10.1016/S0140-6736(00)04403-2</text:p>
          </table:table-cell>
          <table:table-cell table:number-columns-repeated="3"/>
          <table:table-cell office:value-type="string" calcext:value-type="string">
            <text:p>NC_002758.1_ 2127298_2148772_SaPIn1.fasta</text:p>
          </table:table-cell>
          <table:table-cell table:number-columns-repeated="1006"/>
        </table:table-row>
        <table:table-row table:style-name="ro1">
          <table:table-cell office:value-type="string" calcext:value-type="string">
            <text:p>SaGIm</text:p>
          </table:table-cell>
          <table:table-cell office:value-type="string" calcext:value-type="string">
            <text:p>PAI</text:p>
          </table:table-cell>
          <table:table-cell table:number-columns-repeated="2"/>
          <table:table-cell office:value-type="string" calcext:value-type="string">
            <text:p>staaur_mu50</text:p>
          </table:table-cell>
          <table:table-cell office:value-type="string" calcext:value-type="string">
            <text:p>NC_002758.1</text:p>
          </table:table-cell>
          <table:table-cell table:number-columns-repeated="2"/>
          <table:table-cell office:value-type="float" office:value="874609" calcext:value-type="float">
            <text:p>874609</text:p>
          </table:table-cell>
          <table:table-cell office:value-type="float" office:value="893947" calcext:value-type="float">
            <text:p>893947</text:p>
          </table:table-cell>
          <table:table-cell table:number-columns-repeated="3"/>
          <table:table-cell office:value-type="string" calcext:value-type="string">
            <text:p>https://doi.org/10.1016/S0140-6736(00)04403-2</text:p>
          </table:table-cell>
          <table:table-cell table:number-columns-repeated="3"/>
          <table:table-cell office:value-type="string" calcext:value-type="string">
            <text:p>NC_002758.1_ 874609_893947_GIm.fasta</text:p>
          </table:table-cell>
          <table:table-cell table:number-columns-repeated="1006"/>
        </table:table-row>
        <table:table-row table:style-name="ro1">
          <table:table-cell office:value-type="string" calcext:value-type="string">
            <text:p>phiSa3mu</text:p>
          </table:table-cell>
          <table:table-cell office:value-type="string" calcext:value-type="string">
            <text:p>phage</text:p>
          </table:table-cell>
          <table:table-cell table:number-columns-repeated="2"/>
          <table:table-cell office:value-type="string" calcext:value-type="string">
            <text:p>staaur_mu50</text:p>
          </table:table-cell>
          <table:table-cell office:value-type="string" calcext:value-type="string">
            <text:p>NC_002758.1</text:p>
          </table:table-cell>
          <table:table-cell table:number-columns-repeated="2"/>
          <table:table-cell office:value-type="float" office:value="2083583" calcext:value-type="float">
            <text:p>2083583</text:p>
          </table:table-cell>
          <table:table-cell office:value-type="float" office:value="2126179" calcext:value-type="float">
            <text:p>2126179</text:p>
          </table:table-cell>
          <table:table-cell table:number-columns-repeated="3"/>
          <table:table-cell office:value-type="string" calcext:value-type="string">
            <text:p>https://doi.org/10.1016/j.femsle.2005.04.007</text:p>
          </table:table-cell>
          <table:table-cell/>
          <table:table-cell office:value-type="string" calcext:value-type="string">
            <text:p>The main gene in this GI (sea) isn't annotated in this genome at all <text:s/>but a gene with a similar seq and name is in the GI. There are also annotations within the genome indicating that it is actually Bacteriophage phiN315 (all such labelled genes are included) <text:s/>these labels are removed from a more recent version of the genome... </text:p>
          </table:table-cell>
          <table:table-cell/>
          <table:table-cell office:value-type="string" calcext:value-type="string">
            <text:p>NC_002758.1_2083583_2126179_phiSa3mu.fasta</text:p>
          </table:table-cell>
          <table:table-cell table:number-columns-repeated="1006"/>
        </table:table-row>
        <table:table-row table:style-name="ro1">
          <table:table-cell office:value-type="string" calcext:value-type="string">
            <text:p>phiSa1mu</text:p>
          </table:table-cell>
          <table:table-cell office:value-type="string" calcext:value-type="string">
            <text:p>phage</text:p>
          </table:table-cell>
          <table:table-cell table:number-columns-repeated="2"/>
          <table:table-cell office:value-type="string" calcext:value-type="string">
            <text:p>staaur_mu50</text:p>
          </table:table-cell>
          <table:table-cell office:value-type="string" calcext:value-type="string">
            <text:p>NC_002758.1</text:p>
          </table:table-cell>
          <table:table-cell table:number-columns-repeated="2"/>
          <table:table-cell office:value-type="float" office:value="917531" calcext:value-type="float">
            <text:p>917531</text:p>
          </table:table-cell>
          <table:table-cell office:value-type="float" office:value="965075" calcext:value-type="float">
            <text:p>965075</text:p>
          </table:table-cell>
          <table:table-cell table:number-columns-repeated="3"/>
          <table:table-cell office:value-type="string" calcext:value-type="string">
            <text:p>https://doi.org/10.1007/s10142-005-0019-7</text:p>
          </table:table-cell>
          <table:table-cell/>
          <table:table-cell office:value-type="string" calcext:value-type="string">
            <text:p>This paper generally useful for showing pres/absens islands in strains <text:s/>but doesn't include much about this particular island</text:p>
          </table:table-cell>
          <table:table-cell/>
          <table:table-cell office:value-type="string" calcext:value-type="string">
            <text:p>NC_002758.1_917531_965075_phiSa1mu.fasta</text:p>
          </table:table-cell>
          <table:table-cell table:number-columns-repeated="1006"/>
        </table:table-row>
        <table:table-row table:style-name="ro1">
          <table:table-cell office:value-type="string" calcext:value-type="string">
            <text:p>SCCmec-2</text:p>
          </table:table-cell>
          <table:table-cell office:value-type="string" calcext:value-type="string">
            <text:p>PAI</text:p>
          </table:table-cell>
          <table:table-cell table:number-columns-repeated="2"/>
          <table:table-cell office:value-type="string" calcext:value-type="string">
            <text:p>staaur_n314</text:p>
          </table:table-cell>
          <table:table-cell office:value-type="string" calcext:value-type="string">
            <text:p>NC_002745.1</text:p>
          </table:table-cell>
          <table:table-cell table:number-columns-repeated="2"/>
          <table:table-cell office:value-type="float" office:value="33692" calcext:value-type="float">
            <text:p>33692</text:p>
          </table:table-cell>
          <table:table-cell office:value-type="float" office:value="89402" calcext:value-type="float">
            <text:p>89402</text:p>
          </table:table-cell>
          <table:table-cell table:number-columns-repeated="3"/>
          <table:table-cell office:value-type="string" calcext:value-type="string">
            <text:p>https://doi.org/10.1128/AAC.45.5.1323-1336.2001</text:p>
          </table:table-cell>
          <table:table-cell table:number-columns-repeated="3"/>
          <table:table-cell office:value-type="string" calcext:value-type="string">
            <text:p>NC_002745.1_33692_89402_SCCmec2.fasta</text:p>
          </table:table-cell>
          <table:table-cell table:number-columns-repeated="1006"/>
        </table:table-row>
        <table:table-row table:style-name="ro1">
          <table:table-cell office:value-type="string" calcext:value-type="string">
            <text:p>SaPIn2</text:p>
          </table:table-cell>
          <table:table-cell office:value-type="string" calcext:value-type="string">
            <text:p>PAI</text:p>
          </table:table-cell>
          <table:table-cell table:number-columns-repeated="2"/>
          <table:table-cell office:value-type="string" calcext:value-type="string">
            <text:p>staaur_n315</text:p>
          </table:table-cell>
          <table:table-cell office:value-type="string" calcext:value-type="string">
            <text:p>NC_002745.1</text:p>
          </table:table-cell>
          <table:table-cell table:number-columns-repeated="2"/>
          <table:table-cell office:value-type="float" office:value="436136" calcext:value-type="float">
            <text:p>436136</text:p>
          </table:table-cell>
          <table:table-cell office:value-type="float" office:value="465478" calcext:value-type="float">
            <text:p>465478</text:p>
          </table:table-cell>
          <table:table-cell table:number-columns-repeated="3"/>
          <table:table-cell office:value-type="string" calcext:value-type="string">
            <text:p>https://doi.org/10.1016/s1286-4579(01)01414-9</text:p>
          </table:table-cell>
          <table:table-cell table:number-columns-repeated="3"/>
          <table:table-cell office:value-type="string" calcext:value-type="string">
            <text:p>NC_002745.1_436136_465478_SaPIn2.fasta</text:p>
          </table:table-cell>
          <table:table-cell table:number-columns-repeated="1006"/>
        </table:table-row>
        <table:table-row table:style-name="ro1">
          <table:table-cell office:value-type="string" calcext:value-type="string">
            <text:p>SaPIn3</text:p>
          </table:table-cell>
          <table:table-cell office:value-type="string" calcext:value-type="string">
            <text:p>PAI</text:p>
          </table:table-cell>
          <table:table-cell table:number-columns-repeated="2"/>
          <table:table-cell office:value-type="string" calcext:value-type="string">
            <text:p>staaur_n315</text:p>
          </table:table-cell>
          <table:table-cell office:value-type="string" calcext:value-type="string">
            <text:p>NC_002745.1</text:p>
          </table:table-cell>
          <table:table-cell table:number-columns-repeated="2"/>
          <table:table-cell office:value-type="float" office:value="1855355" calcext:value-type="float">
            <text:p>1855355</text:p>
          </table:table-cell>
          <table:table-cell office:value-type="float" office:value="1881610" calcext:value-type="float">
            <text:p>1881610</text:p>
          </table:table-cell>
          <table:table-cell table:number-columns-repeated="3"/>
          <table:table-cell office:value-type="string" calcext:value-type="string">
            <text:p>https://doi.org/10.1016/s1286-4579(01)01414-9</text:p>
          </table:table-cell>
          <table:table-cell/>
          <table:table-cell office:value-type="string" calcext:value-type="string">
            <text:p>https://www.ncbi.nlm.nih.gov/pmc/articles/PMC3522866/</text:p>
          </table:table-cell>
          <table:table-cell/>
          <table:table-cell office:value-type="string" calcext:value-type="string">
            <text:p>NC_002745.1_1855355_1881610_SaPIn3.fasta</text:p>
          </table:table-cell>
          <table:table-cell table:number-columns-repeated="1006"/>
        </table:table-row>
        <table:table-row table:style-name="ro1">
          <table:table-cell office:value-type="string" calcext:value-type="string">
            <text:p>SaPIn1</text:p>
          </table:table-cell>
          <table:table-cell office:value-type="string" calcext:value-type="string">
            <text:p>PAI</text:p>
          </table:table-cell>
          <table:table-cell table:number-columns-repeated="2"/>
          <table:table-cell office:value-type="string" calcext:value-type="string">
            <text:p>staaur_n315</text:p>
          </table:table-cell>
          <table:table-cell office:value-type="string" calcext:value-type="string">
            <text:p>NC_002745.1</text:p>
          </table:table-cell>
          <table:table-cell table:number-columns-repeated="2"/>
          <table:table-cell office:value-type="float" office:value="2057136" calcext:value-type="float">
            <text:p>2057136</text:p>
          </table:table-cell>
          <table:table-cell office:value-type="float" office:value="2072249" calcext:value-type="float">
            <text:p>2072249</text:p>
          </table:table-cell>
          <table:table-cell table:number-columns-repeated="3"/>
          <table:table-cell office:value-type="string" calcext:value-type="string">
            <text:p>https://doi.org/10.1016/s1286-4579(01)01414-9</text:p>
          </table:table-cell>
          <table:table-cell/>
          <table:table-cell office:value-type="string" calcext:value-type="string">
            <text:p>https://doi.org/10.1038/nrmicro2393 has more info about this GI</text:p>
          </table:table-cell>
          <table:table-cell/>
          <table:table-cell office:value-type="string" calcext:value-type="string">
            <text:p>NC_002745.1_2057136_2072249_SaPIn1.fasta</text:p>
          </table:table-cell>
          <table:table-cell table:number-columns-repeated="1006"/>
        </table:table-row>
        <table:table-row table:style-name="ro1">
          <table:table-cell office:value-type="string" calcext:value-type="string">
            <text:p>phiN315</text:p>
          </table:table-cell>
          <table:table-cell office:value-type="string" calcext:value-type="string">
            <text:p>phage</text:p>
          </table:table-cell>
          <table:table-cell table:number-columns-repeated="2"/>
          <table:table-cell office:value-type="string" calcext:value-type="string">
            <text:p>staaur_n315</text:p>
          </table:table-cell>
          <table:table-cell office:value-type="string" calcext:value-type="string">
            <text:p>NC_002745.1</text:p>
          </table:table-cell>
          <table:table-cell table:number-columns-repeated="2"/>
          <table:table-cell office:value-type="float" office:value="2005698" calcext:value-type="float">
            <text:p>2005698</text:p>
          </table:table-cell>
          <table:table-cell office:value-type="float" office:value="2049497" calcext:value-type="float">
            <text:p>2049497</text:p>
          </table:table-cell>
          <table:table-cell table:number-columns-repeated="3"/>
          <table:table-cell office:value-type="string" calcext:value-type="string">
            <text:p>https://doi.org/10.1016/S0140-6736(00)04403-2</text:p>
          </table:table-cell>
          <table:table-cell/>
          <table:table-cell office:value-type="string" calcext:value-type="string">
            <text:p>Paper doesn't discuss the phiN315 GI <text:s/>just the strain <text:s/>https://www.genome.jp/dbget-bin/www_bget?refseq:NC_004740 has an entry for the phage - genes in this line up with those in the sequence pulled out (more labelled in the online new version which makes sense) <text:s/>phiN315 also in the annotations directly from the old genome so we good </text:p>
          </table:table-cell>
          <table:table-cell/>
          <table:table-cell office:value-type="string" calcext:value-type="string">
            <text:p>NC_002745.1_2005698_2049497_phiN315.fasta</text:p>
          </table:table-cell>
          <table:table-cell table:number-columns-repeated="1006"/>
        </table:table-row>
        <table:table-row table:style-name="ro1">
          <table:table-cell office:value-type="string" calcext:value-type="string">
            <text:p>SCCmec-2</text:p>
          </table:table-cell>
          <table:table-cell office:value-type="string" calcext:value-type="string">
            <text:p>PAI</text:p>
          </table:table-cell>
          <table:table-cell table:number-columns-repeated="2"/>
          <table:table-cell office:value-type="string" calcext:value-type="string">
            <text:p>staaurmw2</text:p>
          </table:table-cell>
          <table:table-cell office:value-type="string" calcext:value-type="string">
            <text:p>NC_003923.1</text:p>
          </table:table-cell>
          <table:table-cell table:number-columns-repeated="2"/>
          <table:table-cell office:value-type="float" office:value="34490" calcext:value-type="float">
            <text:p>34490</text:p>
          </table:table-cell>
          <table:table-cell office:value-type="float" office:value="81000" calcext:value-type="float">
            <text:p>81000</text:p>
          </table:table-cell>
          <table:table-cell table:number-columns-repeated="3"/>
          <table:table-cell office:value-type="string" calcext:value-type="string">
            <text:p>https://doi.org/10.1128/AAC.45.5.1323-1336.2001</text:p>
          </table:table-cell>
          <table:table-cell table:number-columns-repeated="3"/>
          <table:table-cell office:value-type="string" calcext:value-type="string">
            <text:p>NC_003923.1_34490_81000_SCCmec2.fasta</text:p>
          </table:table-cell>
          <table:table-cell table:number-columns-repeated="1006"/>
        </table:table-row>
        <table:table-row table:style-name="ro1">
          <table:table-cell office:value-type="string" calcext:value-type="string">
            <text:p>vSa3mw</text:p>
          </table:table-cell>
          <table:table-cell office:value-type="string" calcext:value-type="string">
            <text:p>PAI</text:p>
          </table:table-cell>
          <table:table-cell table:number-columns-repeated="2"/>
          <table:table-cell office:value-type="string" calcext:value-type="string">
            <text:p>staaurmw2</text:p>
          </table:table-cell>
          <table:table-cell office:value-type="string" calcext:value-type="string">
            <text:p>NC_003923.1</text:p>
          </table:table-cell>
          <table:table-cell table:number-columns-repeated="2"/>
          <table:table-cell office:value-type="float" office:value="839358" calcext:value-type="float">
            <text:p>839358</text:p>
          </table:table-cell>
          <table:table-cell office:value-type="float" office:value="856739" calcext:value-type="float">
            <text:p>856739</text:p>
          </table:table-cell>
          <table:table-cell table:number-columns-repeated="3"/>
          <table:table-cell office:value-type="string" calcext:value-type="string">
            <text:p>https://doi.org/10.1016/s1286-4579(01)01414-9</text:p>
          </table:table-cell>
          <table:table-cell table:number-columns-repeated="3"/>
          <table:table-cell office:value-type="string" calcext:value-type="string">
            <text:p>NC_003923.1_839358_856739_vSa3mw.fasta</text:p>
          </table:table-cell>
          <table:table-cell table:number-columns-repeated="1006"/>
        </table:table-row>
        <table:table-row table:style-name="ro1">
          <table:table-cell office:value-type="string" calcext:value-type="string">
            <text:p>phiSa3mu</text:p>
          </table:table-cell>
          <table:table-cell office:value-type="string" calcext:value-type="string">
            <text:p>phage</text:p>
          </table:table-cell>
          <table:table-cell table:number-columns-repeated="2"/>
          <table:table-cell office:value-type="string" calcext:value-type="string">
            <text:p>staaurmw2</text:p>
          </table:table-cell>
          <table:table-cell office:value-type="string" calcext:value-type="string">
            <text:p>NC_003923.1</text:p>
          </table:table-cell>
          <table:table-cell table:number-columns-repeated="2"/>
          <table:table-cell office:value-type="float" office:value="2046206" calcext:value-type="float">
            <text:p>2046206</text:p>
          </table:table-cell>
          <table:table-cell office:value-type="float" office:value="2088749" calcext:value-type="float">
            <text:p>2088749</text:p>
          </table:table-cell>
          <table:table-cell table:number-columns-repeated="3"/>
          <table:table-cell office:value-type="string" calcext:value-type="string">
            <text:p>https://doi.org/10.1007/s10142-005-0019-7</text:p>
          </table:table-cell>
          <table:table-cell table:number-columns-repeated="3"/>
          <table:table-cell office:value-type="string" calcext:value-type="string">
            <text:p>NC_003923.1_2046206_2088749_phiSa3mu.fasta</text:p>
          </table:table-cell>
          <table:table-cell table:number-columns-repeated="1006"/>
        </table:table-row>
        <table:table-row table:style-name="ro1">
          <table:table-cell office:value-type="string" calcext:value-type="string">
            <text:p>phiSa2mu</text:p>
          </table:table-cell>
          <table:table-cell office:value-type="string" calcext:value-type="string">
            <text:p>phage</text:p>
          </table:table-cell>
          <table:table-cell table:number-columns-repeated="2"/>
          <table:table-cell office:value-type="string" calcext:value-type="string">
            <text:p>staaurmw2</text:p>
          </table:table-cell>
          <table:table-cell office:value-type="string" calcext:value-type="string">
            <text:p>NC_003923.1</text:p>
          </table:table-cell>
          <table:table-cell table:number-columns-repeated="2"/>
          <table:table-cell office:value-type="float" office:value="1529123" calcext:value-type="float">
            <text:p>1529123</text:p>
          </table:table-cell>
          <table:table-cell office:value-type="float" office:value="1574930" calcext:value-type="float">
            <text:p>1574930</text:p>
          </table:table-cell>
          <table:table-cell table:number-columns-repeated="3"/>
          <table:table-cell office:value-type="string" calcext:value-type="string">
            <text:p>https://doi.org/10.1007/s10142-005-0019-7</text:p>
          </table:table-cell>
          <table:table-cell table:number-columns-repeated="3"/>
          <table:table-cell office:value-type="string" calcext:value-type="string">
            <text:p>NC_003923.1_1529123_1574930_phiSa2mu.fasta</text:p>
          </table:table-cell>
          <table:table-cell table:number-columns-repeated="1006"/>
        </table:table-row>
        <table:table-row table:style-name="ro1">
          <table:table-cell office:value-type="string" calcext:value-type="string">
            <text:p>lambdaSa1</text:p>
          </table:table-cell>
          <table:table-cell office:value-type="string" calcext:value-type="string">
            <text:p>phage</text:p>
          </table:table-cell>
          <table:table-cell table:number-columns-repeated="2"/>
          <table:table-cell office:value-type="string" calcext:value-type="string">
            <text:p>strepaga</text:p>
          </table:table-cell>
          <table:table-cell office:value-type="string" calcext:value-type="string">
            <text:p>NC_004115.1</text:p>
          </table:table-cell>
          <table:table-cell table:number-columns-repeated="2"/>
          <table:table-cell office:value-type="float" office:value="558254" calcext:value-type="float">
            <text:p>558254</text:p>
          </table:table-cell>
          <table:table-cell office:value-type="float" office:value="613603" calcext:value-type="float">
            <text:p>613603</text:p>
          </table:table-cell>
          <table:table-cell table:number-columns-repeated="3"/>
          <table:table-cell office:value-type="string" calcext:value-type="string">
            <text:p>https://doi.org/10.1128/JB.00426-09</text:p>
          </table:table-cell>
          <table:table-cell/>
          <table:table-cell office:value-type="string" calcext:value-type="string">
            <text:p>Updated Start (bp) and End (bp) according to Reference</text:p>
          </table:table-cell>
          <table:table-cell/>
          <table:table-cell office:value-type="string" calcext:value-type="string">
            <text:p>NC_004116.1_558254_613603_lambdaSa1.fasta</text:p>
          </table:table-cell>
          <table:table-cell table:number-columns-repeated="1006"/>
        </table:table-row>
        <table:table-row table:style-name="ro1">
          <table:table-cell office:value-type="string" calcext:value-type="string">
            <text:p>lambdaSa2</text:p>
          </table:table-cell>
          <table:table-cell office:value-type="string" calcext:value-type="string">
            <text:p>phage</text:p>
          </table:table-cell>
          <table:table-cell table:number-columns-repeated="2"/>
          <table:table-cell office:value-type="string" calcext:value-type="string">
            <text:p>strepaga</text:p>
          </table:table-cell>
          <table:table-cell office:value-type="string" calcext:value-type="string">
            <text:p>NC_004115.1</text:p>
          </table:table-cell>
          <table:table-cell table:number-columns-repeated="2"/>
          <table:table-cell office:value-type="float" office:value="1833318" calcext:value-type="float">
            <text:p>1833318</text:p>
          </table:table-cell>
          <table:table-cell office:value-type="float" office:value="1867117" calcext:value-type="float">
            <text:p>1867117</text:p>
          </table:table-cell>
          <table:table-cell table:number-columns-repeated="3"/>
          <table:table-cell office:value-type="string" calcext:value-type="string">
            <text:p>https://doi.org/10.1111/j.1574-6968.2008.01287.x</text:p>
          </table:table-cell>
          <table:table-cell/>
          <table:table-cell office:value-type="string" calcext:value-type="string">
            <text:p>https://doi.org/10.1371/journal.pone.0205995 has a better map <text:s/>but the extracted sequence is good </text:p>
          </table:table-cell>
          <table:table-cell/>
          <table:table-cell office:value-type="string" calcext:value-type="string">
            <text:p>NC_004116.1_1833318_1867117_lambdaSa2.fasta</text:p>
          </table:table-cell>
          <table:table-cell table:number-columns-repeated="1006"/>
        </table:table-row>
        <table:table-row table:style-name="ro1">
          <table:table-cell office:value-type="string" calcext:value-type="string">
            <text:p>PPI-1</text:p>
          </table:table-cell>
          <table:table-cell office:value-type="string" calcext:value-type="string">
            <text:p>PAI</text:p>
          </table:table-cell>
          <table:table-cell table:number-columns-repeated="2"/>
          <table:table-cell office:value-type="string" calcext:value-type="string">
            <text:p>strepneu_r6</text:p>
          </table:table-cell>
          <table:table-cell office:value-type="string" calcext:value-type="string">
            <text:p>NC_003098.1</text:p>
          </table:table-cell>
          <table:table-cell table:number-columns-repeated="2"/>
          <table:table-cell office:value-type="float" office:value="917259" calcext:value-type="float">
            <text:p>917259</text:p>
          </table:table-cell>
          <table:table-cell office:value-type="float" office:value="944590" calcext:value-type="float">
            <text:p>944590</text:p>
          </table:table-cell>
          <table:table-cell table:number-columns-repeated="3"/>
          <table:table-cell office:value-type="string" calcext:value-type="string">
            <text:p>https://doi.org/10.1046/j.1365-2958.2001.02414.x</text:p>
          </table:table-cell>
          <table:table-cell table:number-columns-repeated="3"/>
          <table:table-cell office:value-type="string" calcext:value-type="string">
            <text:p>NC_003098.1_917259_944590_PPI-1.fasta</text:p>
          </table:table-cell>
          <table:table-cell table:number-columns-repeated="1006"/>
        </table:table-row>
        <table:table-row table:style-name="ro1">
          <table:table-cell office:value-type="string" calcext:value-type="string">
            <text:p>PPI-1</text:p>
          </table:table-cell>
          <table:table-cell office:value-type="string" calcext:value-type="string">
            <text:p>PAI</text:p>
          </table:table-cell>
          <table:table-cell table:number-columns-repeated="2"/>
          <table:table-cell office:value-type="string" calcext:value-type="string">
            <text:p>strepneu_tigr4</text:p>
          </table:table-cell>
          <table:table-cell office:value-type="string" calcext:value-type="string">
            <text:p>NC_003028.1</text:p>
          </table:table-cell>
          <table:table-cell table:number-columns-repeated="2"/>
          <table:table-cell office:value-type="float" office:value="972792" calcext:value-type="float">
            <text:p>972792</text:p>
          </table:table-cell>
          <table:table-cell office:value-type="float" office:value="999892" calcext:value-type="float">
            <text:p>999892</text:p>
          </table:table-cell>
          <table:table-cell table:number-columns-repeated="3"/>
          <table:table-cell office:value-type="string" calcext:value-type="string">
            <text:p>https://doi.org/10.1046/j.1365-2958.2001.02414.x</text:p>
          </table:table-cell>
          <table:table-cell table:number-columns-repeated="3"/>
          <table:table-cell office:value-type="string" calcext:value-type="string">
            <text:p>NC_003028.1_972792_999892_PPI-1.fasta</text:p>
          </table:table-cell>
          <table:table-cell table:number-columns-repeated="1006"/>
        </table:table-row>
        <table:table-row table:style-name="ro1">
          <table:table-cell office:value-type="float" office:value="370.1" calcext:value-type="float">
            <text:p>370.1</text:p>
          </table:table-cell>
          <table:table-cell office:value-type="string" calcext:value-type="string">
            <text:p>phage</text:p>
          </table:table-cell>
          <table:table-cell table:number-columns-repeated="2"/>
          <table:table-cell office:value-type="string" calcext:value-type="string">
            <text:p>streppyo</text:p>
          </table:table-cell>
          <table:table-cell office:value-type="string" calcext:value-type="string">
            <text:p>NC_002737.1</text:p>
          </table:table-cell>
          <table:table-cell table:number-columns-repeated="2"/>
          <table:table-cell office:value-type="float" office:value="529591" calcext:value-type="float">
            <text:p>529591</text:p>
          </table:table-cell>
          <table:table-cell office:value-type="float" office:value="570509" calcext:value-type="float">
            <text:p>570509</text:p>
          </table:table-cell>
          <table:table-cell table:number-columns-repeated="3"/>
          <table:table-cell office:value-type="string" calcext:value-type="string">
            <text:p>https://doi.org/10.1006/viro.2001.1085</text:p>
          </table:table-cell>
          <table:table-cell/>
          <table:table-cell office:value-type="string" calcext:value-type="string">
            <text:p>Updated Start (bp) and End (bp) according to Reference</text:p>
          </table:table-cell>
          <table:table-cell/>
          <table:table-cell office:value-type="string" calcext:value-type="string">
            <text:p>NC_002737.1_529591_570509_370.1.fasta</text:p>
          </table:table-cell>
          <table:table-cell table:number-columns-repeated="1006"/>
        </table:table-row>
        <table:table-row table:style-name="ro1">
          <table:table-cell office:value-type="float" office:value="370.2" calcext:value-type="float">
            <text:p>370.2</text:p>
          </table:table-cell>
          <table:table-cell office:value-type="string" calcext:value-type="string">
            <text:p>phage</text:p>
          </table:table-cell>
          <table:table-cell table:number-columns-repeated="2"/>
          <table:table-cell office:value-type="string" calcext:value-type="string">
            <text:p>streppyo</text:p>
          </table:table-cell>
          <table:table-cell office:value-type="string" calcext:value-type="string">
            <text:p>NC_002737.1</text:p>
          </table:table-cell>
          <table:table-cell table:number-columns-repeated="2"/>
          <table:table-cell office:value-type="float" office:value="778527" calcext:value-type="float">
            <text:p>778527</text:p>
          </table:table-cell>
          <table:table-cell office:value-type="float" office:value="821010" calcext:value-type="float">
            <text:p>821010</text:p>
          </table:table-cell>
          <table:table-cell table:number-columns-repeated="3"/>
          <table:table-cell office:value-type="string" calcext:value-type="string">
            <text:p>https://doi.org/10.1006/viro.2001.1085</text:p>
          </table:table-cell>
          <table:table-cell/>
          <table:table-cell office:value-type="string" calcext:value-type="string">
            <text:p>Updated Start (bp) and End (bp) according to Reference</text:p>
          </table:table-cell>
          <table:table-cell/>
          <table:table-cell office:value-type="string" calcext:value-type="string">
            <text:p>NC_002737.1_778527_821010_370.2.fasta</text:p>
          </table:table-cell>
          <table:table-cell table:number-columns-repeated="1006"/>
        </table:table-row>
        <table:table-row table:style-name="ro1">
          <table:table-cell office:value-type="float" office:value="370.3" calcext:value-type="float">
            <text:p>370.3</text:p>
          </table:table-cell>
          <table:table-cell office:value-type="string" calcext:value-type="string">
            <text:p>phage</text:p>
          </table:table-cell>
          <table:table-cell table:number-columns-repeated="2"/>
          <table:table-cell office:value-type="string" calcext:value-type="string">
            <text:p>streppyo</text:p>
          </table:table-cell>
          <table:table-cell office:value-type="string" calcext:value-type="string">
            <text:p>NC_002737.1</text:p>
          </table:table-cell>
          <table:table-cell table:number-columns-repeated="2"/>
          <table:table-cell office:value-type="float" office:value="1189125" calcext:value-type="float">
            <text:p>1189125</text:p>
          </table:table-cell>
          <table:table-cell office:value-type="float" office:value="1222654" calcext:value-type="float">
            <text:p>1222654</text:p>
          </table:table-cell>
          <table:table-cell table:number-columns-repeated="3"/>
          <table:table-cell office:value-type="string" calcext:value-type="string">
            <text:p>https://doi.org/10.1006/viro.2001.1085</text:p>
          </table:table-cell>
          <table:table-cell/>
          <table:table-cell office:value-type="string" calcext:value-type="string">
            <text:p>Updated Start (bp) and End (bp) according to Reference</text:p>
          </table:table-cell>
          <table:table-cell/>
          <table:table-cell office:value-type="string" calcext:value-type="string">
            <text:p>NC_002737.1_1189125_1222654_370.3.fasta</text:p>
          </table:table-cell>
          <table:table-cell table:number-columns-repeated="1006"/>
        </table:table-row>
        <table:table-row table:style-name="ro1">
          <table:table-cell office:value-type="float" office:value="370.4" calcext:value-type="float">
            <text:p>370.4</text:p>
          </table:table-cell>
          <table:table-cell office:value-type="string" calcext:value-type="string">
            <text:p>phage</text:p>
          </table:table-cell>
          <table:table-cell table:number-columns-repeated="2"/>
          <table:table-cell office:value-type="string" calcext:value-type="string">
            <text:p>streppyo</text:p>
          </table:table-cell>
          <table:table-cell office:value-type="string" calcext:value-type="string">
            <text:p>NC_002737.1</text:p>
          </table:table-cell>
          <table:table-cell table:number-columns-repeated="2"/>
          <table:table-cell office:value-type="float" office:value="1773348" calcext:value-type="float">
            <text:p>1773348</text:p>
          </table:table-cell>
          <table:table-cell office:value-type="float" office:value="1786897" calcext:value-type="float">
            <text:p>1786897</text:p>
          </table:table-cell>
          <table:table-cell table:number-columns-repeated="3"/>
          <table:table-cell office:value-type="string" calcext:value-type="string">
            <text:p>https://doi.org/10.1006/viro.2001.1085</text:p>
          </table:table-cell>
          <table:table-cell/>
          <table:table-cell office:value-type="string" calcext:value-type="string">
            <text:p>Updated Start (bp) and End (bp) according to Reference</text:p>
          </table:table-cell>
          <table:table-cell/>
          <table:table-cell office:value-type="string" calcext:value-type="string">
            <text:p>NC_002737.1_1773348_1786897_370.4.fasta</text:p>
          </table:table-cell>
          <table:table-cell table:number-columns-repeated="1006"/>
        </table:table-row>
        <table:table-row table:style-name="ro1">
          <table:table-cell office:value-type="float" office:value="315.1" calcext:value-type="float">
            <text:p>315.1</text:p>
          </table:table-cell>
          <table:table-cell office:value-type="string" calcext:value-type="string">
            <text:p>phage</text:p>
          </table:table-cell>
          <table:table-cell table:number-columns-repeated="2"/>
          <table:table-cell office:value-type="string" calcext:value-type="string">
            <text:p>streppyo315</text:p>
          </table:table-cell>
          <table:table-cell office:value-type="string" calcext:value-type="string">
            <text:p>NC_004070.1</text:p>
          </table:table-cell>
          <table:table-cell table:number-columns-repeated="2"/>
          <table:table-cell office:value-type="float" office:value="749213" calcext:value-type="float">
            <text:p>749213</text:p>
          </table:table-cell>
          <table:table-cell office:value-type="float" office:value="788176" calcext:value-type="float">
            <text:p>788176</text:p>
          </table:table-cell>
          <table:table-cell table:number-columns-repeated="3"/>
          <table:table-cell office:value-type="string" calcext:value-type="string">
            <text:p>https://doi.org/10.1371/journal.pone.0019543</text:p>
          </table:table-cell>
          <table:table-cell/>
          <table:table-cell office:value-type="string" calcext:value-type="string">
            <text:p>Ref indicates the phage is inserted after the CRISPR genes - should start at 749213 instead (an integrase) doi:10.1128/JB.01590-06 also useful and has a map <text:s/>should continue to 788176 according to ref for 315.2</text:p>
          </table:table-cell>
          <table:table-cell/>
          <table:table-cell office:value-type="string" calcext:value-type="string">
            <text:p>NC_004070.1_749213_788176_315.1.fasta</text:p>
          </table:table-cell>
          <table:table-cell table:number-columns-repeated="1006"/>
        </table:table-row>
        <table:table-row table:style-name="ro1">
          <table:table-cell office:value-type="float" office:value="315.2" calcext:value-type="float">
            <text:p>315.2</text:p>
          </table:table-cell>
          <table:table-cell office:value-type="string" calcext:value-type="string">
            <text:p>phage</text:p>
          </table:table-cell>
          <table:table-cell table:number-columns-repeated="2"/>
          <table:table-cell office:value-type="string" calcext:value-type="string">
            <text:p>streppyo315</text:p>
          </table:table-cell>
          <table:table-cell office:value-type="string" calcext:value-type="string">
            <text:p>NC_004070.1</text:p>
          </table:table-cell>
          <table:table-cell table:number-columns-repeated="2"/>
          <table:table-cell office:value-type="float" office:value="975316" calcext:value-type="float">
            <text:p>975316</text:p>
          </table:table-cell>
          <table:table-cell office:value-type="float" office:value="1018193" calcext:value-type="float">
            <text:p>1018193</text:p>
          </table:table-cell>
          <table:table-cell table:number-columns-repeated="3"/>
          <table:table-cell office:value-type="string" calcext:value-type="string">
            <text:p>https://doi.org/10.1101/gr.1096703</text:p>
          </table:table-cell>
          <table:table-cell/>
          <table:table-cell office:value-type="string" calcext:value-type="string">
            <text:p>Need to be extended to 1018193 to include the integrase - final gene in the map in this ref <text:s/>also use paper https://doi.org/10.1128/MMBR.68.3.560-602.2004 with a map </text:p>
          </table:table-cell>
          <table:table-cell/>
          <table:table-cell office:value-type="string" calcext:value-type="string">
            <text:p><text:s/>https://doi.org/10.1128/MMBR.68.3.560-602.2004</text:p>
          </table:table-cell>
          <table:table-cell table:number-columns-repeated="1006"/>
        </table:table-row>
        <table:table-row table:style-name="ro1">
          <table:table-cell office:value-type="float" office:value="315.3" calcext:value-type="float">
            <text:p>315.3</text:p>
          </table:table-cell>
          <table:table-cell office:value-type="string" calcext:value-type="string">
            <text:p>phage</text:p>
          </table:table-cell>
          <table:table-cell table:number-columns-repeated="2"/>
          <table:table-cell office:value-type="string" calcext:value-type="string">
            <text:p>streppyo315</text:p>
          </table:table-cell>
          <table:table-cell office:value-type="string" calcext:value-type="string">
            <text:p>NC_004070.1</text:p>
          </table:table-cell>
          <table:table-cell table:number-columns-repeated="2"/>
          <table:table-cell office:value-type="float" office:value="1135351" calcext:value-type="float">
            <text:p>1135351</text:p>
          </table:table-cell>
          <table:table-cell office:value-type="float" office:value="1172231" calcext:value-type="float">
            <text:p>1172231</text:p>
          </table:table-cell>
          <table:table-cell table:number-columns-repeated="3"/>
          <table:table-cell office:value-type="string" calcext:value-type="string">
            <text:p>https://doi.org/10.1016/S0966-842X(02)02461-7</text:p>
          </table:table-cell>
          <table:table-cell/>
          <table:table-cell office:value-type="string" calcext:value-type="string">
            <text:p>Extend to 1172231 based on ref</text:p>
          </table:table-cell>
          <table:table-cell/>
          <table:table-cell office:value-type="string" calcext:value-type="string">
            <text:p>NC_004070.1_1135351_1172231_315.3.fasta and NC_004070.1_975316_1018193_315.2.fasta <text:s/></text:p>
          </table:table-cell>
          <table:table-cell table:number-columns-repeated="1006"/>
        </table:table-row>
        <table:table-row table:style-name="ro1">
          <table:table-cell office:value-type="float" office:value="315.4" calcext:value-type="float">
            <text:p>315.4</text:p>
          </table:table-cell>
          <table:table-cell office:value-type="string" calcext:value-type="string">
            <text:p>phage</text:p>
          </table:table-cell>
          <table:table-cell table:number-columns-repeated="2"/>
          <table:table-cell office:value-type="string" calcext:value-type="string">
            <text:p>streppyo315</text:p>
          </table:table-cell>
          <table:table-cell office:value-type="string" calcext:value-type="string">
            <text:p>NC_004070.1</text:p>
          </table:table-cell>
          <table:table-cell table:number-columns-repeated="2"/>
          <table:table-cell office:value-type="float" office:value="1229319" calcext:value-type="float">
            <text:p>1229319</text:p>
          </table:table-cell>
          <table:table-cell office:value-type="float" office:value="1271815" calcext:value-type="float">
            <text:p>1271815</text:p>
          </table:table-cell>
          <table:table-cell table:number-columns-repeated="3"/>
          <table:table-cell office:value-type="string" calcext:value-type="string">
            <text:p>https://doi.org/10.1128/MMBR.68.3.560-602.2004</text:p>
          </table:table-cell>
          <table:table-cell/>
          <table:table-cell office:value-type="string" calcext:value-type="string">
            <text:p>See Figure 16 <text:s/>Extend to 1271815 </text:p>
          </table:table-cell>
          <table:table-cell/>
          <table:table-cell office:value-type="string" calcext:value-type="string">
            <text:p>NC_004070.1_1229319_1271815_315.4.fasta</text:p>
          </table:table-cell>
          <table:table-cell table:number-columns-repeated="1006"/>
        </table:table-row>
        <table:table-row table:style-name="ro1">
          <table:table-cell office:value-type="float" office:value="315.5" calcext:value-type="float">
            <text:p>315.5</text:p>
          </table:table-cell>
          <table:table-cell office:value-type="string" calcext:value-type="string">
            <text:p>phage</text:p>
          </table:table-cell>
          <table:table-cell table:number-columns-repeated="2"/>
          <table:table-cell office:value-type="string" calcext:value-type="string">
            <text:p>streppyo315</text:p>
          </table:table-cell>
          <table:table-cell office:value-type="string" calcext:value-type="string">
            <text:p>NC_004070.1</text:p>
          </table:table-cell>
          <table:table-cell table:number-columns-repeated="2"/>
          <table:table-cell office:value-type="float" office:value="1311736" calcext:value-type="float">
            <text:p>1311736</text:p>
          </table:table-cell>
          <table:table-cell office:value-type="float" office:value="1351250" calcext:value-type="float">
            <text:p>1351250</text:p>
          </table:table-cell>
          <table:table-cell table:number-columns-repeated="3"/>
          <table:table-cell office:value-type="string" calcext:value-type="string">
            <text:p>https://doi.org/10.1128/MMBR.68.3.560-602.2004</text:p>
          </table:table-cell>
          <table:table-cell/>
          <table:table-cell office:value-type="string" calcext:value-type="string">
            <text:p>See Figure 16 <text:s/>Extended to 1351250 </text:p>
          </table:table-cell>
          <table:table-cell/>
          <table:table-cell office:value-type="string" calcext:value-type="string">
            <text:p>NC_004070.1_1311736_1351250_315.5.fasta</text:p>
          </table:table-cell>
          <table:table-cell table:number-columns-repeated="1006"/>
        </table:table-row>
        <table:table-row table:style-name="ro1">
          <table:table-cell office:value-type="float" office:value="315.6" calcext:value-type="float">
            <text:p>315.6</text:p>
          </table:table-cell>
          <table:table-cell office:value-type="string" calcext:value-type="string">
            <text:p>phage</text:p>
          </table:table-cell>
          <table:table-cell table:number-columns-repeated="2"/>
          <table:table-cell office:value-type="string" calcext:value-type="string">
            <text:p>streppyo315</text:p>
          </table:table-cell>
          <table:table-cell office:value-type="string" calcext:value-type="string">
            <text:p>NC_004070.1</text:p>
          </table:table-cell>
          <table:table-cell table:number-columns-repeated="2"/>
          <table:table-cell office:value-type="float" office:value="1408471" calcext:value-type="float">
            <text:p>1408471</text:p>
          </table:table-cell>
          <table:table-cell office:value-type="float" office:value="1450458" calcext:value-type="float">
            <text:p>1450458</text:p>
          </table:table-cell>
          <table:table-cell table:number-columns-repeated="3"/>
          <table:table-cell office:value-type="string" calcext:value-type="string">
            <text:p>https://doi.org/10.1128/iai.71.12.7079-7086.2003</text:p>
          </table:table-cell>
          <table:table-cell/>
          <table:table-cell office:value-type="string" calcext:value-type="string">
            <text:p>Extend to 1450458</text:p>
          </table:table-cell>
          <table:table-cell/>
          <table:table-cell office:value-type="string" calcext:value-type="string">
            <text:p>NC_004070.1_1408471_1450458_315.6.fasta</text:p>
          </table:table-cell>
          <table:table-cell table:number-columns-repeated="1006"/>
        </table:table-row>
        <table:table-row table:style-name="ro1">
          <table:table-cell office:value-type="string" calcext:value-type="string">
            <text:p>SPI1</text:p>
          </table:table-cell>
          <table:table-cell office:value-type="string" calcext:value-type="string">
            <text:p>PAI</text:p>
          </table:table-cell>
          <table:table-cell table:number-columns-repeated="2"/>
          <table:table-cell office:value-type="string" calcext:value-type="string">
            <text:p>styphi</text:p>
          </table:table-cell>
          <table:table-cell office:value-type="string" calcext:value-type="string">
            <text:p>NC_003198.1</text:p>
          </table:table-cell>
          <table:table-cell table:number-columns-repeated="2"/>
          <table:table-cell office:value-type="float" office:value="2859262" calcext:value-type="float">
            <text:p>2859262</text:p>
          </table:table-cell>
          <table:table-cell office:value-type="float" office:value="2900586" calcext:value-type="float">
            <text:p>2900586</text:p>
          </table:table-cell>
          <table:table-cell table:number-columns-repeated="3"/>
          <table:table-cell office:value-type="string" calcext:value-type="string">
            <text:p>https://doi.org/10.1016/j.mib.2006.12.002</text:p>
          </table:table-cell>
          <table:table-cell table:number-columns-repeated="3"/>
          <table:table-cell office:value-type="string" calcext:value-type="string">
            <text:p>NC_003198.1_2859262_2900586_SPI1.fasta</text:p>
          </table:table-cell>
          <table:table-cell table:number-columns-repeated="1006"/>
        </table:table-row>
        <table:table-row table:style-name="ro1">
          <table:table-cell office:value-type="string" calcext:value-type="string">
            <text:p>SPI2</text:p>
          </table:table-cell>
          <table:table-cell office:value-type="string" calcext:value-type="string">
            <text:p>PAI</text:p>
          </table:table-cell>
          <table:table-cell table:number-columns-repeated="2"/>
          <table:table-cell office:value-type="string" calcext:value-type="string">
            <text:p>styphi</text:p>
          </table:table-cell>
          <table:table-cell office:value-type="string" calcext:value-type="string">
            <text:p>NC_003198.1</text:p>
          </table:table-cell>
          <table:table-cell table:number-columns-repeated="2"/>
          <table:table-cell office:value-type="float" office:value="1625241" calcext:value-type="float">
            <text:p>1625241</text:p>
          </table:table-cell>
          <table:table-cell office:value-type="float" office:value="1664710" calcext:value-type="float">
            <text:p>1664710</text:p>
          </table:table-cell>
          <table:table-cell table:number-columns-repeated="3"/>
          <table:table-cell office:value-type="string" calcext:value-type="string">
            <text:p>https://doi.org/10.1186/1471-2180-9-3</text:p>
          </table:table-cell>
          <table:table-cell/>
          <table:table-cell office:value-type="string" calcext:value-type="string">
            <text:p>https://onlinelibrary-wiley-com.proxy.lib.sfu.ca/doi/epdf/10.1046/j.1365-2958.2000.01935.x includes the early genes too</text:p>
          </table:table-cell>
          <table:table-cell/>
          <table:table-cell office:value-type="string" calcext:value-type="string">
            <text:p>NC_003198.1_1625241_1664710_SPI2.fasta</text:p>
          </table:table-cell>
          <table:table-cell table:number-columns-repeated="1006"/>
        </table:table-row>
        <table:table-row table:style-name="ro1">
          <table:table-cell office:value-type="string" calcext:value-type="string">
            <text:p>SPI3</text:p>
          </table:table-cell>
          <table:table-cell office:value-type="string" calcext:value-type="string">
            <text:p>PAI</text:p>
          </table:table-cell>
          <table:table-cell table:number-columns-repeated="2"/>
          <table:table-cell office:value-type="string" calcext:value-type="string">
            <text:p>styphi</text:p>
          </table:table-cell>
          <table:table-cell office:value-type="string" calcext:value-type="string">
            <text:p>NC_003198.1</text:p>
          </table:table-cell>
          <table:table-cell table:number-columns-repeated="2"/>
          <table:table-cell office:value-type="float" office:value="3883613" calcext:value-type="float">
            <text:p>3883613</text:p>
          </table:table-cell>
          <table:table-cell office:value-type="float" office:value="3900141" calcext:value-type="float">
            <text:p>3900141</text:p>
          </table:table-cell>
          <table:table-cell table:number-columns-repeated="3"/>
          <table:table-cell office:value-type="string" calcext:value-type="string">
            <text:p>https://doi.org/10.1128/JB.181.3.998-1004.1999</text:p>
          </table:table-cell>
          <table:table-cell table:number-columns-repeated="3"/>
          <table:table-cell office:value-type="string" calcext:value-type="string">
            <text:p>NC_003198.1_3883613_3900141_SPI3.fasta</text:p>
          </table:table-cell>
          <table:table-cell table:number-columns-repeated="1006"/>
        </table:table-row>
        <table:table-row table:style-name="ro1">
          <table:table-cell office:value-type="string" calcext:value-type="string">
            <text:p>SPI4</text:p>
          </table:table-cell>
          <table:table-cell office:value-type="string" calcext:value-type="string">
            <text:p>PAI</text:p>
          </table:table-cell>
          <table:table-cell table:number-columns-repeated="2"/>
          <table:table-cell office:value-type="string" calcext:value-type="string">
            <text:p>styphi</text:p>
          </table:table-cell>
          <table:table-cell office:value-type="string" calcext:value-type="string">
            <text:p>NC_003198.1</text:p>
          </table:table-cell>
          <table:table-cell table:number-columns-repeated="2"/>
          <table:table-cell office:value-type="float" office:value="4322993" calcext:value-type="float">
            <text:p>4322993</text:p>
          </table:table-cell>
          <table:table-cell office:value-type="float" office:value="4349107" calcext:value-type="float">
            <text:p>4349107</text:p>
          </table:table-cell>
          <table:table-cell table:number-columns-repeated="3"/>
          <table:table-cell office:value-type="string" calcext:value-type="string">
            <text:p>https://doi.org/10.1128/IAI.01224-07</text:p>
          </table:table-cell>
          <table:table-cell table:number-columns-repeated="3"/>
          <table:table-cell office:value-type="string" calcext:value-type="string">
            <text:p>NC_003198.1_4322993_4349107_SPI4.fasta</text:p>
          </table:table-cell>
          <table:table-cell table:number-columns-repeated="1006"/>
        </table:table-row>
        <table:table-row table:style-name="ro1">
          <table:table-cell office:value-type="string" calcext:value-type="string">
            <text:p>SPI5</text:p>
          </table:table-cell>
          <table:table-cell office:value-type="string" calcext:value-type="string">
            <text:p>PAI</text:p>
          </table:table-cell>
          <table:table-cell table:number-columns-repeated="2"/>
          <table:table-cell office:value-type="string" calcext:value-type="string">
            <text:p>styphi</text:p>
          </table:table-cell>
          <table:table-cell office:value-type="string" calcext:value-type="string">
            <text:p>NC_003198.1</text:p>
          </table:table-cell>
          <table:table-cell table:number-columns-repeated="2"/>
          <table:table-cell office:value-type="float" office:value="1085337" calcext:value-type="float">
            <text:p>1085337</text:p>
          </table:table-cell>
          <table:table-cell office:value-type="float" office:value="1092563" calcext:value-type="float">
            <text:p>1092563</text:p>
          </table:table-cell>
          <table:table-cell table:number-columns-repeated="3"/>
          <table:table-cell office:value-type="string" calcext:value-type="string">
            <text:p>https://doi.org/10.1128/JB.183.7.2348-2358.2001</text:p>
          </table:table-cell>
          <table:table-cell table:number-columns-repeated="3"/>
          <table:table-cell office:value-type="string" calcext:value-type="string">
            <text:p>NC_003198.1_1085337_1092563_SPI5.fasta</text:p>
          </table:table-cell>
          <table:table-cell table:number-columns-repeated="1006"/>
        </table:table-row>
        <table:table-row table:style-name="ro1">
          <table:table-cell office:value-type="string" calcext:value-type="string">
            <text:p>SPI6</text:p>
          </table:table-cell>
          <table:table-cell office:value-type="string" calcext:value-type="string">
            <text:p>PAI</text:p>
          </table:table-cell>
          <table:table-cell table:number-columns-repeated="2"/>
          <table:table-cell office:value-type="string" calcext:value-type="string">
            <text:p>styphi</text:p>
          </table:table-cell>
          <table:table-cell office:value-type="string" calcext:value-type="string">
            <text:p>NC_003198.1</text:p>
          </table:table-cell>
          <table:table-cell table:number-columns-repeated="2"/>
          <table:table-cell office:value-type="float" office:value="302488" calcext:value-type="float">
            <text:p>302488</text:p>
          </table:table-cell>
          <table:table-cell office:value-type="float" office:value="361834" calcext:value-type="float">
            <text:p>361834</text:p>
          </table:table-cell>
          <table:table-cell table:number-columns-repeated="3"/>
          <table:table-cell office:value-type="string" calcext:value-type="string">
            <text:p>https://doi.org/10.1038/35101607</text:p>
          </table:table-cell>
          <table:table-cell table:number-columns-repeated="3"/>
          <table:table-cell office:value-type="string" calcext:value-type="string">
            <text:p>NC_003198.1_302488_361834_SPI6.fasta</text:p>
          </table:table-cell>
          <table:table-cell table:number-columns-repeated="1006"/>
        </table:table-row>
        <table:table-row table:style-name="ro1">
          <table:table-cell office:value-type="string" calcext:value-type="string">
            <text:p>SPI7</text:p>
          </table:table-cell>
          <table:table-cell office:value-type="string" calcext:value-type="string">
            <text:p>PAI</text:p>
          </table:table-cell>
          <table:table-cell table:number-columns-repeated="2"/>
          <table:table-cell office:value-type="string" calcext:value-type="string">
            <text:p>styphi</text:p>
          </table:table-cell>
          <table:table-cell office:value-type="string" calcext:value-type="string">
            <text:p>NC_003198.1</text:p>
          </table:table-cell>
          <table:table-cell table:number-columns-repeated="2"/>
          <table:table-cell office:value-type="float" office:value="4409574" calcext:value-type="float">
            <text:p>4409574</text:p>
          </table:table-cell>
          <table:table-cell office:value-type="float" office:value="4543073" calcext:value-type="float">
            <text:p>4543073</text:p>
          </table:table-cell>
          <table:table-cell table:number-columns-repeated="3"/>
          <table:table-cell office:value-type="string" calcext:value-type="string">
            <text:p>https://doi.org/10.1128/jb.185.17.5055-5065.2003</text:p>
          </table:table-cell>
          <table:table-cell/>
          <table:table-cell office:value-type="string" calcext:value-type="string">
            <text:p>Updated Start (bp) and End (bp) according to Reference</text:p>
          </table:table-cell>
          <table:table-cell/>
          <table:table-cell office:value-type="string" calcext:value-type="string">
            <text:p>NC_003198.1_4409574_4543073_SPI7.fasta</text:p>
          </table:table-cell>
          <table:table-cell table:number-columns-repeated="1006"/>
        </table:table-row>
        <table:table-row table:style-name="ro1">
          <table:table-cell office:value-type="string" calcext:value-type="string">
            <text:p>SPI8</text:p>
          </table:table-cell>
          <table:table-cell office:value-type="string" calcext:value-type="string">
            <text:p>PAI</text:p>
          </table:table-cell>
          <table:table-cell table:number-columns-repeated="2"/>
          <table:table-cell office:value-type="string" calcext:value-type="string">
            <text:p>styphi</text:p>
          </table:table-cell>
          <table:table-cell office:value-type="string" calcext:value-type="string">
            <text:p>NC_003198.1</text:p>
          </table:table-cell>
          <table:table-cell table:number-columns-repeated="2"/>
          <table:table-cell office:value-type="float" office:value="3131717" calcext:value-type="float">
            <text:p>3131717</text:p>
          </table:table-cell>
          <table:table-cell office:value-type="float" office:value="3139414" calcext:value-type="float">
            <text:p>3139414</text:p>
          </table:table-cell>
          <table:table-cell table:number-columns-repeated="3"/>
          <table:table-cell office:value-type="string" calcext:value-type="string">
            <text:p>https://doi.org/10.1186/s40659-017-0109-8</text:p>
          </table:table-cell>
          <table:table-cell table:number-columns-repeated="3"/>
          <table:table-cell office:value-type="string" calcext:value-type="string">
            <text:p>NC_003198.1_3131717_3139414_SPI8.fasta</text:p>
          </table:table-cell>
          <table:table-cell table:number-columns-repeated="1006"/>
        </table:table-row>
        <table:table-row table:style-name="ro1">
          <table:table-cell office:value-type="string" calcext:value-type="string">
            <text:p>SPI9</text:p>
          </table:table-cell>
          <table:table-cell office:value-type="string" calcext:value-type="string">
            <text:p>PAI</text:p>
          </table:table-cell>
          <table:table-cell table:number-columns-repeated="2"/>
          <table:table-cell office:value-type="string" calcext:value-type="string">
            <text:p>styphi</text:p>
          </table:table-cell>
          <table:table-cell office:value-type="string" calcext:value-type="string">
            <text:p>NC_003198.1</text:p>
          </table:table-cell>
          <table:table-cell table:number-columns-repeated="2"/>
          <table:table-cell office:value-type="float" office:value="2743495" calcext:value-type="float">
            <text:p>2743495</text:p>
          </table:table-cell>
          <table:table-cell office:value-type="float" office:value="2759190" calcext:value-type="float">
            <text:p>2759190</text:p>
          </table:table-cell>
          <table:table-cell table:number-columns-repeated="3"/>
          <table:table-cell office:value-type="string" calcext:value-type="string">
            <text:p>https://doi.org/10.1099/mic.0.000319</text:p>
          </table:table-cell>
          <table:table-cell table:number-columns-repeated="3"/>
          <table:table-cell office:value-type="string" calcext:value-type="string">
            <text:p>NC_003198.1_2743495_2759190_SPI9.fasta</text:p>
          </table:table-cell>
          <table:table-cell table:number-columns-repeated="1006"/>
        </table:table-row>
        <table:table-row table:style-name="ro1">
          <table:table-cell office:value-type="string" calcext:value-type="string">
            <text:p>SPI10</text:p>
          </table:table-cell>
          <table:table-cell office:value-type="string" calcext:value-type="string">
            <text:p>PAI</text:p>
          </table:table-cell>
          <table:table-cell table:number-columns-repeated="2"/>
          <table:table-cell office:value-type="string" calcext:value-type="string">
            <text:p>styphi</text:p>
          </table:table-cell>
          <table:table-cell office:value-type="string" calcext:value-type="string">
            <text:p>NC_003198.1</text:p>
          </table:table-cell>
          <table:table-cell table:number-columns-repeated="2"/>
          <table:table-cell office:value-type="float" office:value="4683690" calcext:value-type="float">
            <text:p>4683690</text:p>
          </table:table-cell>
          <table:table-cell office:value-type="float" office:value="4716539" calcext:value-type="float">
            <text:p>4716539</text:p>
          </table:table-cell>
          <table:table-cell table:number-columns-repeated="3"/>
          <table:table-cell office:value-type="string" calcext:value-type="string">
            <text:p>https://doi.org/10.1371/journal.pntd.0006839</text:p>
          </table:table-cell>
          <table:table-cell table:number-columns-repeated="3"/>
          <table:table-cell office:value-type="string" calcext:value-type="string">
            <text:p>NC_003198.1_4683690_4716539_SPI10.fasta</text:p>
          </table:table-cell>
          <table:table-cell table:number-columns-repeated="1006"/>
        </table:table-row>
        <table:table-row table:style-name="ro1">
          <table:table-cell office:value-type="string" calcext:value-type="string">
            <text:p>SPI1</text:p>
          </table:table-cell>
          <table:table-cell office:value-type="string" calcext:value-type="string">
            <text:p>PAI</text:p>
          </table:table-cell>
          <table:table-cell table:number-columns-repeated="2"/>
          <table:table-cell office:value-type="string" calcext:value-type="string">
            <text:p>styphium</text:p>
          </table:table-cell>
          <table:table-cell office:value-type="string" calcext:value-type="string">
            <text:p>NC_003197.1</text:p>
          </table:table-cell>
          <table:table-cell table:number-columns-repeated="2"/>
          <table:table-cell office:value-type="float" office:value="3009898" calcext:value-type="float">
            <text:p>3009898</text:p>
          </table:table-cell>
          <table:table-cell office:value-type="float" office:value="3050120" calcext:value-type="float">
            <text:p>3050120</text:p>
          </table:table-cell>
          <table:table-cell table:number-columns-repeated="3"/>
          <table:table-cell office:value-type="string" calcext:value-type="string">
            <text:p>https://doi.org/10.1016/j.mib.2006.12.002</text:p>
          </table:table-cell>
          <table:table-cell table:number-columns-repeated="3"/>
          <table:table-cell office:value-type="string" calcext:value-type="string">
            <text:p>NC_003197.1_3009898_3050120_SPI1.fasta</text:p>
          </table:table-cell>
          <table:table-cell table:number-columns-repeated="1006"/>
        </table:table-row>
        <table:table-row table:style-name="ro1">
          <table:table-cell office:value-type="string" calcext:value-type="string">
            <text:p>SPI2</text:p>
          </table:table-cell>
          <table:table-cell office:value-type="string" calcext:value-type="string">
            <text:p>PAI</text:p>
          </table:table-cell>
          <table:table-cell table:number-columns-repeated="2"/>
          <table:table-cell office:value-type="string" calcext:value-type="string">
            <text:p>styphium</text:p>
          </table:table-cell>
          <table:table-cell office:value-type="string" calcext:value-type="string">
            <text:p>NC_003197.1</text:p>
          </table:table-cell>
          <table:table-cell table:number-columns-repeated="2"/>
          <table:table-cell office:value-type="float" office:value="1461740" calcext:value-type="float">
            <text:p>1461740</text:p>
          </table:table-cell>
          <table:table-cell office:value-type="float" office:value="1501489" calcext:value-type="float">
            <text:p>1501489</text:p>
          </table:table-cell>
          <table:table-cell table:number-columns-repeated="3"/>
          <table:table-cell office:value-type="string" calcext:value-type="string">
            <text:p>https://doi.org/10.1186/1471-2180-9-3</text:p>
          </table:table-cell>
          <table:table-cell/>
          <table:table-cell office:value-type="string" calcext:value-type="string">
            <text:p>https://onlinelibrary-wiley-com.proxy.lib.sfu.ca/doi/epdf/10.1046/j.1365-2958.2000.01935.x includes the early genes too</text:p>
          </table:table-cell>
          <table:table-cell/>
          <table:table-cell office:value-type="string" calcext:value-type="string">
            <text:p>NC_003197.1_1461740_1501489_SPI2.fasta</text:p>
          </table:table-cell>
          <table:table-cell table:number-columns-repeated="1006"/>
        </table:table-row>
        <table:table-row table:style-name="ro1">
          <table:table-cell office:value-type="string" calcext:value-type="string">
            <text:p>SPI3</text:p>
          </table:table-cell>
          <table:table-cell office:value-type="string" calcext:value-type="string">
            <text:p>PAI</text:p>
          </table:table-cell>
          <table:table-cell table:number-columns-repeated="2"/>
          <table:table-cell office:value-type="string" calcext:value-type="string">
            <text:p>styphium</text:p>
          </table:table-cell>
          <table:table-cell office:value-type="string" calcext:value-type="string">
            <text:p>NC_003197.1</text:p>
          </table:table-cell>
          <table:table-cell table:number-columns-repeated="2"/>
          <table:table-cell office:value-type="float" office:value="3948987" calcext:value-type="float">
            <text:p>3948987</text:p>
          </table:table-cell>
          <table:table-cell office:value-type="float" office:value="3984421" calcext:value-type="float">
            <text:p>3984421</text:p>
          </table:table-cell>
          <table:table-cell table:number-columns-repeated="3"/>
          <table:table-cell office:value-type="string" calcext:value-type="string">
            <text:p>https://doi.org/10.1128/JB.181.3.998-1004.1999</text:p>
          </table:table-cell>
          <table:table-cell table:number-columns-repeated="3"/>
          <table:table-cell office:value-type="string" calcext:value-type="string">
            <text:p>NC_003197.1_3948987_3984421_SPI3.fasta</text:p>
          </table:table-cell>
          <table:table-cell table:number-columns-repeated="1006"/>
        </table:table-row>
        <table:table-row table:style-name="ro1">
          <table:table-cell office:value-type="string" calcext:value-type="string">
            <text:p>SPI4</text:p>
          </table:table-cell>
          <table:table-cell office:value-type="string" calcext:value-type="string">
            <text:p>PAI</text:p>
          </table:table-cell>
          <table:table-cell table:number-columns-repeated="2"/>
          <table:table-cell office:value-type="string" calcext:value-type="string">
            <text:p>styphium</text:p>
          </table:table-cell>
          <table:table-cell office:value-type="string" calcext:value-type="string">
            <text:p>NC_003197.1</text:p>
          </table:table-cell>
          <table:table-cell table:number-columns-repeated="2"/>
          <table:table-cell office:value-type="float" office:value="4477857" calcext:value-type="float">
            <text:p>4477857</text:p>
          </table:table-cell>
          <table:table-cell office:value-type="float" office:value="4501259" calcext:value-type="float">
            <text:p>4501259</text:p>
          </table:table-cell>
          <table:table-cell table:number-columns-repeated="3"/>
          <table:table-cell office:value-type="string" calcext:value-type="string">
            <text:p>https://doi.org/10.1128/IAI.01224-07</text:p>
          </table:table-cell>
          <table:table-cell table:number-columns-repeated="3"/>
          <table:table-cell office:value-type="string" calcext:value-type="string">
            <text:p>NC_003197.1_4477857_4501259_SPI4.fasta</text:p>
          </table:table-cell>
          <table:table-cell table:number-columns-repeated="1006"/>
        </table:table-row>
        <table:table-row table:style-name="ro1">
          <table:table-cell office:value-type="string" calcext:value-type="string">
            <text:p>SPI5</text:p>
          </table:table-cell>
          <table:table-cell office:value-type="string" calcext:value-type="string">
            <text:p>PAI</text:p>
          </table:table-cell>
          <table:table-cell table:number-columns-repeated="2"/>
          <table:table-cell office:value-type="string" calcext:value-type="string">
            <text:p>styphium</text:p>
          </table:table-cell>
          <table:table-cell office:value-type="string" calcext:value-type="string">
            <text:p>NC_003197.1</text:p>
          </table:table-cell>
          <table:table-cell table:number-columns-repeated="2"/>
          <table:table-cell office:value-type="float" office:value="1175548" calcext:value-type="float">
            <text:p>1175548</text:p>
          </table:table-cell>
          <table:table-cell office:value-type="float" office:value="1182107" calcext:value-type="float">
            <text:p>1182107</text:p>
          </table:table-cell>
          <table:table-cell table:number-columns-repeated="3"/>
          <table:table-cell office:value-type="string" calcext:value-type="string">
            <text:p>https://doi.org/10.1128/JB.183.7.2348-2358.2001</text:p>
          </table:table-cell>
          <table:table-cell table:number-columns-repeated="3"/>
          <table:table-cell office:value-type="string" calcext:value-type="string">
            <text:p>NC_003197.1_1175548_1182107_SPI5.fasta</text:p>
          </table:table-cell>
          <table:table-cell table:number-columns-repeated="1006"/>
        </table:table-row>
        <table:table-row table:style-name="ro1">
          <table:table-cell office:value-type="string" calcext:value-type="string">
            <text:p>SPI6</text:p>
          </table:table-cell>
          <table:table-cell office:value-type="string" calcext:value-type="string">
            <text:p>PAI</text:p>
          </table:table-cell>
          <table:table-cell table:number-columns-repeated="2"/>
          <table:table-cell office:value-type="string" calcext:value-type="string">
            <text:p>styphium</text:p>
          </table:table-cell>
          <table:table-cell office:value-type="string" calcext:value-type="string">
            <text:p>NC_003197.1</text:p>
          </table:table-cell>
          <table:table-cell table:number-columns-repeated="2"/>
          <table:table-cell office:value-type="float" office:value="304665" calcext:value-type="float">
            <text:p>304665</text:p>
          </table:table-cell>
          <table:table-cell office:value-type="float" office:value="351350" calcext:value-type="float">
            <text:p>351350</text:p>
          </table:table-cell>
          <table:table-cell table:number-columns-repeated="3"/>
          <table:table-cell office:value-type="string" calcext:value-type="string">
            <text:p>https://doi.org/10.1128/IAI.06205-11</text:p>
          </table:table-cell>
          <table:table-cell/>
          <table:table-cell office:value-type="string" calcext:value-type="string">
            <text:p>https://www-microbiologyresearch-org.proxy.lib.sfu.ca/docserver/fulltext/micro/153/4/1207.pdf?expires=1611048674&amp;id=id&amp;accname=guest&amp;checksum=05D1A5253FEA6B105F93E0790DB0870D also good ref to include</text:p>
          </table:table-cell>
          <table:table-cell/>
          <table:table-cell office:value-type="string" calcext:value-type="string">
            <text:p>NC_003197.1_304665_351350_SPI6.fasta</text:p>
          </table:table-cell>
          <table:table-cell table:number-columns-repeated="1006"/>
        </table:table-row>
        <table:table-row table:style-name="ro1">
          <table:table-cell office:value-type="string" calcext:value-type="string">
            <text:p>gifsy-2</text:p>
          </table:table-cell>
          <table:table-cell office:value-type="string" calcext:value-type="string">
            <text:p>phage</text:p>
          </table:table-cell>
          <table:table-cell table:number-columns-repeated="2"/>
          <table:table-cell office:value-type="string" calcext:value-type="string">
            <text:p>styphium</text:p>
          </table:table-cell>
          <table:table-cell office:value-type="string" calcext:value-type="string">
            <text:p>NC_003197.1</text:p>
          </table:table-cell>
          <table:table-cell table:number-columns-repeated="2"/>
          <table:table-cell office:value-type="float" office:value="1098228" calcext:value-type="float">
            <text:p>1098228</text:p>
          </table:table-cell>
          <table:table-cell office:value-type="float" office:value="1143714" calcext:value-type="float">
            <text:p>1143714</text:p>
          </table:table-cell>
          <table:table-cell table:number-columns-repeated="3"/>
          <table:table-cell office:value-type="string" calcext:value-type="string">
            <text:p>https://doi.org/10.1128/jb.184.22.6235-6249.2002</text:p>
          </table:table-cell>
          <table:table-cell table:number-columns-repeated="3"/>
          <table:table-cell office:value-type="string" calcext:value-type="string">
            <text:p>NC_003197.1_1098228_1143714_gifsy2.fasta</text:p>
          </table:table-cell>
          <table:table-cell table:number-columns-repeated="1006"/>
        </table:table-row>
        <table:table-row table:style-name="ro1">
          <table:table-cell office:value-type="string" calcext:value-type="string">
            <text:p>gifsy-1</text:p>
          </table:table-cell>
          <table:table-cell office:value-type="string" calcext:value-type="string">
            <text:p>phage</text:p>
          </table:table-cell>
          <table:table-cell table:number-columns-repeated="2"/>
          <table:table-cell office:value-type="string" calcext:value-type="string">
            <text:p>styphium</text:p>
          </table:table-cell>
          <table:table-cell office:value-type="string" calcext:value-type="string">
            <text:p>NC_003197.1</text:p>
          </table:table-cell>
          <table:table-cell table:number-columns-repeated="2"/>
          <table:table-cell office:value-type="float" office:value="2728976" calcext:value-type="float">
            <text:p>2728976</text:p>
          </table:table-cell>
          <table:table-cell office:value-type="float" office:value="2776816" calcext:value-type="float">
            <text:p>2776816</text:p>
          </table:table-cell>
          <table:table-cell table:number-columns-repeated="3"/>
          <table:table-cell office:value-type="string" calcext:value-type="string">
            <text:p>https://doi.org/10.1128/jb.184.22.6235-6249.2002</text:p>
          </table:table-cell>
          <table:table-cell table:number-columns-repeated="3"/>
          <table:table-cell office:value-type="string" calcext:value-type="string">
            <text:p>NC_003197.1_2728976_2776816_gifsy1.fasta</text:p>
          </table:table-cell>
          <table:table-cell table:number-columns-repeated="1006"/>
        </table:table-row>
        <table:table-row table:style-name="ro1">
          <table:table-cell office:value-type="string" calcext:value-type="string">
            <text:p>fels-2</text:p>
          </table:table-cell>
          <table:table-cell office:value-type="string" calcext:value-type="string">
            <text:p>phage</text:p>
          </table:table-cell>
          <table:table-cell table:number-columns-repeated="2"/>
          <table:table-cell office:value-type="string" calcext:value-type="string">
            <text:p>styphium</text:p>
          </table:table-cell>
          <table:table-cell office:value-type="string" calcext:value-type="string">
            <text:p>NC_003197.1</text:p>
          </table:table-cell>
          <table:table-cell table:number-columns-repeated="2"/>
          <table:table-cell office:value-type="float" office:value="2844427" calcext:value-type="float">
            <text:p>2844427</text:p>
          </table:table-cell>
          <table:table-cell office:value-type="float" office:value="2879233" calcext:value-type="float">
            <text:p>2879233</text:p>
          </table:table-cell>
          <table:table-cell table:number-columns-repeated="3"/>
          <table:table-cell office:value-type="string" calcext:value-type="string">
            <text:p>https://doi.org/10.1128/jb.185.17.5182-5191.2003</text:p>
          </table:table-cell>
          <table:table-cell table:number-columns-repeated="3"/>
          <table:table-cell office:value-type="string" calcext:value-type="string">
            <text:p>NC_003197.1_2844427_2879233_fels2.fasta</text:p>
          </table:table-cell>
          <table:table-cell table:number-columns-repeated="1006"/>
        </table:table-row>
        <table:table-row table:style-name="ro1">
          <table:table-cell office:value-type="string" calcext:value-type="string">
            <text:p>fels-1</text:p>
          </table:table-cell>
          <table:table-cell office:value-type="string" calcext:value-type="string">
            <text:p>phage</text:p>
          </table:table-cell>
          <table:table-cell table:number-columns-repeated="2"/>
          <table:table-cell office:value-type="string" calcext:value-type="string">
            <text:p>styphium</text:p>
          </table:table-cell>
          <table:table-cell office:value-type="string" calcext:value-type="string">
            <text:p>NC_003197.1</text:p>
          </table:table-cell>
          <table:table-cell table:number-columns-repeated="2"/>
          <table:table-cell office:value-type="float" office:value="962612" calcext:value-type="float">
            <text:p>962612</text:p>
          </table:table-cell>
          <table:table-cell office:value-type="float" office:value="1002017" calcext:value-type="float">
            <text:p>1002017</text:p>
          </table:table-cell>
          <table:table-cell table:number-columns-repeated="3"/>
          <table:table-cell office:value-type="string" calcext:value-type="string">
            <text:p>https://doi.org/10.1128/JB.187.4.1485-1492.2005</text:p>
          </table:table-cell>
          <table:table-cell table:number-columns-repeated="3"/>
          <table:table-cell office:value-type="string" calcext:value-type="string">
            <text:p>NC_003197.1_962612_1002017_fels1.fasta</text:p>
          </table:table-cell>
          <table:table-cell table:number-columns-repeated="1006"/>
        </table:table-row>
        <table:table-row table:style-name="ro1">
          <table:table-cell office:value-type="string" calcext:value-type="string">
            <text:p>VPI</text:p>
          </table:table-cell>
          <table:table-cell office:value-type="string" calcext:value-type="string">
            <text:p>PAI</text:p>
          </table:table-cell>
          <table:table-cell table:number-columns-repeated="2"/>
          <table:table-cell office:value-type="string" calcext:value-type="string">
            <text:p>vcho1</text:p>
          </table:table-cell>
          <table:table-cell office:value-type="string" calcext:value-type="string">
            <text:p>NC_002505.1</text:p>
          </table:table-cell>
          <table:table-cell table:number-columns-repeated="2"/>
          <table:table-cell office:value-type="float" office:value="873242" calcext:value-type="float">
            <text:p>873242</text:p>
          </table:table-cell>
          <table:table-cell office:value-type="float" office:value="914124" calcext:value-type="float">
            <text:p>914124</text:p>
          </table:table-cell>
          <table:table-cell table:number-columns-repeated="3"/>
          <table:table-cell office:value-type="string" calcext:value-type="string">
            <text:p>https://doi.org/10.1128/jb.185.23.6893-6901.2003</text:p>
          </table:table-cell>
          <table:table-cell table:number-columns-repeated="3"/>
          <table:table-cell office:value-type="string" calcext:value-type="string">
            <text:p>NC_002505.1_873242_914124_VPI.fasta</text:p>
          </table:table-cell>
          <table:table-cell table:number-columns-repeated="1006"/>
        </table:table-row>
        <table:table-row table:style-name="ro1">
          <table:table-cell office:value-type="string" calcext:value-type="string">
            <text:p>RTX</text:p>
          </table:table-cell>
          <table:table-cell office:value-type="string" calcext:value-type="string">
            <text:p>PAI</text:p>
          </table:table-cell>
          <table:table-cell table:number-columns-repeated="2"/>
          <table:table-cell office:value-type="string" calcext:value-type="string">
            <text:p>vcho1</text:p>
          </table:table-cell>
          <table:table-cell office:value-type="string" calcext:value-type="string">
            <text:p>NC_002505.1</text:p>
          </table:table-cell>
          <table:table-cell table:number-columns-repeated="2"/>
          <table:table-cell office:value-type="float" office:value="1541452" calcext:value-type="float">
            <text:p>1541452</text:p>
          </table:table-cell>
          <table:table-cell office:value-type="float" office:value="1584382" calcext:value-type="float">
            <text:p>1584382</text:p>
          </table:table-cell>
          <table:table-cell table:number-columns-repeated="3"/>
          <table:table-cell office:value-type="string" calcext:value-type="string">
            <text:p>https://doi.org/10.1073/pnas.96.3.1071</text:p>
          </table:table-cell>
          <table:table-cell table:number-columns-repeated="3"/>
          <table:table-cell office:value-type="string" calcext:value-type="string">
            <text:p>NC_002505.1_1541452_1584382_RTX.fasta</text:p>
          </table:table-cell>
          <table:table-cell table:number-columns-repeated="1006"/>
        </table:table-row>
        <table:table-row table:style-name="ro1">
          <table:table-cell office:value-type="string" calcext:value-type="string">
            <text:p>HPI</text:p>
          </table:table-cell>
          <table:table-cell office:value-type="string" calcext:value-type="string">
            <text:p>PAI</text:p>
          </table:table-cell>
          <table:table-cell table:number-columns-repeated="2"/>
          <table:table-cell office:value-type="string" calcext:value-type="string">
            <text:p>yerpk</text:p>
          </table:table-cell>
          <table:table-cell office:value-type="string" calcext:value-type="string">
            <text:p>NC_004088.1</text:p>
          </table:table-cell>
          <table:table-cell table:number-columns-repeated="2"/>
          <table:table-cell office:value-type="float" office:value="2595153" calcext:value-type="float">
            <text:p>2595153</text:p>
          </table:table-cell>
          <table:table-cell office:value-type="float" office:value="2701942" calcext:value-type="float">
            <text:p>2701942</text:p>
          </table:table-cell>
          <table:table-cell table:number-columns-repeated="3"/>
          <table:table-cell office:value-type="string" calcext:value-type="string">
            <text:p>https://doi.org/10.1046/j.1365-2958.2001.02227.x</text:p>
          </table:table-cell>
          <table:table-cell table:number-columns-repeated="3"/>
          <table:table-cell office:value-type="string" calcext:value-type="string">
            <text:p>NC_004088.1_2595153_2701942_HPI.fasta</text:p>
          </table:table-cell>
          <table:table-cell table:number-columns-repeated="1006"/>
        </table:table-row>
        <table:table-row table:style-name="ro1">
          <table:table-cell office:value-type="string" calcext:value-type="string">
            <text:p>T3SS</text:p>
          </table:table-cell>
          <table:table-cell office:value-type="string" calcext:value-type="string">
            <text:p>PAI</text:p>
          </table:table-cell>
          <table:table-cell table:number-columns-repeated="2"/>
          <table:table-cell office:value-type="string" calcext:value-type="string">
            <text:p>yerpk</text:p>
          </table:table-cell>
          <table:table-cell office:value-type="string" calcext:value-type="string">
            <text:p>NC_004088.1</text:p>
          </table:table-cell>
          <table:table-cell table:number-columns-repeated="2"/>
          <table:table-cell office:value-type="float" office:value="581694" calcext:value-type="float">
            <text:p>581694</text:p>
          </table:table-cell>
          <table:table-cell office:value-type="float" office:value="641978" calcext:value-type="float">
            <text:p>641978</text:p>
          </table:table-cell>
          <table:table-cell table:number-columns-repeated="3"/>
          <table:table-cell office:value-type="string" calcext:value-type="string">
            <text:p>https://doi.org/10.1111/j.1365-2958.2007.05729.x</text:p>
          </table:table-cell>
          <table:table-cell/>
          <table:table-cell office:value-type="string" calcext:value-type="string">
            <text:p>Changed IslandName to T3SS according to literature (TTSS in the original spreadsheet) <text:s/>should cut this 18595 in </text:p>
          </table:table-cell>
          <table:table-cell/>
          <table:table-cell office:value-type="string" calcext:value-type="string">
            <text:p>NC_004088.1_581694_641978_T3SS.fasta</text:p>
          </table:table-cell>
          <table:table-cell table:number-columns-repeated="1006"/>
        </table:table-row>
        <table:table-row table:style-name="ro1">
          <table:table-cell office:value-type="string" calcext:value-type="string">
            <text:p>T3SS</text:p>
          </table:table-cell>
          <table:table-cell office:value-type="string" calcext:value-type="string">
            <text:p>PAI</text:p>
          </table:table-cell>
          <table:table-cell table:number-columns-repeated="2"/>
          <table:table-cell office:value-type="string" calcext:value-type="string">
            <text:p>ypest</text:p>
          </table:table-cell>
          <table:table-cell office:value-type="string" calcext:value-type="string">
            <text:p>NC_003143.1</text:p>
          </table:table-cell>
          <table:table-cell table:number-columns-repeated="2"/>
          <table:table-cell office:value-type="float" office:value="255039" calcext:value-type="float">
            <text:p>255039</text:p>
          </table:table-cell>
          <table:table-cell office:value-type="float" office:value="273457" calcext:value-type="float">
            <text:p>273457</text:p>
          </table:table-cell>
          <table:table-cell table:number-columns-repeated="3"/>
          <table:table-cell office:value-type="string" calcext:value-type="string">
            <text:p>https://doi.org/10.1038/35097083</text:p>
          </table:table-cell>
          <table:table-cell/>
          <table:table-cell office:value-type="string" calcext:value-type="string">
            <text:p>See Figure 2.b <text:s/>“type III secretion systems” </text:p>
          </table:table-cell>
          <table:table-cell/>
          <table:table-cell office:value-type="string" calcext:value-type="string">
            <text:p>NC_003143.1_255039_273457_T3SS.fasta</text:p>
          </table:table-cell>
          <table:table-cell table:number-columns-repeated="1006"/>
        </table:table-row>
        <table:table-row table:style-name="ro1">
          <table:table-cell office:value-type="string" calcext:value-type="string">
            <text:p>HPI-1</text:p>
          </table:table-cell>
          <table:table-cell office:value-type="string" calcext:value-type="string">
            <text:p>PAI</text:p>
          </table:table-cell>
          <table:table-cell table:number-columns-repeated="2"/>
          <table:table-cell office:value-type="string" calcext:value-type="string">
            <text:p>ypest</text:p>
          </table:table-cell>
          <table:table-cell office:value-type="string" calcext:value-type="string">
            <text:p>NC_003143.1</text:p>
          </table:table-cell>
          <table:table-cell table:number-columns-repeated="2"/>
          <table:table-cell office:value-type="float" office:value="2135545" calcext:value-type="float">
            <text:p>2135545</text:p>
          </table:table-cell>
          <table:table-cell office:value-type="float" office:value="2171125" calcext:value-type="float">
            <text:p>2171125</text:p>
          </table:table-cell>
          <table:table-cell table:number-columns-repeated="3"/>
          <table:table-cell office:value-type="string" calcext:value-type="string">
            <text:p>https://doi.org/10.1016/s1286-4579(01)01412-5</text:p>
          </table:table-cell>
          <table:table-cell table:number-columns-repeated="3"/>
          <table:table-cell office:value-type="string" calcext:value-type="string">
            <text:p>NC_003143.1_2135545_2171125_HPI-1.fasta</text:p>
          </table:table-cell>
          <table:table-cell table:number-columns-repeated="1006"/>
        </table:table-row>
        <table:table-row table:style-name="ro1">
          <table:table-cell office:value-type="string" calcext:value-type="string">
            <text:p>HPI-2</text:p>
          </table:table-cell>
          <table:table-cell office:value-type="string" calcext:value-type="string">
            <text:p>PAI</text:p>
          </table:table-cell>
          <table:table-cell table:number-columns-repeated="2"/>
          <table:table-cell office:value-type="string" calcext:value-type="string">
            <text:p>ypest</text:p>
          </table:table-cell>
          <table:table-cell office:value-type="string" calcext:value-type="string">
            <text:p>NC_003143.1</text:p>
          </table:table-cell>
          <table:table-cell table:number-columns-repeated="2"/>
          <table:table-cell office:value-type="float" office:value="835033" calcext:value-type="float">
            <text:p>835033</text:p>
          </table:table-cell>
          <table:table-cell office:value-type="float" office:value="858798" calcext:value-type="float">
            <text:p>858798</text:p>
          </table:table-cell>
          <table:table-cell table:number-columns-repeated="3"/>
          <table:table-cell office:value-type="string" calcext:value-type="string">
            <text:p>https://doi.org/10.1073/pnas.0404012101</text:p>
          </table:table-cell>
          <table:table-cell table:number-columns-repeated="3"/>
          <table:table-cell office:value-type="string" calcext:value-type="string">
            <text:p>NC_003143.1_835033_858798_HPI-2.fasta</text:p>
          </table:table-cell>
          <table:table-cell table:number-columns-repeated="1006"/>
        </table:table-row>
        <table:table-row table:style-name="ro1" table:number-rows-repeated="1048070">
          <table:table-cell table:number-columns-repeated="1024"/>
        </table:table-row>
        <table:table-row table:style-name="ro2" table:number-rows-repeated="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FreeSans" style:language-complex="hi" style:country-complex="IN"/>
    </style:default-style>
    <number:number-style style:name="N0">
      <number:number number:min-integer-digits="1"/>
    </number:number-style>
    <number:date-style style:name="N109">
      <number:day number:style="long"/>
      <number:text>-</number:text>
      <number:month number:style="long"/>
      <number:text>-</number:text>
      <number:year number:style="long"/>
    </number:date-style>
    <number:date-style style:name="N110">
      <number:day number:style="long"/>
      <number:text>-</number:text>
      <number:month number:textual="true"/>
      <number:text>-</number:text>
      <number:year/>
    </number:date-style>
    <number:date-style style:name="N111">
      <number:day number:style="long"/>
      <number:text>-</number:text>
      <number:month number:textual="true"/>
    </number:date-style>
    <number:date-style style:name="N112">
      <number:month number:textual="true"/>
      <number:text>-</number:text>
      <number:year/>
    </number:date-style>
    <number:time-style style:name="N113">
      <number:hours/>
      <number:text>:</number:text>
      <number:minutes number:style="long"/>
      <number:text> </number:text>
      <number:am-pm/>
    </number:time-style>
    <number:time-style style:name="N114">
      <number:hours/>
      <number:text>:</number:text>
      <number:minutes number:style="long"/>
      <number:text>:</number:text>
      <number:seconds number:style="long"/>
      <number:text> </number:text>
      <number:am-pm/>
    </number:time-style>
    <number:time-style style:name="N115">
      <number:hours/>
      <number:text>:</number:text>
      <number:minutes number:style="long"/>
    </number:time-style>
    <number:time-style style:name="N116">
      <number:hours/>
      <number:text>:</number:text>
      <number:minutes number:style="long"/>
      <number:text>:</number:text>
      <number:seconds number:style="long"/>
    </number:time-style>
    <number:date-style style:name="N117">
      <number:day number:style="long"/>
      <number:text>-</number:text>
      <number:month number:style="long"/>
      <number:text>-</number:text>
      <number:year number:style="long"/>
      <number:text> </number:text>
      <number:hours/>
      <number:text>:</number:text>
      <number:minutes number:style="long"/>
    </number:date-style>
    <number:number-style style:name="N118P0" style:volatile="true">
      <number:number number:decimal-places="0" number:min-decimal-places="0" number:min-integer-digits="1" number:grouping="true"/>
    </number:number-style>
    <number:number-style style:name="N118">
      <number:text>-</number:text>
      <number:number number:decimal-places="0" number:min-decimal-places="0" number:min-integer-digits="1" number:grouping="true"/>
      <style:map style:condition="value()&gt;=0" style:apply-style-name="N118P0"/>
    </number:number-style>
    <number:number-style style:name="N119P0" style:volatile="true">
      <number:number number:decimal-places="0" number:min-decimal-places="0" number:min-integer-digits="1" number:grouping="true"/>
    </number:number-style>
    <number:number-style style:name="N119">
      <style:text-properties fo:color="#ff0000"/>
      <number:text>-</number:text>
      <number:number number:decimal-places="0" number:min-decimal-places="0" number:min-integer-digits="1" number:grouping="true"/>
      <style:map style:condition="value()&gt;=0" style:apply-style-name="N119P0"/>
    </number:number-style>
    <number:number-style style:name="N120P0" style:volatile="true">
      <number:number number:decimal-places="2" number:min-decimal-places="2" number:min-integer-digits="1" number:grouping="true"/>
    </number:number-style>
    <number:number-style style:name="N120">
      <number:text>-</number:text>
      <number:number number:decimal-places="2" number:min-decimal-places="2" number:min-integer-digits="1" number:grouping="true"/>
      <style:map style:condition="value()&gt;=0" style:apply-style-name="N120P0"/>
    </number:number-style>
    <number:number-style style:name="N121P0" style:volatile="true">
      <number:number number:decimal-places="2" number:min-decimal-places="2" number:min-integer-digits="1" number:grouping="true"/>
    </number:number-style>
    <number:number-style style:name="N121">
      <style:text-properties fo:color="#ff0000"/>
      <number:text>-</number:text>
      <number:number number:decimal-places="2" number:min-decimal-places="2" number:min-integer-digits="1" number:grouping="true"/>
      <style:map style:condition="value()&gt;=0" style:apply-style-name="N121P0"/>
    </number:number-style>
    <number:number-style style:name="N125P0" style:volatile="true">
      <number:text> </number:text>
      <number:fill-character> </number:fill-character>
      <number:number number:decimal-places="0" number:min-decimal-places="0" number:min-integer-digits="1" number:grouping="true"/>
      <number:text> </number:text>
    </number:number-style>
    <number:number-style style:name="N125P1" style:volatile="true">
      <number:text>-</number:text>
      <number:fill-character> </number:fill-character>
      <number:number number:decimal-places="0" number:min-decimal-places="0" number:min-integer-digits="1" number:grouping="true"/>
      <number:text> </number:text>
    </number:number-style>
    <number:number-style style:name="N125P2" style:volatile="true">
      <number:text> </number:text>
      <number:fill-character> </number: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currency-style style:name="N129P0" style:volatile="true">
      <number:currency-symbol/>
      <number:fill-character> </number:fill-character>
      <number:number number:decimal-places="0" number:min-decimal-places="0" number:min-integer-digits="1" number:grouping="true"/>
      <number:text> </number:text>
    </number:currency-style>
    <number:currency-style style:name="N129P1" style:volatile="true">
      <number:text>-</number:text>
      <number:currency-symbol/>
      <number:fill-character> </number:fill-character>
      <number:number number:decimal-places="0" number:min-decimal-places="0" number:min-integer-digits="1" number:grouping="true"/>
      <number:text> </number:text>
    </number:currency-style>
    <number:currency-style style:name="N129P2" style:volatile="true">
      <number:currency-symbol/>
      <number:fill-character> </number:fill-character>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fill-character> </number:fill-character>
      <number:number number:decimal-places="2" number:min-decimal-places="2" number:min-integer-digits="1" number:grouping="true"/>
      <number:text> </number:text>
    </number:number-style>
    <number:number-style style:name="N133P1" style:volatile="true">
      <number:text>-</number:text>
      <number:fill-character> </number:fill-character>
      <number:number number:decimal-places="2" number:min-decimal-places="2" number:min-integer-digits="1" number:grouping="true"/>
      <number:text> </number:text>
    </number:number-style>
    <number:number-style style:name="N133P2" style:volatile="true">
      <number:text> </number:text>
      <number:fill-character> </number:fill-character>
      <number:text>-</number:text>
      <number:number number:decimal-places="0" number:min-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currency-style style:name="N137P0" style:volatile="true">
      <number:currency-symbol/>
      <number:fill-character> </number:fill-character>
      <number:number number:decimal-places="2" number:min-decimal-places="2" number:min-integer-digits="1" number:grouping="true"/>
      <number:text> </number:text>
    </number:currency-style>
    <number:currency-style style:name="N137P1" style:volatile="true">
      <number:text>-</number:text>
      <number:currency-symbol/>
      <number:fill-character> </number:fill-character>
      <number:number number:decimal-places="2" number:min-decimal-places="2" number:min-integer-digits="1" number:grouping="true"/>
      <number:text> </number:text>
    </number:currency-style>
    <number:currency-style style:name="N137P2" style:volatile="true">
      <number:currency-symbol/>
      <number:fill-character> </number:fill-character>
      <number:text>-</number:text>
      <number:number number:decimal-places="0" number:min-decimal-places="0" number:min-integer-digits="0"/>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number:min-decimal-places="1" number:min-integer-digits="1" number:min-exponent-digits="1" number:exponent-interval="3" number:forced-exponent-sign="true"/>
    </number:number-style>
    <number:number-style style:name="N142">
      <number:number number:decimal-places="1" number: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17">0000-00-00</text:date>, <text:time style:data-style-name="N2" text:time-value="09:45:35.87651430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4T11:19:13.767966288</meta:creation-date>
    <meta:generator>LibreOffice/7.0.5.2$Linux_X86_64 LibreOffice_project/00$Build-2</meta:generator>
    <dc:date>2021-06-17T10:04:08.574929228</dc:date>
    <meta:editing-duration>PT32M17S</meta:editing-duration>
    <meta:editing-cycles>6</meta:editing-cycles>
    <meta:document-statistic meta:table-count="1" meta:cell-count="4594" meta:object-count="0"/>
  </office:meta>
</office:document-meta>
</file>